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style>
    <style:style style:name="ce3" style:family="table-cell" style:parent-style-name="Default" style:data-style-name="N0">
      <style:text-properties fo:font-size="8pt" style:font-size-asian="8pt" style:font-size-complex="8pt"/>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fo:background-color="transparent"/>
      <style:text-properties fo:font-size="8pt" style:font-size-asian="8pt" style:font-size-complex="8pt"/>
    </style:style>
    <style:style style:name="ce6" style:family="table-cell" style:parent-style-name="Default" style:data-style-name="N0">
      <style:table-cell-properties style:vertical-align="automatic" fo:background-color="#FF0000"/>
    </style:style>
    <style:style style:name="ce7" style:family="table-cell" style:parent-style-name="Default" style:data-style-name="N0">
      <style:table-cell-properties fo:background-color="#FF0000"/>
    </style:style>
    <style:style style:name="ce8" style:family="table-cell" style:parent-style-name="Default" style:data-style-name="N0">
      <style:table-cell-properties style:vertical-align="automatic" fo:background-color="#FF0000"/>
      <style:text-properties fo:color="#FF0000"/>
    </style:style>
    <style:style style:name="ce9" style:family="table-cell" style:parent-style-name="Default" style:data-style-name="N0">
      <style:table-cell-properties style:vertical-align="automatic" fo:background-color="#FFFFFF"/>
    </style:style>
    <style:style style:name="ce10" style:family="table-cell" style:parent-style-name="Default" style:data-style-name="N0">
      <style:table-cell-properties fo:background-color="#FFFFFF"/>
    </style:style>
    <style:style style:name="co1" style:family="table-column">
      <style:table-column-properties fo:break-before="auto" style:column-width="2.24895833333333cm"/>
    </style:style>
    <style:style style:name="co2" style:family="table-column">
      <style:table-column-properties fo:break-before="auto" style:column-width="5.000625cm"/>
    </style:style>
    <style:style style:name="co3" style:family="table-column">
      <style:table-column-properties fo:break-before="auto" style:column-width="9.86895833333333cm"/>
    </style:style>
    <style:style style:name="co4" style:family="table-column">
      <style:table-column-properties fo:break-before="auto" style:column-width="11.7739583333333cm"/>
    </style:style>
    <style:style style:name="co5" style:family="table-column">
      <style:table-column-properties fo:break-before="auto" style:column-width="9.39270833333333cm"/>
    </style:style>
    <style:style style:name="co6" style:family="table-column">
      <style:table-column-properties fo:break-before="auto" style:column-width="5.05354166666667cm"/>
    </style:style>
    <style:style style:name="co7" style:family="table-column">
      <style:table-column-properties fo:break-before="auto" style:column-width="6.429375cm"/>
    </style:style>
    <style:style style:name="co8" style:family="table-column">
      <style:table-column-properties fo:break-before="auto" style:column-width="7.17020833333333cm"/>
    </style:style>
    <style:style style:name="co9" style:family="table-column">
      <style:table-column-properties fo:break-before="auto" style:column-width="4.65666666666667cm"/>
    </style:style>
    <style:style style:name="co10"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3.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6374" table:default-cell-style-name="ce1"/>
        <table:table-row table:style-name="ro1">
          <table:table-cell office:value-type="string" table:style-name="ce2">
            <text:p>study_id</text:p>
          </table:table-cell>
          <table:table-cell office:value-type="string" table:style-name="ce2">
            <text:p>Title</text:p>
          </table:table-cell>
          <table:table-cell office:value-type="string" table:style-name="ce2">
            <text:p>Abstract</text:p>
          </table:table-cell>
          <table:table-cell office:value-type="string" table:style-name="ce2">
            <text:p>Domain_One</text:p>
          </table:table-cell>
          <table:table-cell office:value-type="string" table:style-name="ce2">
            <text:p>Subdomain_One</text:p>
          </table:table-cell>
          <table:table-cell office:value-type="string" table:style-name="ce2">
            <text:p>Domain_Two</text:p>
          </table:table-cell>
          <table:table-cell office:value-type="string" table:style-name="ce1">
            <text:p>Subdomain_Two</text:p>
          </table:table-cell>
          <table:table-cell office:value-type="string" table:style-name="ce1">
            <text:p>Domain_Three</text:p>
          </table:table-cell>
          <table:table-cell office:value-type="string" table:style-name="ce1">
            <text:p>Subdomain_Three</text:p>
          </table:table-cell>
          <table:table-cell office:value-type="string" table:style-name="ce1">
            <text:p>more_domains</text:p>
          </table:table-cell>
          <table:table-cell office:value-type="string" table:style-name="ce1">
            <text:p>comments</text:p>
          </table:table-cell>
          <table:table-cell table:number-columns-repeated="16373" table:style-name="ce1"/>
        </table:table-row>
        <table:table-row table:style-name="ro1">
          <table:table-cell office:value-type="string" table:style-name="ce2">
            <text:p>albiach2010great</text:p>
          </table:table-cell>
          <table:table-cell office:value-type="string" table:style-name="ce2">
            <text:p>Albiach-Serrano, A., Call, J., &amp; Barth, J. (2010). Great apes track hidden objects after changes in the objects' position and in subject's orientation. American Journal of Primatology, 72(4), 349-359. doi:10.1002/ajp.20790.</text:p>
          </table:table-cell>
          <table:table-cell office:value-type="string" table:style-name="ce3">
            <text:p>Eight chimpanzees (Pan troglodytes), five bonobos (Pan paniscus), five gorillas (Gorilla gorilla), and seven orangutans (Pongo pygmaeus) were presented with two invisible object displacement tasks. In full view of the subject, a food item was hidden under one of three opaque cups resting on a platform and, after an experimental manipulation, the subject was allowed to select one of the cups. In the rotation task, the platform was rotated 1801 while the subject remained stationary. In the translocation task, the platform remained stationary while the subject walked to the opposite side from where she saw the reward being hidden. The final position of the food relative to the subject was equivalent in both tasks. Single displacement trials consisted of only one manipulation, either a rotation or a translocation, whereas double displacement trials consisted of both a rotation and a translocation. We also included no displacement trials in which no displacements took place. No displacement trials were easier than single displacements which, in turn, were easier than double displacements. Unlike earlier studies with children, there was no difference in performance between rotation and translocation displacements. Overall, apes performed above chance in all conditions, but chimpanzees outperformed the other species. This study reinforces the notion that the great apes use an allocentric spatial coding. Am. J. Primatol. 72:349–359, 2010.</text:p>
          </table:table-cell>
          <table:table-cell office:value-type="string" table:style-name="ce2">
            <text:p>space and objects</text:p>
          </table:table-cell>
          <table:table-cell office:value-type="string" table:style-name="ce2">
            <text:p>tracking object displacements</text:p>
          </table:table-cell>
          <table:table-cell table:style-name="ce2"/>
          <table:table-cell table:number-columns-repeated="16378" table:style-name="ce1"/>
        </table:table-row>
        <table:table-row table:style-name="ro1">
          <table:table-cell office:value-type="string" table:style-name="ce2">
            <text:p>albiach2012apes</text:p>
          </table:table-cell>
          <table:table-cell office:value-type="string" table:style-name="ce2">
            <text:p>Albiach-Serrano, A., Bugnyar, T., &amp; Call, J. (2012). Apes (Gorilla gorilla, Pan paniscus, P. troglodytes, Pongo abelii) versus corvids (Corvus corax, C. corone) in a support task: The effect of pattern and functionality. Journal of Comparative Psychology, 126(4), 355-367. doi:10.1037/a0028050.</text:p>
          </table:table-cell>
          <table:table-cell office:value-type="string" table:style-name="ce3">
            <text:p>Apes (Gorilla gorilla, Pan paniscus, P. troglodytes, Pong abelii) and corvids (Corvus corax, C. corone) are among the most proficient and flexible tool users in the animal kingdom. Although it has been proposed that this is the result of convergent evolution, little is known about whether this is limited to behavior or also includes the underlying cognitive mechanisms. We compared several species of apes (bonobos, chimpanzees, gorillas, and orangutans) and corvids (carrion crows and common ravens) using exactly the same paradigm: a support task with elements from the classical patterned-string tasks. Corvids proved able to solve at least an easy pattern, whereas apes outperformed corvids with respect to the complexity of the patterns solved, the relative number of subjects solving each problem, and the speed to reach criterion. We addressed the question of whether subjects based their choices purely on perceptual cues or on a more abstract understanding of the problem. This was done by using a perceptually very similar but causally different condition where instead of paper strips there were strip shapes painted on a platform. Corvids’ performance did not differ between conditions, whereas apes were able to solve the real but not the painted task. This shows that apes were not basing their choices just on spatial or arbitrary perceptual cues. Instead, and unlike corvids, they must have had some causal knowledge of the task.</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5" table:style-name="ce1"/>
          <table:table-cell table:number-columns-repeated="4" table:style-name="ce4"/>
          <table:table-cell table:number-columns-repeated="16369" table:style-name="ce1"/>
        </table:table-row>
        <table:table-row table:style-name="ro1">
          <table:table-cell office:value-type="string" table:style-name="ce2">
            <text:p>albiach2014reversed</text:p>
          </table:table-cell>
          <table:table-cell office:value-type="string" table:style-name="ce2">
            <text:p>Albiach-Serrano, A., &amp; Call, J. (2014). A reversed-reward contingency task reveals causal knowledge in chimpanzees (Pan troglodytes). Animal Cognition, 17(5), 1167-1176. doi:10.1007/s10071-014-0749-9.</text:p>
          </table:table-cell>
          <table:table-cell office:value-type="string" table:style-name="ce5">
            <text:p>In the reversed-reward contingency task, subjects are required to choose the less preferred of two options in order to obtain the more preferred one. Usually, this task is used to measure inhibitory skills, but it could also be used to measure how strong the subjects’ preferences are. We presented chimpanzees with support tasks where only one of two paper strips could physically bring food into reach. Subjects were rewarded for choosing the non-functional strip. In Experiment 1, subjects failed to pick the non-baited strip. In Experiment 2, subjects failed to pick the broken strip. Chimpanzees performed worse in these tasks than in other similar tasks where instead of paper strips, there were similar shapes painted on a platform. The fact that subjects found the reversed-reward contingency task based on causality more difficult to solve than a perceptually similar task with no causality involved (i.e., arbitrary) suggests that they did not treat real strips as an arbitrary task. Instead, they must have had some causal knowledge of the support problem that made them prefer functional over non-functional strips despite the contrary reward regime.</text:p>
          </table:table-cell>
          <table:table-cell office:value-type="string" table:style-name="ce2">
            <text:p>tools and causality</text:p>
          </table:table-cell>
          <table:table-cell office:value-type="string" table:style-name="ce4">
            <text:p>tool features and functions</text:p>
          </table:table-cell>
          <table:table-cell table:style-name="ce4"/>
          <table:table-cell table:number-columns-repeated="5" table:style-name="ce1"/>
          <table:table-cell table:number-columns-repeated="4" table:style-name="ce4"/>
          <table:table-cell table:number-columns-repeated="16369" table:style-name="ce1"/>
        </table:table-row>
        <table:table-row table:style-name="ro1">
          <table:table-cell office:value-type="string" table:style-name="ce2">
            <text:p>albiach2015comparing</text:p>
          </table:table-cell>
          <table:table-cell office:value-type="string" table:style-name="ce2">
            <text:p>Albiach-Serrano, A., Sebastián-Enesco, C., Seed, A., Colmenares, F., &amp; Call, J. (2015). Comparing humans and nonhuman great apes in the broken cloth problem: Is their knowledge causal or perceptual? Journal of Experimental Child Psychology, 139, 174-189. doi:10.1016/j.jecp.2015.06.004.</text:p>
          </table:table-cell>
          <table:table-cell office:value-type="string" table:style-name="ce3">
            <text:p>When presented with the broken cloth problem, both human children and nonhuman great apes prefer to pull a continuous cloth over a discontinuous cloth in order to obtain a desired object resting on top. This has been interpreted as evidence that they preferentially attend to the functionally relevant cues of the task (e.g., presence or absence of a gap along the cloth). However, there is controversy regarding whether great apes’ behavior is underpinned by causal knowledge, involving abstract concepts (e.g., support, connection), or by perceptual knowledge, based on percepts (e.g., contact, continuity). We presented chimpanzees, orangutans, and 2-, 3-, and 4-year-old children with two versions of the broken cloth problem. The Real condition, made with paper strips, could be solved based on either perceptual cues or causal knowledge. The Painted condition, which looked very similar, could be solved only by attending to perceptual cues. All groups mastered the Real condition, in line with previous results. Older children (3-and 4-year-olds) performed significantly better in this condition than all other groups, but the performance of apes and children did not differ sharply, with 2-year-olds and apes obtaining similar results. In contrast, only 4-year-olds solved the Painted condition.</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5" table:style-name="ce1"/>
          <table:table-cell table:number-columns-repeated="4" table:style-name="ce4"/>
          <table:table-cell table:number-columns-repeated="16369" table:style-name="ce1"/>
        </table:table-row>
        <table:table-row table:style-name="ro1">
          <table:table-cell office:value-type="string" table:style-name="ce2">
            <text:p>allritz2013food</text:p>
          </table:table-cell>
          <table:table-cell office:value-type="string" table:style-name="ce2">
            <text:p>Allritz, M., Tennie, C., &amp; Call, J. (2013). Food washing and placer mining in captive great apes. Primates, 54(4), 361-370. doi:10.1007/s10329-013-0355-5.</text:p>
          </table:table-cell>
          <table:table-cell office:value-type="string" table:style-name="ce3">
            <text:p>Sweet potato washing and wheat placer mining in Japanese macaques (Macaca fuscata) are among the most well known examples of local traditions in nonhuman animals. The functions of these behaviors and the mechanisms of acquisition and spread of these behaviors have been debated frequently. Prompted by animal caretaker reports that great apes [chimpanzees (Pan troglodytes), bonobos (Pan paniscus), gorillas (Gorilla gorilla), and orangutans (Pongo abelii)] at Leipzig Zoo occasionally wash their food, we conducted a study of food washing behaviors that consisted of two parts. In the first part we assessed the current distribution of the behavior on the basis of caretaker reports. In the second (experimental) part, we provided subjects individually with a water basin and two types of food (apples and cereal) that was either clean or covered/mixed with sand. We found that subjects of all species (except gorillas) placed apples in the water before consumption, and that they did so more often when the apples were dirty than when they were clean. Several chimpanzees and orangutans also engaged in behaviors resembling wheat placer mining.</text:p>
          </table:table-cell>
          <table:table-cell office:value-type="string" table:style-name="ce2">
            <text:p>social learning and culture</text:p>
          </table:table-cell>
          <table:table-cell office:value-type="string" table:style-name="ce2">
            <text:p>social learning in foraging</text:p>
          </table:table-cell>
          <table:table-cell office:value-type="string" table:style-name="ce2">
            <text:p>tools and causality</text:p>
          </table:table-cell>
          <table:table-cell office:value-type="string" table:style-name="ce6">
            <text:p>food processing</text:p>
          </table:table-cell>
          <table:table-cell table:number-columns-repeated="4" table:style-name="ce1"/>
          <table:table-cell table:number-columns-repeated="4" table:style-name="ce4"/>
          <table:table-cell table:number-columns-repeated="16369" table:style-name="ce1"/>
        </table:table-row>
        <table:table-row table:style-name="ro1">
          <table:table-cell office:value-type="string" table:style-name="ce2">
            <text:p>allritz2016chimpanzees</text:p>
          </table:table-cell>
          <table:table-cell office:value-type="string" table:style-name="ce2">
            <text:p>Allritz, M., Call, J., &amp; Borkenau, P. (2016). How chimpanzees (Pan troglodytes) perform in a modified emotional Stroop task. Animal Cognition, 19(3), 435-449. doi:10.1007/s10071-015-0944-3.</text:p>
          </table:table-cell>
          <table:table-cell office:value-type="string" table:style-name="ce5">
            <text:p>The emotional Stroop task is an experimental paradigm developed to study the relationship between emotion and cognition. Human participants required to identify the color of words typically respond more slowly to negative than to neutral words (emotional Stroop effect). Here we investigated whether chimpanzees (Pan troglodytes) would show a comparable effect. Using a touch screen, eight chimpanzees were trained to choose between two simultaneously presented stimuli based on color (two identical images with differently colored frames). In Experiment 1, the images within the color frames were shapes that were either of the same color as the surrounding frame or of the alternative color. Subjects made fewer errors and responded faster when shapes were of the same color as the frame surrounding them than when they were not, evidencing that embedded images affected target selection. Experiment 2, a modified version of the emotional Stroop task, presented subjects with four different categories of novel images: three categories of pictures of humans (veterinarian, caretaker, and stranger), and control stimuli showing a white square. Because visits by the veterinarian that include anaesthetization can be stressful for subjects, we expected impaired performance in trials presenting images of the veterinarian. For the first session, we found correct responses to be indeed slower in trials of this category. This effect was more pronounced for subjects whose last anaesthetization experience was more recent, indicating that emotional valence caused the slowdown. We propose our modified emotional Stroop task as a simple method to explore which emotional stimuli affect cognitive performance in nonhuman primates.</text:p>
          </table:table-cell>
          <table:table-cell office:value-type="string" table:style-name="ce2">
            <text:p>features and categories</text:p>
          </table:table-cell>
          <table:table-cell office:value-type="string" table:style-name="ce2">
            <text:p>discrimination learning</text:p>
          </table:table-cell>
          <table:table-cell table:number-columns-repeated="6" table:style-name="ce1"/>
          <table:table-cell table:number-columns-repeated="4" table:style-name="ce4"/>
          <table:table-cell table:number-columns-repeated="16369" table:style-name="ce1"/>
        </table:table-row>
        <table:table-row table:style-name="ro1">
          <table:table-cell office:value-type="string" table:style-name="ce2">
            <text:p>allritz2021chimpanzees</text:p>
          </table:table-cell>
          <table:table-cell office:value-type="string" table:style-name="ce2">
            <text:p>Allritz, M., McEwen, E. S., &amp; Call, J. (2021). Chimpanzees (Pan troglodytes) show subtle signs of uncertainty when choices are more difficult. Cognition, 214. doi:10.1016/j.cognition.2021.104766.</text:p>
          </table:table-cell>
          <table:table-cell office:value-type="string" table:style-name="ce3">
            <text:p>Humans can tell when they find a task difficult. Subtle uncertainty behaviors like changes in motor speed and muscle tension precede and affect these experiences. Theories of animal metacognition likewise stress the importance of endogenous signals of uncertainty as cues that motivate metacognitive behaviors. However, while researchers have investigated second-order behaviors like information seeking and declining difficult trials in nonhuman animals, they have devoted little attention to the behaviors that express the cognitive conflict that gives rise to such behaviors in the first place. Here we explored whether three chimpanzees would, like humans, show hand wavering more when faced with more difficult choices in a touch screen transitive inference task. While accuracy was very high across all conditions, all chimpanzees wavered more frequently in trials that were objectively more difficult, demonstrating a signature behavior which accompanies experiences of difficulty in humans. This lends plausibility to the idea that feelings of uncertainty, like other emotions, can be studied in nonhuman animals. We propose to routinely assess uncertainty behaviors to inform models of procedural metacognition in nonhuman animals.</text:p>
          </table:table-cell>
          <table:table-cell office:value-type="string" table:style-name="ce2">
            <text:p>theory of mind and metacognition</text:p>
          </table:table-cell>
          <table:table-cell office:value-type="string" table:style-name="ce2">
            <text:p>understanding the self and metacognition</text:p>
          </table:table-cell>
          <table:table-cell table:style-name="ce2"/>
          <table:table-cell table:number-columns-repeated="5" table:style-name="ce1"/>
          <table:table-cell table:number-columns-repeated="4" table:style-name="ce4"/>
          <table:table-cell table:number-columns-repeated="16369" table:style-name="ce1"/>
        </table:table-row>
        <table:table-row table:style-name="ro1">
          <table:table-cell office:value-type="string" table:style-name="ce2">
            <text:p>amici2008fission</text:p>
          </table:table-cell>
          <table:table-cell office:value-type="string" table:style-name="ce2">
            <text:p>Amici, F., Aureli, F., &amp; Call, J. (2008). Fission-fusion dynamics, behavioral flexibility, and inhibitory control in primates. Current Biology, 18(18), 1415-1419. doi:10.1016/j.cub.2008.08.020.</text:p>
          </table:table-cell>
          <table:table-cell office:value-type="string" table:style-name="ce3">
            <text:p>The Machiavellian Intelligence or Social Brain Hypothesis explains the evolution of increased brain size as mainly driven by living in complex organized social systems 1, 2, 3, 4 in which individuals represent 'moving targets' who can adopt multiple strategies to respond to one another [5]. Frequently splitting and merging in subgroups of variable composition (fission-fusion or FF dynamics) has been proposed as one aspect of social complexity (2, 6, 7, 8, 9; compare with [10]) that may be associated with an enhancement of cognitive skills like inhibition [11], which allows the suppression of prepotent but ineffective responses in a changing social environment [7]. We compared the performance of primates experiencing high levels of FF dynamics (chimpanzees, bonobos, orangutans, and spider monkeys) to that of species living in more cohesive groups (gorillas, capuchin monkeys, and long-tailed macaques) 12, 13 on five inhibition tasks. Testing species differing in diet, phylogenetic relatedness, and levels of FF dynamics allowed us to contrast ecological, phylogenetic, and socioecological explanations for interspecific differences. Spider monkeys performed at levels comparable to chimpanzees, bonobos, and orangutans, and better than gorillas. A two-cluster analysis grouped all species with higher levels of FF dynamics together. These findings confirmed that enhanced inhibitory skills are positively associated with FF dynamics, more than to phylogenetic relations or feeding ecology.</text:p>
          </table:table-cell>
          <table:table-cell office:value-type="string" table:style-name="ce2">
            <text:p>quantities and time</text:p>
          </table:table-cell>
          <table:table-cell office:value-type="string" table:style-name="ce2">
            <text:p>timing, discounting and delayed gratification</text:p>
          </table:table-cell>
          <table:table-cell office:value-type="string" table:style-name="ce2">
            <text:p>space and objects</text:p>
          </table:table-cell>
          <table:table-cell office:value-type="string" table:style-name="ce4">
            <text:p>tracking object displacements</text:p>
          </table:table-cell>
          <table:table-cell table:number-columns-repeated="4" table:style-name="ce1"/>
          <table:table-cell table:number-columns-repeated="4" table:style-name="ce4"/>
          <table:table-cell table:number-columns-repeated="16369" table:style-name="ce1"/>
        </table:table-row>
        <table:table-row table:style-name="ro1">
          <table:table-cell office:value-type="string" table:style-name="ce2">
            <text:p>amici2010monkeys</text:p>
          </table:table-cell>
          <table:table-cell office:value-type="string" table:style-name="ce2">
            <text:p>Amici, F., Aureli, F., &amp; Call, J. (2010). Monkeys and apes: Are their cognitive skills really so different? American Journal of Physical Anthropology, 143(2), 188-197. doi:10.1002/ajpa.21305.</text:p>
          </table:table-cell>
          <table:table-cell office:value-type="string" table:style-name="ce5">
            <text:p>Differences in cognitive skills across taxa, and between monkeys and apes in particular, have been explained by different hypotheses, although these often are not supported by systematic interspecific comparisons. Here, we directly compared the cognitive performance of the four great apes and three monkey species (spider monkeys, capuchin monkeys, and long-tailed macaques), differing in their phylogenetic-relatedness and socioecology. We tested subjects on their ability to remember object locations (memory task), track object displacements (transposition task), and obtain out-of-reach rewards (support task). Our results showed no support for an overall clear-cut distinction in cognitive skills between monkeys and apes as species performance varied substantially across tasks. Although we found differences in performance at tracking object displacements between monkeys and apes, interspecific differences in the other two tasks were better explained in terms of differential socioecology, especially differential levels of fission–fusion dynamics. A cluster analysis using mean scores of each condition of the three tasks for each species suggested that the only dichotomy might be between members of the genus Pan and the rest of the tested species. These findings evidence the importance of using multiple tasks across multiple species in a comparative perspective to test different explanations for the enhancement of specific cognitive skills.</text:p>
          </table:table-cell>
          <table:table-cell office:value-type="string" table:style-name="ce2">
            <text:p>space and objects</text:p>
          </table:table-cell>
          <table:table-cell office:value-type="string" table:style-name="ce4">
            <text:p>tracking object displacements</text:p>
          </table:table-cell>
          <table:table-cell office:value-type="string" table:style-name="ce4">
            <text:p>tools and causality</text:p>
          </table:table-cell>
          <table:table-cell office:value-type="string" table:style-name="ce2">
            <text:p>tool features and functions</text:p>
          </table:table-cell>
          <table:table-cell table:number-columns-repeated="4" table:style-name="ce1"/>
          <table:table-cell table:number-columns-repeated="4" table:style-name="ce4"/>
          <table:table-cell table:number-columns-repeated="16369" table:style-name="ce1"/>
        </table:table-row>
        <table:table-row table:style-name="ro1">
          <table:table-cell office:value-type="string" table:style-name="ce2">
            <text:p>amici2012aversion</text:p>
          </table:table-cell>
          <table:table-cell office:value-type="string" table:style-name="ce2">
            <text:p>Amici, F., Call, J., &amp; Aureli, F. (2012). Aversion to violation of expectations of food distribution: the role of social tolerance and relative dominance in seven primate species. Behaviour, 149(3-4), 345-368. doi:10.1163/156853912X637833.</text:p>
          </table:table-cell>
          <table:table-cell office:value-type="string" table:style-name="ce3">
            <text:p>Studies on how animals behave when two partners receive different amounts of food have produced variable results, with individuals responding negatively to specific food distributions in some cases (e.g., when food is distributed unequally between partners), but not in others. In this study, we used a simple experimental approach to (i) assess the strictness of dominance relationships based on the degree of social tolerance and (ii) compare the behavioural responses of seven primate species (chimpanzees, Pan troglodytes; bonobos, Pan paniscus; gorillas, Gorilla gorilla; orangutans, Pongo pygmaeus; brown capuchin monkeys, Cebus apella; spider monkeys, Ateles geoffroyi; long-tailed macaques, Macaca fascicularis), when two partners received different amounts of food and no effort was required.We predicted that negative responses (i.e., refusal to participate in the task or avoidance of proximity to the food source) would be elicited by food distributions that violate the individual expectations based on tolerance levels and subject’s dominance rank relative to the partner. In the ‘tolerance’ task, we found that species with less strict dominance relationships were chimpanzees and bonobos, followed by orangutans, spider monkeys, gorillas, brown capuchin monkeys and long-tailed macaques. In the ‘food distribution’ task, capuchin monkeys and especially macaques showed their aversion by refusing to participate in most conditions, including the ones with equal food distribution. When dominants received more food than the partner, subjects of all species maintained a comparable amount of proximity to the food source, possibly reflecting the general acceptance of such a food distribution across species. When dominants received less than or as much as their partners, dominant capuchin monkeys maintained less proximity than other species, possibly because having different expectations of food distributions (i.e., more/all food to the dominant). Our study highlights the importance of the species’ degree of social tolerance and the relative dominance rank between partners in the study of violation of expectations of different food distributions</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5" table:style-name="ce1"/>
          <table:table-cell table:number-columns-repeated="4" table:style-name="ce4"/>
          <table:table-cell table:number-columns-repeated="16369" table:style-name="ce1"/>
        </table:table-row>
        <table:table-row table:style-name="ro1">
          <table:table-cell office:value-type="string" table:style-name="ce2">
            <text:p>amici2012modular</text:p>
          </table:table-cell>
          <table:table-cell office:value-type="string" table:style-name="ce2">
            <text:p>Amici, F., Barney, B., Johnson, V. E., Call, J., &amp; Aureli, F. (2012). A modular mind? A test using individual data from seven primate species. PLoS One, 7(12): e51918. doi:10.1371/journal.pone.0051918.</text:p>
          </table:table-cell>
          <table:table-cell office:value-type="string" table:style-name="ce5">
            <text:p>It has long been debated whether the mind consists of specialized and independently evolving modules, or whether and to what extent a general factor accounts for the variance in performance across different cognitive domains. In this study, we used a hierarchical Bayesian model to re-analyse individual level data collected on seven primate species (chimpanzees, bonobos, orangutans, gorillas, spider monkeys, brown capuchin monkeys and long-tailed macaques) across 17 tasks within four domains (inhibition, memory, transposition and support). Our modelling approach evidenced the existence of both a domain-specific factor and a species factor, each accounting for the same amount (17%) of the observed variance. In contrast, inter-individual differences played a minimal role. These results support the hypothesis that the mind of primates is (at least partially) modular, with domain-specific cognitive skills undergoing different evolutionary pressures in different species in response to specific ecological and social demands.</text:p>
          </table:table-cell>
          <table:table-cell office:value-type="string" table:style-name="ce4">
            <text:p>quantities and time</text:p>
          </table:table-cell>
          <table:table-cell office:value-type="string" table:style-name="ce4">
            <text:p>timing, discounting and delayed gratification</text:p>
          </table:table-cell>
          <table:table-cell office:value-type="string" table:style-name="ce2">
            <text:p>space and objects</text:p>
          </table:table-cell>
          <table:table-cell office:value-type="string" table:style-name="ce4">
            <text:p>tracking object displacements</text:p>
          </table:table-cell>
          <table:table-cell office:value-type="string" table:style-name="ce4">
            <text:p>tools and causality</text:p>
          </table:table-cell>
          <table:table-cell office:value-type="string" table:style-name="ce2">
            <text:p>tool features and functions</text:p>
          </table:table-cell>
          <table:table-cell table:number-columns-repeated="2" table:style-name="ce1"/>
          <table:table-cell table:number-columns-repeated="4" table:style-name="ce4"/>
          <table:table-cell table:number-columns-repeated="16369" table:style-name="ce1"/>
        </table:table-row>
        <table:table-row table:style-name="ro1">
          <table:table-cell office:value-type="string" table:style-name="ce2">
            <text:p>amici2014calculated</text:p>
          </table:table-cell>
          <table:table-cell office:value-type="string" table:style-name="ce2">
            <text:p>Amici, F., Aureli, F., Mundry, R., Sanchez-Amaro, A., Barroso, A. M., Ferretti, J., &amp; Call, J. (2014). Calculated reciprocity? A comparative test with six primate species. Primates, 55(3), 447-457. doi:10.1007/s10329-014-0424-4.</text:p>
          </table:table-cell>
          <table:table-cell office:value-type="string" table:style-name="ce3">
            <text:p>Little evidence of calculated reciprocity has been found in non-human primates so far. In this study, we used a simple experimental set-up to test whether partners pulled a sliding table to altruistically provide food to each other in short-term interactions. We tested 46 dyads of chimpanzees, bonobos, gorillas, orangutans, brown capu chin monkeys and spider monkeys to examine whether a subject’s tendency to provide food to a partner was directly affected by the partner’s previous behaviour, by the spe cies, by the condition (i.e., whether the partner could access the food provided by the subject) and by the social toler ance levels within each dyad. Chimpanzees and orangutans were the only species pulling significantly more when the partner could retrieve the food altruistically provided. However, no species reciprocated food exchanges, as subjects’ probability to pull was not affected by the pre vious number of the partner’s pulls, with the possible exception of one orangutan dyad. Although subjects clearly knew how the apparatus worked and easily obtained food for themselves, individuals did not usually take the opportunity to provide food to their partners, suggesting that calculated reciprocity is not a common behaviour and that food exchanges are usually not reciprocated in the short-term within dyads.</text:p>
          </table:table-cell>
          <table:table-cell office:value-type="string" table:style-name="ce2">
            <text:p>competition and cooperation</text:p>
          </table:table-cell>
          <table:table-cell office:value-type="string" table:style-name="ce2">
            <text:p>the social economy</text:p>
          </table:table-cell>
          <table:table-cell table:style-name="ce2"/>
          <table:table-cell table:number-columns-repeated="5" table:style-name="ce1"/>
          <table:table-cell table:number-columns-repeated="4" table:style-name="ce4"/>
          <table:table-cell table:number-columns-repeated="16369" table:style-name="ce1"/>
        </table:table-row>
        <table:table-row table:style-name="ro1">
          <table:table-cell office:value-type="string" table:style-name="ce2">
            <text:p>amici2014lack</text:p>
          </table:table-cell>
          <table:table-cell office:value-type="string" table:style-name="ce2">
            <text:p>Amici, F., Visalberghi, E., &amp; Call, J. (2014). Lack of prosociality in great apes, capuchin monkeys and spider monkeys: Convergent evidence from two different food distribution tasks. Proceedings of the Royal Society B: Biological Sciences, 281(1793): 20141699. doi:10.1098/rspb.2014.1699.</text:p>
          </table:table-cell>
          <table:table-cell office:value-type="string" table:style-name="ce3">
            <text:p>Prosociality can be defined as any behaviour performed to alleviate the needs of others or to improve their welfare. Prosociality has probably played an essential role in the evolution of cooperative behaviour and sev eral studies have already investigated it in primates to understand the evolutionary origins of human prosociality. Two main tasks have been used to test prosociality in a food context. In the Platforms task, subjects can prosocially provide food to a partner by selecting a prosocial platform over a selfish one. In the Tokens task, subjects can prosocially provide food to a partner by selecting a prosocial token over a selfish one. As these tasks have provided mixed results, we used both tasks to test prosoci ality in great apes, capuchin monkeys and spider monkeys. Our results provided no compelling evidence of prosociality in a food context in any of the species tested. Additionally, our study revealed serious limitations of the Tokens task as it has been previously used. These results highlight the importance of controlling for confounding variables and of using multiple tasks to address inconsistencies present in the literature</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amici2014response</text:p>
          </table:table-cell>
          <table:table-cell office:value-type="string" table:style-name="ce2">
            <text:p>Amici, F., Aureli, F., &amp; Call, J. (2014). Response facilitation in the four great apes: Is there a role for empathy? Primates, 55(1), 113-118. doi:10.1007/s10329-013-0375-1.</text:p>
          </table:table-cell>
          <table:table-cell office:value-type="string" table:style-name="ce3">
            <text:p>Contagious yawning is a form of response facilitation found in humans and other primates in which observing a model yawning enhances the chance that the observer will also yawn. Because contagious yawning seems to be more easily triggered when models are conspecifics or have a strong social bond with the observer, it has been proposed that contagious yawning is linked to empathy. A possible way to test this hypothesis is to analyze whether individuals’ responses differ when they observe models yawning or performing different involuntary (i.e., nose wiping, scratching) and voluntary (i.e., hand closing, wrist shaking) actions that are not linked to empathy. In this study, we tested the four great ape species with two different setups by exposing them to a human experimenter repeatedly performing these actions online, and video-recorded conspecifics repeatedly performing these actions on a screen. We examined which behaviors were subject to response facilitation, whether response facilitation was triggered by both human models and video recorded conspecifics, and whether all species showed evidence of response facilitation. Our results showed that chimpanzees yawned significantly more when and shortly after watching videos of conspecifics (but not humans) yawning than in control conditions, and they did not do so as a response to increased levels of anxiety. For all other behaviors, no species produced more target actions when being exposed to either model than under control conditions. Moreover, the individuals that were more ‘‘reactive’’ when watching yawning videos were not more reactive when exposed to other actions. Since, at least in chimpanzees, (1) subjects only showed response facilitation when they were exposed to yawning and (2) only if models were conspecifics, it appears that contagious yawning is triggered by unique mechanisms and might be linked to empathy.</text:p>
          </table:table-cell>
          <table:table-cell office:value-type="string" table:style-name="ce2">
            <text:p>competition and cooperation</text:p>
          </table:table-cell>
          <table:table-cell office:value-type="string" table:style-name="ce1">
            <text:p>prosocial behavior</text:p>
          </table:table-cell>
          <table:table-cell table:style-name="ce2"/>
          <table:table-cell table:number-columns-repeated="16378" table:style-name="ce1"/>
        </table:table-row>
        <table:table-row table:style-name="ro1">
          <table:table-cell office:value-type="string" table:style-name="ce2">
            <text:p>amici2018social</text:p>
          </table:table-cell>
          <table:table-cell office:value-type="string" table:style-name="ce2">
            <text:p>Amici, F., Call, J., Watzek, J., Brosnan, S., &amp; Aureli, F. (2018). Social inhibition and behavioural flexibility when the context changes: A comparison across six primate species. Scientific Reports, 8: 3067. doi:10.1038/s41598-018-21496-6.</text:p>
          </table:table-cell>
          <table:table-cell office:value-type="string" table:style-name="ce5">
            <text:p>The ability to inhibit previously employed strategies and fexibly adjust behavioural responses to external conditions may be critical for individual survival. However, it is unclear which factors predict their distribution across species. Here, we investigated social inhibition and behavioural fexibility in six primate species (chimpanzees, bonobos, orangutans, gorillas, capuchin monkeys and spider monkeys) difering in terms of phylogenetic relatedness, foraging ecology and social organization. Depending on the social context, individuals could maximize their food intake by inhibiting the selection of a larger food reward in one condition (i.e. inhibition), but not in others, which required them to fexibly switching strategies across conditions (i.e. behavioural fexibility). Overall, our study revealed inter specifc diferences in social inhibition and behavioural fexibility, which partially refected diferences in fssion-fusion dynamics. In particular, orangutans and chimpanzees showed the highest level of inhibitory skills, while gorillas and capuchin monkeys showed the lowest one. In terms of behavioural fexibility, orangutans and spider monkeys were the best performers, while bonobos and capuchin monkeys were the worst ones. These results contribute to our understanding that inhibition and behavioural fexibility may be linked in more complex ways than usually thought, although both abilities play a crucial role in efcient problem solving</text:p>
          </table:table-cell>
          <table:table-cell office:value-type="string" table:style-name="ce2">
            <text:p>competition and cooperation</text:p>
          </table:table-cell>
          <table:table-cell office:value-type="string" table:style-name="ce2">
            <text:p>the social economy</text:p>
          </table:table-cell>
          <table:table-cell table:style-name="ce2"/>
          <table:table-cell table:style-name="ce4"/>
          <table:table-cell table:number-columns-repeated="5" table:style-name="ce1"/>
          <table:table-cell table:style-name="ce2"/>
          <table:table-cell table:number-columns-repeated="3" table:style-name="ce4"/>
          <table:table-cell table:number-columns-repeated="16368"/>
        </table:table-row>
        <table:table-row table:style-name="ro1">
          <table:table-cell office:value-type="string" table:style-name="ce2">
            <text:p>bandini2021individually</text:p>
          </table:table-cell>
          <table:table-cell office:value-type="string" table:style-name="ce2">
            <text:p>Bandini, E., Großmann, J., Funk, M., Albiach-Serrano, A., &amp; Tennie, C. (2021). Naïve orangutans (Pongo abelii and Pongo pygmaeus) individually acquire nut-cracking using hammer tools. American Journal of Primatology, 83(9): e23304. doi:10.1002/ajp.23304.</text:p>
          </table:table-cell>
          <table:table-cell office:value-type="string" table:style-name="ce3">
            <text:p>Nut-cracking with hammer tools (henceforth: nut-cracking) has been argued to be one of the most complex tool-use behaviors observed in nonhuman animals. So far, only chimpanzees, capuchins, and macaques have been observed using tools to crack nuts in the wild (Boesch and Boesch, 1990; Gumert et al., 2009; Mannu and Ottoni, 2009). However, the learning mechanisms behind this behavior, and the extent of nut-cracking in other primate species are still unknown. The aim of this study was two-fold. First, we investigated whether another great ape species would develop nut-cracking when provided with all the tools and appropriate conditions to do so. Second, we examined the mechanisms behind the emergence of nut-cracking by testing a naive sample. Orangutans (Pongo abelii and Pongo pygmaeus) have the second most extensive tool-use repertoire among the great apes (after chimpanzees) and show flexible problem-solving capacities. Orangutans have not been observed cracking nuts in the wild, however, perhaps because their arboreal habits provide limited opportunities for nut-cracking. Therefore, orangutans are a valid candidate species for the investigation of the development of this behavior. Four nut-cracking- naive orangutans at Leipzig zoo (P. abelii; Mage = 16; age range = 10-19; 4F; at the time of testing) were provided with nuts and hammers but were not demonstrated the nut-cracking behavioral form. Additionally, we report data from a previously unpublished study by one of the authors (Martina Funk) with eight orangutans housed at Zürich zoo (six P. abelii and two P. pygmaeus; Mage = 14; age range = 2-30; 5F; at the time of testing) that followed a similar testing paradigm. Out of the twelve orangutans tested, at least four individuals, one from Leipzig (P. abelii) and three from Zürich (P. abelii and P. pygmaeus), spontaneously expressed nut-cracking using wooden hammers. These results demonstrate that nut-cracking can emerge in orangutans through individual learning and certain types of non-copying social learning.</text:p>
          </table:table-cell>
          <table:table-cell office:value-type="string" table:style-name="ce2">
            <text:p>tools and causality</text:p>
          </table:table-cell>
          <table:table-cell office:value-type="string" table:style-name="ce2">
            <text:p>ontogeny, innovation and planning</text:p>
          </table:table-cell>
          <table:table-cell office:value-type="string" table:style-name="ce2">
            <text:p>social learning and culture</text:p>
          </table:table-cell>
          <table:table-cell office:value-type="string" table:style-name="ce6">
            <text:p>social learning in foraging</text:p>
          </table:table-cell>
          <table:table-cell table:number-columns-repeated="5" table:style-name="ce1"/>
          <table:table-cell table:number-columns-repeated="4" table:style-name="ce4"/>
          <table:table-cell table:number-columns-repeated="16368"/>
        </table:table-row>
        <table:table-row table:style-name="ro1">
          <table:table-cell office:value-type="string" table:style-name="ce2">
            <text:p>barth2006tracking</text:p>
          </table:table-cell>
          <table:table-cell office:value-type="string" table:style-name="ce2">
            <text:p>Barth, J., &amp; Call, J. (2006). Tracking the Displacement of Objects: A Series of Tasks With Great Apes (Pan troglodytes, Pan paniscus, Gorilla gorilla, and Pongo pygmaeus) and Young Children (Homo sapiens). Journal of Experimental Psychology: Animal Behavior Processes, 32(3), 239-252. doi:10.1037/0097-7403.32.3.239.</text:p>
          </table:table-cell>
          <table:table-cell office:value-type="string" table:style-name="ce3">
            <text:p>The authors administered a series of object displacement tasks to 24 great apes and 24 30-month-old children (Homo sapiens). Objects were placed under 1 or 2 of 3 cups by visible or invisible displacements. The series included 6 tasks: delayed response, inhibition test, A not B, rotations, transpositions, and object permanence. Apes and children solved most tasks performing at comparable levels except in the transposition task, in which apes performed better than children. Ape species performed at comparable levels in all tasks except in single transpositions, in which chimpanzees (Pan troglodytes) and bonobos (Pan paniscus) performed better than gorillas (Gorilla gorilla) and orangutans (Pongo pygmeaus). All species found nonadjacent trials and rotations especially difficult. The number of elements that changed locations, the type of displacement, and having to inhibit predominant reaching responses were factors that negatively affected the subjects’ performance</text:p>
          </table:table-cell>
          <table:table-cell office:value-type="string" table:style-name="ce2">
            <text:p>space and objects</text:p>
          </table:table-cell>
          <table:table-cell office:value-type="string" table:style-name="ce2">
            <text:p>tracking object displacement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ohn2015communication</text:p>
          </table:table-cell>
          <table:table-cell office:value-type="string" table:style-name="ce2">
            <text:p>Bohn, M., Call, J., &amp; Tomasello, M. (2015). Communication about absent entities in great apes and human infants. Cognition, 145, 63-72. doi:10.1016/j.cognition.2015.08.009.</text:p>
          </table:table-cell>
          <table:table-cell office:value-type="string" table:style-name="ce3">
            <text:p>There is currently debate about the extent to which non-linguistic beings such as human infants and great apes are capable of absent reference. In a series of experiments we investigated the flexibility and specificity of great apes’ (N = 36) and 12 month-old infants’ (N = 40) requests for absent entities. Subjects had the choice between requesting visible objects directly and using the former location of a depleted option to request more of these now-absent entities. Importantly, we systematically varied the quality of the present and absent options. We found that great apes as well as human infants flexibly adjusted their requests for absent entities to these contextual variations and only requested absent entities when the visible option was of lower quality than the absent option. These results suggest that the most basic cognitive capacities for absent reference do not depend on language and are shared by humans and their closest living relatives.</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ohn2016comprehension</text:p>
          </table:table-cell>
          <table:table-cell office:value-type="string" table:style-name="ce2">
            <text:p>Bohn, M., Call, J., &amp; Tomasello, M. (2016). Comprehension of iconic gestures by chimpanzees and human children. Journal of Experimental Child Psychology, 142, 1-17. doi:10.1016/j.jecp.2015.09.001.</text:p>
          </table:table-cell>
          <table:table-cell office:value-type="string" table:style-name="ce3">
            <text:p>Iconic gestures—communicative acts using hand or body move ments that resemble their referent—figure prominently in theories of language evolution and development. This study contrasted the abilities of chimpanzees (N = 11) and 4-year-old human children (N = 24) to comprehend novel iconic gestures. Participants learned to retrieve rewards from apparatuses in two distinct locations, each requiring a different action. In the test, a human adult informed the participant where to go by miming the action needed to obtain the reward. Children used the iconic gestures (more than arbitrary gestures) to locate the reward, whereas chimpanzees did not. Some children also used arbitrary gestures in the same way, but only after they had previously shown comprehension for iconic gestures. Over time, chimpanzees learned to associate iconic gestures with the appropriate location faster than arbitrary gestures, suggesting at least some recognition of the iconicity involved. These results demonstrate the importance of iconicity in referential communication</text:p>
          </table:table-cell>
          <table:table-cell office:value-type="string" table:style-name="ce1">
            <text:p>social strategies and communication</text:p>
          </table:table-cell>
          <table:table-cell office:value-type="string" table:style-name="ce1">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ohn2016role</text:p>
          </table:table-cell>
          <table:table-cell office:value-type="string" table:style-name="ce2">
            <text:p>Bohn, M., Call, J., &amp; Tomasello, M. (2016). The role of past interactions in great apes' communication about absent entities. Journal of Comparative Psychology, 130(4), 351-357. doi:10.1037/com0000042.</text:p>
          </table:table-cell>
          <table:table-cell office:value-type="string" table:style-name="ce3">
            <text:p>Recent evidence suggests that great apes can use the former location of an entity to communicate about it. In this study we built on these findings to investigate the social– cognitive foundations of great apes’ communicative abilities. We tested whether great apes (n <text:s text:c="2"/>35) would adjust their requests for absent entities to previous interactions they had with their interlocutor. We manipulated the apes’ experience with respect to the interlocutor’s knowledge about the previous content of the now-empty location as well as their experience with the interlocutor’s competence to provide additional food items. We found that apes adjusted their requests to both of these aspects but failed to integrate them with one another. These results demonstrate a surprising amount of flexibility in great apes’ communicative abilities while at the same time suggesting some important limitations in their social communicative skills.</text:p>
          </table:table-cell>
          <table:table-cell office:value-type="string" table:style-name="ce1">
            <text:p>social strategies and communication</text:p>
          </table:table-cell>
          <table:table-cell office:value-type="string" table:style-name="ce1">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ohn2017information</text:p>
          </table:table-cell>
          <table:table-cell office:value-type="string" table:style-name="ce2">
            <text:p>Bohn, M., Allritz, M., Call, J., &amp; Völter, C. J. (2017). Information seeking about tool properties in great apes. Scientific Reports, 7: 10923. doi:10.1038/s41598-017-11400-z.</text:p>
          </table:table-cell>
          <table:table-cell office:value-type="string" table:style-name="ce3">
            <text:p>Evidence suggests that great apes engage in metacognitive information seeking for food items. To support the claim that a domain-general cognitive process underlies ape metacognition one needs to show that selective information seeking extends to non-food items. In this study, chimpanzees (Pan troglodytes) and orangutans (Pongo abelii) either had to determine the location of a desired food item or a property of a non-food item (length of a tool). We manipulated whether subjects received prior information about the item’s location or property. During the test, subjects had the opportunity to seek the respective information. Results show that apes engaged in more information seeking when they had no prior knowledge. Importantly, this selective pattern of information seeking applied to food as well as to tools.</text:p>
          </table:table-cell>
          <table:table-cell office:value-type="string" table:style-name="ce2">
            <text:p>theory of mind and metacognition</text:p>
          </table:table-cell>
          <table:table-cell office:value-type="string" table:style-name="ce2">
            <text:p>understanding the self and metacognition</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ohn2019natural</text:p>
          </table:table-cell>
          <table:table-cell office:value-type="string" table:style-name="ce2">
            <text:p>Bohn, M., Call, J., &amp; Tomasello, M. (2019). Natural reference: A phylo- and ontogenetic perspective on the comprehension of iconic gestures and vocalizations. Developmental Science, 22(2): e12757. doi:10.1111/desc.12757.</text:p>
          </table:table-cell>
          <table:table-cell office:value-type="string" table:style-name="ce3">
            <text:p>The recognition of iconic correspondence between signal and referent has been argued to bootstrap the acquisition and emergence of language. Here, we study the ontogeny, and to some extent the phylogeny, of the ability to spontaneously relate iconic signals, gestures, and/or vocalizations, to previous experience. Children at 18, 24, and 36 months of age (N = 216) and great apes (N = 13) interacted with two apparatuses, each comprising a distinct action and sound. Subsequently, an experimenter mimicked either the action, the sound, or both in combination to refer to one of the apparatuses. Experiments 1 and 2 found no spontaneous comprehension in great apes and in 18-month- old children. At 24 months of age, children were successful with a composite vocalization-gesture signal but not with either vocalization or gesture alone. At 36 months, children succeeded both with a composite vocalization-gesture signal and with gesture alone, but not with vocalization alone. In general, gestures were understood better compared to vocalizations. Experiment 4 showed that gestures were understood irrespective of how children learned about the corresponding action (through observation or self-experience). This pattern of results demonstrates that iconic signals can be a powerful way to establish reference in the absence of language, but they are not trivial for children to comprehend and not all iconic signals are created equal.</text:p>
          </table:table-cell>
          <table:table-cell office:value-type="string" table:style-name="ce1">
            <text:p>social strategies and communication</text:p>
          </table:table-cell>
          <table:table-cell office:value-type="string" table:style-name="ce1">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ohn2020learning</text:p>
          </table:table-cell>
          <table:table-cell office:value-type="string" table:style-name="ce2">
            <text:p>Bohn, M., Kordt, C., Braun, M., Call, J., &amp; Tomasello, M. (2020). Learning novel skills from iconic gestures: A developmental and evolutionary perspective. Psychological Science,31(7), 873-880.</text:p>
          </table:table-cell>
          <table:table-cell office:value-type="string" table:style-name="ce3">
            <text:p>Cumulative cultural learning has been argued to rely on high-fidelity copying of other individuals’ actions. Iconic gestures of actions have no physical effect on objects in the world but merely represent actions that would have an effect. Learning from iconic gestures thus requires paying close attention to the teacher’s precise bodily movements—a prerequisite for high-fidelity copying. In three studies, we investigated whether 2- and 3-year-old children (N = 122) and great apes (N = 36) learn novel skills from iconic gestures. When faced with a novel apparatus, participants watched an experimenter perform either an iconic gesture depicting the action necessary to open the apparatus or a gesture depicting a different action. Children, but not great apes, profited from iconic gestures, with older children doing so to a larger extent. These results suggest that high-fidelity copying abilities are firmly in place in humans by at least 3 years of age.</text:p>
          </table:table-cell>
          <table:table-cell office:value-type="string" table:style-name="ce1">
            <text:p>social strategies and communication</text:p>
          </table:table-cell>
          <table:table-cell office:value-type="string" table:style-name="ce1">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ourjade2014bonobos</text:p>
          </table:table-cell>
          <table:table-cell office:value-type="string" table:style-name="ce2">
            <text:p>Bourjade, M., Call, J., Pelé, M., Maumy, M., &amp; Dufour, V. (2014). Bonobos and orangutans, but not chimpanzees, flexibly plan for the future in a token-exchange task. Animal Cognition, 17(6), 1329-1340. doi:10.1007/s10071-014-0768-6.</text:p>
          </table:table-cell>
          <table:table-cell office:value-type="string" table:style-name="ce3">
            <text:p>Non-human animals, including great apes, have been suggested to share some of the skills for planning that humans commonly exhibit. A crucial difference between human and non-human planning may relate to the diversity of domains and needs in which this skill is expressed. Although great apes can save tools for future use, there is little evidence yet that they can also do so in other contexts. To investigate this question further, we presented the apes with a planning token-exchange task that differed from standard tool-use tasks. Additionally, we manipulated the future outcome of the task to investigate planning flexibility. In the Exchange condition, subjects had to collect, save and transport tokens because they would need them 30 min later to exchange them for food with a human, i.e., ‘‘bring-back’’ response. In the Release condition, the collection and transport of tokens were not needed as no exchange took place after 30 min. Out of 13 subjects, eight solved the task at least once in the Exchange condition, with chimpanzees appearing less successful than the other species. Importantly, three individuals showed a clear differential response between conditions by producing more ‘‘bring-back’’ responses in the Exchange than in the Release conditions. Those bonobo and orangutan individuals hence adapted their planning behavior according to changing needs (i.e., they brought tokens back significantly more often when they would need them). Bonobos and orangutans, unlike chimpanzees, planned outside the context of tool-use, thus challenging the idea that planning in these species is purely domain-specific.</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rauer2005all</text:p>
          </table:table-cell>
          <table:table-cell office:value-type="string" table:style-name="ce2">
            <text:p>Bräuer, J., Call, J., &amp; Tomasello, M. (2005). All great ape species follow gaze to distant locations and around barriers. Journal of Comparative Psychology, 119(2), 145-154. doi:10.1037/0735-7036.119.2.145.</text:p>
          </table:table-cell>
          <table:table-cell office:value-type="string" table:style-name="ce3">
            <text:p>Following the gaze direction of conspecifics is an adaptive skill that enables individuals to obtain useful information about the location of food, predators, and group mates. In the current study, the authors compared the gaze-following skills of all 4 great ape species. In the 1st experiment, a human either looked to the ceiling or looked straight ahead. Individuals from all species reliably followed the human’s gaze direction and sometimes even checked back when they found no target. In a 2nd experiment, the human looked behind some kind of barrier. Results showed that individuals from all species reliably put themselves in places from which they could see what the experimenter was looking at behind the barrier. These results support the hypothesis that great apes do not just orient to a target that another is oriented to, but they actually attempt to take the visual perspective of the other.</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rauer2006apes</text:p>
          </table:table-cell>
          <table:table-cell office:value-type="string" table:style-name="ce2">
            <text:p>Bräuer, J., Call, J., &amp; Tomasello, M. (2006). Are apes really inequity averse? Proceedings of the Royal Society of London / Series B, 273(1605), 3123-3128. doi:10.1098/rspb.2006.3693.</text:p>
          </table:table-cell>
          <table:table-cell office:value-type="string" table:style-name="ce3">
            <text:p>Brosnan et al. (Brosnan, S. F., Schiff, H. C. &amp; deWaal, F. B. M. 2005 Tolerance for inequity may increase with social closeness in chimpanzees. Proc. R. Soc. B 272, 253–258) found that chimpanzees showed increased levels of rejection for less-preferred food when competitors received better food than themselves and postulated as an explanation inequity aversion. In the present study, we extended these findings by adding important control conditions, and we investigated whether inequity aversion could also be found in the other great ape species and whether it would be influenced by subjects’ relationship with the competitor. In the present study, subjects showed a pattern of food rejection opposite to the subjects of the above study by Brosnan et al. (2005). Our apes ignored fewer food pieces and stayed longer in front of the experimenter when a conspecific received better food than themselves. Moreover, chimpanzees begged more vigorously when the conspecific got favoured food. The most plausible explanation for these results is the food expectation hypothesis—seeing another individual receive high-quality food creates the expectation of receiving the same food oneself—and not inequity aversion.</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rauer2006making</text:p>
          </table:table-cell>
          <table:table-cell office:value-type="string" table:style-name="ce2">
            <text:p>Bräuer, J., Kaminski, J., Riedel, J., Call, J., &amp; Tomasello, M. (2006). Making inferences about the location of hidden food: Social dog - casual ape. Journal of Comparative Psychology, 120(1), 38-47. doi:10.1037/0735-7036.120.1.38.</text:p>
          </table:table-cell>
          <table:table-cell office:value-type="string" table:style-name="ce5">
            <text:p>Domestic dogs (Canis familiaris) and great apes from the genus Pan were tested on a series of object choice tasks. In each task, the location of hidden food was indicated for subjects by some kind of communicative, behavioral, or physical cue. On the basis of differences in the ecologies of these 2 genera, as well as on previous research, the authors hypothesized that dogs should be especially skillful in using human communicative cues such as the pointing gesture, whereas apes should be especially skillful in using physical, causal cues such as food in a cup making noise when it is shaken. The overall pattern of performance by the 2 genera strongly supported this social-dog, causal-ape hypothesis. This result is discussed in terms of apes’ adaptations for complex, extractive foraging and dogs’ adaptations, during the domestication process, for cooperative communication with humans.</text:p>
          </table:table-cell>
          <table:table-cell office:value-type="string" table:style-name="ce4">
            <text:p>social strategies and communication</text:p>
          </table:table-cell>
          <table:table-cell office:value-type="string" table:style-name="ce2">
            <text:p>communication with humans</text:p>
          </table:table-cell>
          <table:table-cell office:value-type="string" table:style-name="ce2">
            <text:p>tools and causality</text:p>
          </table:table-cell>
          <table:table-cell office:value-type="string" table:style-name="ce4">
            <text:p>causal inferences</text:p>
          </table:table-cell>
          <table:table-cell office:value-type="string" table:style-name="ce4">
            <text:p>theory of mind and metacognition</text:p>
          </table:table-cell>
          <table:table-cell office:value-type="string" table:style-name="ce4">
            <text:p>understanding goals and intentions</text:p>
          </table:table-cell>
          <table:table-cell table:number-columns-repeated="7" table:style-name="ce4"/>
          <table:table-cell table:number-columns-repeated="16368"/>
        </table:table-row>
        <table:table-row table:style-name="ro1">
          <table:table-cell office:value-type="string" table:style-name="ce2">
            <text:p>brauer2007chimpanzees</text:p>
          </table:table-cell>
          <table:table-cell office:value-type="string" table:style-name="ce2">
            <text:p>Bräuer, J., Call, J., &amp; Tomasello, M. (2007). Chimpanzees Really Know What Others Can See in a Competitive Situation. Animal Cognition, 10(4), 439-448. doi:10.1007/s10071-007-0088-1.</text:p>
          </table:table-cell>
          <table:table-cell office:value-type="string" table:style-name="ce3">
            <text:p>Chimpanzee’s perspective-taking abilities are currently disputed. Here we show that in some food competition contexts, subordinate chimpanzees do take the visual perspective of dominant individuals, preferentially targeting a hidden piece of the food that the dominant cannot see over a piece that is visible to both individuals. However, the space where the animals compete is critical in determining whether subjects demonstrate this skill. We suggest that competition intensity, as mediated by these spatial factors, may play an important role in determining the strategy chimpanzees utilize in competitive contexts. Since some strategies may not require visual perspective taking in order to be successful, chimpanzees may not always demonstrate this skill. Differences in spatial arrangement may therefore account for the conflicting results of past studies.</text:p>
          </table:table-cell>
          <table:table-cell office:value-type="string" table:style-name="ce2">
            <text:p>theory of mind and metacognition</text:p>
          </table:table-cell>
          <table:table-cell office:value-type="string" table:style-name="ce1">
            <text:p>understanding perception, knowledge and belief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rauer2008chimpanzees</text:p>
          </table:table-cell>
          <table:table-cell office:value-type="string" table:style-name="ce2">
            <text:p>Bräuer, J., Call, J., &amp; Tomasello, M. (2008). Chimpanzees do not take into account what others can hear in a competitive situation. Animal Cognition, 11(1), 175-178. doi:10.1007/s10071-007-0097-0.</text:p>
          </table:table-cell>
          <table:table-cell office:value-type="string" table:style-name="ce3">
            <text:p>Chimpanzees (Pan troglodytes) know what others can and cannot see in a competitive situation. Does this reflect a general understanding the perceptions of others? In a study by Hare et al. (2000) pairs of chimpanzees competed over two pieces of food. Subordinate individuals preferred to approach food that was behind a barrier that the dominant could not see, suggesting that chimpanzees can take the visual perspective of others. We extended this paradigm to the auditory modality to investigate whether chimpanzees are sensitive to whether a competitor can hear food rewards being hidden. Results suggested that the chimpanzees did not take what the competitor had heard into account, despite being able to locate the hiding place themselves by the noise.</text:p>
          </table:table-cell>
          <table:table-cell office:value-type="string" table:style-name="ce2">
            <text:p>theory of mind and metacognition</text:p>
          </table:table-cell>
          <table:table-cell office:value-type="string" table:style-name="ce1">
            <text:p>understanding perception, knowledge and belief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rauer2009apes</text:p>
          </table:table-cell>
          <table:table-cell office:value-type="string" table:style-name="ce2">
            <text:p>Bräuer, J., Call, J., &amp; Tomasello, M. (2009). Are apes inequity averse? New data on the token-exchange paradigm. American Journal of Primatology, 71(2), 175-181. doi:10.1002/ajp.20639.</text:p>
          </table:table-cell>
          <table:table-cell office:value-type="string" table:style-name="ce3">
            <text:p>Recent studies have produced mixed evidence about inequity aversion in nonhuman primates. Brosnan et al. [Proceedings of the Royal Society of London. Series B. Biological Sciences 272:253–258, 2005] found inequity aversion in chimpanzees and argued that effort is crucial, if subjects are to evaluate how they are rewarded in comparison to a competitor for an identical performance. In this study we investigated inequity aversion with chimpanzees, bonobos and orangutans, using the method of Brosnan et al. [Proceedings of the Royal Society of London. Series B. Biological Sciences 272:253–258, 2005] after introducing some methodological improvements. Subjects always received a less-preferred food in exchange for a token, whereas the competitor received either the same type of food for their token (equity) or a more favored food for it (inequity). Apes did not refuse more of the less-preferred food when a competitor had received the more favored food. Thus, with an improved methodology we failed to reproduce the findings of Brosnan et al. [Proceedings of the Royal Society of London. Series B. Biological Sciences 272:253–258, 2005] that apes show inequity aversion. Am. J. Primatol. 71:175–181, 2009</text:p>
          </table:table-cell>
          <table:table-cell office:value-type="string" table:style-name="ce2">
            <text:p>competition and cooperation</text:p>
          </table:table-cell>
          <table:table-cell office:value-type="string" table:style-name="ce1">
            <text:p>prosocial behavior</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rauer2011magic</text:p>
          </table:table-cell>
          <table:table-cell office:value-type="string" table:style-name="ce2">
            <text:p>Bräuer, J., &amp; Call, J. (2011). The magic cup: great apes and domestic dogs (Canis familiaris) individuate objects according to their properties. Journal of Comparative Psychology, 125(3), 353-361. doi:10.1037/a0023009.</text:p>
          </table:table-cell>
          <table:table-cell office:value-type="string" table:style-name="ce3">
            <text:p>Despite current interest in dog (Canis familiaris) cognition, very little is known about how dogs represent objects and how they compare with other species, such as the great apes. Therefore, we investigated how dogs and great apes (chimpanzees [Pan troglodytes], bonobos [Pan paniscus], orangutans [Pongo pygmaeus], gorillas [Gorilla gorilla]) individuate objects in a classical violation of expectation paradigm. We used a container (magic cup) with a double bottom that allowed us to change the type of food that subjects had seen being placed in the container. Using a 2 _ 2 design, we varied whether subjects received a generally preferred food and whether the food was substituted (surprise trials) or not (baseline trials). Apes showed increased begging and looking behaviors and dogs showed increased smelling behavior. Both species stayed near the experimenter more frequently in the surprise trials compared with baseline trials. Both species reacted to positive (i.e., good food substituted for bad food) and negative (i.e., bad food substituted for good food) surprises. These results suggest that apes and dogs were able to individuate objects according to their properties or type in comparable ways. In addition, we looked for frustration and elation effects, but subjects’ behaviors were not influenced by the food they saw and which they received in previous trials.</text:p>
          </table:table-cell>
          <table:table-cell office:value-type="string" table:style-name="ce2">
            <text:p>features and categories</text:p>
          </table:table-cell>
          <table:table-cell office:value-type="string" table:style-name="ce2">
            <text:p>relational categorie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rauer2015apes</text:p>
          </table:table-cell>
          <table:table-cell office:value-type="string" table:style-name="ce2">
            <text:p>Bräuer, J., &amp; Call, J. (2015). Apes produce tools for future use. American Journal of Primatology, 77(3), 254-263. doi:10.1002/ajp.22341.</text:p>
          </table:table-cell>
          <table:table-cell office:value-type="string" table:style-name="ce3">
            <text:p>There is now growing evidence that some animal species are able to plan for the future. For example great apes save and exchange tools for future use. Here we raise the question whether chimpanzees, orangutans, and bonobos would produce tools for future use. Subjects only had access to a baited apparatus for a limited duration and therefore should use the time preceding this access to create the appropriate tools in order to get the rewards. The apes were tested in three conditions depending on the need for pre-prepared tools. Either eight tools, one tool or no tools were needed to retrieve the reward. The apes prepared tools in advance for future use and they produced them mainly in conditions when they were really needed. The fact that apes were able to solve this new task indicates that their planning skills are flexible. However, for the condition in which eight tools were needed, apes produced less than two tools per trial in advance. However, they used their chance to produce additional tools in the tool use phase—thus often obtaining most of the reward from the apparatus. Increased pressure to prepare more tools in advance did not have an effect on their performance. Am. J. Primatol. 77:254–263, 2015.</text:p>
          </table:table-cell>
          <table:table-cell office:value-type="string" table:style-name="ce1">
            <text:p>tools and causality</text:p>
          </table:table-cell>
          <table:table-cell office:value-type="string" table:style-name="ce1">
            <text:p>ontogeny, innovation and planning</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roihanne2019monkeys</text:p>
          </table:table-cell>
          <table:table-cell office:value-type="string" table:style-name="ce2">
            <text:p>Broihanne, M.-H., Romain, A., Call, J., Thierry, B., Wascher, C. A. F., De Marco, A., Verrier, D., &amp; Dufour, V. (2019). Monkeys (Sapajus apella and Macaca tonkeana) and great apes (Gorilla gorilla, Pongo abelii, Pan paniscus, and Pan troglodytes) play for the highest bid. Journal of Comparative Psychology, 133(3), 301-312. doi:10.1037/com0000153.</text:p>
          </table:table-cell>
          <table:table-cell office:value-type="string" table:style-name="ce3">
            <text:p>Many studies investigate the decisions made by animals by focusing on their attitudes toward risk, that is, risk-seeking, risk neutrality, or risk aversion. However, little attention has been paid to the extent to which individuals understand the different odds of outcomes. In a previous gambling task involving 18 different lotteries (Pelé, Broihanne, Thierry, Call, &amp; Dufour, 2014), nonhuman primates used probabilities of gains and losses to make their decision. Although the use of complex mathematical calculation for decision-making seemed unlikely, we applied a gradual decrease in the chances to win throughout the experiment. This probably facilitated the extraction of information about odds. Here, we investigated whether individuals would still make efficient decisions if this facilitating factor was removed. To do so, we randomized the order of presentation of the 18 lotteries. Individuals from 4 ape and 2 monkey species were tested. Only capuchin monkeys differed from others, gambling even when there was nothing to win. Randomizing the lottery presentation order leads all species to predominantly use a maximax heuristic. Individuals gamble as soon as there is at least one chance to win more than they already possess, whatever the risk. Most species also gambled more as the frequency of larger rewards increased. These results suggest optimistic behavior. The maximax heuristic is sometimes observed in human managerial and financial decision-making, where risk is ignored for potential gains, however low they may be. This suggests a shared and strong propensity in primates to rely on heuristics whenever complexity in evaluation of outcome odds arises.</text:p>
          </table:table-cell>
          <table:table-cell office:value-type="string" table:style-name="ce2">
            <text:p>quantities and time</text:p>
          </table:table-cell>
          <table:table-cell office:value-type="string" table:style-name="ce2">
            <text:p>risk, value and choice</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ueno2019bargaining</text:p>
          </table:table-cell>
          <table:table-cell office:value-type="string" table:style-name="ce2">
            <text:p>Bueno-Guerra, N., Völter, C. J., de las Heras, A., Colell, M., &amp; Call, J. (2019). Bargaining in chimpanzees (Pan troglodytes): The effect of cost, emount of gift, reciprocity, and communication (advance online). Journal of Comparative Psychology. doi:10.1037/com0000189.</text:p>
          </table:table-cell>
          <table:table-cell office:value-type="string" table:style-name="ce5">
            <text:p>Humans routinely incur costs when allocating resources and reject distributions judged to be below/over an expected threshold. The dictator/ultimatum games (DG/UG) are two-player games that quantify prosociality and inequity aversion by measuring allocated distributions and rejection thresholds. Although the UG has been administered to chimpanzees and bonobos, no study has used both games to pinpoint their motivational substrate. We administered a DG/UG using preassigned distributions to four chimpanzee dyads controlling for factors that could explain why proposers’ behavior varied substantially across previous studies: game order, cost for proposers, and amount for recipients. Moreover, players exchanged their roles (proposer/recipient) to test reciprocity. Our results show that proposers offered more in the DG than in the nonsocial baseline, particularly when they incurred no cost. In UG, recipients accepted all above-zero offers, suggesting absence of inequity aversion. Proposers preferentially chose options that gave larger amounts to the partner. However, they also decreased their offers across sessions, probably being inclined to punish their partner’s rejections. Therefore, chimpanzees were not strategically motivated toward offering more generously to achieve ulterior acceptance from their partner. We found no evidence of reciprocity. We conclude that chimpanzees are generous rational maximizers that may not engage in strategic behavior.</text:p>
          </table:table-cell>
          <table:table-cell office:value-type="string" table:style-name="ce2">
            <text:p>competition and cooperation</text:p>
          </table:table-cell>
          <table:table-cell office:value-type="string" table:style-name="ce2">
            <text:p>collaboration</text:p>
          </table:table-cell>
          <table:table-cell office:value-type="string" table:style-name="ce2">
            <text:p>competition and cooperation</text:p>
          </table:table-cell>
          <table:table-cell office:value-type="string" table:style-name="ce4">
            <text:p>prosocial behavior</text:p>
          </table:table-cell>
          <table:table-cell table:number-columns-repeated="5" table:style-name="ce1"/>
          <table:table-cell table:number-columns-repeated="4" table:style-name="ce4"/>
          <table:table-cell table:number-columns-repeated="16368"/>
        </table:table-row>
        <table:table-row table:style-name="ro1">
          <table:table-cell office:value-type="string" table:style-name="ce2">
            <text:p>bueno2020effects</text:p>
          </table:table-cell>
          <table:table-cell office:value-type="string" table:style-name="ce2">
            <text:p>Bueno-Guerra, N., Colell, M., &amp; Call, J. (2020). Effects of indirect reputation and type of rearing on food choices in chimpanzees (Pan troglodytes). Behavioral Ecology and Sociobiology, 74: 79. doi:10.1007/s00265-020-02861-w.</text:p>
          </table:table-cell>
          <table:table-cell office:value-type="string" table:style-name="ce3">
            <text:p>Chimpanzees and humans establish preferences over individuals they may benefit more from through scoring indirect reputation. However, humans prefer prosocial individuals even at their own cost. Giving preference to prosocial reputation over material rewards might have permitted the establishment of cooperative human societies. We tested the evolutionary roots of this propensity: importantly, in our study, the reputation scored had no food involved. Eighteen chimpanzees watched a performance where an antisocial experimenter hit a human victim and a prosocial experimenter interrupted the fight and consoled the victim. Next, the chimpanzees begged food from one of them. In Phase 2, the experimenters offered different food amounts (antisocial + 4 vs. prosocial + 1). Chimpanzees significantly prioritized rewards over reputation (i.e., chose antisocial). In Phase 3, both experimenters offered two pieces of food. Most of the subjects showed indifference to reputation (i.e., chose randomly). Watching fights produced significantly more arousal than consolations. Emotional engagement could not account for chimpanzees’ choices since their choices varied between phases but their arousal did not. Ontogeny and rearing history might play a role in chimpanzees’ choices: the adolescent males (n = 3) consistently chose the antisocial individual whereas hand-reared subjects chose significantly different from mother-reared. We discuss whether the valence of the reputation is species-specific.</text:p>
          </table:table-cell>
          <table:table-cell office:value-type="string" table:style-name="ce2">
            <text:p>competition and cooperation</text:p>
          </table:table-cell>
          <table:table-cell office:value-type="string" table:style-name="ce2">
            <text:p>the social economy</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ullinger2011coordination</text:p>
          </table:table-cell>
          <table:table-cell office:value-type="string" table:style-name="ce2">
            <text:p>Bullinger, A. F., Wyman, E., Melis, A. P., &amp; Tomasello, M. (2011). Coordination of Chimpanzees (Pan troglodytes) in a stag hunt game. International Journal of Primatology, 32(6), 1296-1310. doi:10.1007/s10764-011-9546-3.</text:p>
          </table:table-cell>
          <table:table-cell office:value-type="string" table:style-name="ce3">
            <text:p>Group-living animals frequently face situations in which they must coordinate individual and sometimes conflicting goals. We assessed chimpanzees’ ability to coordinate in a Stag Hunt game. Dyads were confronted with a situation in which each individual was already foraging on a low-value food (hare) when a highvalue food (stag) appeared that required collaboration for retrieval, with a solo attempt to get the stag resulting in a loss of both options. In one condition visibility between partners was open whereas in the other it was blocked by a barrier. Regardless of condition, dyads almost always (91%) coordinated to choose the higher valued collaborative option. Intentional communication or monitoring of the partner’s behavior before decision making—characteristic of much human coordination— were limited. Instead, all dyads adopted a leader–follower strategy in which one partner took the risk of going first, presumably predicting that this would induce the other to join in (sometimes communicating if she was slow to do so). These results show that humans’ closest primate relatives do not use complex communication to coordinate but most often use a less cognitively complex strategy that achieves the same end.</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ullinger2011different</text:p>
          </table:table-cell>
          <table:table-cell office:value-type="string" table:style-name="ce2">
            <text:p>Bullinger, A. F., Zimmermann, F., Kaminski, J., &amp; Tomasello, M. (2011). Different social motives in the gestural communication of chimpanzees and human children. Developmental Science, 14(1), 58-68. doi:10.1111/j.1467-7687.2010.00952.x.</text:p>
          </table:table-cell>
          <table:table-cell office:value-type="string" table:style-name="ce3">
            <text:p>Both chimpanzees and human infants use the pointing gesture with human adults, but it is not clear if they are doing so for the same social motives. In two studies, we presented chimpanzees and human 25-month-olds with the opportunity to point for a hidden tool (in the presence of a non-functional distractor). In one condition it was clear that the tool would be used to retrieve a reward for the pointing subject (so the pointing was selfish or ‘for-me’), whereas in the other condition it was clear that the tool would be used to retrieve the reward for the experimenter (so the pointing was helpful or ‘for-you’). The chimpanzees pointed reliably only when they themselves benefited, whereas the human children pointed reliably no matter who benefited. These results are interpreted as evidence for the especially cooperative nature of human communication.</text:p>
          </table:table-cell>
          <table:table-cell office:value-type="string" table:style-name="ce1">
            <text:p>social strategies and communication</text:p>
          </table:table-cell>
          <table:table-cell office:value-type="string" table:style-name="ce1">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ullinger2013bonobos</text:p>
          </table:table-cell>
          <table:table-cell office:value-type="string" table:style-name="ce2">
            <text:p>Bullinger, A. F., Burkart, J. M., Melis, A. P., &amp; Tomasello, M. (2013). Bonobos, Pan paniscus, chimpanzees, Pan troglodytes, and marmosets, Callithrix jacchus, prefer to feed alone. Animal Behaviour, 85(1), 51-60. doi:10.1016/j.anbehav.2012.10.006.</text:p>
          </table:table-cell>
          <table:table-cell office:value-type="string" table:style-name="ce3">
            <text:p>Many primates share food, but the motives behind this food sharing are mostly not known. We investigated individuals’ preference to feed either alone or together with a tolerant partner. Subjects (chimpanzees who are highly competitive around food, bonobos who are more tolerant around food and common marmosets who are cooperative breeders and share food actively with some partners) were tested with a door-opening paradigm. In a 2 x 2 design with the factors ‘food’ and ‘partner’, subjects had the opportunity to eat piles of sharable food, if present, and/or to open the door, thereby allowing the partner, if present, to join the subject. While food had a main effect on the subject’s behaviour, the presence of the partner did not. Individuals of all species opened the door much more often if there was no food available. These results suggest that regardless of their differing social organizations, chimpanzees, bonobos and marmosets do not voluntarily co-feed, but do not mind having company if there is no food present.</text:p>
          </table:table-cell>
          <table:table-cell office:value-type="string" table:style-name="ce2">
            <text:p>competition and cooperation</text:p>
          </table:table-cell>
          <table:table-cell office:value-type="string" table:style-name="ce1">
            <text:p>prosocial behavior</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buttelmann2008behavioral</text:p>
          </table:table-cell>
          <table:table-cell office:value-type="string" table:style-name="ce2">
            <text:p>Buttelmann, D., Call, J., &amp; Tomasello, M. (2008). Behavioral cues that great apes use to forage for hidden food. Animal Cognition, 11(1), 117-128. doi:10.1007/s10071-007-0095-2.</text:p>
          </table:table-cell>
          <table:table-cell office:value-type="string" table:style-name="ce5">
            <text:p>We conducted three studies to examine whether the four great ape species (chimpanzees, bonobos, gorillas, and orangutans) are able to use behavioral experimenter-given cues in an object-choice task. In the subsequent experimental conditions subjects were presented with two eggs, one of which contained food and the other did not. In Study 1 the experimenter examined both eggs by smelling or shaking them, but only made a failed attempt to open (via biting) the egg containing food. In a control condition, the experimenter examined and attempted to open both eggs, but in reverse order to control for stimulus enhancement. The apes significantly preferred the egg that was first examined and then bitten, but had no preference in a baseline condition in which there were no cues. In Study 2, we investigated whether the apes could extend this ability to cues not observed in apes so far (i.e., attempting to pull apart the egg), as well as whether they made this discrimination based on the function of the action the experimenter performed. Subjects significantly preferred eggs presented with this novel cue, but did not prefer eggs presented with a novel but functionally irrelevant action. In Study 3, apes did not interpret human actions as cues to food-location when they already knew that the eggs were empty. Thus, great apes were able to use a variety of experimenter-given cues associated with foraging actions to locate hidden food and thereby were partially sensitive to the general purpose underlying these actions.</text:p>
          </table:table-cell>
          <table:table-cell office:value-type="string" table:style-name="ce2">
            <text:p>theory of mind and metacognition</text:p>
          </table:table-cell>
          <table:table-cell office:value-type="string" table:style-name="ce2">
            <text:p>understanding goals and intentions</text:p>
          </table:table-cell>
          <table:table-cell table:style-name="ce2"/>
          <table:table-cell table:style-name="ce4"/>
          <table:table-cell table:number-columns-repeated="5" table:style-name="ce1"/>
          <table:table-cell table:number-columns-repeated="4" table:style-name="ce4"/>
          <table:table-cell table:number-columns-repeated="16368"/>
        </table:table-row>
        <table:table-row table:style-name="ro1">
          <table:table-cell office:value-type="string" table:style-name="ce2">
            <text:p>buttelmann2008rational</text:p>
          </table:table-cell>
          <table:table-cell office:value-type="string" table:style-name="ce2">
            <text:p>Buttelmann, D., Carpenter, M., Call, J., &amp; Tomasello, M. (2008). Rational Tool Use and Tool Choice in Human Infants and Great Apes. Child Development, 79(3), 609-626. doi:10.1111/j.1467-8624.2008.01146.x.</text:p>
          </table:table-cell>
          <table:table-cell office:value-type="string" table:style-name="ce3">
            <text:p>G. Gergely, H. Bekkering, and I. Kira´ly (2002) showed that 14-month-old infants imitate rationally, copying an adult’s unusual action more often when it was freely chosen than when it was forced by some constraint. This suggests that infants understand others’ intentions as rational choices of action plans. It is important to test whether apes also understand others’ intentions in this way. In each of the current 3 studies, a comparison group of 14-month-olds used a tool more often when a demonstrator freely chose to use it than when she had to use it, but apes generally used the tool equally often in both conditions (orangutans were an exception). Only some apes thus show an understanding of others’ intentions as rational choices of action plans.</text:p>
          </table:table-cell>
          <table:table-cell office:value-type="string" table:style-name="ce2">
            <text:p>social learning and culture</text:p>
          </table:table-cell>
          <table:table-cell office:value-type="string" table:style-name="ce2">
            <text:p>social learning of actions</text:p>
          </table:table-cell>
          <table:table-cell table:style-name="ce2"/>
          <table:table-cell table:number-columns-repeated="16378" table:style-name="ce1"/>
        </table:table-row>
        <table:table-row table:style-name="ro1">
          <table:table-cell office:value-type="string" table:style-name="ce2">
            <text:p>buttelmann2009great</text:p>
          </table:table-cell>
          <table:table-cell office:value-type="string" table:style-name="ce2">
            <text:p>Buttelmann, D., Call, J., &amp; Tomasello, M. (2009). Do great apes use emotional expressions to infer desires? Developmental Science, 12(5), 688-698. doi:10.1111/j.1467-7687.2008.00802.x.</text:p>
          </table:table-cell>
          <table:table-cell office:value-type="string" table:style-name="ce3">
            <text:p>Although apes understand others' goals and perceptions, little is known about their understanding of others’ emotional expressions. We conducted three studies following the general paradigm of Repacholi and colleagues (1997, 1998). In Study 1, a human reacted emotionally to the hidden contents of two boxes, after which the ape was allowed to choose one of the boxes. Apes distinguished between two of the expressed emotions (happiness and disgust) by choosing appropriately. In Studies 2 and 3, a human reacted either positively or negatively to the hidden contents of two containers; then the ape saw him eating something. When given a choice, apes correctly chose the container to which the human had reacted negatively, based on the inference that the human had just eaten the food to which he had reacted positively – and so the other container still had food left in it. These findings suggest that great apes understand both the directedness and the valence of some human emotional expressions, and can use this understanding to infer desires.</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buttelmann2012great</text:p>
          </table:table-cell>
          <table:table-cell office:value-type="string" table:style-name="ce2">
            <text:p>Buttelmann, D., Schütte, S., Carpenter, M., Call, J., &amp; Tomasello, M. (2012). Great apes infer others' goals based on context. Animal Cognition, 15(6), 1037-1053. doi:10.1007/s10071-012-0528-4.</text:p>
          </table:table-cell>
          <table:table-cell office:value-type="string" table:style-name="ce3">
            <text:p>In previous studies claiming to demonstrate that great apes understand the goals of others, the apes could potentially have been using subtle behavioral cues present during the test to succeed. In the current studies, we ruled out the use of such cues by making the behavior of the experimenter identical in the test phase of both the experimental and control conditions; the only difference was the preceding ‘‘context.’’ In the first study, apes interpreted a human’s ambiguous action as having the underlying goal of opening a box, or not, based on that human’s previous actions with similar boxes. In the second study, chimpanzees learned that when a human stood up she was going to go get food for them, but when a novel, unexpected event happened, they changed their expectation— presumably based on their understanding that this new event led the human to change her goal. These studies suggest that great apes do not need concurrent behavioural cues to infer others’ goals, but can do so from a variety of different types of cues—even cues displaced in time.</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buttelmann2013chimpanzees</text:p>
          </table:table-cell>
          <table:table-cell office:value-type="string" table:style-name="ce2">
            <text:p>Buttelmann, D., Carpenter, M., Call, J., &amp; Tomasello, M. (2013). Chimpanzees, Pan troglodytes, recognize successful actions, but fail to imitate them. Animal Behaviour, 86(4), 755-761. doi:10.1016/j.anbehav.2013.07.015.</text:p>
          </table:table-cell>
          <table:table-cell office:value-type="string" table:style-name="ce3">
            <text:p>Cultural transmission, by definition, involves some form of social learning. Chimpanzees and other nonhuman primates clearly engage in some forms of social learning enabling some types of cultural transmission, but there is controversy about whether they copy the actual bodily actions of demonstrators. In this study chimpanzees recognized when a human actor was using particular bodily actions that had led to successful problem solving in the past. But then when it was their turn to solve the problem, they did not reproduce the human actor’s bodily actions themselves, even though they were clearly capable of producing the movements. These results help us identify more precisely key reasons for the differences in the social learning and cultural transmission of humans and other primates.</text:p>
          </table:table-cell>
          <table:table-cell office:value-type="string" table:style-name="ce2">
            <text:p>social learning and culture</text:p>
          </table:table-cell>
          <table:table-cell office:value-type="string" table:style-name="ce2">
            <text:p>social learning of actions</text:p>
          </table:table-cell>
          <table:table-cell table:style-name="ce2"/>
          <table:table-cell table:number-columns-repeated="16378" table:style-name="ce1"/>
        </table:table-row>
        <table:table-row table:style-name="ro1">
          <table:table-cell office:value-type="string" table:style-name="ce2">
            <text:p>buttelmann2017great</text:p>
          </table:table-cell>
          <table:table-cell office:value-type="string" table:style-name="ce2">
            <text:p>Buttelmann, D., Buttelmann, F., Carpenter, M., Call, J., &amp; Tomasello, M. (2017). Great apes distinguish true from false beliefs in an interactive helping task. PLoS One, 12(4): e0173793. doi:10.1371/journal.pone.0173793.</text:p>
          </table:table-cell>
          <table:table-cell office:value-type="string" table:style-name="ce3">
            <text:p>Understanding the behavior of others in a wide variety of circumstances requires an understanding of their psychological states. Humans' nearest primate relatives, the great apes, understand many psychological states of others, for example, perceptions, goals, and desires. However, so far there is little evidence that they possess the key marker of advanced human social cognition: an understanding of false beliefs. Here we demonstrate that in a nonverbal (implicit) false-belief test which is passed by human 1-year-old infants, great apes as a group, including chimpanzees (Pan troglodytes), bonobos (Pan paniscus), and orangutans (Pongo abelii), distinguish between true and false beliefs in their helping behavior. Great apes thus may possess at least some basic understanding that an agent's actions are based on her beliefs about reality. Hence, such understanding might not be the exclusive province of the human species.</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cacchione2009gravity</text:p>
          </table:table-cell>
          <table:table-cell office:value-type="string" table:style-name="ce2">
            <text:p>Cacchione, T., Call, J., &amp; Zingg, R. (2009). Gravity and Solidity in Four Great Ape Species (Gorilla gorilla, Pongo pygmaeus, Pan troglodytes, Pan paniscus): Vertical and Horizontal Variations of the Table Task. Journal of Comparative Psychology, 123(2), 168-180. doi:10.1037/a0013580.</text:p>
          </table:table-cell>
          <table:table-cell office:value-type="string" table:style-name="ce3">
            <text:p>Three experiments modeled after infant studies were run on four great ape species (Gorilla gorilla, Pongo pygmaeus, Pan troglodytes, Pan paniscus) to investigate their reasoning about solidity and gravity constraints. The aims were: (a) to find out if great apes are subject to gravity biased search or display sensitivity for object solidity, (b) to check for species differences, and (c) to assess if a gravity hypothesis or more parsimonious explanations best account for failures observed. Results indicate that great apes, unlike monkeys, show no reliable gravity bias, that ape species slightly differ in terms of their performance, and that the errors made are best explained by a gravity account.</text:p>
          </table:table-cell>
          <table:table-cell office:value-type="string" table:style-name="ce2">
            <text:p>tools and causality</text:p>
          </table:table-cell>
          <table:table-cell office:value-type="string" table:style-name="ce2">
            <text:p>causal inferences</text:p>
          </table:table-cell>
          <table:table-cell office:value-type="string" table:style-name="ce2">
            <text:p>space and objects</text:p>
          </table:table-cell>
          <table:table-cell office:value-type="string" table:style-name="ce2">
            <text:p>tracking object displacements</text:p>
          </table:table-cell>
          <table:table-cell table:number-columns-repeated="16377" table:style-name="ce1"/>
        </table:table-row>
        <table:table-row table:style-name="ro1">
          <table:table-cell office:value-type="string" table:style-name="ce2">
            <text:p>cacchione2010gorillas</text:p>
          </table:table-cell>
          <table:table-cell office:value-type="string" table:style-name="ce2">
            <text:p>Cacchione, T., &amp; Call, J. (2010). Do gorillas (Gorilla gorilla) and orangutans (Pongo pygmaeus) fail to represent objects in the context of cohesion violations? Cognition, 116(2), 193-203. doi:10.1016/j.cognition.2010.05.002.</text:p>
          </table:table-cell>
          <table:table-cell office:value-type="string" table:style-name="ce3">
            <text:p>Recent research suggests that witnessing events of fission (e.g., the splitting of a solid object) impairs human infants’, human adults’, and non-human primates’ object represen tations. The present studies investigated the reactions of gorillas and orangutans to cohe sion violation across different types of fission events implementing a behavioral paradigm previously used with human infants. Results suggest that fission events vary in their impact on representational abilities but do not destroy apes’ representations of continu ously existing objects</text:p>
          </table:table-cell>
          <table:table-cell office:value-type="string" table:style-name="ce2">
            <text:p>quantities and time</text:p>
          </table:table-cell>
          <table:table-cell office:value-type="string" table:style-name="ce2">
            <text:p>conservation of quantities</text:p>
          </table:table-cell>
          <table:table-cell table:style-name="ce2"/>
          <table:table-cell table:number-columns-repeated="16378" table:style-name="ce1"/>
        </table:table-row>
        <table:table-row table:style-name="ro1">
          <table:table-cell office:value-type="string" table:style-name="ce2">
            <text:p>cacchione2010intuitions</text:p>
          </table:table-cell>
          <table:table-cell office:value-type="string" table:style-name="ce2">
            <text:p>Cacchione, T., &amp; Call, J. (2010). Intuitions about gravity and solidity in great apes: the tubes task. Developmental Science, 13(2), 320-330. doi:10.1111/j.1467-7687.2009.00881.x.</text:p>
          </table:table-cell>
          <table:table-cell office:value-type="string" table:style-name="ce3">
            <text:p>We investigated whether great apes, like human infants, monkeys and dogs, are subject to a strong gravity bias when tested with the tubes task, and – in case of mastery – what the source of competence on the tubes task is. We presented 22 apes with three versions of the tubes task, in which an object is dropped down a tube connected to one of three potential hiding places and the subject is required to locate the object. In two versions, apes were confronted with a causal tube that varied in the amount of perceptual information it provided (i.e. presence or absence of acoustic cues). The third version was a non-causal adaptation of the task in which a painted line ‘connected’ dropping and hiding places. Results indicate that apes neither have a reliable gravity bias when tested with the tubes, nor understand the causal function of the tube. Even though there is evidence that they can integrate tube-related causal information to localize the object, they seem to depend mainly on non-causal inferences when searching for an invisibly displaced object.</text:p>
          </table:table-cell>
          <table:table-cell office:value-type="string" table:style-name="ce2">
            <text:p>tools and causality</text:p>
          </table:table-cell>
          <table:table-cell office:value-type="string" table:style-name="ce2">
            <text:p>causal inferences</text:p>
          </table:table-cell>
          <table:table-cell office:value-type="string" table:style-name="ce2">
            <text:p>space and objects</text:p>
          </table:table-cell>
          <table:table-cell office:value-type="string" table:style-name="ce2">
            <text:p>tracking object displacements</text:p>
          </table:table-cell>
          <table:table-cell office:value-type="string" table:style-name="ce2">
            <text:p>tools and causality</text:p>
          </table:table-cell>
          <table:table-cell office:value-type="string" table:style-name="ce2">
            <text:p>causal inferences</text:p>
          </table:table-cell>
          <table:table-cell table:number-columns-repeated="16375" table:style-name="ce1"/>
        </table:table-row>
        <table:table-row table:style-name="ro1">
          <table:table-cell office:value-type="string" table:style-name="ce2">
            <text:p>cacchione2013chimpanzees</text:p>
          </table:table-cell>
          <table:table-cell office:value-type="string" table:style-name="ce2">
            <text:p>Cacchione, T., Hrubesch, C., &amp; Call, J. (2013). Chimpanzees (Pan troglodytes) and bonobos (Pan paniscus) quantify split solid objects. Animal Cognition, 16(1), 1-10. doi:10.1007/s10071-012-0545-3.</text:p>
          </table:table-cell>
          <table:table-cell office:value-type="string" table:style-name="ce3">
            <text:p>Recent research suggests that gorillas’ and orangutans’ object representations survive cohesion violations (e.g., a split of a solid object into two halves), but that their processing of quantities may be affected by them. We assessed chimpanzees’ (Pan troglodytes) and bonobos’ (Pan paniscus) reactions to various fission events in the same series of action tasks modelled after infant studies previously run on gorillas and orangutans (Cacchione and Call in Cognition 116:193–203, 2010b). Results showed that all four non-human great ape species managed to quantify split objects but that their performance varied as a function of the non-cohesiveness produced in the splitting event. Spatial ambiguity and shape invariance had the greatest impact on apes’ ability to represent and quantify objects. Further, we observed species differences with gorillas performing lower than other species. Finally, we detected a substantial age effect, with ape infants below 6 years of age being outperformed by both juvenile/adolescent and adult apes.</text:p>
          </table:table-cell>
          <table:table-cell office:value-type="string" table:style-name="ce2">
            <text:p>quantities and time</text:p>
          </table:table-cell>
          <table:table-cell office:value-type="string" table:style-name="ce2">
            <text:p>conservation of quantities</text:p>
          </table:table-cell>
          <table:table-cell table:style-name="ce2"/>
          <table:table-cell table:number-columns-repeated="16378" table:style-name="ce1"/>
        </table:table-row>
        <table:table-row table:style-name="ro1">
          <table:table-cell office:value-type="string" table:style-name="ce2">
            <text:p>cacchione2014apes</text:p>
          </table:table-cell>
          <table:table-cell office:value-type="string" table:style-name="ce2">
            <text:p>Cacchione, T., Hrubesch, C., &amp; Call, J. (2014). Apes' tracking of objects and collections. Swiss Journal of Psychology, 73(1), 47-52. doi:10.1024/1421-0185/a000120.</text:p>
          </table:table-cell>
          <table:table-cell office:value-type="string" table:style-name="ce5">
            <text:p>Recent research suggests that great apes are less vulnerable to cohesion violations than human infants are. In contrast to human infants, apes successfully track nonsolid substances or split solid objects through occlusion (Cacchione &amp; Call, 2010a; Cacchione, Hrubesch, &amp; Call, 2012, 2013). The present study aims to investigate whether the lower vulnerability of great apes to cohesion violations also manifests when they are tracking collections. While even very young human infants appreciate the continuous existence of solid bound objects, they fail to show similar intuitions when tracking collections of objects (Chiang &amp; Wynn, 2000). In a manual search task inspired by recent infant research, we tested whether humans’ closest relatives, the great apes, showed a similar contrast in their reasoning about single solid objects and objects within collections. The results suggest that, in contrast to human infants, great apes appreciate the continuous existence of objects within collections and successfully track them through occlusion. This confirms the view that great apes are generally less vulnerable to cohesion violations than human infants</text:p>
          </table:table-cell>
          <table:table-cell office:value-type="string" table:style-name="ce2">
            <text:p>quantities and time</text:p>
          </table:table-cell>
          <table:table-cell office:value-type="string" table:style-name="ce2">
            <text:p>conservation of quantities</text:p>
          </table:table-cell>
          <table:table-cell office:value-type="string" table:style-name="ce2">
            <text:p>quantities and time</text:p>
          </table:table-cell>
          <table:table-cell office:value-type="string" table:style-name="ce2">
            <text:p>counting, summation and proportions</text:p>
          </table:table-cell>
          <table:table-cell table:number-columns-repeated="16377" table:style-name="ce1"/>
        </table:table-row>
        <table:table-row table:style-name="ro1">
          <table:table-cell office:value-type="string" table:style-name="ce2">
            <text:p>cacchione2014phylogenetic</text:p>
          </table:table-cell>
          <table:table-cell office:value-type="string" table:style-name="ce2">
            <text:p>Cacchione, T., Hrubesch, C., &amp; Call, J. (2014). Phylogenetic roots of quantity processing: Apes do not rely on object indexing to process quantities. Cognitive Development, 31, 79-95. doi:10.1016/j.cogdev.2014.04.002.</text:p>
          </table:table-cell>
          <table:table-cell office:value-type="string" table:style-name="ce3">
            <text:p>There is substantial evidence for human infants’ use of 2 different number processing systems, Object-File System and Approximate Number System; however, the majority of studies of non-human primates reveal processing via Approximate Number System only. The present study investigated whether apes use the Object-File System when tested with an entity-first design, often used in infant studies. Apes’ performance was consistently ratio-dependent and showed no sign of an Object-File System, regardless of entity type (rigid and flexible cohesive objects vs. non-cohesive powder and liquid). After ruling out other low-level explanations, our results suggest that great apes relied solely on an Approximate Number System. These results are discussed in light of a possible developmental difference between human infants and adult great apes.</text:p>
          </table:table-cell>
          <table:table-cell office:value-type="string" table:style-name="ce2">
            <text:p>quantities and time</text:p>
          </table:table-cell>
          <table:table-cell office:value-type="string" table:style-name="ce2">
            <text:p>counting, summation and proportions</text:p>
          </table:table-cell>
          <table:table-cell table:style-name="ce2"/>
          <table:table-cell table:number-columns-repeated="16378" table:style-name="ce1"/>
        </table:table-row>
        <table:table-row table:style-name="ro1">
          <table:table-cell office:value-type="string" table:style-name="ce2">
            <text:p>cacchione2016apes</text:p>
          </table:table-cell>
          <table:table-cell office:value-type="string" table:style-name="ce2">
            <text:p>Cacchione, T., Hrubesch, C., Call, J., &amp; Rakoczy, H. (2016). Are apes essentialists? Scope and limits of psychological essentialism in great apes. Animal Cognition, 19(5), 921-937. doi:10.1007/s10071-016-0991-4.</text:p>
          </table:table-cell>
          <table:table-cell office:value-type="string" table:style-name="ce3">
            <text:p>Human reasoning is characterized by psycho logical essentialism (Gelman in The essential child: origins of essentialism in everyday thought. Oxford University Press, New York, 2003): when reasoning about objects, we distinguish between deep essential properties defining the object’s kind and identity, and merely superficial features that can be changed without altering the object’s identity. To date, it is unclear whether psychological essentialism is based on the acquisition of linguistic means (such as kind terms) and therefore uniquely human, or whether it is a more fundamental cognitive capacity which might be present also in the absence of language. In the present study, we addressed this question by testing whether, and if so, under which circumstances non-human apes also rely on psychological essentialism to identify objects. For this purpose, we adapted classical verbal transformation scenarios used in research on psychological essentialism (Keil in Concepts, kinds, and cognitive development. MIT Press, Cambridge, 1989) and implemented them in two nonverbal tasks: first, a box task, typically used to test object individuation (Experiment 1), and second, an object choice task, typically used to test object discrimination, object preferences and logical inferences (Experiments 2–4). Taken together, the results of the four experiments suggest that under suitable circumstances (when memory and other task demands are minimized), great apes engage in basic forms of essentialist reasoning. Psychological essentialism is thus possible also in the absence of language.</text:p>
          </table:table-cell>
          <table:table-cell office:value-type="string" table:style-name="ce2">
            <text:p>features and categories</text:p>
          </table:table-cell>
          <table:table-cell office:value-type="string" table:style-name="ce2">
            <text:p>relational categories</text:p>
          </table:table-cell>
          <table:table-cell table:style-name="ce2"/>
          <table:table-cell table:number-columns-repeated="16378" table:style-name="ce1"/>
        </table:table-row>
        <table:table-row table:style-name="ro1">
          <table:table-cell office:value-type="string" table:style-name="ce2">
            <text:p>call2004inferences</text:p>
          </table:table-cell>
          <table:table-cell office:value-type="string" table:style-name="ce2">
            <text:p>Call, J. (2004). Inferences About the Location of Food in the Great Apes (Pan panicus, Pan troglodytes, Gorilla gorilla, and Pongo pygmaeus). Journal of Comparative Psychology, 118(2), 232-241. doi:10.1037/0735-7036.118.2.232.</text:p>
          </table:table-cell>
          <table:table-cell office:value-type="string" table:style-name="ce5">
            <text:p>Bonobos (Pan paniscus; n _ 4), chimpanzees (Pan troglodytes; n _ 12), gorillas (Gorilla gorilla; n _ 8), and orangutans (Pongo pygmaeus; n _ 6) were presented with 2 cups (1 baited) and given visual or auditory information about their contents. Visual information consisted of letting subjects look inside the cups. Auditory information consisted of shaking the cup so that the baited cup produced a rattling sound. Subjects correctly selected the baited cup both when they saw or heard the food. Nine individuals were above chance in both visual and auditory conditions. More important, subjects as a group selected the baited cup when only the empty cup was either shown or shaken, which means that subjects chose correctly without having seen or heard the food (i.e., inference by exclusion). Control tests showed that subjects were not more attracted to noisy cups, avoided shaken noiseless cups, or learned to use auditory information as a cue during the study. It is concluded that subjects understood that the food caused the noise, not simply that the noise was associated with the food.</text:p>
          </table:table-cell>
          <table:table-cell office:value-type="string" table:style-name="ce2">
            <text:p>space and objects</text:p>
          </table:table-cell>
          <table:table-cell office:value-type="string" table:style-name="ce2">
            <text:p>search in manipulative space</text:p>
          </table:table-cell>
          <table:table-cell office:value-type="string" table:style-name="ce2">
            <text:p>tools and causality</text:p>
          </table:table-cell>
          <table:table-cell office:value-type="string" table:style-name="ce4">
            <text:p>causal inferences</text:p>
          </table:table-cell>
          <table:table-cell table:number-columns-repeated="8" table:style-name="ce4"/>
          <table:table-cell table:number-columns-repeated="16369" table:style-name="ce1"/>
        </table:table-row>
        <table:table-row table:style-name="ro1">
          <table:table-cell office:value-type="string" table:style-name="ce2">
            <text:p>call2004unwilling</text:p>
          </table:table-cell>
          <table:table-cell office:value-type="string" table:style-name="ce2">
            <text:p>Call, J., Hare, B., Carpenter, M., &amp; Tomasello, M. (2004). 'Unwilling' versus 'unable': chimpanzees' understanding of human intentional action. Developmental Science, 7(4), 488-498. doi:10.1111/j.1467-7687.2004.00368.x.</text:p>
          </table:table-cell>
          <table:table-cell office:value-type="string" table:style-name="ce3">
            <text:p>Understanding the intentional actions of others is a fundamental part of human social cognition and behavior. An important question is therefore whether other animal species, especially our nearest relatives the chimpanzees, also understand the intentional actions of others. Here we show that chimpanzees spontaneously (without training) behave differently depending on whether a human is unwilling or unable to give them food. Chimpanzees produced more behaviors and left the testing station earlier with an unwilling compared to an unable (but willing) experimenter. These data together with other recent studies on chimpanzees’ knowledge about others’ visual perception show that chimpanzees know more about the intentional actions and perceptions of others than previously demonstrated.</text:p>
          </table:table-cell>
          <table:table-cell office:value-type="string" table:style-name="ce2">
            <text:p>theory of mind and metacognition</text:p>
          </table:table-cell>
          <table:table-cell office:value-type="string" table:style-name="ce2">
            <text:p>understanding goals and intentions</text:p>
          </table:table-cell>
          <table:table-cell table:style-name="ce2"/>
          <table:table-cell table:number-columns-repeated="16378" table:style-name="ce1"/>
        </table:table-row>
        <table:table-row table:style-name="ro1">
          <table:table-cell office:value-type="string" table:style-name="ce2">
            <text:p>call2006inferences</text:p>
          </table:table-cell>
          <table:table-cell office:value-type="string" table:style-name="ce2">
            <text:p>Call, J. (2006). Inferences by exclusion in the great apes: the effect of age and species. Animal Cognition, 9(4), 393-403. doi:10.1007/s10071-006-0037-4.</text:p>
          </table:table-cell>
          <table:table-cell office:value-type="string" table:style-name="ce5">
            <text:p>This study investigated the ability of chimpanzees, gorillas, orangutans, and bonobos to make inferences by <text:s/>exclusion using the procedure pioneered by Premack and Premack (Cognition 50:347–362, 1994) with chimpanzees. Thirty apes were presented with two different food items (banana vs. grape) on a platform and covered with identical containers. One of the items was removed from the container and placed between the two containers so that subjects could see it. After discarding this item, subjects could select between the two containers. In Experiment 1, apes preferentially selected the container that held the item that the experimenter had not discarded, especially if subjects saw the experimenter remove the item from the container (but without seeing the container empty). Experiment 3 in which the food was removed from one of the containers behind a barrier confirmed these results. In contrast, subjects performed at chance levels when a stimulus (colored plastic chip: Exp. 1; food item: Exp. 2 and Exp. 3) designated the item that had been removed. These results indicated that apes made inferences, not just learned to use a discriminative cue to avoid the empty container. Apes perceived and treated the item discarded by the experimenter as if it were the very one that had been hidden under the container. Results suggested a positive relationship between age and inferential ability independent of memory ability but no species differences.</text:p>
          </table:table-cell>
          <table:table-cell office:value-type="string" table:style-name="ce2">
            <text:p>space and objects</text:p>
          </table:table-cell>
          <table:table-cell office:value-type="string" table:style-name="ce2">
            <text:p>search in manipulative space</text:p>
          </table:table-cell>
          <table:table-cell table:style-name="ce2"/>
          <table:table-cell table:number-columns-repeated="9" table:style-name="ce4"/>
          <table:table-cell table:number-columns-repeated="16369" table:style-name="ce1"/>
        </table:table-row>
        <table:table-row table:style-name="ro1">
          <table:table-cell office:value-type="string" table:style-name="ce2">
            <text:p>call2007apes</text:p>
          </table:table-cell>
          <table:table-cell office:value-type="string" table:style-name="ce2">
            <text:p>Call, J. (2007). Apes know that hidden objects can affect the orientation of other objects. Cognition, 105(1), 1-25. doi:doi:10.1016/j.cognition.2006.08.004.</text:p>
          </table:table-cell>
          <table:table-cell office:value-type="string" table:style-name="ce5">
            <text:p>Four bonobos, seven gorillas, and six orangutans were presented with two small rectangular boards on a platform. One of the boards had a piece of food under it so that it acquired an inclined orientation whereas the other remained flat on the platform. Subjects preferentially selected the inclined board. In another experiment, subjects were initially presented with two inclined boards and a transformation took place in which one of the boards fell flat to the platform while the other remained inclined. Subjects also preferred the board that remained inclined. Two additional experiments highlighted some of the possible limitations of their reasoning in this task. Presented with two inclined boards, one of which was visibly supported by a piece of wood, they failed to systematically select the unsupported one whose only reason for being inclined was the presence of the reward. Another experiment presented two rewards in each trial (instead of the customary one) in one of the following two combinations: large banana vs. small carrot or small banana vs. large carrot. Prior to the test, E presented both rewards to the subject and then hid each of them under one of the boards so that both boards were differentially inclined due to the different sizes of the rewards involved. Although subjects selected the board that showed a greater inclination (thus securing the larger reward), they disregarded the type of food that was involved. This often meant that they chose the large carrot over the small banana even though they reversed such a choice when the rewards were not occluded by the boards. Providing subjects with a ‘reminder’ of the type of reward hidden under the boards did not alter the original results. There was no evidence of learning throughout the various experiments and control tests ruled out the possibility of inadvertent cuing by the experimenter, poor performance due to a lack of motivation, or good performance due to a predisposition to select objects with sloped surfaces. It is concluded that subjects made some inferences about the reason for the inclined orientation of the boards, and not simply associated an inclined orientation with the presence of the reward.</text:p>
          </table:table-cell>
          <table:table-cell office:value-type="string" table:style-name="ce2">
            <text:p>tools and causality</text:p>
          </table:table-cell>
          <table:table-cell office:value-type="string" table:style-name="ce4">
            <text:p>causal inferences</text:p>
          </table:table-cell>
          <table:table-cell table:number-columns-repeated="16379" table:style-name="ce1"/>
        </table:table-row>
        <table:table-row table:style-name="ro1">
          <table:table-cell office:value-type="string" table:style-name="ce2">
            <text:p>call2010apes</text:p>
          </table:table-cell>
          <table:table-cell office:value-type="string" table:style-name="ce2">
            <text:p>Call, J. (2010). Do apes know that they could be wrong? Animal Cognition, 13(5), 689-700. doi:10.1007/s10071-010-0317-x.</text:p>
          </table:table-cell>
          <table:table-cell office:value-type="string" table:style-name="ce3">
            <text:p>When confronted with uncertain or incomplete information in decision-making situations, monkeys and apes opt for either escaping the situation or seeking additional information. These responses have been interpreted as evidence of metacognitive abilities. However, this interpretation has been challenged. On the one hand, studies using the information-seeking paradigm have been criticized because subjects may simply engage in a search for information routine (e.g., search until spot the reward) without any metacognitive involvement. On the other hand, studies using the escape response paradigm have been criticized because subjects may not recognize their own state of uncertainty but have learned to use the escape response in the presence of certain stimuli configurations that create uncertainty. The current study attempted to address these two criticisms by presenting great apes (seven gorillas, eight chimpanzees, four bonobos, seven orangutans) with a seeking information task whose basic procedure consisted of presenting two hollow tubes, baiting one of them and letting subjects choose. Conditions varied depending on whether subjects had visual access to the baiting, the cost associated with seeking information, the time interval between baiting and choosing, the food quality and the additional information offered regarding the food’s location. Although subjects showed a high retrieval accuracy when they had witnessed the baiting, they were more likely to check inside the tube before choosing when high stakes were involved (Experiment 3) or after a longer period of time had elapsed between the baiting and the retrieval of the reward (Experiment 2). In contrast, providing subjects with indirect auditory information about the food’s location or increasing the cost of checking reduced checking before choosing (Experiment 1). Taken together, these findings suggest that subjects knew that they could be wrong when choosing.</text:p>
          </table:table-cell>
          <table:table-cell office:value-type="string" table:style-name="ce2">
            <text:p>theory of mind and metacognition</text:p>
          </table:table-cell>
          <table:table-cell office:value-type="string" table:style-name="ce2">
            <text:p>understanding the self and metacognition</text:p>
          </table:table-cell>
          <table:table-cell table:style-name="ce2"/>
          <table:table-cell table:number-columns-repeated="16378" table:style-name="ce1"/>
        </table:table-row>
        <table:table-row table:style-name="ro1">
          <table:table-cell office:value-type="string" table:style-name="ce2">
            <text:p>christie2016sensitivity</text:p>
          </table:table-cell>
          <table:table-cell office:value-type="string" table:style-name="ce2">
            <text:p>Christie, S., Gentner, D., Call, J., &amp; Haun, D. B. M. (2016). Sensitivity to relational similarity and object similarity in apes and children. Current Biology, 26(4), 531-535. doi:10.1016/j.cub.2015.12.054.</text:p>
          </table:table-cell>
          <table:table-cell office:value-type="string" table:style-name="ce3">
            <text:p>Relational reasoning is a hallmark of sophisticated cognition in humans [1, 2]. Does it exist in other primates? Despite some affirmative answers [3–11], there appears to be a wide gap in relational ability between humans and other primates—even other apes [1, 2]. Here, we test one possible explanation for this gap, motivated by developmental research showing that young humans often fail at relational reasoning tasks because they focus on objects instead of relations [12–14]. When asked, ‘‘duck:duckling is like tiger:?,’’ preschool children choose another duckling (object match) rather than a cub. If other apes share this focus on concrete objects, it could undermine their relational reasoning in similar ways. To test this, we compared great apes and 3-year-oldhumans’ relational reasoning on the same spatial mapping task, with and without competing object matches. Without competing object matches, both children and Pan species (chimpanzees and bonobos) spontaneously used relational similarity, albeit children more so. But when object matches were present, only children responded strongly to them. We conclude that the relational gap is not due to great apes’ preference for concrete objects. In fact, young humans show greater object focus than nonhuman apes.</text:p>
          </table:table-cell>
          <table:table-cell office:value-type="string" table:style-name="ce2">
            <text:p>space and objects</text:p>
          </table:table-cell>
          <table:table-cell office:value-type="string" table:style-name="ce2">
            <text:p>relational categories</text:p>
          </table:table-cell>
          <table:table-cell table:style-name="ce2"/>
          <table:table-cell table:number-columns-repeated="16378" table:style-name="ce1"/>
        </table:table-row>
        <table:table-row table:style-name="ro1">
          <table:table-cell office:value-type="string" table:style-name="ce2">
            <text:p>close2015colour</text:p>
          </table:table-cell>
          <table:table-cell office:value-type="string" table:style-name="ce2">
            <text:p>Close, J., &amp; Call, J. (2015). From colour photographs to black-and-white line drawings: An assessment of chimpanzees' (Pan troglodytes') transfer behaviour. Animal Cognition, 18(2), 437-449. doi:10.1007/s10071-014-0813-5.</text:p>
          </table:table-cell>
          <table:table-cell office:value-type="string" table:style-name="ce3">
            <text:p>Over two experiments, we investigated the ability of two adolescent and two adult chimpanzees to generalise a learnt, pictorial categorisation to increasingly degraded and abstract stimuli. In Experiment 2, we further assessed the ability of the adolescent chimpanzees to engage in open-ended categorisation of black-and-white line drawings. The current results confirmed and extended previous findings, showing that sub-adult chimpanzees outperform adult chimpanzees in the categorisation of pictorial stimuli, particularly when the stimuli are more degraded and abstract in nature. However, none of the four chimpanzees showed positive transfer of their category learning to a set of black-and-white line drawings, and neither of the adolescent chimpanzees evidenced reliable open-ended categorisation of the black-and-white line drawings. The latter findings suggest that both sub-adult and adult chimpanzees find it difficult to recognise black and- white line drawings, and that open-ended categorisation of black-and-white line drawings is challenging for chimpanzees.</text:p>
          </table:table-cell>
          <table:table-cell office:value-type="string" table:style-name="ce2">
            <text:p>features and categories</text:p>
          </table:table-cell>
          <table:table-cell office:value-type="string" table:style-name="ce2">
            <text:p>natural categories</text:p>
          </table:table-cell>
          <table:table-cell table:style-name="ce2"/>
          <table:table-cell table:number-columns-repeated="16378" table:style-name="ce1"/>
        </table:table-row>
        <table:table-row table:style-name="ro1">
          <table:table-cell office:value-type="string" table:style-name="ce2">
            <text:p>damerius2017orientation</text:p>
          </table:table-cell>
          <table:table-cell office:value-type="string" table:style-name="ce2">
            <text:p>Damerius, L. A., Forss, S. I. F., Kosonen, Z. K., Willems, E. P., Burkart, J. M., Call, J., Galdikas, B. M. F., Liebal, K., Haun, D. B. M., &amp; van Schaik, C. P. (2017). Orientation toward humans predicts cognitive performance in orang-utans. Scientific Reports, 7(1). https://doi.org/10.1038/srep40052</text:p>
          </table:table-cell>
          <table:table-cell office:value-type="string" table:style-name="ce5">
            <text:p>Non-human animals sometimes show marked intraspecific variation in their cognitive abilities that may reflect variation in external inputs and experience during the developmental period. We examined variation in exploration and cognitive performance on a problem-solving task in a large sample of captive orang-utans (Pongo abelii &amp; P. pygmaeus, N = 103) that had experienced different rearing and housing conditions during ontogeny, including human exposure. In addition to measuring exploration and cognitive performance, we also conducted a set of assays of the subjects’ psychological orientation, including reactions towards an unfamiliar human, summarized in the human orientation index (HOI), and towards novel food and objects. Using generalized linear mixed models we found that the HOI, rather than rearing background, best predicted both exploration and problem-solving success. Our results suggest a cascade of processes: human orientation was accompanied by a change in motivation towards problem-solving, expressed in reduced neophobia and increased exploration variety, which led to greater experience, and thus eventually to higher performance in the task. We propose that different experiences with humans caused individuals to vary in curiosity and understanding of the physical problem-solving task. We discuss the implications of these findings for comparative studies of cognitive ability.</text:p>
          </table:table-cell>
          <table:table-cell office:value-type="string" table:style-name="ce2">
            <text:p>tools and causality</text:p>
          </table:table-cell>
          <table:table-cell office:value-type="string" table:style-name="ce2">
            <text:p>tool features and functions</text:p>
          </table:table-cell>
          <table:table-cell office:value-type="string" table:style-name="ce2">
            <text:p>cooperation and competition</text:p>
          </table:table-cell>
          <table:table-cell office:value-type="string" table:style-name="ce6">
            <text:p>the social economy</text:p>
          </table:table-cell>
          <table:table-cell office:value-type="string" table:style-name="ce4">
            <text:p>social learning and culture</text:p>
          </table:table-cell>
          <table:table-cell table:style-name="ce7"/>
          <table:table-cell table:number-columns-repeated="16375" table:style-name="ce4"/>
        </table:table-row>
        <table:table-row table:style-name="ro1">
          <table:table-cell office:value-type="string" table:style-name="ce2">
            <text:p>dufour2009calculated</text:p>
          </table:table-cell>
          <table:table-cell office:value-type="string" table:style-name="ce2">
            <text:p>Dufour, V., Péle, M., Neumann, M., Thierry, B., &amp; Call, J. (2009). Calculated reciprocity after all: computation behind token transfers in orang-utans. Biology Letters, 5(2), 172-175. doi:10.1098/rsbl.2008.0644.</text:p>
          </table:table-cell>
          <table:table-cell office:value-type="string" table:style-name="ce3">
            <text:p>Transfers and services are frequent in the animal kingdom. However, there is no clear evidence in animals that such transactions are based on weighing costs and benefits when giving or returning favours and keeping track of them over time (i.e. calculated reciprocity). We tested two orang-utans (Pongo pygmaeus abelii ) in a token-exchange paradigm, in which each individual could exchange a token for food with the experimenter but only after first obtaining the token from the other orang-utan. Each orang-utan possessed tokens valuable to their partner but useless to themselves. Both orangutans actively transferred numerous tokens (mostly partner-valuable) to their partner. One of the orang-utans routinely used gestures to request tokens while the other complied with such requests. Although initially the transfers were biased in one direction, they became more balanced towards the end of the study. Indeed, data on the last three series produced evidence of reciprocity both between and within trials. We observed an increase in the number and complexity of exchanges and alternations. This study is the first experimental demonstration of the occurrence of direct transfers of goods based on calculated reciprocity in non-human-primates.</text:p>
          </table:table-cell>
          <table:table-cell office:value-type="string" table:style-name="ce2">
            <text:p>competition and cooperation</text:p>
          </table:table-cell>
          <table:table-cell office:value-type="string" table:style-name="ce2">
            <text:p>the social economy</text:p>
          </table:table-cell>
          <table:table-cell table:style-name="ce2"/>
          <table:table-cell table:number-columns-repeated="16378" table:style-name="ce1"/>
        </table:table-row>
        <table:table-row table:style-name="ro1">
          <table:table-cell office:value-type="string" table:style-name="ce2">
            <text:p>duguid2014coordination</text:p>
          </table:table-cell>
          <table:table-cell office:value-type="string" table:style-name="ce2">
            <text:p>Duguid, S., Wyman, E., Bullinger, A. F., Herfurth-Majstorovic, K., &amp; Tomasello, M. (2014). Coordination strategies of chimpanzees and human children in a Stag Hunt game. Proceedings of the Royal Society B: Biological Sciences, 281(1796): 20141973. doi:10.1098/rspb.2014.1973.</text:p>
          </table:table-cell>
          <table:table-cell office:value-type="string" table:style-name="ce3">
            <text:p>Much of human cooperation takes place in mutualistic contexts in which the main challenge for individuals is how to coordinate decisions. In the current studies, we compared the abilities of chimpanzees and young children to coordinate with a partner in two versions of a Stag Hunt game. When risks were low (the hare was of low value) and information was cheap (the partner's behaviour was readily observable), partners of both species were able to successfully coordinate on the higher value stag more than 90% of the time. By contrast, when the risks were raised and observing the partner was more difficult, the chimpanzees became less successful, whereas the children compensated, and so remained highly successful, by communicating more often and more specifically. This pattern of results is consistent with the hypothesis that humans evolved unique skills of coordination and communication in the context of especially risky coordination problems.</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duguid2020strategies</text:p>
          </table:table-cell>
          <table:table-cell office:value-type="string" table:style-name="ce2">
            <text:p>Duguid, S., Wyman, E., Grueneisen, S., &amp; Tomasello, M. (2020). The strategies used by chimpanzees (Pan troglodytes) and children (Homo sapiens) to solve a simple coordination problem. Journal of Comparative Psychology, 134(4), 401-411. doi:10.1037/com0000220.</text:p>
          </table:table-cell>
          <table:table-cell office:value-type="string" table:style-name="ce3">
            <text:p>One of the challenges of collaboration is to coordinate decisions with others, and recent theories have proposed that humans, in particular, evolved skills to address this challenge. To test this hypothesis, we compared the coordination abilities of 4-year-old children and chimpanzees with a simple coordination problem. To retrieve a reward from a 'puzzle box', pairs of individuals were simply required to choose the same 1 of 4 options. If successful, they each received the same reward, so there were no conflicts of interest. Individuals were paired with multiple partners over time. Both species were able to coordinate, but there were marked differences in the way they did so. Children were able to coordinate quickly and flexibly, adjusting easily to new partners, suggesting an understanding of the coordination process. In contrast, chimpanzees took time to converge on a single solution with each new partner, with no gains across partners, suggesting that their coordination was based only on repeating successful past choices. Together, these results support the hypothesis that humans have evolved unique skills for coordinating decisions and actions with others in the pursuit of common interests.</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ebel2018interplay</text:p>
          </table:table-cell>
          <table:table-cell office:value-type="string" table:style-name="ce2">
            <text:p>Ebel, S. J., &amp; Call, J. (2018). The interplay of prior experience and motivation in great ape problem-solving (Gorilla gorilla, Pan paniscus, Pan troglodytes, and Pongo abelii). Journal of Comparative Psychology, 132(3), 294-305. doi:10.1037/com0000117.</text:p>
          </table:table-cell>
          <table:table-cell office:value-type="string" table:style-name="ce5">
            <text:p>Many primate species have a strong disposition to approach and manipulate objects in captivity. However, few studies have investigated what primates learn during free exploration of objects in the absence of rewards, and how previous problem-solving performance influences subsequent exploration. We confronted members of each of the four nonhuman great ape species (N _ 25) with the collapsible platform task that required subjects to drop a stone inside a tube to collapse a platform and release a reward. Subjects received four successive sessions with an empty apparatus (exploration driven by intrinsic motivation) followed by four with a baited apparatus (problem-solving driven by extrinsic motivation) or vice versa. Apes who first faced an empty apparatus solved the task more quickly in the baited condition than apes who started with this condition. Moreover, apes starting with the baited condition took longer to collapse the platform in the first trial than apes who started with the empty condition. This study suggests that apes exposed to an empty apparatus before the test gain information that is later used to solve the task in a more efficient manner. Thus, apes learn about action–outcome contingencies during free exploration. Moreover, it indicates that the presence of food rewards distracts apes and delays problem-solving because apes’ attention is mainly <text:s text:c="2"/>focused on the food.</text:p>
          </table:table-cell>
          <table:table-cell office:value-type="string" table:style-name="ce2">
            <text:p>tools and causality</text:p>
          </table:table-cell>
          <table:table-cell office:value-type="string" table:style-name="ce4">
            <text:p>ontogeny, innovation and planning</text:p>
          </table:table-cell>
          <table:table-cell table:number-columns-repeated="7" table:style-name="ce1"/>
          <table:table-cell table:number-columns-repeated="4" table:style-name="ce4"/>
          <table:table-cell table:number-columns-repeated="16368"/>
        </table:table-row>
        <table:table-row table:style-name="ro1">
          <table:table-cell office:value-type="string" table:style-name="ce2">
            <text:p>ebel2019innovative</text:p>
          </table:table-cell>
          <table:table-cell office:value-type="string" table:style-name="ce2">
            <text:p>Ebel, S. J., Schmelz, M., Herrmann, E., &amp; Call, J. (2019). Innovative problem solving in great apes: The role of visual feedback in the floating peanut task. Animal Cognition, 22(5), 791-805. doi:10.1007/s10071-019-01275-0.</text:p>
          </table:table-cell>
          <table:table-cell office:value-type="string" table:style-name="ce5">
            <text:p>Nonhuman great apes show remarkable behavioural flexibility. Some individuals are even able to use water as a tool: They spit water into a vertical tube to make a peanut float upwards until it comes into reach (floating peanut task; FPT). In the current study, we used the FPT to investigate how visual feedback, an end-state demonstration and a social demonstration affect task performance in nonhuman great apes in three experiments. Our results indicate that apes who had acquired the solution with a clear tube maintained it with an opaque one. However, apes starting with an opaque tube failed to solve the task. Additionally, facing the peanut floating on a water-filled tube (i.e., an end-state demonstration) promoted success independent on the availability of visual feedback. Moreover, experiencing how water was poured into the tube either by a human demonstrator or by a water tap that had been opened either by the ape or a human did not seem to be of further assistance. First, this study suggests that great apes require visual feedback for solving the FPT, which is no longer required after the initial acquisition. Second, some subjects benefit from encountering the end-state, a finding corroborating previous studies.</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ebel2020object</text:p>
          </table:table-cell>
          <table:table-cell office:value-type="string" table:style-name="ce2">
            <text:p>Ebel, S. J., Kopp, K. S., &amp; Liebal, K. (2020). Object preferences in captive Sumatran orang-utans (Pongo abelii). Behavioural Processes, 170: 103993. doi:10.1016/j.beproc.2019.103993.</text:p>
          </table:table-cell>
          <table:table-cell office:value-type="string" table:style-name="ce5">
            <text:p>While preferences for perceptual features of objects are well studied in humans, little is known about this trait in other great apes. We therefore presented captive Sumatran orang-utans (Pongo abelii) with objects that differed in shape (spherical, cuboid), colour (red, green), or texture (hard, soft). Overall, orang-utans preferred spherical over cuboid and red over green objects. Soft objects were preferred over hard ones. However, this preference might be confounded by the decomposable characteristic of soft objects since the orang-utans often unwrapped them. This study shows object preferences in orang-utans similar to those in humans, suggesting that perceptual preferences for basic object features such as shape and colour may be shared across primate species</text:p>
          </table:table-cell>
          <table:table-cell office:value-type="string" table:style-name="ce2">
            <text:p>features and categories</text:p>
          </table:table-cell>
          <table:table-cell office:value-type="string" table:style-name="ce2">
            <text:p>natural categories</text:p>
          </table:table-cell>
          <table:table-cell table:number-columns-repeated="2" table:style-name="ce2"/>
          <table:table-cell table:style-name="ce4"/>
          <table:table-cell table:number-columns-repeated="4" table:style-name="ce1"/>
          <table:table-cell table:number-columns-repeated="2" table:style-name="ce4"/>
          <table:table-cell table:style-name="ce2"/>
          <table:table-cell table:style-name="ce4"/>
          <table:table-cell table:number-columns-repeated="16368"/>
        </table:table-row>
        <table:table-row table:style-name="ro1">
          <table:table-cell office:value-type="string" table:style-name="ce2">
            <text:p>ebel2021prior</text:p>
          </table:table-cell>
          <table:table-cell office:value-type="string" table:style-name="ce2">
            <text:p>Ebel, S. J., Völter, C. J., &amp; Call, J. (2021). Prior experience mediates the usage of food items as tools in great apes (Pan paniscus, Pan troglodytes, Gorilla gorilla, and Pongo abelii).Journal of Comparative Psychology,135(1), 64-73.</text:p>
          </table:table-cell>
          <table:table-cell office:value-type="string" table:style-name="ce3">
            <text:p>Humans use tools with specific functions to solve tasks more efficiently. However, functional specialization often comes at a cost: It can hinder the production of actions that are not usually performed with those tools, thus resulting in a fixation effect (functional fixedness). Little is known about whether our closest living relatives, the nonhuman great apes, are vulnerable to this detrimental effect of experience. We examined whether great apes from 4 species (N _ 35) would become fixated on the familiar action with an object. More precisely, some subjects experienced a novel food item (grissini), either whole or broken into pieces, whereas others did not. Then, subjects faced a task that required them to use the food item to rake in an out-of-reach food reward. Results indicated that all 4 species could use a food item as a tool. Apes were more likely to do so in the first trial when they had not experienced the tool as food before, even though they tasted the food before using it as a tool. Orangutans and bonobos used the food item more often as a tool than chimpanzees. A preference test ruled out that performance was dependent on individual or species food preferences. Our results suggest that apes might have represented one object in two different ways (i.e., as “food” and as “tool”) and then became fixated on one of these two representations. However, it is unclear whether the fixation occurred because of the item’s prior function or its identity..</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eckert2017great</text:p>
          </table:table-cell>
          <table:table-cell office:value-type="string" table:style-name="ce2">
            <text:p>Eckert, J., Rakoczy, H., &amp; Call, J. (2017). Are great apes able to reason from multi-item samples to populations of food items? American Journal of Primatology, 79(10): e22693. doi:10.1002/ajp.22693.</text:p>
          </table:table-cell>
          <table:table-cell office:value-type="string" table:style-name="ce3">
            <text:p>Inductive learning from limited observations is a cognitive capacity of fundamental importance. In humans, it is underwritten by our intuitive statistics, the ability to draw systematic inferences from populations to randomly drawn samples and vice versa. According to recent research in cognitive development, human intuitive statistics develops early in infancy. Recent work in comparative psychology has produced first evidence for analogous cognitive capacities in great apes who flexibly drew inferences from populations to samples. In the present study, we investigated whether great apes (Pongo abelii, Pan troglodytes, Pan paniscus, Gorilla gorilla) also draw inductive inferences in the opposite direction, from samples to populations. In two experiments, apes saw an experimenter randomly drawing one multi-item sample from each of two populations of food items. The populations differed in their proportion of preferred to neutral items (24:6 vs. 6:24) but apes saw only the distribution of food items in the samples that reflected the distribution of the respective populations (e.g., 4:1 vs. 1:4). Based on this observation they were then allowed to choose between the two populations. Results show that apes seemed to make inferences from samples to populations and thus chose the population from which the more favorable (4:1) sample was drawn in Experiment 1. In this experiment, the more attractive sample not only contained proportionally but also absolutely more preferred food items than the less attractive sample. Experiment 2, however, revealed that when absolute and relative frequencies were disentangled, apes performed at chance level. Whether these limitations in apes’ performance reflect true limits of cognitive competence or merely performance limitations due to accessory task demands is still an open question.</text:p>
          </table:table-cell>
          <table:table-cell office:value-type="string" table:style-name="ce2">
            <text:p>quantities and time</text:p>
          </table:table-cell>
          <table:table-cell office:value-type="string" table:style-name="ce2">
            <text:p>counting, summation and proportio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engelmann2012five</text:p>
          </table:table-cell>
          <table:table-cell office:value-type="string" table:style-name="ce2">
            <text:p>Engelmann, J. M., Herrmann, E., &amp; Tomasello, M. (2012). Five-year olds, but not chimpanzees, attempt to manage their reputations. PLoS One, 7(10): e48433. doi:10.1371/journal.pone.0048433.</text:p>
          </table:table-cell>
          <table:table-cell office:value-type="string" table:style-name="ce3">
            <text:p>Virtually all theories of the evolution of cooperation require that cooperators find ways to interact with one another selectively, to the exclusion of cheaters. This means that individuals must make reputational judgments about others as cooperators, based on either direct or indirect evidence. Humans, and possibly other species, add another component to the process: they know that they are being judged by others, and so they adjust their behavior in order to affect those judgments – so-called impression management. Here, we show for the first time that already preschool children engage in such behavior. In an experimental study, 5-year-old human children share more and steal less when they are being watched by a peer than when they are alone. In contrast, chimpanzees behave the same whether they are being watched by a groupmate or not. This species difference suggests that humans’ concern for their own self-reputation, and their tendency to manage the impression they are making on others, may be unique to humans among primates.</text:p>
          </table:table-cell>
          <table:table-cell office:value-type="string" table:style-name="ce2">
            <text:p>competition and cooperation</text:p>
          </table:table-cell>
          <table:table-cell office:value-type="string" table:style-name="ce2">
            <text:p>the social economy</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engelmann2017social</text:p>
          </table:table-cell>
          <table:table-cell office:value-type="string" table:style-name="ce2">
            <text:p>Engelmann, J. M., Clift, J. B., Herrmann, E., &amp; Tomasello, M. (2017). Social disappointment explains chimpanzees' behaviour in the inequity aversion task. Proceedings of the Royal Society B: Biological Sciences, 284(1861): 20171502. doi:10.1098/rspb.2017.1502.</text:p>
          </table:table-cell>
          <table:table-cell office:value-type="string" table:style-name="ce3">
            <text:p>Chimpanzees’ refusal of less-preferred food when an experimenter has previously provided preferred food to a conspecific has been taken as evidence for a sense of fairness. Here, we present a novel hypothesis—the social disappointment hypothesis—according to which food refusals express chimpanzees’ disappointment in the human experimenter for not rewarding them as well as they could have. We tested this hypothesis using a two-by two design in which food was either distributed by an experimenter or a machine and with a partner present or absent. We found that chimpanzees were more likely to reject food when it was distributed by an experimenter rather than by a machine and that they were not more likely to do so when a partner was present. These results suggest that chimpanzees’ refusal of less preferred food stems from social disappointment in the experimenter and not from a sense of fairness.</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fletcher2012differences</text:p>
          </table:table-cell>
          <table:table-cell office:value-type="string" table:style-name="ce2">
            <text:p>Fletcher, G. E., Warneken, F., &amp; Tomasello, M. (2012). Differences in cognitive processes underlying the collaborative activities of children and chimpanzees. Cognitive Development, 27(2), 136-153. doi:10.1016/j.cogdev.2012.02.003.</text:p>
          </table:table-cell>
          <table:table-cell office:value-type="string" table:style-name="ce3">
            <text:p>We compared the performance of 3- and 5-year-old children with that of chimpanzees in two tasks requiring collaboration via complementary roles. In both tasks, children and chimpanzees were able to coordinate two complementary roles with peers and solve the problem cooperatively. This is the first experimental demonstration of the coordination of complementary roles in chimpanzees. In the second task, neither species was skillful at waiting for a partner to be positioned appropriately before beginning (although children did hesitate significantly longer when the partner was absent). The main difference between species in both tasks was in children’s, but not chimpanzees’, ability to profit from experience as a collaborator in one role when later reversing roles. This difference suggests that as they participate in a collaboration, young children integrate both roles into a single “birds-eye-view” representational format in a way that chimpanzees do not.</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forss2016cognitive</text:p>
          </table:table-cell>
          <table:table-cell office:value-type="string" table:style-name="ce2">
            <text:p>Forss, S., Willems, E., Call, J., &amp; van Schaik, C. (2016). Cognitive differences between orang-utan species: a test of the cultural intelligence hypothesis. Scientific Reports, 6, 30516. doi:10.1038/srep30516.</text:p>
          </table:table-cell>
          <table:table-cell office:value-type="string" table:style-name="ce5">
            <text:p>Cultural species can - or even prefer to - learn their skills from conspecifics. According to the cultural intelligence hypothesis, selection on underlying mechanisms not only improves this social learning ability but also the asocial (individual) learning ability. Thus, species with systematically richer opportunities to socially acquire knowledge and skills should over time evolve to become more intelligent. We experimentally compared the problem-solving ability of Sumatran orang-utans (Pongo abelii), which are sociable in the wild, with that of the closely related, but more solitary Bornean orangutans (P. pygmaeus), under the homogeneous environmental conditions provided by zoos. Our results revealed that Sumatrans showed superior innate problem-solving skills to Borneans, and also showed greater inhibition and a more cautious and less rough exploration style. This pattern is consistent with the cultural intelligence hypothesis, which predicts that the more sociable of two sister species experienced stronger selection on cognitive mechanisms underlying learning.</text:p>
          </table:table-cell>
          <table:table-cell office:value-type="string" table:style-name="ce2">
            <text:p>tools and causality</text:p>
          </table:table-cell>
          <table:table-cell office:value-type="string" table:style-name="ce2">
            <text:p>tool features and functions</text:p>
          </table:table-cell>
          <table:table-cell office:value-type="string" table:style-name="ce2">
            <text:p>social learning and culture</text:p>
          </table:table-cell>
          <table:table-cell table:style-name="ce7"/>
          <table:table-cell table:number-columns-repeated="5" table:style-name="ce1"/>
          <table:table-cell table:number-columns-repeated="4" table:style-name="ce4"/>
          <table:table-cell table:number-columns-repeated="16368"/>
        </table:table-row>
        <table:table-row table:style-name="ro1">
          <table:table-cell office:value-type="string" table:style-name="ce2">
            <text:p>girndt2008task</text:p>
          </table:table-cell>
          <table:table-cell office:value-type="string" table:style-name="ce2">
            <text:p>Girndt, A., Meier, T., &amp; Call, J. (2008). Task Constraints Mask Great Apes' Ability to Solve the Trap-Table Task. Animal Behavior Processes, 34(1), 54-62. doi:10.1037/0097-7403.34.1.54.</text:p>
          </table:table-cell>
          <table:table-cell office:value-type="string" table:style-name="ce5">
            <text:p>Researchers have investigated animals’ causal knowledge with a task requiring subjects to use a tool to bring a reward within reach whilst avoiding a trap. Previous studies have suggested limitations in the ability of several species to avoid traps in tubes or tables. However, certain features may have inflated task difficulty. We tested 20 chimpanzees (Pan troglodytes), 7 orangutans (Pongo pygmaeus), 5 bonobos (Pan paniscus), and 5 gorillas (Gorilla gorilla) in the trap-table—a task in which subjects have to pull one of two rakes prepositioned behind two rewards on a flat surface. One of the rewards is in front of a trap into which it will fall. We investigated the effect of trap type, tool type, the number of available tools, and reinforcement regime on performance. We replicated previous findings showing that apes failed to choose the correct rake above chance. However, when they could instead choose where to insert a single tool, around 80% of the apes solved the trap-table task in the first trial, revealing an important effect of task constraints on their performance.</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goot2014differences</text:p>
          </table:table-cell>
          <table:table-cell office:value-type="string" table:style-name="ce2">
            <text:p>van der Goot, M. H., Tomasello, M., &amp; Liszkowski, U. (2013). Differences in the Nonverbal Requests of Great Apes and Human Infants. Child Development, 85(2), 444–455. https://doi.org/10.1111/cdev.12141</text:p>
          </table:table-cell>
          <table:table-cell office:value-type="string" table:style-name="ce3">
            <text:p>This study investigated how great apes and human infants use imperative pointing to request objects. In a series of three experiments (infants, N = 44; apes, N = 12), subjects were given the opportunity to either point to a desired object from a distance or else to approach closer and request it proximally. The apes always approached close to the object, signaling their request through instrumental actions. In contrast, the infants quite often stayed at a distance, directing the experimenters’ attention to the desired object through index finger pointing, even when the object was in the open and they could obtain it by themselves. Findings distinguish 12-month-olds’ imperative pointing from ontogenetic and phylogenetic earlier forms of ritualized reaching.</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greenberg2010chimpanzee</text:p>
          </table:table-cell>
          <table:table-cell office:value-type="string" table:style-name="ce2">
            <text:p>Greenberg, J. R., Hamann, K., Warneken, F., &amp; Tomasello, M. (2010). Chimpanzee helping in collaborative and noncollaborative contexts. Animal Behaviour, 80(5), 873-880. doi:10.1016/j.anbehav.2010.08.008.</text:p>
          </table:table-cell>
          <table:table-cell office:value-type="string" table:style-name="ce5">
            <text:p>Chimpanzees, Pan troglodytes, help others in a variety of contexts. Some researchers have claimed that this only occurs when food is not involved and the recipient actively solicits help. In the current study, however, we found that chimpanzees often helped conspecifics obtain food in a pulling task with no solicitation whatsoever, in a situation in which, based on past experience, the conspecific’s desire for the food was apparent.We also assessed whether the collaborative context of the situation impacted helping rates. Specifically, we compared how often both partners obtained rewards when one partner needed the help of the other, who had already received a reward for free (helping without collaboration), and when one partner needed the other’s help after they had already begun collaborating (helping during collaboration). Partners provided assistance significantly more often in both of these helping conditions than in a control condition in which partners could provide unneeded help. However, unlike human children who have been tested in a similar task, chimpanzees did not help their partner more during (than without) collaboration. These results suggest that chimpanzees’ helping behaviour is more robust than previously believed, but at the same time may have different evolutionary roots from the helping behaviour of humans.</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gretscher2017prelinguistic</text:p>
          </table:table-cell>
          <table:table-cell office:value-type="string" table:style-name="ce2">
            <text:p>Gretscher, H., Tempelmann, S., Haun, D. B. M., Liebal, K., &amp; Kaminski, J. (2017). Prelinguistic human infants and great apes show different communicative strategies in a triadic request situation. PLoS One, 12(4): e0175227. doi:10.1371/journal.pone.0175227.</text:p>
          </table:table-cell>
          <table:table-cell office:value-type="string" table:style-name="ce3">
            <text:p>In the present research, we investigate the communicative strategies of 20 month old human infants and great apes when requesting rewards from a human experimenter. Infants and apes both adapted their signals to the attentional state of the experimenter as well as to the location of the reward. Yet, while infants frequently positioned themselves in front of the experimenter and pointed towards a distant reward, apes either remained in the experimenter's line of sight and pointed towards him or moved out of sight and pointed towards the reward. Further, when pointing towards a reward that was placed at a distance from the experimenter, only the infants, and not the apes, took the experimenter's attentional state into account. These results demonstrate that prelinguistic human infants and nonhuman apes use different means when guiding others' attention to a location; indicating that differing cognitive mechanisms may underlie their pointing gestures.</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grosse2015differences</text:p>
          </table:table-cell>
          <table:table-cell office:value-type="string" table:style-name="ce2">
            <text:p>Grosse, K., Carpenter, M., Call, J., &amp; Tomasello, M. (2015). Differences in the ability of apes and children to instruct others using gestures. Language Learning and Development, 11(4), 310-330. doi:10.1080/15475441.2014.955246.</text:p>
          </table:table-cell>
          <table:table-cell office:value-type="string" table:style-name="ce3">
            <text:p>In all human cultures, people gesture iconically. However, the evolutionary basis of iconic gestures is unknown. In this study, chimpanzees and bonobos, and 2- and 3-year-old children, learned how to operate two apparatuses to get rewards. Then, at test, only a human adult had access to the apparatuses, and participants could instruct her about how to obtain the rewards. Children frequently produced appropriate iconic gestures, but with the exception of one human-raised chimpanzee, great apes did not gesture iconically. However, chimpanzees pointed to a reward outside the apparatus in another experimental condition, showing their motivation and ability to communicate with the human to request it. They also manipulated a duplicate apparatus in appropriate ways, though it was unclear if they did this to communicate with the human. Although great apes may have some of the prerequisite skills involved, iconic gestures come naturally to humans in a way that they do not for great apes.</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grueneisen2017children</text:p>
          </table:table-cell>
          <table:table-cell office:value-type="string" table:style-name="ce2">
            <text:p>Grüneisen, S., Duguid, S., Saur, H., &amp; Tomasello, M. (2017). Children, chimpanzees, and bonobos adjust the visibility of their actions for cooperators and competitors. Scientific Reports, 7: 8504. doi:10.1038/s41598-017-08435-7.</text:p>
          </table:table-cell>
          <table:table-cell office:value-type="string" table:style-name="ce3">
            <text:p>Chimpanzees and bonobos are highly capable of tracking other’s mental states. It has been proposed, however, that in contrast to humans, chimpanzees are only able to do this in competitive interactions but this has rarely been directly tested. Here, pairs of chimpanzees or bonobos (Study 1) and 4-yearold children (Study 2) were presented with two almost identical tasks differing only regarding the social context. In the cooperation condition, players’ interests were matched: they had to make corresponding choices to be mutually rewarded. To facilitate coordination, subjects should thus make their actions visible to their partner whose view was partially occluded. In the competition condition, players’ interests were directly opposed: the partner tried to match the subject’s choice but subjects were only rewarded if they chose differently, so that they benefited from hiding their actions. The apes successfully adapted their decisions to the social context and their performance was markedly better in the cooperation condition. Children also distinguished between the two contexts, but somewhat surprisingly, performed better in the competitive condition. These findings demonstrate experimentally that chimpanzees and bonobos can take into account what others can see in cooperative interactions. Their social-cognitive skills are thus more flexible than previously assumed.</text:p>
          </table:table-cell>
          <table:table-cell office:value-type="string" table:style-name="ce2">
            <text:p>competition and cooperation</text:p>
          </table:table-cell>
          <table:table-cell office:value-type="string" table:style-name="ce2">
            <text:p>collaboration</text:p>
          </table:table-cell>
          <table:table-cell office:value-type="string" table:style-name="ce2">
            <text:p>theory of mind and metacognition</text:p>
          </table:table-cell>
          <table:table-cell office:value-type="string" table:style-name="ce6">
            <text:p>understanding goals and intentions</text:p>
          </table:table-cell>
          <table:table-cell table:number-columns-repeated="5" table:style-name="ce1"/>
          <table:table-cell table:number-columns-repeated="4" table:style-name="ce4"/>
          <table:table-cell table:number-columns-repeated="16368"/>
        </table:table-row>
        <table:table-row table:style-name="ro1">
          <table:table-cell office:value-type="string" table:style-name="ce2">
            <text:p>halina2013ontogenetic</text:p>
          </table:table-cell>
          <table:table-cell office:value-type="string" table:style-name="ce2">
            <text:p>Halina, M., Rossano, F., &amp; Tomasello, M. (2013). The ontogenetic ritualization of bonobo gestures. Animal Cognition, 16(4), 653-666. doi:10.1007/s10071-013-0601-7.</text:p>
          </table:table-cell>
          <table:table-cell office:value-type="string" table:style-name="ce3">
            <text:p>Great apes communicate with gestures in flexible ways. Based on several lines of evidence, Tomasello and colleagues have posited that many of these gestures are learned via ontogenetic ritualization—a process of mutual anticipation in which particular social behaviors come to function as intentional communicative signals. Recently, Byrne and colleagues have argued that all great ape gestures are basically innate. In the current study, for the first time, we attempted to observe the process of ontogenetic ritualization as it unfolds over time. We focused on one communicative function between bonobo mothers and infants: initiation of ‘‘carries’’ for joint travel. We observed 1,173 carries in ten mother–infant dyads. These were initiated by nine different gesture types, with mothers and infants using many different gestures in ways that reflected their different roles in the carry interaction. There was also a fair amount of variability among the different dyads, including one idiosyncratic gesture used by one infant. This gestural variation could not be attributed to sampling effects alone. These findings suggest that ontogenetic ritualization plays an important role in the origin of at least some great ape gestures.</text:p>
          </table:table-cell>
          <table:table-cell office:value-type="string" table:style-name="ce2">
            <text:p>social strategies and communication</text:p>
          </table:table-cell>
          <table:table-cell office:value-type="string" table:style-name="ce2">
            <text:p>intentional communication: Gesture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halina2018goal</text:p>
          </table:table-cell>
          <table:table-cell office:value-type="string" table:style-name="ce2">
            <text:p>Halina, M., Liebal, K., &amp; Tomasello, M. (2018). The goal of ape pointing. PLoS One, 13(4): e0195182. doi:10.1371/journal.pone.0195182.</text:p>
          </table:table-cell>
          <table:table-cell office:value-type="string" table:style-name="ce3">
            <text:p>Captive great apes regularly use pointing gestures in their interactions with humans. However, the precise function of this gesture is unknown. One possibility is that apes use pointing primarily to direct attention (as in “please look at that”); another is that they point mainly as an action request (such as “can you give that to me?”). We investigated these two possibilities here by examining how the looking behavior of recipients affects pointing in chimpanzees (Pan troglodytes) and bonobos (Pan paniscus). Upon pointing to food, subjects were faced with a recipient who either looked at the indicated object (successful-look) or failed to look at the indicated object (failed-look). We predicted that, if apes point primarily to direct attention, subjects would spend more time pointing in the failed-look condition because the goal of their gesture had not been met. Alternatively, we expected that, if apes point primarily to request an object, subjects would not differ in their pointing behavior between the successful-look and failed-look conditions because these conditions differed only in the looking behavior of the recipient. We found that subjects did differ in their pointing behavior across the successful-look and failed-look conditions, but contrary to our prediction subjects spent more time pointing in the successful-look condition. These results suggest that apes are sensitive to the attentional states of gestural recipients, but their adjustments are aimed at multiple goals. We also found a greater number of individuals with a strong right-hand than left-hand preference for pointing.</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hamann2011collaboration</text:p>
          </table:table-cell>
          <table:table-cell office:value-type="string" table:style-name="ce2">
            <text:p>Hamann, K., Warneken, F., Greenberg, J. R., &amp; Tomasello, M. (2011). Collaboration encourages equal sharing in children but not in chimpanzees. Nature, 476(7360), 328-331. doi:10.1038/nature10278.</text:p>
          </table:table-cell>
          <table:table-cell office:value-type="string" table:style-name="ce3">
            <text:p>Humans actively share resources with one another to a much greater degree than do other great apes, and much human sharing is governed by social norms of fairness and equity1–3. When in receipt of a windfall of resources, human children begin showing tendencies towards equitable distribution with others at five to seven years of age4–7. Arguably, however, the primordial situation for human sharing of resources is that which follows cooperative activities such as collaborative foraging, when several individuals must share the spoils of their joint efforts8–10. Here we show that children of around three years of age share with others much more equitably in collaborative activities than they do in either windfall or parallel-work situations. By contrast, one of humans’ two nearest primate relatives, chimpanzees (Pan troglodytes), ‘share’ (make food available to another individual) just as often whether they have collaborated with them or not. This species difference raises the possibility that humans’ tendency to distribute resources equitably may have its evolutionary roots in the sharing of spoils after collaborative efforts.</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hanus2007discrete</text:p>
          </table:table-cell>
          <table:table-cell office:value-type="string" table:style-name="ce2">
            <text:p>Hanus, D., &amp; Call, J. (2007). Discrete quantity judgments in the great apes (Pan paniscus, Pan troglodytes, Gorilla gorilla, Pongo pygmaeus): The effect of presenting whole sets versus item-by-item. Journal of Comparative Psychology, 121(3), 241-249. doi:10.1037/0735-7036.121.3.241.</text:p>
          </table:table-cell>
          <table:table-cell office:value-type="string" table:style-name="ce5">
            <text:p>The authors examined quantity-based judgments for up to 10 items for simultaneous and sequential whole sets as well as for sequentially dropped items in chimpanzees (Pan troglodytes), gorillas (Gorilla gorilla), bonobos (Pan paniscus), and orangutans (Pongo pygmaeus). In Experiment 1, subjects had to choose the larger of 2 quantities presented in 2 separate dishes either simultaneously or 1 dish after the other. Representatives of all species were capable of selecting the larger of 2 quantities in both conditions, even when the quantities were large and the numerical distance between them was small. In Experiment 2, subjects had to select between the same food quantities sequentially dropped into 2 opaque cups so that none of the quantities were ever viewed as a whole. The authors found some evidence (albeit weaker) that subjects were able to select the larger quantity of items. Furthermore, the authors found no performance breakdown with the inclusion of certain quantities. Instead, the ratio between quantities was the best performance predictor. The authors conclude that quantity-based judgments rely on an analogical system, not a discrete object file model or perceptual estimation mechanism, such as subitizing.</text:p>
          </table:table-cell>
          <table:table-cell office:value-type="string" table:style-name="ce2">
            <text:p>quantities and time</text:p>
          </table:table-cell>
          <table:table-cell office:value-type="string" table:style-name="ce2">
            <text:p>estimating numerousness</text:p>
          </table:table-cell>
          <table:table-cell office:value-type="string" table:style-name="ce2">
            <text:p>quantities and time</text:p>
          </table:table-cell>
          <table:table-cell office:value-type="string" table:style-name="ce4">
            <text:p>counting, summation and proportions</text:p>
          </table:table-cell>
          <table:table-cell table:number-columns-repeated="5" table:style-name="ce1"/>
          <table:table-cell table:number-columns-repeated="4" table:style-name="ce4"/>
          <table:table-cell table:number-columns-repeated="16368"/>
        </table:table-row>
        <table:table-row table:style-name="ro1">
          <table:table-cell office:value-type="string" table:style-name="ce2">
            <text:p>hanus2011chimpanzee</text:p>
          </table:table-cell>
          <table:table-cell office:value-type="string" table:style-name="ce2">
            <text:p>Hanus, D., &amp; Call, J. (2011). Chimpanzee problem-solving: contrasting the use of causal and arbitrary cues. Animal Cognition, 14(6), 871-878. doi:10.1007/s10071-011-0421-6.</text:p>
          </table:table-cell>
          <table:table-cell office:value-type="string" table:style-name="ce3">
            <text:p>Humans are able to benefit from a causally structured problem-solving context rather than arbitrarily structured situations. In order to better understand nonhuman causal cognition, it is therefore important to isolate crucial factors that might differentiate between events that follow a purely spatial and temporal contingency and those that hold a 'true' causal relationship. In the first of two experiments, chimpanzee subjects were required to detect a bottle containing juice from five opaque bottles of equal shape and size. In the causal condition, the juice bottle looked identical to the other four bottles, only it was much heavier than the others. In the arbitrary condition, the weight of all five bottles was identical, but the juice bottle was color-marked differently. Since bottle opening was made difficult (and therefore costly), the question was whether subject's manipulative behavior would be random or somehow influenced by the nature of the provided information. Our results show that subjects detected and opened the juice bottle significantly faster when weight was the discriminating feature (causal condition) compared to situations in which the discrimination was necessarily based on a color-cue (arbitrary condition). Experiment 2 ruled out the possibility of a general learning bias toward tactile rather than visual information in chimpanzees. When tested in a simple exchange paradigm that prevented any use of causal information, no predominance of a tactile cue (weight) over a visual cue (color) could be found. Furthermore—and in contrast to the causal condition in Experiment 1—no learning occurred during the course of Experiment 2, neither in the weight nor in the color condition. We therefore conclude that chimpanzees can more easily determine the content of an object based on its causal properties compared to situations in which the only available information is a pure arbitrary regularity. This supports the view that chimpanzees' causal cognition does not rely on mere perceptual information but also on structural abstraction about their physical environment.</text:p>
          </table:table-cell>
          <table:table-cell office:value-type="string" table:style-name="ce2">
            <text:p>tools and causality</text:p>
          </table:table-cell>
          <table:table-cell office:value-type="string" table:style-name="ce2">
            <text:p>causal inference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hanus2011comparing</text:p>
          </table:table-cell>
          <table:table-cell office:value-type="string" table:style-name="ce2">
            <text:p>Hanus, D., Mendes, N., Tennie, C., &amp; Call, J. (2011). Comparing the performances of apes (Gorilla gorilla, Pan troglodytes, Pongo pygmaeus) and human children (Homo sapiens) in the floating peanut task. PLoS ONE, 6(6): e19555. doi:10.1371/journal.pone.0019555.</text:p>
          </table:table-cell>
          <table:table-cell office:value-type="string" table:style-name="ce3">
            <text:p>Recently, Mendes et al. [1] described the use of a liquid tool (water) in captive orangutans. Here, we tested chimpanzees and gorillas for the first time with the same ‘‘floating peanut task.’’ None of the subjects solved the task. In order to better understand the cognitive demands of the task, we further tested other populations of chimpanzees and orangutans with the variation of the peanut initially floating or not. Twenty percent of the chimpanzees but none of the orangutans were successful. Additional controls revealed that successful subjects added water only if it was necessary to obtain the nut. Another experiment was conducted to investigate the reason for the differences in performance between the unsuccessful (Experiment 1) and the successful (Experiment 2) chimpanzee populations. We found suggestive evidence for the view that functional fixedness might have impaired the chimpanzees’ strategies in the first experiment. Finally, we tested how human children of different age classes perform in an analogous experimental setting. Within the oldest group (8 years), 58 percent of the children solved the problem, whereas in the youngest group (4 years), only 8 percent were able to find the solution</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hare2004chimpanzees</text:p>
          </table:table-cell>
          <table:table-cell office:value-type="string" table:style-name="ce2">
            <text:p>Hare, B., &amp; Tomasello, M. (2004). Chimpanzees are more skilful in competitive than in cooperative cognitive tasks. Animal Behaviour, 68(3), 571-581. doi:10.1016/j.anbehav.2003.11.011.</text:p>
          </table:table-cell>
          <table:table-cell office:value-type="string" table:style-name="ce5">
            <text:p>In a series of four experiments, chimpanzees, Pan troglodytes, were given two cognitive tasks, an object choice task and a discrimination task (based on location), each in the context of either cooperation or competition. In both tasks chimpanzees performed more skilfully when competing than when cooperating, with some evidence that competition with conspecifics was especially facilitatory in the discrimination location task. This is the first study to demonstrate a facilitative cognitive effect for competition in a single experimental paradigm. We suggest that chimpanzee cognitive evolution is best understood in its socioecological context.</text:p>
          </table:table-cell>
          <table:table-cell office:value-type="string" table:style-name="ce2">
            <text:p>competition and cooperation</text:p>
          </table:table-cell>
          <table:table-cell office:value-type="string" table:style-name="ce2">
            <text:p>the social economy</text:p>
          </table:table-cell>
          <table:table-cell office:value-type="string" table:style-name="ce2">
            <text:p>social strategies and communication</text:p>
          </table:table-cell>
          <table:table-cell office:value-type="string" table:style-name="ce4">
            <text:p>communication with humans</text:p>
          </table:table-cell>
          <table:table-cell office:value-type="string" table:style-name="ce4">
            <text:p>theory of mind and metacognition</text:p>
          </table:table-cell>
          <table:table-cell office:value-type="string" table:style-name="ce4">
            <text:p>understanding goals and intentions</text:p>
          </table:table-cell>
          <table:table-cell table:number-columns-repeated="3" table:style-name="ce1"/>
          <table:table-cell table:number-columns-repeated="4" table:style-name="ce4"/>
          <table:table-cell table:number-columns-repeated="16368"/>
        </table:table-row>
        <table:table-row table:style-name="ro1">
          <table:table-cell office:value-type="string" table:style-name="ce2">
            <text:p>hare2006chimpanzees</text:p>
          </table:table-cell>
          <table:table-cell office:value-type="string" table:style-name="ce2">
            <text:p>Hare, B., Call, J., &amp; Tomasello, M. (2006). Chimpanzees deceive a human competitor by hiding. Cognition, 101(3), 495-514. doi:10.1016/j.cognition.2005.01.011.</text:p>
          </table:table-cell>
          <table:table-cell office:value-type="string" table:style-name="ce3">
            <text:p>There is little experimental evidence that any non-human species is capable of purposefully attempting to manipulate the psychological states of others deceptively (e.g., manipulating what another sees). We show here that chimpanzees, one of humans_ two closest primate relatives, sometimes attempt to actively conceal things from others. Specifically, when competing with a human in three novel tests, eight chimpanzees, from their first trials, chose to approach a contested food item via a route hidden from the human’s view (sometimes using a circuitous path to do so). These findings not only corroborate previous work showing that chimpanzees know what others can and cannot see, but also suggest that when competing for food chimpanzees are skillful at manipulating, to their own advantage, whether others can or cannot see them.</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6" table:style-name="ce1"/>
          <table:table-cell table:number-columns-repeated="4" table:style-name="ce4"/>
          <table:table-cell table:number-columns-repeated="16368"/>
        </table:table-row>
        <table:table-row table:style-name="ro1">
          <table:table-cell office:value-type="string" table:style-name="ce2">
            <text:p>haun2006cognitive</text:p>
          </table:table-cell>
          <table:table-cell office:value-type="string" table:style-name="ce2">
            <text:p>Haun, D. B. M., Rapold, C. J., Call, J., Janzen, G., &amp; Levinson, S. C. (2006). Cognitive cladistics and cultural override in Hominid spatial cognition. Proceedings of the National Academy of Sciences, 103(46), 17568-17573. doi:10.1073/pnas.0607999103.</text:p>
          </table:table-cell>
          <table:table-cell office:value-type="string" table:style-name="ce3">
            <text:p>Current approaches to human cognition often take a strong nativist stance based on Western adult performance, backed up where possible by neonate and infant research and almost never by comparative research across the Hominidae. Recent research suggests considerable cross-cultural differences in cognitive strategies, including relational thinking, a domain where infant research is impossible because of lack of cognitive maturation. Here, we apply the same paradigm across children and adults of different cultures and across all nonhuman great ape genera. We find that both child and adult spatial cognition systematically varies with language and culture but that, nevertheless, there is a clear inherited bias for one spatial strategy in the great apes. It is reasonable to conclude, we argue, that language and culture mask the native tendencies in our species. This cladistic approach suggests that the correct perspective on human cognition is neither nativist uniformitarian nor ‘‘blank slate’’ but recognizes the powerful impact that language and culture can have on our shared primate cognitive biases.</text:p>
          </table:table-cell>
          <table:table-cell office:value-type="string" table:style-name="ce2">
            <text:p>space and objects</text:p>
          </table:table-cell>
          <table:table-cell office:value-type="string" table:style-name="ce2">
            <text:p>space, landmarks and relations</text:p>
          </table:table-cell>
          <table:table-cell table:style-name="ce2"/>
          <table:table-cell table:number-columns-repeated="16378" table:style-name="ce1"/>
        </table:table-row>
        <table:table-row table:style-name="ro1">
          <table:table-cell office:value-type="string" table:style-name="ce2">
            <text:p>haun2006evolutionary</text:p>
          </table:table-cell>
          <table:table-cell office:value-type="string" table:style-name="ce2">
            <text:p>Haun, D. B. M., Call, J., Janzen, G., &amp; Levinson, S. C. (2006). Evolutionary psychology of spatial representations in the Hominidae. Current Biology, 16(17), 1736-1740. doi:10.1016/j.cub.2006.07.049.</text:p>
          </table:table-cell>
          <table:table-cell office:value-type="string" table:style-name="ce3">
            <text:p>Comparatively little is known about the inheritedprimate background underlying human cognition, the human cognitive ‘‘wildtype.’’ Yet it is possible to trace the evolution of human cognitive abilities and tendencies by contrasting the skills of our nearest cousins, not just chimpanzees, but all the extant great apes, thus showing what we are likely to have inherited from the common ancestor [1]. By looking at human infants early in cognitive development, we can also obtain insights into native cognitive biases in our species [2]. Here, we focus on spatial memory, a central cognitive domain. We show, first, that all nonhuman great apes and 1-year-old human infants exhibit a preference for place over feature strategies for spatial memory. This suggests the common ancestor of all great apes had the same preference. We then examine 3-year-old human children and find that this preference reverses. Thus, the continuity between our species and the other great apes is masked early in human ontogeny. These findings, based on both phylogenetic and ontogenetic contrasts, open up the prospect of a systematic evolutionary psychology resting upon the cladistics of cognitive preferences.</text:p>
          </table:table-cell>
          <table:table-cell office:value-type="string" table:style-name="ce2">
            <text:p>space and objects</text:p>
          </table:table-cell>
          <table:table-cell office:value-type="string" table:style-name="ce2">
            <text:p>space, landmarks and relations</text:p>
          </table:table-cell>
          <table:table-cell table:style-name="ce2"/>
          <table:table-cell table:number-columns-repeated="16378" table:style-name="ce1"/>
        </table:table-row>
        <table:table-row table:style-name="ro1">
          <table:table-cell office:value-type="string" table:style-name="ce2">
            <text:p>haun2008imitation</text:p>
          </table:table-cell>
          <table:table-cell office:value-type="string" table:style-name="ce2">
            <text:p>Haun, D. B., &amp; Call, J. (2008). Imitation recognition in great apes. Current Biology, 18(7), R288-R290.</text:p>
          </table:table-cell>
          <table:table-cell table:style-name="ce2"/>
          <table:table-cell office:value-type="string" table:style-name="ce2">
            <text:p>social learning and culture</text:p>
          </table:table-cell>
          <table:table-cell office:value-type="string" table:style-name="ce2">
            <text:p>social learning of actions</text:p>
          </table:table-cell>
          <table:table-cell table:style-name="ce2"/>
          <table:table-cell table:number-columns-repeated="16378" table:style-name="ce1"/>
        </table:table-row>
        <table:table-row table:style-name="ro1">
          <table:table-cell office:value-type="string" table:style-name="ce2">
            <text:p>haun2009great</text:p>
          </table:table-cell>
          <table:table-cell office:value-type="string" table:style-name="ce2">
            <text:p>Haun, D. B. M., &amp; Call, J. (2009). Great apes’ capacities to recognize relational similarity. Cognition, 110(2), 147-159. doi:10.1016/j.cognition.2008.10.012.</text:p>
          </table:table-cell>
          <table:table-cell office:value-type="string" table:style-name="ce2">
            <text:p>Recognizing relational similarity relies on the ability to understand that defining object properties might not lie in the objects individually, but in the relations of the properties of various object to each other. This aptitude is highly relevant for many important human skills such as language, reasoning, categorization and understanding analogy and metaphor. In the current study, we investigated the ability to recognize relational similarities by testing five species of great apes, including human children in a spatial task. We found that all species performed better if related elements are connected by logico-causal as opposed to non-causal relations. Further, we find that only children above 4 years of age, bonobos and chimpanzees, unlike younger children, gorillas and orangutans display some mastery of reasoning by non-causal relational similarity. We conclude that recognizing relational similarity is not in its entirety unique to the human species. The lack of a capability for language does not prohibit recognition of simple relational similarities. The data are discussed in the light of the phylogenetic tree of relatedness of the great apes.</text:p>
          </table:table-cell>
          <table:table-cell office:value-type="string" table:style-name="ce2">
            <text:p>features and categories</text:p>
          </table:table-cell>
          <table:table-cell office:value-type="string" table:style-name="ce2">
            <text:p>relational categories</text:p>
          </table:table-cell>
          <table:table-cell office:value-type="string" table:style-name="ce2">
            <text:p>space and objects</text:p>
          </table:table-cell>
          <table:table-cell table:style-name="ce7"/>
          <table:table-cell table:number-columns-repeated="16377" table:style-name="ce1"/>
        </table:table-row>
        <table:table-row table:style-name="ro1">
          <table:table-cell office:value-type="string" table:style-name="ce2">
            <text:p>haun2011great</text:p>
          </table:table-cell>
          <table:table-cell office:value-type="string" table:style-name="ce2">
            <text:p>Haun, D. B. M., Nawroth, C., &amp; Call, J. (2011). Great apes' risk-taking strategies in a decision making task. PLoS ONE, 6(12): e28801. doi:10.1371/journal.pone.0028801.</text:p>
          </table:table-cell>
          <table:table-cell office:value-type="string" table:style-name="ce2">
            <text:p>We investigate decision-making behaviour in all four non-human great ape species. Apes chose between a safe and a risky option across trials of varying expected values. All species chose the safe option more often with decreasing probability of success. While all species were risk-seeking, orangutans and chimpanzees chose the risky option more often than gorillas and bonobos. Hence all four species’ preferences were ordered in a manner consistent with normative dictates of expected value, but varied predictably in their willingness to take risks.</text:p>
          </table:table-cell>
          <table:table-cell office:value-type="string" table:style-name="ce2">
            <text:p>quantities and time</text:p>
          </table:table-cell>
          <table:table-cell office:value-type="string" table:style-name="ce2">
            <text:p>risk, value and choice</text:p>
          </table:table-cell>
          <table:table-cell table:style-name="ce2"/>
          <table:table-cell table:number-columns-repeated="16378" table:style-name="ce1"/>
        </table:table-row>
        <table:table-row table:style-name="ro1">
          <table:table-cell office:value-type="string" table:style-name="ce2">
            <text:p>heilbronner2008fruit</text:p>
          </table:table-cell>
          <table:table-cell office:value-type="string" table:style-name="ce2">
            <text:p>Heilbronner, S. R., Rosati, A. G., Stevens, J. R., Hare, B., &amp; Hauser, M. D. (2008). A fruit in the hand or two in the bush? Divergent risk preferences in chimpanzees and bonobos. Biology Letters, 4(3), 246-249. doi:10.1098/rsbl.2008.0081.</text:p>
          </table:table-cell>
          <table:table-cell office:value-type="string" table:style-name="ce2">
            <text:p>Human and non-human animals tend to avoid risky prospects. If such patterns of economic choice are adaptive, risk preferences should reflect the typical decision-making environments faced by organisms. However, this approach has not been widely used to examine the risk sensitivity in closely related species with different ecologies. Here, we experimentally examined risk-sensitive behaviour in chimpanzees (Pan troglodytes) and bonobos (Pan paniscus), closely related species whose distinct ecologies are thought to be the major selective force shaping their unique behavioural repertoires. Because chimpanzees exploit riskier food sources in the wild, we predicted that they would exhibit greater tolerance for risk in choices about food. Results confirmed this prediction: chimpanzees significantly preferred the risky option, whereas bonobos preferred the fixed option. These results provide a relatively rare example of risk-prone behaviour in the context of gains and show how ecological pressures can sculpt economic decision making.</text:p>
          </table:table-cell>
          <table:table-cell office:value-type="string" table:style-name="ce2">
            <text:p>quantities and time</text:p>
          </table:table-cell>
          <table:table-cell office:value-type="string" table:style-name="ce2">
            <text:p>risk, value and choice</text:p>
          </table:table-cell>
          <table:table-cell table:style-name="ce2"/>
          <table:table-cell table:number-columns-repeated="16378" table:style-name="ce1"/>
        </table:table-row>
        <table:table-row table:style-name="ro1">
          <table:table-cell office:value-type="string" table:style-name="ce2">
            <text:p>helme2006bonobos</text:p>
          </table:table-cell>
          <table:table-cell office:value-type="string" table:style-name="ce2">
            <text:p>Helme, A. E., Call, J., Clayton, N. S., &amp; Emery, N. J. (2006). What do bonobos (Pan paniscus) understand about physical contact? Journal of Comparative Psychology, 120(3), 294-302. doi:10.1037/0735-7036.120.3.294</text:p>
          </table:table-cell>
          <table:table-cell office:value-type="string" table:style-name="ce2">
            <text:p>The present study aimed to test what bonobos (Pan paniscus) understand about contact. The task consisted of a clear horizontal tube containing a piece of food and a stick with a disk attached. The bonobos chose which side to push or pull the stick for the disk to contact the food and make it accessible. There were 9 variations in tube design, which differed in the positions of the stick, disk, and food. All 5 bonobos passed at least 1 configuration. A recent study (A. E. Helme, N. S. Clayton, &amp; N. J. Emery, 2006) found that rooks could learn only tube configurations that provided an asymmetrical stick cue, whereas bonobos did not demonstrate an understanding of contact but showed more individual variation, attending to the positions of the food, disk, and stick.</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6" table:style-name="ce1"/>
          <table:table-cell table:number-columns-repeated="3" table:style-name="ce4"/>
          <table:table-cell table:number-columns-repeated="16369" table:style-name="ce1"/>
        </table:table-row>
        <table:table-row table:style-name="ro1">
          <table:table-cell office:value-type="string" table:style-name="ce2">
            <text:p>hepach2020help</text:p>
          </table:table-cell>
          <table:table-cell office:value-type="string" table:style-name="ce2">
            <text:p>Hepach, R., Benziad, L., &amp; Tomasello, M. (2020). Chimpanzees help others with what they want; children help them with what they need. Developmental Science, 23(3): e12922. doi:10.1111/desc.12922.</text:p>
          </table:table-cell>
          <table:table-cell office:value-type="string" table:style-name="ce2">
            <text:p>Humans, including young children, are strongly motivated to help others, even paying a cost to do so. Humans’ nearest primate relatives, great apes, are likewise motivated to help others, raising the question of whether the motivations of humans and apes are the same. Here we compared the underlying motivation to help in human children and chimpanzees. Both species understood the situation and helped a conspecific in a straightforward situation. However, when helpers knew that what the other was requesting would not actually help her, only children gave her what she needed instead of giving her what she requested. These results suggest that both chimpanzees and human children help others but the underlying motivation for why they help differs. In comparison to chimpanzees, young children help in a paternalistic manner. The evolutionary hypothesis is that uniquely human socio-ecologies based on interdependent cooperation gave rise to uniquely human prosocial motivations to help others paternalistically.</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6" table:style-name="ce1"/>
          <table:table-cell table:number-columns-repeated="3" table:style-name="ce4"/>
          <table:table-cell table:number-columns-repeated="16369" table:style-name="ce1"/>
        </table:table-row>
        <table:table-row table:style-name="ro1">
          <table:table-cell office:value-type="string" table:style-name="ce2">
            <text:p>hepach2021chimpanzees</text:p>
          </table:table-cell>
          <table:table-cell office:value-type="string" table:style-name="ce2">
            <text:p>Hepach, R., Vaish, A., Kano, F., Benziad, L., Call, J., &amp; Tomasello, M. (2021). Chimpanzees’ (Pan troglodytes) internal arousal remains elevated if they cannot themselves help a conspecific. Journal of Comparative Psychology, 135(2), 196-207. doi:10.1037/com0000255.</text:p>
          </table:table-cell>
          <table:table-cell office:value-type="string" table:style-name="ce2">
            <text:p>Chimpanzees help conspecifics achieve their goals in instrumental situations, but neither their immediate motivation nor the evolutionary basis of their motivation is clear. In the current study, we gave chimpanzees the opportunity to instrumentally help a conspecific to obtain food. Following recent studies with human children, we measured their pupil diameter at various points in the process. Like young children, chimpanzees’ pupil diameter decreased soon after they had helped. However, unlike children, chimpanzees’ pupils remained more dilated upon watching a third party provide the needed help instead of them. Our interpretation is that chimpanzees are motivated to help others, and the evolutionary basis is direct or indirect reciprocity, as providing help oneself sets the conditions for a payback. This is in contrast to young children whose goal is to see others being helped—by whomever—presumably because their helping is not based on reciprocity.</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6" table:style-name="ce1"/>
          <table:table-cell table:number-columns-repeated="3" table:style-name="ce4"/>
          <table:table-cell table:number-columns-repeated="16369" table:style-name="ce1"/>
        </table:table-row>
        <table:table-row table:style-name="ro1">
          <table:table-cell office:value-type="string" table:style-name="ce2">
            <text:p>herrmann2006apes</text:p>
          </table:table-cell>
          <table:table-cell office:value-type="string" table:style-name="ce2">
            <text:p>Herrmann, E., &amp; Tomasello, M. (2006). Apes' and children's understanding of cooperative and competitive motives in a communicative situation. Developmental Science, 9(5), 518-529. doi:10.1111/j.1467-7687.2006.00519.x.</text:p>
          </table:table-cell>
          <table:table-cell office:value-type="string" table:style-name="ce2">
            <text:p>Chimpanzees (Pan troglodytes) and bonobos (Pan paniscus) (Study 1) and 18- and 24-month-old human children (Study 2) participated in a novel communicative task. A human experimenter (E) hid food or a toy in one of two opaque containers before gesturing towards the reward’s location in one of two ways. In the Informing condition, she attempted to help the subject find the hidden object by simply pointing to the correct container. In the Prohibiting condition, E held out her arm toward the correct container (palm out) and told the subject firmly ‘Don’t take this one.’ As in previous studies, the apes were at chance in the Informing condition. However, they were above chance in the new Prohibiting condition. Human 18-month-olds showed this same pattern of results, whereas 24-month-olds showed the opposite pattern: they were better in the Informing condition than in the Prohibiting condition. In our interpretation, success in the Prohibiting condition requires subjects to understand E’s goal toward them and their behavior, and then to make an inference (she would only prohibit if there were something good in there). Success in the Informing condition requires subjects to understand a cooperative communicative motive – which apparently apes and young infants find difficult.</text:p>
          </table:table-cell>
          <table:table-cell office:value-type="string" table:style-name="ce2">
            <text:p>social strategies and communication</text:p>
          </table:table-cell>
          <table:table-cell office:value-type="string" table:style-name="ce2">
            <text:p>communication with humans</text:p>
          </table:table-cell>
          <table:table-cell office:value-type="string" table:style-name="ce2">
            <text:p>competition and cooperation</text:p>
          </table:table-cell>
          <table:table-cell table:style-name="ce7"/>
          <table:table-cell table:number-columns-repeated="3" table:style-name="ce4"/>
          <table:table-cell table:number-columns-repeated="2" table:style-name="ce1"/>
          <table:table-cell table:style-name="ce2"/>
          <table:table-cell table:style-name="ce4"/>
          <table:table-cell table:number-columns-repeated="2" table:style-name="ce2"/>
          <table:table-cell table:number-columns-repeated="16368"/>
        </table:table-row>
        <table:table-row table:style-name="ro1">
          <table:table-cell office:value-type="string" table:style-name="ce2">
            <text:p>herrmann2006iconic</text:p>
          </table:table-cell>
          <table:table-cell office:value-type="string" table:style-name="ce2">
            <text:p>Herrmann, E., Melis, A. P., &amp; Tomasello, M. (2006). Apes' use of iconic cues in the object-choice task. Animal Cognition, 9(2), 118-130. doi:10.1007/s10071-005-0013-4.</text:p>
          </table:table-cell>
          <table:table-cell office:value-type="string" table:style-name="ce2">
            <text:p>In previous studies great apes have shown little ability to locate hidden food using a physical marker placed by a human directly on the target location. In this study, we hypothesized that the perceptual similarity between an iconic cue and the hidden reward (baited container) would help apes to infer the location of the food. In the first two experiments, we found that if an iconic cue is given in addition to a spatial/indexical cue – e.g., picture or replica of a banana placed on the target location – apes (chimpanzees, bonobos, orangutans, gorillas) as a group performed above chance. However, we also found in two further experiments that when iconic cues were given on their own without spatial/indexical information (iconic cue held up by human with no diagnostic spatial/indexical information), the apes were back to chance performance. Our overall conclusion is that although iconic information helps apes in the process of searching hidden food, the poor performance found in the last two experiments is due to apes’ lack of understanding of the informative (cooperative) communicative intention of the experimenter.</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6" table:style-name="ce1"/>
          <table:table-cell table:number-columns-repeated="3" table:style-name="ce4"/>
          <table:table-cell table:number-columns-repeated="16369"/>
        </table:table-row>
        <table:table-row table:style-name="ro1">
          <table:table-cell office:value-type="string" table:style-name="ce2">
            <text:p>herrmann2008great</text:p>
          </table:table-cell>
          <table:table-cell office:value-type="string" table:style-name="ce2">
            <text:p>Herrmann, E., Wobber, V., &amp; Call, J. (2008). Great apes' (Pan troglodytes, Pan paniscus, Gorilla gorilla, Pongo pygmaeus) understanding of tool functional properties after limited experience. Journal of Comparative Psychology, 122(2), 220-230. doi:10.1037/0735-7036.122.2.220.</text:p>
          </table:table-cell>
          <table:table-cell office:value-type="string" table:style-name="ce2">
            <text:p>Primates’ understanding of tool functionality has been investigated extensively using a paradigm in which subjects are presented with a tool that they must use to obtain an out-of-reach reward. After being given experience on an initial problem, monkeys can transfer their skill to tools of different shapes while ignoring irrelevant tool changes (e.g., color). In contrast, monkeys without initial training perform poorly on the same tasks. Compared to most monkeys, great apes show a clear propensity for tool using and may not require as much experience to succeed on tool functionality tasks. We investigated this question by presenting 171 apes (Pan troglodytes, Pan paniscus, Gorilla gorilla, and Pongo pygmaeus) with several tool-use problems without giving them initial training or familiarizing them with the test materials. Apes succeeded without experience, but only on problems based on basic properties such as the reward being supported by an object. However, only minimal experience was sufficient to allow them to quickly improve their performance on more complex problems in which the reward was not in contact with the tool.</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6" table:style-name="ce1"/>
          <table:table-cell table:number-columns-repeated="3" table:style-name="ce4"/>
          <table:table-cell table:number-columns-repeated="16369"/>
        </table:table-row>
        <table:table-row table:style-name="ro1">
          <table:table-cell office:value-type="string" table:style-name="ce2">
            <text:p>herrmann2011comparison</text:p>
          </table:table-cell>
          <table:table-cell office:value-type="string" table:style-name="ce2">
            <text:p>Herrmann, E., Hare, B., Cissewski, J., &amp; Tomasello, M. (2011). A comparison of temperament in nonhuman apes and human infants. Developmental Science, 14(6), 1393-1405. doi:10.1111/j.1467-7687.2011.01082.x.</text:p>
          </table:table-cell>
          <table:table-cell office:value-type="string" table:style-name="ce2">
            <text:p>The adaptive behavior of primates, including humans, is often mediated by temperament. Human behavior likely differs from that of other primates in part due to temperament. In the current study we compared the reaction of bonobos, chimpanzees, orangutans, and 2.5-year-old human infants to novel objects and people – as a measure of their shyness–boldness, a key temperamental trait. Human children at the age of 2.5 years avoided novelty of all kinds far more than the other ape species. This response was most similar to that seen in bonobos and least like that of chimpanzees and orangutans. This comparison represents a first step in characterizing the temperamental profiles of species in the hominoid clade, and these findings are consistent with the hypothesis that human temperament has evolved since our lineage diverged from the other apes in ways that likely have broad effects on behavior. These findings also provide new insights into how species differences in ecology may shape differences in temperament.</text:p>
          </table:table-cell>
          <table:table-cell office:value-type="string" table:style-name="ce2">
            <text:p>temperament and personality</text:p>
          </table:table-cell>
          <table:table-cell table:style-name="ce8"/>
          <table:table-cell table:style-name="ce2"/>
          <table:table-cell table:number-columns-repeated="9" table:style-name="ce4"/>
          <table:table-cell table:number-columns-repeated="16369"/>
        </table:table-row>
        <table:table-row table:style-name="ro1">
          <table:table-cell office:value-type="string" table:style-name="ce2">
            <text:p>herrmann2019human</text:p>
          </table:table-cell>
          <table:table-cell office:value-type="string" table:style-name="ce2">
            <text:p>Herrmann, E., Haux, L. M., Zeidler, H., &amp; Engelmann, J. M. (2019). Human children but not chimpanzees make irrational decisions driven by social comparison. Proceedings of the Royal Society of London: B, Biological Sciences, 286(1894): 20182228. doi:10.1098/rspb.2018.2228.</text:p>
          </table:table-cell>
          <table:table-cell office:value-type="string" table:style-name="ce2">
            <text:p>Human evolutionary success is often argued to be rooted in specialized social skills and motivations that result in more prosocial, rational and cooperative decisions. One manifestation of human ultra-sociality is the tendency to engage in social comparison. While social comparison studies typically focus on cooperative behaviour and emphasize concern for fairness and equality, here we investigate the competitive dimension of social comparison: a preference for getting more than others, expressed in a willingness to maximize relative payoff at the cost of absolute payoff. Chimpanzees and human children (5–6- and 9–10-year-olds) could decide between an option that maximized their absolute payoff (but put their partner at an advantage) and an option that maximized their relative payoff (but decreased their own and their partner’s payoff). Results show that, in contrast to chimpanzees and young children, who consistently selected the rational and payoff-maximizing option, older children paid a cost to reduce their partner’s payoff to a level below their own. This finding demonstrates that uniquely human social skills and motivations do not necessarily lead to more prosocial, rational and cooperative decision-making.</text:p>
          </table:table-cell>
          <table:table-cell office:value-type="string" table:style-name="ce2">
            <text:p>competition and cooperation</text:p>
          </table:table-cell>
          <table:table-cell office:value-type="string" table:style-name="ce2">
            <text:p>the social economy</text:p>
          </table:table-cell>
          <table:table-cell table:style-name="ce2"/>
          <table:table-cell table:number-columns-repeated="16378" table:style-name="ce1"/>
        </table:table-row>
        <table:table-row table:style-name="ro1">
          <table:table-cell office:value-type="string" table:style-name="ce2">
            <text:p>hribar2011great</text:p>
          </table:table-cell>
          <table:table-cell office:value-type="string" table:style-name="ce2">
            <text:p>Hribar, A., &amp; Call, J. (2011). Great apes use landmark cues over spatial relations to find hidden food. Animal Cognition, 14(5), 623-635. doi:10.1007/s10071-011-0397-2.</text:p>
          </table:table-cell>
          <table:table-cell office:value-type="string" table:style-name="ce2">
            <text:p>We investigated whether chimpanzees, bonobos, and orangutans encoded the location of a reward hidden underneath one of three identical cups in relation to (1) the other cups in the array—i.e., the relative position of the baited cup within the array; or (2) the landmarks surrounding the cups—e.g., the edge of the table. Apes witnessed the hiding of a food reward under one of three cups forming a straight line on a platform. After 30 s, they were allowed to search for the reward. In three different experiments, we varied the distance of the cups to the edge of the platform and the distance between the cups. Results showed that both manipulated variables affected apes’ retrieval accuracy. Subjects’ retrieval accuracy was higher for the outer cups compared with the Middle cup, especially if the outer cups were located next to the platform’s edge. Additionally, the larger the distance between the cups, the better performance became.</text:p>
          </table:table-cell>
          <table:table-cell office:value-type="string" table:style-name="ce2">
            <text:p>space and objects</text:p>
          </table:table-cell>
          <table:table-cell office:value-type="string" table:style-name="ce2">
            <text:p>space, landmarks and relations</text:p>
          </table:table-cell>
          <table:table-cell table:style-name="ce2"/>
          <table:table-cell table:number-columns-repeated="16378" table:style-name="ce1"/>
        </table:table-row>
        <table:table-row table:style-name="ro1">
          <table:table-cell office:value-type="string" table:style-name="ce2">
            <text:p>hribar2011strategies</text:p>
          </table:table-cell>
          <table:table-cell office:value-type="string" table:style-name="ce2">
            <text:p>Hribar, A., Haun, D. B. M., &amp; Call, J. (2011). Great apes' strategies to map spatial relations. Animal Cognition, 14(4), 511-523. doi:10.1007/s10071-011-0385-6.</text:p>
          </table:table-cell>
          <table:table-cell office:value-type="string" table:style-name="ce2">
            <text:p>We investigated reasoning about spatial relational similarity in three great ape species: chimpanzees, bonobos, and orangutans. Apes were presented with three spatial mapping tasks in which they were required to find a reward in an array of three cups, after observing a reward being hidden in a different array of three cups. To obtain a food reward, apes needed to choose the cup that was in the same relative position (i.e., on the left) as the baited cup in the other array. The three tasks differed in the constellation of the two arrays. In Experiment 1, the arrays were placed next to each other, forming a line. In Experiment 2, the positioning of the two arrays varied each trial, being placed either one behind the other in two rows, or next to each other, forming a line. Finally, in Experiment 3, the two arrays were always positioned one behind the other in two rows, but misaligned. Results suggested that apes compared the two arrays and recognized that they were similar in some way. However, we believe that instead of mapping the left–left, middle–middle, and right–right cups from each array, they mapped the cups that shared the most similar relations to nearby landmarks (table’s visual boundaries).</text:p>
          </table:table-cell>
          <table:table-cell office:value-type="string" table:style-name="ce2">
            <text:p>space and objects</text:p>
          </table:table-cell>
          <table:table-cell office:value-type="string" table:style-name="ce2">
            <text:p>space, landmarks and relations</text:p>
          </table:table-cell>
          <table:table-cell table:style-name="ce2"/>
          <table:table-cell table:number-columns-repeated="16378" table:style-name="ce1"/>
        </table:table-row>
        <table:table-row table:style-name="ro1">
          <table:table-cell office:value-type="string" table:style-name="ce2">
            <text:p>jensen2006altruism</text:p>
          </table:table-cell>
          <table:table-cell office:value-type="string" table:style-name="ce2">
            <text:p>Jensen, K., Hare, B., Call, J., &amp; Tomasello, M. (2006). What's in it for me?: Self-regard precludes altruism and spite in chimpanzees. Proceedings of the Royal Society of London / Series B, 273(1589), 1013-1021. doi:10.1098/rspb.2005.3417.</text:p>
          </table:table-cell>
          <table:table-cell office:value-type="string" table:style-name="ce2">
            <text:p>Sensitivity to fairness may influence whether individuals choose to engage in acts that are mutually beneficial, selfish, altruistic, or spiteful. In a series of three experiments, chimpanzees (Pan troglodytes) could pull a rope to access out-of-reach food while concomitantly pulling another piece of food further away. In the first study, they could make a choice that solely benefited themselves (selfishness), or both themselves and another chimpanzee (mutualism). In the next two experiments, they could choose between providing food solely for another chimpanzee (altruism), or for neither while preventing the other chimpanzee from receiving a benefit (spite). The main result across all studies was that chimpanzees made their choices based solely on personal gain, with no regard for the outcomes of a conspecific. These results raise questions about the origins of human cooperative behaviour.</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jensen2007chimpanzees</text:p>
          </table:table-cell>
          <table:table-cell office:value-type="string" table:style-name="ce2">
            <text:p>Jensen, K., Call, J., &amp; Tomasello, M. (2007). Chimpanzees Are Rational Maximizers in an Ultimatum Game. Science, 318(5847), 107-109. doi:10.1126/science.1145850.</text:p>
          </table:table-cell>
          <table:table-cell office:value-type="string" table:style-name="ce2">
            <text:p>Traditional models of economic decision-making assume that people are self-interested rational maximizers. Empirical research has demonstrated, however, that people will take into account the interests of others and are sensitive to norms of cooperation and fairness. In one of the most robust tests of this finding, the ultimatum game, individuals will reject a proposed division of a monetary windfall, at a cost to themselves, if they perceive it as unfair. Here we show that in an ultimatum game, humans’ closest living relatives, chimpanzees (Pan troglodytes), are rational maximizers and are not sensitive to fairness. These results support the hypothesis that otherregarding preferences and aversion to inequitable outcomes, which play key roles in human social organization, distinguish us from our closest living relatives.</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jensen2007spite</text:p>
          </table:table-cell>
          <table:table-cell office:value-type="string" table:style-name="ce2">
            <text:p>Jensen, K., Call, J., &amp; Tomasello, M. (2007). Chimpanzees are vengeful but not spiteful. Proceedings of the National Academy of Sciences of the United States of America (PNAS), 104(32), 12971-12975. doi:10.1073/pnas.0705555104.</text:p>
          </table:table-cell>
          <table:table-cell office:value-type="string" table:style-name="ce2">
            <text:p>People are willing to punish others at a personal cost, and this apparently antisocial tendency can stabilize cooperation. What motivates humans to punish noncooperators is likely a combination of aversion to both unfair outcomes and unfair intentions. Here we report a pair of studies in which captive chimpanzees (Pan troglodytes) did not inflict costs on conspecifics by knocking food away if the outcome alone was personally disadvantageous but did retaliate against conspecifics who actually stole the food from them. Like humans, chimpanzees retaliate against personally harmful actions, but unlike humans, they are indifferent to simply personally disadvantageous outcomes and are therefore not spiteful.</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kaiser2012theft</text:p>
          </table:table-cell>
          <table:table-cell office:value-type="string" table:style-name="ce2">
            <text:p>Kaiser, I., Jensen, K., Call, J., &amp; Tomasello, M. (2012). Theft in an ultimatum game: chimpanzees and bonobos are insensitive to unfairness. Biology Letters, 8(6), 942-945. doi:10.1098/rsbl.2012.0519.</text:p>
          </table:table-cell>
          <table:table-cell office:value-type="string" table:style-name="ce2">
            <text:p>Humans, but not chimpanzees, punish unfair offers in ultimatum games, suggesting that fairness concerns evolved sometime after the split between the lineages that gave rise to Homo and Pan. However, nothing is known about fairness concerns in the other Pan species, bonobos. Furthermore, apes do not typically offer food to others, but they do react against theft. We presented a novel game, the ultimatum theft game, to both of our closest living relatives. Bonobos and chimpanzee ‘proposers’ consistently stole food from the responders’ portions, but the responders did not reject any non-zero offer. These results support the interpretation that the human sense of fairness is a derived trait.</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kaminski2004body</text:p>
          </table:table-cell>
          <table:table-cell office:value-type="string" table:style-name="ce2">
            <text:p>Kaminski, J., Call, J., &amp; Tomasello, M. (2004). Body orientation and face orientation: two factors controlling apes' begging behavior from humans. Animal Cognition, 7(4), 216-223. doi:10.1007/s10071-004-0214-2.</text:p>
          </table:table-cell>
          <table:table-cell office:value-type="string" table:style-name="ce2">
            <text:p>A number of animal species have evolved the cognitive ability to detect when they are being watched by other individuals. Precisely what kind of information they use to make this determination is unknown. There is particular controversy in the case of the great apes because different studies report conflicting results. In experiment 1, we presented chimpanzees, orangutans, and bonobos with a situation in which they had to request food from a human observer who was in one of various attentional states. She either stared at the ape, faced the ape with her eyes closed, sat with her back towards the ape, or left the room. In experiment 2, we systematically crossed the observer’s body and face orientation so that the observer could have her body and/or face oriented either towards or away from the subject. Results indicated that apes produced more behaviors when they were being watched. They did this not only on the basis of whether they could see the experimenter as a whole, but they were sensitive to her body and face orientation separately. These results suggest that body and face orientation encode two different types of information. Whereas face orientation encodes the observer’s perceptual access, body orientation encodes the observer’s disposition to transfer food. In contrast to the results on body and face orientation, only two of the tested subjects responded to the state of the observer’s eyes.</text:p>
          </table:table-cell>
          <table:table-cell office:value-type="string" table:style-name="ce2">
            <text:p>social strategies and communication</text:p>
          </table:table-cell>
          <table:table-cell office:value-type="string" table:style-name="ce2">
            <text:p>communication with humans</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number-columns-repeated="16377" table:style-name="ce1"/>
        </table:table-row>
        <table:table-row table:style-name="ro1">
          <table:table-cell office:value-type="string" table:style-name="ce2">
            <text:p>kaminski2008chimpanzees</text:p>
          </table:table-cell>
          <table:table-cell office:value-type="string" table:style-name="ce2">
            <text:p>Kaminski, J., Call, J., &amp; Tomasello, M. (2008). Chimpanzees know what others know, but not what they believe. Cognition, 109(2), 224-234. doi:10.1016/j.cognition.2008.08.010.</text:p>
          </table:table-cell>
          <table:table-cell office:value-type="string" table:style-name="ce2">
            <text:p>There is currently much controversy about which, if any, mental states chimpanzees and other nonhuman primates understand. In the current two studies we tested both chimpanzees’ and human children’s understanding of both knowledge–ignorance and false belief – in the same experimental paradigm involving competition with a conspecific. We found that whereas 6-year-old children understood both of these mental states, chimpanzees understood knowledge–ignorance but not false belief. After ruling out various alternative explanations of these and related findings, we conclude that in at least some situations chimpanzees know what others know. Possible explanations for their failure in the highly similar false belief task are discussed.</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kanngiesser2010bonobos</text:p>
          </table:table-cell>
          <table:table-cell office:value-type="string" table:style-name="ce2">
            <text:p>Kanngiesser, P., &amp; Call, J. (2010). Bonobos, chimpanzees, gorillas, and orang utans use feature and spatial cues in two spatial memory tasks. Animal Cognition, 13(3), 419-430. doi:10.1007/s10071-009-0291-3.</text:p>
          </table:table-cell>
          <table:table-cell office:value-type="string" table:style-name="ce2">
            <text:p>Animals commonly use feature and spatial strategies when remembering places of interest such as food sources or hiding places. We conducted three experiments with great apes to investigate strategy preferences and factors that may shape them. In the Wrst experiment, we trained 17 apes to remember 12 diVerent food locations on the Xoor of their sleeping room. The 12 food locations were associated with one feature cue, so that feature and spatial cues were confounded. In a single test session, we brought the cues into conXict and found that apes, irrespective of species, showed a preference for a feature strategy. In the second experiment, we used a similar procedure and trained 25 apes to remember one food location on a platform in front of them. On average, apes preferred to use a feature strategy but some individuals relied on a spatial strategy. In the Wnal experiment, we investigated whether training might inXuence strategy preferences. We tested 21 apes in the platform set-up and found that apes used both, feature and spatial strategies irrespective of training. We conclude that apes can use feature and spatial strategies to remember the location of hidden food items, but that task demands (e.g. diVerent numbers of search locations) can inXuence strategy preferences. We found no evidence, however, for the role of training in shaping these preferences.</text:p>
          </table:table-cell>
          <table:table-cell office:value-type="string" table:style-name="ce2">
            <text:p>space and objects</text:p>
          </table:table-cell>
          <table:table-cell office:value-type="string" table:style-name="ce2">
            <text:p>space, landmarks and relations</text:p>
          </table:table-cell>
          <table:table-cell table:style-name="ce2"/>
          <table:table-cell table:number-columns-repeated="16378" table:style-name="ce1"/>
        </table:table-row>
        <table:table-row table:style-name="ro1">
          <table:table-cell office:value-type="string" table:style-name="ce2">
            <text:p>kanngiesser2011limits</text:p>
          </table:table-cell>
          <table:table-cell office:value-type="string" table:style-name="ce2">
            <text:p>Kanngiesser, P., Santos, L. R., Hood, B. M., &amp; Call, J. (2011). The Limits of Endowment Effects in Great Apes (Pan paniscus, Pan troglodytes, Gorilla gorilla, Pongo pygmaeus). Journal of Comparative Psychology, 125(4), 436-445. doi:10.1037/a0024516.</text:p>
          </table:table-cell>
          <table:table-cell office:value-type="string" table:style-name="ce2">
            <text:p>The endowment effect describes the bias that people often value things that they possess more than things they do not possess. Thus, they are often reluctant to trade items in their possession for items of equivalent value. Some nonhuman primates appear to share this bias with humans, but it remains an open question whether they show endowment effects to the same extent as humans do. We investigated endowment effects in all four great ape species (Pan paniscus, Pan troglodytes, Gorilla gorilla, Pongo pygmaeus) by varying whether apes were endowed with food items (Experiment 1, N = 22) or tools that were instrumental in retrieving food (Experiment 2, N = 23). We first assessed apes' preferences for items of a pair and their willingness to trade items in their possession. We then endowed apes with one item of a pair and offered them to trade for the other item. Apes showed endowment effects for food, but not for tools. In Experiment 3, we endowed bonobos (N = 4) and orangutans (N = 5) with either one or 12 food items. Endowment effects did not differ between species and were not influenced by the number of endowed food items. Our findings suggest that endowment effects in great apes are restricted to immediate food gratification and remain unaffected by the quantity of food rewards. However, endowment effects do not seem to extend to other, nonconsumable possessions even when they are instrumental in retrieving food. In general, apes do not show endowment effects across a range of different commodities as humans typically do.</text:p>
          </table:table-cell>
          <table:table-cell office:value-type="string" table:style-name="ce2">
            <text:p>quantities and time</text:p>
          </table:table-cell>
          <table:table-cell office:value-type="string" table:style-name="ce2">
            <text:p>risk, value and choice</text:p>
          </table:table-cell>
          <table:table-cell table:style-name="ce2"/>
          <table:table-cell table:number-columns-repeated="16378" table:style-name="ce1"/>
        </table:table-row>
        <table:table-row table:style-name="ro1">
          <table:table-cell office:value-type="string" table:style-name="ce2">
            <text:p>kanngiesser2020children</text:p>
          </table:table-cell>
          <table:table-cell office:value-type="string" table:style-name="ce2">
            <text:p>Kanngiesser, P., Rossano, F., Frickel, R., Tomm, A., &amp; Tomasello, M. (2020). Children, but not great apes, respect ownership. Developmental Science, 23(1): e12842. doi:10.1111/desc.12842.</text:p>
          </table:table-cell>
          <table:table-cell office:value-type="string" table:style-name="ce2">
            <text:p>Access to and control of resources is a major source of costly conflicts. Animals, under some conditions, respect what others control and use (i.e. possession). Humans not only respect possession of resources, they also respect ownership. Ownership can be viewed as a cooperative arrangement, where individuals inhibit their tendency to take others’ property on the condition that those others will do the same. We investigated to what degree great apes follow this principle, as compared to human children. We conducted two experiments, in which dyads of individuals could access the same food resources. The main test of respect for ownership was whether individuals would refrain from taking their partner's resources even when the partner could not immediately access and control them. Captive apes (N = 14 dyads) failed to respect their partner's claim on food resources and frequently monopolized the resources when given the opportunity. Human children (N = 14 dyads), tested with a similar apparatus and procedure, respected their partner's claim and made spontane- ous verbal references to ownership. Such respect for the property of others highlights the uniquely cooperative nature of human ownership arrangements.</text:p>
          </table:table-cell>
          <table:table-cell office:value-type="string" table:style-name="ce2">
            <text:p>quantities and time</text:p>
          </table:table-cell>
          <table:table-cell office:value-type="string" table:style-name="ce2">
            <text:p>risk, value and choice</text:p>
          </table:table-cell>
          <table:table-cell table:style-name="ce2"/>
          <table:table-cell table:number-columns-repeated="16378" table:style-name="ce1"/>
        </table:table-row>
        <table:table-row table:style-name="ro1">
          <table:table-cell office:value-type="string" table:style-name="ce2">
            <text:p>kano2011visual</text:p>
          </table:table-cell>
          <table:table-cell office:value-type="string" table:style-name="ce2">
            <text:p>Kano, F., Hirata, S., Call, J., &amp; Tomonaga, M. (2011). The visual strategy specific to humans among hominids: A study using the gap–overlap paradigm. Vision Research, 51(23-24), 2348-2355. doi:10.1016/j.visres.2011.09.006.</text:p>
          </table:table-cell>
          <table:table-cell office:value-type="string" table:style-name="ce2">
            <text:p>Although an extensive body of literature exists on the cognitive underpinnings of gaze movements in macaques and humans, few studies have investigated this topic from a broader evolutionary perspective. This study used the gap–overlap paradigm to examine the timing of the gaze movements by four hominid species: humans, chimpanzees, gorillas, and orangutans. The saccade latency involved in shifting the gaze from central to peripheral stimuli was measured and compared under two conditions, gap and overlap. The central stimulus disappeared shortly before the onset of the peripheral stimulus under the gap condition, but it remained under the overlap condition. Although all species demonstrated similar saccade latencies under the gap condition, the species clearly differed from one another under the overlap condition, which may suggest their similar perceptual and motor mechanism of making a saccade on the one hand and their differential strategies for coping with the competition between two activities involving fixation and initiation of a saccade (i.e. central vs. peripheral visual stimuli) on the other hand. In particular, humans showed longer saccade latency under the overlap condition compared to the other great apes, which may reflect this species’ unique means of visual processing.</text:p>
          </table:table-cell>
          <table:table-cell office:value-type="string" table:style-name="ce4">
            <text:p>features and categories</text:p>
          </table:table-cell>
          <table:table-cell office:value-type="string" table:style-name="ce2">
            <text:p>face perception</text:p>
          </table:table-cell>
          <table:table-cell table:style-name="ce2"/>
          <table:table-cell table:number-columns-repeated="9" table:style-name="ce4"/>
          <table:table-cell table:number-columns-repeated="16369"/>
        </table:table-row>
        <table:table-row table:style-name="ro1">
          <table:table-cell office:value-type="string" table:style-name="ce2">
            <text:p>kano2012face</text:p>
          </table:table-cell>
          <table:table-cell office:value-type="string" table:style-name="ce2">
            <text:p>Kano, F., Call, J., &amp; Tomonaga, M. (2012). Face and eye scanning in gorillas (Gorilla gorilla), orangutans (Pongo abelii), and humans (Homo sapiens): Unique eye-viewing patterns in humans among hominids. Journal of Comparative Psychology, 126(4), 388-398. doi:10.1037/a0029615.</text:p>
          </table:table-cell>
          <table:table-cell office:value-type="string" table:style-name="ce2">
            <text:p>Because the faces and eyes of primates convey a rich array of social information, the way in which primates view faces and eyes reflects species-specific strategies for facial communication. How are humans and closely related species such as great apes similar and different in their viewing patterns for faces and eyes? Following previous studies comparing chimpanzees (Pan troglodytes) with humans (Homo sapiens), this study used the eye-tracking method to directly compare the patterns of face and eye scanning by humans, gorillas (Gorilla gorilla), and orangutans (Pongo abelii). Human and ape participants freely viewed pictures of whole bodies and full faces of conspecifics and allospecifics under the same experimental conditions. All species were strikingly similar in that they viewed predominantly faces and eyes. No particular difference was identified between gorillas and orangutans, and they also did not differ from the chimpanzees tested in previous studies. However, humans were somewhat different from apes, especially with respect to prolonged eye viewing. We also examined how species-specific facial morphologies, such as the male flange of orangutans and the black-white contrast of human eyes, affected viewing patterns. Whereas the male flange of orangutans affected viewing patterns, the color contrast of human eyes did not. Humans showed prolonged eye viewing independently of the eye color of presented faces, indicating that this pattern is internally driven rather than stimulus dependent. Overall, the results show general similarities among the species and also identify unique eye-viewing patterns in humans.</text:p>
          </table:table-cell>
          <table:table-cell office:value-type="string" table:style-name="ce4">
            <text:p>features and categories</text:p>
          </table:table-cell>
          <table:table-cell office:value-type="string" table:style-name="ce2">
            <text:p>face perception</text:p>
          </table:table-cell>
          <table:table-cell table:style-name="ce2"/>
          <table:table-cell table:number-columns-repeated="9" table:style-name="ce4"/>
          <table:table-cell table:number-columns-repeated="16369"/>
        </table:table-row>
        <table:table-row table:style-name="ro1">
          <table:table-cell office:value-type="string" table:style-name="ce2">
            <text:p>kano2014cross</text:p>
          </table:table-cell>
          <table:table-cell office:value-type="string" table:style-name="ce2">
            <text:p>Kano, F., &amp; Call, J. (2014). Cross-species variation in gaze following and conspecific preference among great apes, human infants and adults. Animal Behaviour, 91, 137-150. doi:10.1016/j.anbehav.2014.03.011.</text:p>
          </table:table-cell>
          <table:table-cell office:value-type="string" table:style-name="ce2">
            <text:p>Although previous studies have shown that many species follow gaze, few have directly compared closely related species, and thus its cross-species variation remains largely unclear. In this study, we compared three great ape species (bonobos, Pan paniscus, chimpanzees, Pan troglodytes, orang-utans, Pongo abelii) and humans (12-month-olds and adults) in their gaze-following responses to the videos of conspecific and allospecific models. In the video, the model turned his head repeatedly to one of two identical objects. We used a noninvasive eye-tracking technique to measure participants' eye movements, and used both conspecific and allospecific models as stimuli to examine their potential preference in following conspecific rather than allospecific gaze. Experiment 1 presented to great apes the videos of conspecific and human models. We found that all species followed the conspecific gaze. Chimpanzees did not follow the human gaze, whereas bonobos did. Bonobos reacted overall more sensitively than chimpanzees to both conspecific and human gaze. Experiment 2 presented to human infants and adults the videos of human, chimpanzee and orang-utan models. Both infants and adults followed the human gaze. Unlike adults, infants did not follow the ape gaze. Experiment 3 presented to great apes the videos of allospecific ape models. Consistent with experiment 1, chimpanzees did not follow the allospecific ape gaze, whereas bonobos and orang-utans did. Importantly, preferential following of conspecific gaze by chimpanzees (experiment 1) and human infants (experiment 2) was mainly explained by their prolonged viewing of the conspecific face and thus seems to reflect their motivation to attend selectively to the conspecific models. Taken together, we conclude that gaze following is modulated by both subject species and model species in great apes and humans, presumably a reflection of the subjects' intrinsic sensitivity to gaze and also their selective interest in particular models.</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9">
            <text:p>kano2014great</text:p>
          </table:table-cell>
          <table:table-cell office:value-type="string" table:style-name="ce9">
            <text:p>Kano, F., &amp; Call, J. (2014). Great apes generate goal-based action predictions: An eye-tracking study. Psychological Science, 25(9), 1691-1698. doi:10.1177/0956797614536402.</text:p>
          </table:table-cell>
          <table:table-cell office:value-type="string" table:style-name="ce9">
            <text:p>To examine great apes’ on-line prediction of other individuals’ actions, we used an eye-tracking technique and an experimental paradigm previously used to test human infants. Twenty-two great apes, including bonobos, chimpanzees, and orangutans, were familiarized to movie clips of a human hand reaching to grasp one of two objects. Then the objects’ locations were swapped, and in the test event, the hand made an incomplete reach between the objects. In a control condition, a mechanical claw performed the same actions. The apes predictively looked at the familiarized goal object rather than the familiarized location when viewing the hand action in the test event. However, they made no prediction when viewing the claw action. These results are similar to those reported previously for human infants, and predictive looking did not differ among the three species of great apes. Thus, great apes make on-line goal-based predictions about the actions of other individuals; this skill is not unique to humans but is shared more widely among primates.</text:p>
          </table:table-cell>
          <table:table-cell office:value-type="string" table:style-name="ce9">
            <text:p>theory of mind and metacognition</text:p>
          </table:table-cell>
          <table:table-cell office:value-type="string" table:style-name="ce9">
            <text:p>understanding goals and intentions</text:p>
          </table:table-cell>
          <table:table-cell table:style-name="ce9"/>
          <table:table-cell table:number-columns-repeated="16378" table:style-name="ce10"/>
        </table:table-row>
        <table:table-row table:style-name="ro1">
          <table:table-cell office:value-type="string" table:style-name="ce2">
            <text:p>kano2015social</text:p>
          </table:table-cell>
          <table:table-cell office:value-type="string" table:style-name="ce2">
            <text:p>Kano, F., Hirata, S., &amp; Call, J. (2015). Social attention in the two species of pan: Bonobos make more eye contact than chimpanzees. PLoS One, 10(6): e0129684. doi:10.1371/journal.pone.0129684. <text:s text:c="2"/>OA</text:p>
          </table:table-cell>
          <table:table-cell office:value-type="string" table:style-name="ce2">
            <text:p>Humans’ two closest primate living relatives, bonobos and chimpanzees, differ behaviorally, cognitively, and emotionally in several ways despite their general similarities. While bonobos show more affiliative behaviors towards conspecifics, chimpanzees display more overt and severe aggression against conspecifics. From a cognitive standpoint, bonobos perform better in social coordination, gaze-following and food-related cooperation, while chimpanzees excel in tasks requiring extractive foraging skills. We hypothesized that attention and motivation play an important role in shaping the species differences in behavior, cognition, and emotion. Thus, we predicted that bonobos would pay more attention to the other individuals’ face and eyes, as those are related to social affiliation and social coordination, while chimpanzees would pay more attention to the action target objects, as they are related to foraging. Using eye-tracking we examined the bonobos’ and chimpanzees’ spontaneous scanning of pictures that included eyes, mouth, face, genitals, and action target objects of conspecifics. Although bonobos and chimpanzees viewed those elements overall similarly, bonobos viewed the face and eyes longer than chimpanzees, whereas chimpanzees viewed the other elements, the mouth, action target objects and genitals, longer than bonobos. In a discriminant analysis, the individual variation in viewing patterns robustly predicted the species of individuals, thus clearly demonstrating species-specific viewing patterns. We suggest that such attentional and motivational differences between bonobos and chimpanzees could have partly contributed to shaping the species-specific behaviors, cognition, and emotion of these species, even in a relatively short period of evolutionary time.</text:p>
          </table:table-cell>
          <table:table-cell office:value-type="string" table:style-name="ce4">
            <text:p>features and categories</text:p>
          </table:table-cell>
          <table:table-cell office:value-type="string" table:style-name="ce2">
            <text:p>face perception</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number-columns-repeated="8" table:style-name="ce4"/>
          <table:table-cell table:number-columns-repeated="16369"/>
        </table:table-row>
        <table:table-row table:style-name="ro1">
          <table:table-cell office:value-type="string" table:style-name="ce2">
            <text:p>kano2016nasal</text:p>
          </table:table-cell>
          <table:table-cell office:value-type="string" table:style-name="ce2">
            <text:p>Kano, F., Hirata, S., Deschner, T., Behringer, V., &amp; Call, J. (2016). Nasal temperature drop in response to a playback of conspecific fights in chimpanzees: A thermo-imaging study. Physiology &amp; Behavior, 155, 83-94. doi:10.1016/j.physbeh.2015.11.029.</text:p>
          </table:table-cell>
          <table:table-cell office:value-type="string" table:style-name="ce2">
            <text:p>Emotion is one of the central topics in animal studies and is likely to attract attention substantially in the coming years. Recent studies have developed a thermo-imaging technique to measure the facial skin temperature in the studies of emotion in humans and macaques. Here we established the procedures and techniques needed to apply the same technique to great apes. We conducted two experiments respectively in the two established research facilities in Germany and Japan. Total twelve chimpanzees were tested in three conditions in which they were presented respectively with the playback sounds (Exp. 1) or the videos (Exp. 2) of fighting conspecifics, control sounds/videos (allospecific display call: Exp. 1; resting conspecifics: Exp. 2), and no sound/image. Behavioral, hormonal (salivary cortisol) and heart-rate responses were simultaneously recorded. The nasal temperature of chimpanzees linearly dropped up to 1.5 °C in 2 min, and recovered to the baseline in 2 min, in the experimental but not control conditions. We found the related changes in excitement behavior and heart-rate variability, but not in salivary cortisol, indicating that overall responses were involved with the activities of sympathetic nervous system but not with the measureable activities of the hypothalamus-pituitary-adrenal (HPA) axis. The influence of general activity (walking, eating) was not negligible but controllable in experiments. We propose several techniques to control those confounding factors. Overall, thermo-imaging is a promising technique that should be added to the traditional physiological and behavioral measures in primatology and comparative psychology.</text:p>
          </table:table-cell>
          <table:table-cell office:value-type="string" table:style-name="ce2">
            <text:p>stimuli and arousal</text:p>
          </table:table-cell>
          <table:table-cell table:style-name="ce6"/>
          <table:table-cell table:style-name="ce2"/>
          <table:table-cell table:number-columns-repeated="9" table:style-name="ce4"/>
          <table:table-cell table:number-columns-repeated="16369"/>
        </table:table-row>
        <table:table-row table:style-name="ro1">
          <table:table-cell office:value-type="string" table:style-name="ce2">
            <text:p>kano2018human</text:p>
          </table:table-cell>
          <table:table-cell office:value-type="string" table:style-name="ce2">
            <text:p>Kano, F., Moore, R., Krupenye, C., Hirata, S., Tomonaga, M., &amp; Call, J. (2018). Human ostensive signals do not enhance gaze following in chimpanzees, but do enhance object-oriented attention. Animal Cognition, 21(5), 715-728. doi:10.1007/s10071-018-1205-z.</text:p>
          </table:table-cell>
          <table:table-cell office:value-type="string" table:style-name="ce2">
            <text:p>The previous studies have shown that human infants and domestic dogs follow the gaze of a human agent only when the agent has addressed them ostensively—e.g., by making eye contact, or calling their name. This evidence is interpreted as showing that they expect ostensive signals to precede referential information. The present study tested chimpanzees, one of the closest relatives to humans, in a series of eye-tracking experiments using an experimental design adapted from these previous studies. In the ostension conditions, a human actor made eye contact, called the participant’s name, and then looked at one of two objects. In the control conditions, a salient cue, which differed in each experiment (a colorful object, the actor’s nodding, or an eating action), attracted participants’ attention to the actor’s face, and then the actor looked at the object. Overall, chimpanzees followed the actor’s gaze to the cued object in both ostension and control conditions, and the ostensive signals did not enhance gaze following more than the control attention-getters. However, the ostensive signals enhanced subsequent attention to both target and distractor objects (but not to the actor’s face) more strongly than the control attention-getters—especially in the chimpanzees who had a close relationship with human caregivers. We interpret this as showing that chimpanzees have a simple form of communicative expectations on the basis of ostensive signals, but unlike human infants and dogs, they do not subsequently use the experimenter’s gaze to infer the intended referent. These results may reflect a limitation of non-domesticated species for interpreting humans’ ostensive signals in inter-species communication.</text:p>
          </table:table-cell>
          <table:table-cell office:value-type="string" table:style-name="ce2">
            <text:p>theory of mind and metacognition</text:p>
          </table:table-cell>
          <table:table-cell office:value-type="string" table:style-name="ce2">
            <text:p>understanding perception, knowledge and beliefs</text:p>
          </table:table-cell>
          <table:table-cell office:value-type="string" table:style-name="ce2">
            <text:p>social strategies and communication</text:p>
          </table:table-cell>
          <table:table-cell table:style-name="ce7"/>
          <table:table-cell table:number-columns-repeated="16377" table:style-name="ce1"/>
        </table:table-row>
        <table:table-row table:style-name="ro1">
          <table:table-cell office:value-type="string" table:style-name="ce2">
            <text:p>kano2018primate</text:p>
          </table:table-cell>
          <table:table-cell office:value-type="string" table:style-name="ce2">
            <text:p>Kano, F., Shepherd, S. V., Hirata, S., &amp; Call, J. (2018). Primate social attention: Species differences and effects of individual experience in humans, great apes, and macaques. PLoS One, 13(2): e0193283. doi:10.1371/journal.pone.0193283.</text:p>
          </table:table-cell>
          <table:table-cell office:value-type="string" table:style-name="ce2">
            <text:p>When viewing social scenes, humans and nonhuman primates focus on particular features, such as the models’ eyes, mouth, and action targets. Previous studies reported that such viewing patterns vary significantly across individuals in humans, and also across closely-related primate species. However, the nature of these individual and species differences remains unclear, particularly among nonhuman primates. In large samples of human and nonhuman primates, we examined species differences and the effects of experience on patterns of gaze toward social movies. Experiment 1 examined the species differences across rhesus macaques, nonhuman apes (bonobos, chimpanzees, and orangutans), and humans while they viewed movies of various animals’ species-typical behaviors. We found that each species had distinct viewing patterns of the models’ faces, eyes, mouths, and action targets. Experiment 2 tested the effect of individuals’ experience on chimpanzee and human viewing patterns. We presented movies depicting natural behaviors of chimpanzees to three groups of chimpanzees (individuals from a zoo, a sanctuary, and a research institute) differing in their early social and physical experiences. We also presented the same movies to human adults and children differing in their expertise with chimpanzees (experts vs. novices) or movie-viewing generally (adults vs. preschoolers). Individuals varied within each species in their patterns of gaze toward models’ faces, eyes, mouths, and action targets depending on their unique individual experiences. We thus found that the viewing patterns for social stimuli are both individual- and species-specific in these closely-related primates. Such individual/species-specificities are likely related to both individual experience and species-typical temperament, suggesting that primate individuals acquire their unique attentional biases through both ontogeny and evolution. Such unique attentional biases may help them learn efficiently about their particular social environments.</text:p>
          </table:table-cell>
          <table:table-cell office:value-type="string" table:style-name="ce4">
            <text:p>features and categories</text:p>
          </table:table-cell>
          <table:table-cell office:value-type="string" table:style-name="ce2">
            <text:p>face perception</text:p>
          </table:table-cell>
          <table:table-cell table:number-columns-repeated="2" table:style-name="ce2"/>
          <table:table-cell table:number-columns-repeated="5" table:style-name="ce1"/>
          <table:table-cell table:style-name="ce2"/>
          <table:table-cell table:number-columns-repeated="16371" table:style-name="ce1"/>
        </table:table-row>
        <table:table-row table:style-name="ro1">
          <table:table-cell office:value-type="string" table:style-name="ce2">
            <text:p>kano2019great</text:p>
          </table:table-cell>
          <table:table-cell office:value-type="string" table:style-name="ce2">
            <text:p>Kano, F., Krupenye, C., Hirata, S., Tomonaga, M., &amp; Call, J. (2019). Great apes use self-experience to anticipate an agent’s action in a false-belief test. Proceedings of the National Academy of Sciences, 116(42), 20904-20909. doi:10.1073/pnas.1910095116.</text:p>
          </table:table-cell>
          <table:table-cell office:value-type="string" table:style-name="ce2">
            <text:p>Human social life depends on theory of mind, the ability to attribute mental states to oneself and others. A signature of theory of mind, false belief understanding, requires representing others’ views of the world, even when they conflict with one’s own. After decades of research, it remains controversial whether any nonhuman species possess a theory of mind. One challenge to positive evidence of animal theory of mind, the behavior-rule account, holds that animals solve such tasks by responding to others’ behavioral cues rather than their mental states. We distinguish these hypotheses by implementing a version of the “goggles” test, which asks whether, in the absence of any additional behavioral cues, animals can use their own self-experience of a novel barrier being translucent or opaque to determine whether another agent can see through the same barrier. We incorporated this paradigm into an established anticipatory-looking false-belief test for great apes. In a between-subjects design, apes experienced a novel barrier as either translucent or opaque, although both looked identical from afar. While being eye tracked, all apes then watched a video in which an actor saw an object hidden under 1 of 2 identical boxes. The actor then scuttled behind the novel barrier, at which point the object was relocated and then removed. Only apes who experienced the barrier as opaque visually anticipated that the actor would mistakenly search for the object in its previous location. Great apes, therefore, appeared to attribute differential visual access based specifically on their own past perceptual experience to anticipate an agent’s actions in a false-belief test</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style-name="ce4"/>
          <table:table-cell table:number-columns-repeated="16377" table:style-name="ce1"/>
        </table:table-row>
        <table:table-row table:style-name="ro1">
          <table:table-cell office:value-type="string" table:style-name="ce2">
            <text:p>karg2014all</text:p>
          </table:table-cell>
          <table:table-cell office:value-type="string" table:style-name="ce2">
            <text:p>Karg, K., Schmelz, M., Call, J., &amp; Tomasello, M. (2014). All great ape species (Gorilla gorilla, Pan paniscus, Pan troglodytes, Pongo abelii) and two-and-a-half-year-old children (Homo sapiens) discriminate appearance from reality. Journal of Comparative Psychology, 128(4), 431-439. doi:10.1037/a0037385.</text:p>
          </table:table-cell>
          <table:table-cell office:value-type="string" table:style-name="ce2">
            <text:p>Nonhuman great apes and human children were tested for an understanding that appearance does not always correspond to reality. Subjects were 29 great apes (bonobos [Pan paniscus], chimpanzees [Pan troglodytes], gorillas [Gorilla gorilla], and orangutans [Pongo abelii]) and 24 2½-year-old children. In our task, we occluded portions of 1 large and 1 small food stick such that the size relations seemed reversed. Subjects could then choose which one they wanted. There was 1 control condition and 2 experimental conditions (administered within subjects). In the control condition subjects saw only the apparent stick sizes, whereas in the 2 experimental conditions they saw the true stick sizes as well (the difference between them being what the subjects saw first: the apparent or the real stick sizes). All great ape species and children successfully identified the bigger stick, despite its smaller appearance, in the experimental conditions, but not in the control. We discuss these results in relation to the understanding of object permanence and conservation, and exclude reversed reward contingency learning as an explanation.</text:p>
          </table:table-cell>
          <table:table-cell office:value-type="string" table:style-name="ce2">
            <text:p>theory of mind and metacognition</text:p>
          </table:table-cell>
          <table:table-cell office:value-type="string" table:style-name="ce4">
            <text:p>understanding the self and metacognition</text:p>
          </table:table-cell>
          <table:table-cell table:number-columns-repeated="2" table:style-name="ce4"/>
          <table:table-cell table:number-columns-repeated="5" table:style-name="ce1"/>
          <table:table-cell table:style-name="ce2"/>
          <table:table-cell table:number-columns-repeated="16371" table:style-name="ce1"/>
        </table:table-row>
        <table:table-row table:style-name="ro1">
          <table:table-cell office:value-type="string" table:style-name="ce2">
            <text:p>karg2016differing</text:p>
          </table:table-cell>
          <table:table-cell office:value-type="string" table:style-name="ce2">
            <text:p>Karg, K., Schmelz, M., Call, J., &amp; Tomasello, M. (2016). Differing views: Can chimpanzees do Level 2 perspective-taking? Animal Cognition, 19(3), 555-564. doi:10.1007/s10071-016-0956-7. <text:s text:c="2"/>OA</text:p>
          </table:table-cell>
          <table:table-cell office:value-type="string" table:style-name="ce2">
            <text:p>Although chimpanzees understand what others may see, it is unclear whether they understand how others see things (Level 2 perspective-taking). We investigated whether chimpanzees can predict the behavior of a conspecific which is holding a mistaken perspective that differs from their own. The subject competed with a conspecific over two food sticks. While the subject could see that both were the same size, to the competitor one appeared bigger than the other. In a previously established game, the competitor chose one stick in private first and the subject chose thereafter, without knowing which of the sticks was gone. Chimpanzees and 6-year-old children chose the ‘riskier’ stick (that looked bigger to the competitor) significantly less in the game than in a nonsocial control. Children chose randomly in the control, thus showing Level 2 perspective-taking skills; in contrast, chimpanzees had a preference for the ‘riskier’ stick here, rendering it possible that they attributed their own preference to the competitor to predict her choice. We thus run a follow-up in which chimpanzees did not have a preference in the control. Now, they also chose randomly in the game. We conclude that chimpanzees solved the task by attributing their own preference to the other, while children truly understood the other’s mistaken perspective.</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kirchhofer2012dogs</text:p>
          </table:table-cell>
          <table:table-cell office:value-type="string" table:style-name="ce2">
            <text:p>Kirchhofer, K. C., Zimmermann, F., Kaminski, J., &amp; Tomasello, M. (2012). Dogs (Canis familiaris), but Not Chimpanzees (Pan troglodytes), Understand Imperative Pointing. PLoS One, 7(2): e30913. doi:10.1371/journal.pone.0030913.</text:p>
          </table:table-cell>
          <table:table-cell office:value-type="string" table:style-name="ce2">
            <text:p>Chimpanzees routinely follow the gaze of humans to outside targets. However, in most studies using object choice they fail to use communicative gestures (e.g. pointing) to find hidden food. Chimpanzees' failure to do this may be due to several difficulties with this paradigm. They may, for example, misinterpret the gesture as referring to the opaque cup instead of the hidden food. Or perhaps they do not understand informative communicative intentions. In contrast, dogs seem to be skilful in using human communicative cues in the context of finding food, but as of yet there is not much data showing whether they also use pointing in the context of finding non-food objects. Here we directly compare chimpanzees' (N = 20) and dogs' (N = 32) skills in using a communicative gesture directed at a visible object out of reach of the human but within reach of the subject. Pairs of objects were placed in view of and behind the subjects. The task was to retrieve the object the experimenter wanted. To indicate which one she desired, the experimenter pointed imperatively to it and directly rewarded the subject for handing over the correct one. While dogs performed well on this task, chimpanzees failed to identify the referent. Implications for great apes' and dogs' understanding of human communicative intentions are discussed</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16378" table:style-name="ce1"/>
        </table:table-row>
        <table:table-row table:style-name="ro1">
          <table:table-cell office:value-type="string" table:style-name="ce2">
            <text:p>knofe2019chimpanzees</text:p>
          </table:table-cell>
          <table:table-cell office:value-type="string" table:style-name="ce2">
            <text:p>Knofe, H., Engelmann, J., Tomasello, M., &amp; Herrmann, E. (2019). Chimpanzees monopolize and children take turns in a limited resource problem. Scientific Reports, 9: 7597. doi:10.1038/s41598-019-44096-4.</text:p>
          </table:table-cell>
          <table:table-cell office:value-type="string" table:style-name="ce2">
            <text:p>Competition over scarce resources is common across the animal kingdom. Here we investigate the strategies of chimpanzees and children in a limited resource problem. Both species were presented with a tug-of-war apparatus in which each individual in a dyad received a tool to access a reward, but tools could not be used simultaneously. We assessed the equality of tool use as well as the frequency of turn taking. Both species managed to overcome this conflict of interest but used different strategies to do so. While there was substantial variation in chimpanzee behaviour, monopolization was the common course of action: tool use was asymmetric with individual chimpanzees monopolizing the resource. In children, turn-taking emerged as the dominant strategy: tool use was symmetric and children alternated access to the tool at a high rate. These results suggest that while both species possess strategies for solving limited resource problems, humans might have evolved species unique motivations and socio-cognitive skills for dealing with such conflicts of interest.</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kopp2021small</text:p>
          </table:table-cell>
          <table:table-cell office:value-type="string" table:style-name="ce2">
            <text:p>Kopp, K. S., Ebel, S. J., Wittig, R. M., Haun, D. B. M., &amp; Crockford, C. (2021). Small mirrors do the trick: A simple, but effective method to study mirror self-recognition in chimpanzees. Animal Behavior and Cognition, 8(3), 391-404. doi:10.26451/abc.08.03.05.2021.</text:p>
          </table:table-cell>
          <table:table-cell office:value-type="string" table:style-name="ce2">
            <text:p>Mirror self-recognition (MSR) is considered an indicator of self-awareness. Standardized mirror tests reveal compelling evidence for MSR in a few non-human species, including all great apes. However, substantial inter-individual variation of MSR within species resulted in an ongoing methodological controversy, questioning the appropriateness of standard MSR tests for cross-species comparisons. Lack of motivation, in particular, is discussed as one possible cause for false negative results. Here, we compare the spontaneous behavioral response of 47 zoo-housed chimpanzees (Pan troglodytes) to (i) standard body-sized, stationary mirrors and (ii) small, portable hand mirrors. We predicted that the monopolizability and maneuverability of small mirrors increase the chances of identifying MSR across a larger proportion of individuals. Chimpanzees both revealed a substantially higher frequency of general mirror-related behaviors and engaged in significantly more and longer behaviors specifically indicating MSR when provided with small mirrors compared to a large mirror. Handheld mirrors provide a more sensitive measure for MSR within and likely between primate species than the traditional large mirrors, and thereby are a potentially valuable tool for studying self-awareness across species.</text:p>
          </table:table-cell>
          <table:table-cell office:value-type="string" table:style-name="ce2">
            <text:p>theory of mind and metacognition</text:p>
          </table:table-cell>
          <table:table-cell office:value-type="string" table:style-name="ce2">
            <text:p>understanding the self and metacognition</text:p>
          </table:table-cell>
          <table:table-cell table:style-name="ce2"/>
          <table:table-cell table:number-columns-repeated="16378" table:style-name="ce1"/>
        </table:table-row>
        <table:table-row table:style-name="ro1">
          <table:table-cell office:value-type="string" table:style-name="ce2">
            <text:p>krachun2009can</text:p>
          </table:table-cell>
          <table:table-cell office:value-type="string" table:style-name="ce2">
            <text:p>Krachun, C., Call, J., &amp; Tomasello, M. (2009). Can chimpanzees (Pan troglodytes) discriminate appearance from reality? Cognition, 112(3), 435-450. doi:10.1016/j.cognition.2009.06.012.</text:p>
          </table:table-cell>
          <table:table-cell office:value-type="string" table:style-name="ce2">
            <text:p>A milestone in human development is coming to recognize that how something looks is not necessarily how it is. We tested appearance-reality understanding in chimpanzees (Pan troglodytes) with a task requiring them to choose between a small grape and a big grape. The apparent relative size of the grapes was reversed using magnifying and minimizing lenses so that the truly bigger grape appeared to be the smaller one. Our Lens test involved a basic component adapted from standard procedures for children, as well as several components designed to rule out alternative explanations. There were large individual differences in performance, with some chimpanzees' responses suggesting they appreciated the appearance-reality distinction. In contrast, all chimpanzees failed a Reverse Contingency control test, indicating that those who passed the Lens test did not do so by learning a simple reverse contingency rule. Four-year-old children given an adapted version of the Lens test failed it while 4.5-year-olds passed. Our study constitutes the first direct investigation of appearance-reality understanding in chimpanzees and the first cross-species comparison of this capacity.</text:p>
          </table:table-cell>
          <table:table-cell office:value-type="string" table:style-name="ce2">
            <text:p>theory of mind and metacognition</text:p>
          </table:table-cell>
          <table:table-cell office:value-type="string" table:style-name="ce2">
            <text:p>understanding the self and metacognition</text:p>
          </table:table-cell>
          <table:table-cell table:style-name="ce2"/>
          <table:table-cell table:number-columns-repeated="16378" table:style-name="ce1"/>
        </table:table-row>
        <table:table-row table:style-name="ro1">
          <table:table-cell office:value-type="string" table:style-name="ce2">
            <text:p>krachun2009chimpanzees</text:p>
          </table:table-cell>
          <table:table-cell office:value-type="string" table:style-name="ce2">
            <text:p>Krachun, C., &amp; Call, J. (2009). Chimpanzees (Pan troglodytes) know what can be seen from where. Animal Cognition, 12(2), 317-331. doi:10.1007/s10071-008-0192-x.</text:p>
          </table:table-cell>
          <table:table-cell office:value-type="string" table:style-name="ce2">
            <text:p>Visual perspective taking research has established that chimpanzees recognize what others can or cannot see in the presence of occluding barriers. Less is known about chimpanzees’ appreciation of what they themselves can or cannot see in similar situations. Additionally, it is unclear whether chimpanzees must rely on others’ gaze cues to solve such tasks or whether they have a more general appreciation of what can be seen from where. Hence, we investigated chimpanzees’ ability to anticipate what they would or would not be able to see from different visual perspectives. Food was hidden among arrays of open containers, with different containers providing visual access from unique viewing perspectives. Chimpanzees immediately adopted the correct perspective for each container type. Follow-up experiments showed that they were not simply moving to align themselves with visible openings. Our study thus suggests that chimpanzees have good visual perspective taking abilities with regard to themselves as well as others, and that both likely reflect a more general knowledge, at least implicit, of what can be seen from where</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krachun2009competitive</text:p>
          </table:table-cell>
          <table:table-cell office:value-type="string" table:style-name="ce2">
            <text:p>Krachun, C., Carpenter, M., Call, J., &amp; Tomasello, M. (2009). A competitive nonverbal false belief task for children and apes. Developmental Science, 12(4), 521-535. doi:10.1111/j.1467-7687.2008.00793.x.</text:p>
          </table:table-cell>
          <table:table-cell office:value-type="string" table:style-name="ce2">
            <text:p>A nonverbal false belief task was administered to children (mean age 5 years) and two great ape species: chimpanzees (Pan troglodytes) and bonobos (Pan paniscus). Because apes typically perform poorly in cooperative contexts, our task was competitive. Two versions were run: in both, a human competitor witnessed an experimenter hide a reward in one of two containers. When the competitor then left the room (version A) or turned around (version B), the experimenter switched the locations of the containers. The competitor returned and reached with effort, but unsuccessfully, towards the incorrect container. Children displayed an understanding of the competitor's false belief by correctly choosing the other container to find the reward. Apes did not. However, in version A (but not version B), apes looked more often at the unchosen container in false belief trials than in true belief control trials, possibly indicating some implicit or uncertain understanding that needs to be investigated further.</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krachun2010new</text:p>
          </table:table-cell>
          <table:table-cell office:value-type="string" table:style-name="ce2">
            <text:p>Krachun, C., Carpenter, M., Call, J., &amp; Tomasello, M. (2010). A New Change-of-Contents False Belief Test: Children and Chimpanzees Compared. International Journal of Comparative Psychology, 23(2), 145-165.</text:p>
          </table:table-cell>
          <table:table-cell office:value-type="string" table:style-name="ce2">
            <text:p>In the handful of existing comparative false belief studies, chimpanzees have consistently failed tests that 5- to 6-year-old children have passed. However, those tests were either explicitly cooperative-communicative or competitive, both of which are problematic for different reasons. We therefore devised a new change-of-contents false belief test for children and chimpanzees that did not include these problematic elements. Nevertheless, chimpanzees showed no evidence of understanding false beliefs (consistent with past research, however, children showed a clear improvement in test performance from 3.5 to 4.5 years of age). Our results suggest that the cooperative-communicative or competitive nature of previous false belief tests was not solely responsible for chimpanzees’ failure. That chimpanzees have now also failed a more socially neutral test supports the conclusion that chimpanzees may simply not recognize false belief states in others. Additionally, our test departs from a near exclusive reliance on the change-of-location paradigm in false belief research. It therefore expands the repertoire of methods available for testing false belief understanding with minimally verbal and nonverbal procedures.</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krupenye2016great</text:p>
          </table:table-cell>
          <table:table-cell office:value-type="string" table:style-name="ce2">
            <text:p>Krupenye, C., Kano, F., Hirata, S., Call, J., &amp; Tomasello, M. (2016). Great apes anticipate that other individuals will act according to false beliefs. Science, 354(6308), 110-114. doi:10.1126/science.aaf8110.</text:p>
          </table:table-cell>
          <table:table-cell office:value-type="string" table:style-name="ce2">
            <text:p>Humans operate with a “theory of mind” with which they are able to understand that others’ actions are driven not by reality but by beliefs about reality, even when those beliefs are false. Although great apes share with humans many social-cognitive skills, they have repeatedly failed experimental tests of such false-belief understanding. We use an anticipatory looking test (originally developed for human infants) to show that three species of great apes reliably look in anticipation of an agent acting on a location where he falsely believes an object to be, even though the apes themselves know that the object is no longer there. Our results suggest that great apes also operate, at least on an implicit level, with an understanding of false beliefs.</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krupenye2017test</text:p>
          </table:table-cell>
          <table:table-cell office:value-type="string" table:style-name="ce2">
            <text:p>Krupenye, C., Kano, F., Hirata, S., Call, J., &amp; Tomasello, M. (2017). A test of the submentalizing hypothesis: Apes' performance in a false belief task inanimate control. Communicative &amp; Integrative Biology, 10(4): e1343771. doi:10.1080/19420889.2017.1343771.</text:p>
          </table:table-cell>
          <table:table-cell office:value-type="string" table:style-name="ce2">
            <text:p>Much debate concerns whether any nonhuman animals share with humans the ability to infer others' mental states, such as desires and beliefs. In a recent eye-tracking false-belief task, we showed that great apes correctly anticipated that a human actor would search for a goal object where he had last seen it, even though the apes themselves knew that it was no longer there. In response, Heyes proposed that apes' looking behavior was guided not by social cognitive mechanisms but rather domain-general cueing effects, and suggested the use of inanimate controls to test this alternative submentalizing hypothesis. In the present study, we implemented the suggested inanimate control of our previous false-belief task. Apes attended well to key events but showed markedly fewer anticipatory looks and no significant tendency to look to the correct location. We thus found no evidence that submentalizing was responsible for apes' anticipatory looks in our false-belief task.</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laumer2018spontaneous</text:p>
          </table:table-cell>
          <table:table-cell office:value-type="string" table:style-name="ce2">
            <text:p>Laumer, I. B., Call, J., Bugnyar, T., &amp; Auersperg, A. M. I. (2018). Spontaneous innovation of hook-bending and unbending in orangutans (Pongo abelii). Scientif Reports, 8, 16518. doi:10.1038/s41598-018-34607-0.</text:p>
          </table:table-cell>
          <table:table-cell office:value-type="string" table:style-name="ce2">
            <text:p>Betty the crow astonished the scientific world as she spontaneously crafted hook-tools from straight wire in order to lift a basket out of vertical tubes. Recently it was suggested that this species’ solution was strongly influenced by predispositions from behavioural routines from habitual hook-tool manufacture. Nevertheless, the task became a paradigm to investigate tool innovation. Considering that young humans had surprising difficulties with the task, it was yet unclear whether the innovation of a hooked tool would be feasible to primates that lacked habitual hook making. We thus tested five captive orangutans in a hook bending and unbending task. Orangutans are habitually tool-using primates that have been reported to use but not craft hooked tools for locomotion in the wild. Two orangutans spontaneously innovated hook tools and four unbent the wire from their first trial on. Pre-experience with ready-made hooks had some effect but did not lead to continuous success. Further subjects improved the hook-design feature when the task required the subjects to bent the hook at a steeper angle. Our results indicate that the ability to represent and manufacture tools according to a current need does not require stereotyped behavioural routines, but can indeed arise innovatively. Furthermore, the present study shows that the capacity for hook tool innovation is not limited to large brained birds within non-human animals.</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laumer2019orangutans</text:p>
          </table:table-cell>
          <table:table-cell office:value-type="string" table:style-name="ce2">
            <text:p>Laumer, I. B., Auersperg, A. M. I., Bugnyar, T., &amp; Call, J. (2019). Orangutans (Pongo abelii) make flexible decisions relative to reward quality and tool functionality in a multi-dimensional tool-use task. PLoS One, 14(2): e0211031. doi:10.1371/journal.pone.0211031.</text:p>
          </table:table-cell>
          <table:table-cell office:value-type="string" table:style-name="ce2">
            <text:p>Making economic decisions in a natural foraging situation that involves the use of tools may require an animal to consider more levels of relational complexity than merely deciding between an immediate and a delayed food option. We used the same method previously used with Goffin´s cockatoos to investigate the orangutans' flexibility for making the most profitable decisions when confronted with five different settings that included one or two different apparatuses, two different tools and two food items (one more preferred than the other). We found that orangutans made profitable decisions relative to reward quality, when the task required the subjects to select a tool over an immediately accessible food reward. Furthermore, most subjects were sensitive to work-effort when the immediate and the delayed option (directly accessible by using a tool) led to the same outcome. Most subjects continued to make profitable decisions that required taking into account the tool functionality. In a final multidimensional task design in which subjects had to simultaneously focus on two apparatuses, two reward qualities and two different tools, the orangutans chose the functional tool to access the high quality reward.</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leeuwen2013total</text:p>
          </table:table-cell>
          <table:table-cell office:value-type="string" table:style-name="ce2">
            <text:p>Van Leeuwen, E. J. C., Cronin, K. A., Schütte, S., Call, J., &amp; Haun, D. B. M. (2013). Chimpanzees (Pan troglodytes) flexibly adjust their behaviour in order to maximize payoffs, not to conform to majorities. PLoS One, 8(11): e80945. doi:10.1371/journal.pone.0080945.</text:p>
          </table:table-cell>
          <table:table-cell office:value-type="string" table:style-name="ce2">
            <text:p>Chimpanzees have been shown to be adept learners, both individually and socially. Yet, sometimes their conservative nature seems to hamper the flexible adoption of superior alternatives, even to the extent that they persist in using entirely ineffective strategies. In this study, we investigated chimpanzees’ behavioural flexibility in two different conditions under which social animals have been predicted to abandon personal preferences and adopt alternative strategies: i) under influence of majority demonstrations (i.e. conformity), and ii) in the presence of superior reward contingencies (i.e. maximizing payoffs). Unlike previous nonhuman primate studies, this study disentangled the concept of conformity from the tendency to maintain one’s first-learned strategy. Studying captive (n=16) and semi-wild (n=12) chimpanzees in two complementary exchange paradigms, we found that chimpanzees did not abandon their behaviour in order to match the majority, but instead remained faithful to their first-learned strategy (Study 1a and 1b). However, the chimpanzees’ fidelity to their first-learned strategy was overridden by an experimental upgrade of the profitability of the alternative strategy (Study 2). We interpret our observations in terms of chimpanzees’ relative weighing of behavioural options as a function of situation-specific trade-offs. More specifically, contrary to previous findings, chimpanzees in our study abandoned their familiar behaviour to maximize payoffs, but not to conform to a majority.</text:p>
          </table:table-cell>
          <table:table-cell office:value-type="string" table:style-name="ce2">
            <text:p>social learning and culture</text:p>
          </table:table-cell>
          <table:table-cell office:value-type="string" table:style-name="ce2">
            <text:p>social learning in foraging</text:p>
          </table:table-cell>
          <table:table-cell table:style-name="ce2"/>
          <table:table-cell table:number-columns-repeated="16378" table:style-name="ce1"/>
        </table:table-row>
        <table:table-row table:style-name="ro1">
          <table:table-cell office:value-type="string" table:style-name="ce2">
            <text:p>leeuwen2014human</text:p>
          </table:table-cell>
          <table:table-cell office:value-type="string" table:style-name="ce2">
            <text:p>Van Leeuwen, E. J. C., Call, J., &amp; Haun, D. B. M. (2014). Human children rely more on social information than chimpanzees do. Biology Letters, 10(11): 20140487. doi:10.1098/rsbl.2014.0487.</text:p>
          </table:table-cell>
          <table:table-cell office:value-type="string" table:style-name="ce2">
            <text:p>Human societies are characterized by more cultural diversity than chimpanzee communities. However, it is currently unclear what mechanism might be driving this difference. Because reliance on social information is a pivotal characteristic of culture, we investigated individual and social information reliance in children and chimpanzees. We repeatedly presented subjects with a reward-retrieval task on which they had collected conflicting individual and social information of equal accuracy in counterbalanced order. While both species relied mostly on their individual information, children but not chim- panzees searched for the reward at the socially demonstrated location more than at a random location. Moreover, only children used social information adaptively when individual knowledge on the location of the reward had not yet been obtained. Social information usage determines information transmission and in conjunction with mechanisms that create cultural variants, such as innovation, it facilitates diversity. Our results may help explain why humans are more culturally diversified than chimpanzees.</text:p>
          </table:table-cell>
          <table:table-cell office:value-type="string" table:style-name="ce2">
            <text:p>social learning and culture</text:p>
          </table:table-cell>
          <table:table-cell office:value-type="string" table:style-name="ce2">
            <text:p>social learning in foraging</text:p>
          </table:table-cell>
          <table:table-cell table:style-name="ce2"/>
          <table:table-cell table:number-columns-repeated="16378" table:style-name="ce1"/>
        </table:table-row>
        <table:table-row table:style-name="ro1">
          <table:table-cell office:value-type="string" table:style-name="ce2">
            <text:p>leeuwen2017conservatism</text:p>
          </table:table-cell>
          <table:table-cell office:value-type="string" table:style-name="ce2">
            <text:p>Van Leeuwen, E. J. C., &amp; Call, J. (2017). Conservatism and 'copy-if-better' in chimpanzees (Pan troglodytes). Animal Cognition, 20(3), 575-579. doi:10.1007/s10071-016-1061-7.</text:p>
          </table:table-cell>
          <table:table-cell office:value-type="string" table:style-name="ce2">
            <text:p>Social learning is predicted to evolve in socially living animals provided the learning process is not random but biased by certain socio-ecological factors. One bias of particular interest for the emergence of (cumulative) culture is the tendency to forgo personal behaviour in favour of relatively better variants observed in others, also known as the ‘‘copy-if-better’’ strategy. We investigated whether chimpanzees employ copy-if-better in a simple token-exchange paradigm controlling for individual and random social learning. After being trained on one token-type, subjects were confronted with a conspecific demonstrator who either received the same food reward as the subject (control condition) or a higher value food reward than the subject (test condition) for exchanging another token-type. In general, the chimpanzees persisted in exchanging the token-type they were trained on individually, indicating a form of conservatism consistent with previous studies. However, the chimpanzees were more inclined to copy the demonstrator in the test compared to the control condition, indicating a tendency to employ a copy-if-better strategy. We discuss the validity of our results by considering alternative explanations and relate our findings to the emergence of cumulative culture.</text:p>
          </table:table-cell>
          <table:table-cell office:value-type="string" table:style-name="ce2">
            <text:p>social learning and culture</text:p>
          </table:table-cell>
          <table:table-cell office:value-type="string" table:style-name="ce2">
            <text:p>social learning in foraging</text:p>
          </table:table-cell>
          <table:table-cell table:style-name="ce2"/>
          <table:table-cell table:number-columns-repeated="16378" table:style-name="ce1"/>
        </table:table-row>
        <table:table-row table:style-name="ro1">
          <table:table-cell office:value-type="string" table:style-name="ce2">
            <text:p>lewis2017distinctiveness</text:p>
          </table:table-cell>
          <table:table-cell office:value-type="string" table:style-name="ce2">
            <text:p>Lewis, A. V. M., Call, J., &amp; Berntsen, D. (2017). Distinctiveness enhances long-term event memory in non-human primates, irrespective of reinforcement. American Journal of Primatology, 79(8): e22665. doi:10.1002/ajp.22665.</text:p>
          </table:table-cell>
          <table:table-cell office:value-type="string" table:style-name="ce2">
            <text:p>Non-human primates are capable of recalling events that occurred as long as 3 years ago, and are able to distinguish between similar events; akin to human memory. In humans, distinctiveness enhances memory for events, however, it is unknown whether the same occurs in non-human primates. As such, we tested three great ape species on their ability to remember an event that varied in distinctiveness. Across three experiments, apes witnessed a baiting event in which one of three identical containers was baited with food. After a delay of 2 weeks, we tested their memory for the location of the baited container. Apes failed to recall the baited container when the event was undistinctive (Experiment 1), but were successful when it was distinctive (Experiment 2), although performance was equally good in a less-distinctive condition. A third experiment (Experiment 3) confirmed that distinctiveness, independent of reinforcement, was a consistent predictor of performance. These findings suggest that distinctiveness may enhance memory for events in non-human primates in the same way as in humans, and provides further evidence of basic similarities between the ways apes and humans remember past events.</text:p>
          </table:table-cell>
          <table:table-cell office:value-type="string" table:style-name="ce2">
            <text:p>space and objects</text:p>
          </table:table-cell>
          <table:table-cell office:value-type="string" table:style-name="ce6">
            <text:p>travel and spatial memory</text:p>
          </table:table-cell>
          <table:table-cell table:style-name="ce2"/>
          <table:table-cell table:number-columns-repeated="16378" table:style-name="ce1"/>
        </table:table-row>
        <table:table-row table:style-name="ro1">
          <table:table-cell office:value-type="string" table:style-name="ce2">
            <text:p>lewis2017non</text:p>
          </table:table-cell>
          <table:table-cell office:value-type="string" table:style-name="ce2">
            <text:p>Lewis, A. V. M., Call, J., &amp; Berntsen, D. (2017). Non-goal-directed recall of specific events in apes after long delays. Proceedings of the Royal Society of London. Series B: Biological Sciences, 284(1858): 20170518. doi:10.1098/rspb.2017.0518.</text:p>
          </table:table-cell>
          <table:table-cell office:value-type="string" table:style-name="ce2">
            <text:p>We examined if apes spontaneously remember one-time, distinctive events across long delays when probed by discriminant cues. Apes witnessed an experimenter hide a cache of food, which they could then retrieve. They retrieved one of two food types; one more distinctive than the other. Two, 10 or 50 weeks later, the apes returned to the same enclosure and found a piece of the previously hidden food on the ground. An experimenter who had not hidden the food was also present. Apes immediately searched the location where the food was previously hidden (no food was here), showing recall of the event. One week later, apes returned to the same enclosure, with the same food on the ground, but now the experimenter that had hidden the food was present. Again, apes immediately searched the hiding location. Apes that had not witnessed the hiding event did not search. There was no significant effect of food type, and retention declined from exposure to the two-week delay, then levelled, consistent with the forgetting curve in humans (Ebbinghaus, H. 1964 Memory: a contribution to experimental psychology (transl. H.A. Ruger &amp; C.E. Bussenvis). New York, NY: Dover. (Original work published 1885.)). This is the first study to show apes can recall a one-time, non-goal-directed event longer than two weeks ago and that apes' recall declines in accordance with a standard retention function.</text:p>
          </table:table-cell>
          <table:table-cell office:value-type="string" table:style-name="ce2">
            <text:p>space and objects</text:p>
          </table:table-cell>
          <table:table-cell office:value-type="string" table:style-name="ce6">
            <text:p>travel and spatial memory</text:p>
          </table:table-cell>
          <table:table-cell table:style-name="ce2"/>
          <table:table-cell table:number-columns-repeated="16378" table:style-name="ce1"/>
        </table:table-row>
        <table:table-row table:style-name="ro1">
          <table:table-cell office:value-type="string" table:style-name="ce2">
            <text:p>lewis2018remembering</text:p>
          </table:table-cell>
          <table:table-cell office:value-type="string" table:style-name="ce2">
            <text:p>Lewis, A. V. M., Bersten, D., &amp; Call, J. (2018). Remembering past exchanges: apes fail to use social cues. Animal Behavior and Cognition, 5 (1), 19-40. doi:10.26451/abc.05.01.03.2018.</text:p>
          </table:table-cell>
          <table:table-cell office:value-type="string" table:style-name="ce2">
            <text:p>Nonhuman primates can remember events from their distant past. Furthermore, they can distinguish between very similar events by the process of binding. So far, research into long-term memory and binding has focused on the binding of contextual information, such as spatial surroundings. As such, we aimed to investigate if apes can bind and retrieve other types of information, specifically, social information. We presented great apes with three different object types; they learnt to exchange (via reinforcement) one of the object types with one experimenter and another type with a second, different, experimenter. The remaining object type was not reinforced by either of the experimenters. After a delay of two or ten weeks, we assessed the apes’ memory of which object type was exchanged with which experimenter. Additionally, we introduced a new experimenter to see if the apes could infer by exclusion that the remaining object type should be exchanged with the new experimenter. The apes successfully remembered which object types were exchanged, but failed to distinguish which object type was exchanged with whom. This failure to bind an object type to a specific person may have resulted from the apes learning to use a rule based on recency, as opposed to learning a conditional rule involving social information. However, results from a second experiment suggested they fail to incorporate social information even when no other information could guide successful performance. Our findings are consistent with research showing long-term memory in primates, but suggest that social information may not be bound in memory as readily as spatial or contextual information.</text:p>
          </table:table-cell>
          <table:table-cell office:value-type="string" table:style-name="ce2">
            <text:p>quantities and time</text:p>
          </table:table-cell>
          <table:table-cell office:value-type="string" table:style-name="ce2">
            <text:p>timing, discounting and delayed gratification</text:p>
          </table:table-cell>
          <table:table-cell office:value-type="string" table:style-name="ce2">
            <text:p>cooperation and competition</text:p>
          </table:table-cell>
          <table:table-cell table:style-name="ce7"/>
          <table:table-cell table:number-columns-repeated="16377"/>
        </table:table-row>
        <table:table-row table:style-name="ro1">
          <table:table-cell office:value-type="string" table:style-name="ce2">
            <text:p>liebal2004move</text:p>
          </table:table-cell>
          <table:table-cell office:value-type="string" table:style-name="ce2">
            <text:p>Liebal, K., Pika, S., Call, J., &amp; Tomasello, M. (2004). To move or not to move: How apes adjust to the attentional state of others. Interaction Studies, 5(2), 199-219. doi:10.1075/is.5.2.03lie.</text:p>
          </table:table-cell>
          <table:table-cell office:value-type="string" table:style-name="ce2">
            <text:p>A previous observational study suggested that when faced with a partner with its back turned, chimpanzees tend to move around to the front of a non-attending partner and then gesture--rather than gesturing once to attract attention and then again to convey a specific intent. We investigated this preference experimentally by presenting six orangutans, five gorillas, nine chimpanzees, and four bonobos with a food begging situation in which we varied the body orientation of an experimenter (E) with respect to the subject (front vs. back) and the location of the food (in front or behind E). These manipulations allowed us to measure whether subjects preferred to move around to face E or to use signals to attract her attention before they begged for food. Results showed that all species moved around to face E and then produced visual gestures, instead of using tactile/ auditory gestures behind E to call her attention. Species differences were apparent particularly when the food and E were in different locations. Unlike gorillas and orangutans, chimpanzees and bonobos (from genus Pan) produced their gestures in front of E in all conditions, including that in which subjects had to leave the food behind to communicate with her. Implications of these results are discussed in the context of the evolution of social cognition in great apes.</text:p>
          </table:table-cell>
          <table:table-cell office:value-type="string" table:style-name="ce2">
            <text:p>theory of mind and metacognition</text:p>
          </table:table-cell>
          <table:table-cell office:value-type="string" table:style-name="ce2">
            <text:p>understanding perception, knowledge and beliefs</text:p>
          </table:table-cell>
          <table:table-cell office:value-type="string" table:style-name="ce2">
            <text:p>social strategies and communication</text:p>
          </table:table-cell>
          <table:table-cell office:value-type="string" table:style-name="ce2">
            <text:p>communication with humans</text:p>
          </table:table-cell>
          <table:table-cell table:number-columns-repeated="16377"/>
        </table:table-row>
        <table:table-row table:style-name="ro1">
          <table:table-cell office:value-type="string" table:style-name="ce2">
            <text:p>liebal2014does</text:p>
          </table:table-cell>
          <table:table-cell office:value-type="string" table:style-name="ce2">
            <text:p>Liebal, K., Vaish, A., Haun, D., &amp; Tomasello, M. (2014). Does sympathy motivate prosocial behaviour in great apes? PLoS One, 9(1): e84299. doi:doi:10.1371/journal.pone.0084299. <text:s text:c="2"/>OA</text:p>
          </table:table-cell>
          <table:table-cell office:value-type="string" table:style-name="ce2">
            <text:p>Prosocial behaviours such as helping, comforting, or sharing are central to human social life. Because they emerge early in ontogeny, it has been proposed that humans are prosocial by nature and that from early on empathy and sympathy motivate such behaviours. The emerging question is whether humans share these abilities to feel with and for someone with our closest relatives, the great apes. Although several studies demonstrated that great apes help others, little is known about their underlying motivations. This study addresses this issue and investigates whether four species of great apes (Pongo pygmaeus, Gorilla gorilla, Pan troglodytes, Pan paniscus) help a conspecific more after observing the conspecific being harmed (a human experimenter steals the conspecific’s food) compared to a condition where no harming occurred. Results showed that in regard to the occurrence of prosocial behaviours, only orangutans, but not the African great apes, help others when help is needed, contrasting prior findings on chimpanzees. However, with the exception of one population of orangutans that helped significantly more after a conspecific was harmed than when no harm occurred, prosocial behaviour in great apes was not motivated by concern for others.</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liebal2017give</text:p>
          </table:table-cell>
          <table:table-cell office:value-type="string" table:style-name="ce2">
            <text:p>Liebal, K., &amp; Rossano, F. (2017). The give and take of food sharing in Sumatran orang-utans, Pongo abelii, and chimpanzees, Pan troglodytes. Animal Behaviour, 133, 91-100. doi:10.1016/j.anbehav.2017.09.006.</text:p>
          </table:table-cell>
          <table:table-cell office:value-type="string" table:style-name="ce2">
            <text:p>Proximate factors of primate food sharing, in contrast to its evolutionary explanations, have received little attention. Active food sharing is considered prosocial, since possessors may benefit others by spontaneously passing food or by reacting to ‘signals of need’. However, in contrast to passive sharing, active food sharing is rare in most nonhuman primates. Surprisingly, previous research showed that captive Sumatran orang-utans actively share food more frequently than chimpanzees and bonobos, and hence, appear more prosocial. Yet these comparisons with the two Pan species were relying on previously published studies, which differed with regard to methods and food types used. Here we used the identical procedure and food type to compare the food-sharing behaviour of 10 captive Sumatran orang-utans and 18 chimpanzees, in situations where individuals could monopolize a sharable food source. We focused on communicative behaviours used to initiate food transfers, and assessed whether and how much food was transferred in response to these initiation attempts. In both species, most transfers were initiated by taking the food, resulting in passive sharing, while active sharing by offering food or after requesting it occurred only rarely. However, orang-utans differed from chimpanzees in several aspects. Because the food was mostly monopolized by the adult male, orang-utans attempted to initiate food transfers more frequently, resisted more to taking attempts, and were less likely to transfer whole food items. In both species, requests were less likely to result in food transfers, indicating that in situations involving access to food, they do not necessarily respond to ‘signals of need’. We argue that in addition to instances of active sharing, other factors such as the degree of food monopolization, response rates to ‘signals of need’, and the quality and quantity of transferred food need to be considered to gain a more detailed picture of prosociality across species.</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liszkowski2009prelinguistic</text:p>
          </table:table-cell>
          <table:table-cell office:value-type="string" table:style-name="ce2">
            <text:p>Liszkowski, U., Schäfer, M., Carpenter, M., &amp; Tomasello, M. (2009). Prelinguistic infants, but not chimpanzees, communicate about absent entities. Psychological Science, 20(5), 654-660.</text:p>
          </table:table-cell>
          <table:table-cell office:value-type="string" table:style-name="ce2">
            <text:p>One of the defining features of human language is displacement, the ability to make reference to absent entities. Here we show that prelinguistic, 12-month-old infants already can use a nonverbal pointing gesture to make reference to absent entities. We also show that chimpanzees-who can point for things they want humans to give them-do not point to refer to absent entities in the same way. These results demonstrate that the ability to communicate about absent but mutually known entities depends not on language, but rather on deeper social-cognitive skills that make acts of linguistic reference possible in the first place. These nonlinguistic skills for displaced reference emerged apparently only after humans' divergence from great apes some 6 million years ago.</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16378" table:style-name="ce1"/>
        </table:table-row>
        <table:table-row table:style-name="ro1">
          <table:table-cell office:value-type="string" table:style-name="ce2">
            <text:p>maclean2014the</text:p>
          </table:table-cell>
          <table:table-cell office:value-type="string" table:style-name="ce2">
            <text:p>MacLean, E., Hare, B., Nunn, C, Addessi, E., Amici, F., Anderson, C., . . . Zhao, Y. (2014). The evolution of self-control. Proceedings of the National Academy of Sciences of the United States of America, 111 (20), E2140–E2148. doi:10.1073/pnas.1323533111.</text:p>
          </table:table-cell>
          <table:table-cell office:value-type="string" table:style-name="ce2">
            <text:p>Cognition presents evolutionary research with one of its greatest challenges. Cognitive evolution has been explained at the proximate level by shifts in absolute and relative brain volume and at the ultimate level by differences in social and dietary complexity. However, no study has integrated the experimental and phylogenetic approach at the scale required to rigorously test these explanations. Instead, previous research has largely relied on various measures of brain size as proxies for cognitive abilities. We experimentally evaluated these major evolutionary explanations by quantitatively comparing the cognitive performance of 567 individuals representing 36 species on two problem-solving tasks measuring self-control. Phylogenetic analysis revealed that absolute brain volume best predicted performance across species and accounted for considerably more variance than brain volume controlling for body mass. This result corroborates recent advances in evolutionary neurobiology and illustrates the cognitive consequences of cortical reorganization through increases in brain volume. Within primates, dietary breadth but not social group size was a strong predictor of species differences in self-control. Our results implicate robust evolutionary relationships between dietary breadth, absolute brain volume, and self-control. These findings provide a significant first step toward quantifying the primate cognitive phenome and explaining the process of cognitive evolution.</text:p>
          </table:table-cell>
          <table:table-cell office:value-type="string" table:style-name="ce2">
            <text:p>quantities and time</text:p>
          </table:table-cell>
          <table:table-cell office:value-type="string" table:style-name="ce2">
            <text:p>timing, discounting and delayed gratification</text:p>
          </table:table-cell>
          <table:table-cell office:value-type="string" table:style-name="ce2">
            <text:p>space and objects</text:p>
          </table:table-cell>
          <table:table-cell table:number-columns-repeated="16378" table:style-name="ce1"/>
        </table:table-row>
        <table:table-row table:style-name="ro1">
          <table:table-cell office:value-type="string" table:style-name="ce2">
            <text:p>manrique2010great</text:p>
          </table:table-cell>
          <table:table-cell office:value-type="string" table:style-name="ce2">
            <text:p>Manrique, H. M., Gross, A.-N.-M., &amp; Call, J. (2010). Great Apes Select Tools on the Basis of Their Rigidity. Journal of Experimental Psychology: Animal Behavior Processes, 36(4), 409-422. doi:10.1037/a0019296.</text:p>
          </table:table-cell>
          <table:table-cell office:value-type="string" table:style-name="ce2">
            <text:p>Wild chimpanzees select tools according to their rigidity. However, little is known about whether choices are solely based on familiarity with the materials or knowledge about tool properties. Furthermore, it is unclear whether tool manipulation is required prior to selection or whether observation alone can suffice. We investigated whether chimpanzees (Pan troglodytes) (n = 9), bonobos (Pan paniscus) (n = 4), orangutans (Pongo pygmaeus) (n = 6), and gorillas (Gorilla gorilla) (n = 2) selected new tools on the basis of their rigidity. Subjects faced an out-of-reach reward and a choice of three tools differing in color, diameter, material, and rigidity. We used 10 different 3-tool sets (1 rigid, 2 flexible). Subjects were unfamiliar with the tools and needed to select and use the rigid tool to retrieve the reward. Experiment 1 showed that subjects chose the rigid tool from the first trial with a 90% success rate. Experiments 2a and 2b addressed the role of manipulation and observation in tool selection. Subjects performed equally well in conditions in which they could manipulate the tools themselves or saw the experimenter manipulate the tools but decreased their performance if they could only visually inspect the tools. Experiment 3 showed that subjects could select flexible tools (as opposed to rigid ones) to meet new task demands. We conclude that great apes spontaneously selected unfamiliar rigid or flexible tools even after gathering minimal observational information.</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manrique2011spontaneous</text:p>
          </table:table-cell>
          <table:table-cell office:value-type="string" table:style-name="ce2">
            <text:p>Manrique, H. M., &amp; Call, J. (2011). Spontaneous use of tools as straws in great apes. Animal Cognition, 14(2), 213-226. doi:10.1007/s10071-010-0355-4.</text:p>
          </table:table-cell>
          <table:table-cell office:value-type="string" table:style-name="ce2">
            <text:p>Great apes can use multiple tools to extract food embedded in substrates and can invent new ways to exploit those resources. We tested five bonobos, five chimpanzees, and six orangutans in a task in which they had to use (and modify) a tool as a straw to drink the juice located inside a container. Experiment 1 showed that four orangutans and one chimpanzee invented the use of a piece of electric cable to get the juice. Experiment 2 investigated whether subjects could transform a non-functional hose into a functional one by removing blockages that impeded the free flow of juice. Orangutans outperformed chimpanzees and bonobos by differentially removing those blockages that prevented the flow of juice, often doing so before attempting to extract the juice. In Experiment 3, we presented chimpanzees and orangutans with four 3-tool sets (each tool set contained a single straw-like tool) and allowed them to select one tool. Unlike chimpanzees, orangutans succeeded in selecting the straw-like tool above chance levels without having to physically manipulate it. We suggest that orangutans' superior performance is related to their greater reliance on mouth actions during foraging. Experiment 4 investigated whether orangutans were also capable of selecting the suitable tool not by its appearance, but by the effects that it produced. After witnessing the experimenter blow bubbles or absorb liquid with a functional tool but fail to accomplish the same thing with the non-functional tool, orangutans failed to select the functional tool above chance levels.</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manrique2013repeated</text:p>
          </table:table-cell>
          <table:table-cell office:value-type="string" table:style-name="ce2">
            <text:p>Manrique, H. M., Völter, C. J., &amp; Call, J. (2013). Repeated innovation in great apes. Animal Behaviour, 85(1), 195-202. doi:10.1016/j.anbehav.2012.10.026.</text:p>
          </table:table-cell>
          <table:table-cell office:value-type="string" table:style-name="ce2">
            <text:p>Innovation has been defined as a solution to a novel problem or a novel solution to an old problem. The second part of this definition requires the inhibition of previously learnt solution strategies before a novel solution can be found. Therefore, inventing novel solutions for an old problem is considered to be particularly difficult. We investigated the ability of great apes to produce multiple new solutions to a task after each of those solutions became obsolete. We presented all four nonhuman great ape species with a task consisting of extracting a food reward from a puzzle box. Initially, the task could be solved in three different ways that varied in difficulty. After subjects discovered the first solution, we allowed them to use it for some trials and then it became obsolete. If the apes could overcome their initial response and find the next solution, we again allowed them to use it for some time and once again it became obsolete. The final step consisted of finding the third solution to secure the food reward. We found that all species except orang-utans, Pongo abelii, were able to solve all versions of the problem. Furthermore, they overcame the obsolete techniques quickly and efficiently, indicating high degrees of behavioural flexibility and inhibitory control. In contrast to previous research on social learning, our results suggest that great apes are not conservative and adjust their behaviour flexibly when the physical constraints of a task change.</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manrique2015age</text:p>
          </table:table-cell>
          <table:table-cell office:value-type="string" table:style-name="ce2">
            <text:p>Manrique, H. M., &amp; Call, J. (2015). Age-dependent cognitive inflexibility in great apes. Animal Behaviour, 102, 1-6. doi:10.1016/j.anbehav.2015.01.002.</text:p>
          </table:table-cell>
          <table:table-cell office:value-type="string" table:style-name="ce2">
            <text:p>The ability to suppress and/or change behaviour on the basis of negative feedback, often conceptualized as cognitive flexibility, has rarely been investigated in nonhuman great apes across a broad age range. In this study, 25 chimpanzees, Pan troglodytes, eight bonobos, Pan paniscus, seven orang-utans, Pongo abelii, and three gorillas, Gorilla gorilla, whose ages ranged from 5 to 48 years, were presented with a transparent Plexiglas rectangular box horizontally attached to their cage mesh. A square container, 7.5 cm2, fixed inside the apparatus contained a food reward (i.e. a grape). While the container rested on its central position the grape was not accessible. To retrieve the grape the subjects needed to grasp the handle connected to the reward container and displace it sideways to reach one of the lateral access windows. Subjects were intensively trained to displace the handle to a specific side (right or left, depending on the group) and then the rewarded side was reversed during the test. Performance in this reversal task did not differ significantly between species. However, a U-shaped relation between age and perseverative responding (i.e. moves to the previously rewarded side) was observed, extending findings with humans to our closest living primate relatives.</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many2019establishing</text:p>
          </table:table-cell>
          <table:table-cell office:value-type="string" table:style-name="ce2">
            <text:p>Many Primates, Altschul, D. M., Beran, M. J., Bohn, M., Call, J., DeTroy, S., Duguid, S. J., Egelkamp, C. L., Fichtel, C., Fischer, J., Flessert, M., Hanus, D., Haun, D. B. M., Haux, L. M., Hernandez-Aguilar, R. A., Herrmann, E., Hopper, L. M., Joly, M., Kano, F., Keupp, S., Melis, A. P., Motes Rodrigo, A., Ross, S. R., Sánchez Amaro, A., Sato, Y., Schmitt, V., Schweinfurth, M. K., Seed, A. M., Taylor, D., Völter, C. J., Warren, E., &amp; Watzek, J. (2019). Establishing an infrastructure for collaboration in primate cognition research. PLoS One, 14(10): e0223675. doi:10.1371/journal.pone.0223675.</text:p>
          </table:table-cell>
          <table:table-cell office:value-type="string" table:style-name="ce2">
            <text:p>Inferring the evolutionary history of cognitive abilities requires large and diverse samples. However, such samples are often beyond the reach of individual researchers or institutions, and studies are often limited to small numbers of species. Consequently, methodological and site-specific-differences across studies can limit comparisons between species. Here we introduce the ManyPrimates project, which addresses these challenges by providing a large-scale collaborative framework for comparative studies in primate cognition. To demonstrate the viability of the project we conducted a case study of short-term memory. In this initial study, we were able to include 176 individuals from 12 primate species housed at 11 sites across Africa, Asia, North America and Europe. All subjects were tested in a delayed-response task using consistent methodology across sites. Individuals could access food rewards by remembering the position of the hidden reward after a 0, 15, or 30-second delay. Overall, individuals performed better with shorter delays, as predicted by previous studies. Phylogenetic analysis revealed a strong phylogenetic signal for short-term memory. Although, with only 12 species, the validity of this analysis is limited, our initial results demonstrate the feasibility of a large, collaborative open-science project. We present the ManyPrimates project as an exciting opportunity to address open questions in primate cognition and behaviour with large, diverse datasets.</text:p>
          </table:table-cell>
          <table:table-cell office:value-type="string" table:style-name="ce2">
            <text:p>space and objects</text:p>
          </table:table-cell>
          <table:table-cell office:value-type="string" table:style-name="ce2">
            <text:p>delayed response</text:p>
          </table:table-cell>
          <table:table-cell table:style-name="ce2"/>
          <table:table-cell table:number-columns-repeated="16378" table:style-name="ce1"/>
        </table:table-row>
        <table:table-row table:style-name="ro1">
          <table:table-cell office:value-type="string" table:style-name="ce2">
            <text:p>martin2008tubes</text:p>
          </table:table-cell>
          <table:table-cell office:value-type="string" table:style-name="ce2">
            <text:p>Martin-Ordas, G., Call, J., &amp; Colmenares, F. (2008). Tubes, tables and traps: great apes solve two functionally equivalent trap tasks but show no evidence of transfer across tasks. Animal Cognition, 11(3), 423-430. doi:10.1007/s10071-007-0132-1.</text:p>
          </table:table-cell>
          <table:table-cell office:value-type="string" table:style-name="ce2">
            <text:p>Previous studies on tool using have shown that presenting subjects with certain modifications in the experimental setup can substantially improve their performance. However, procedural modifications (e.g. trap table task) may not only remove task constraints but also simplify the problem conceptually. The goal of this study was to design a variation of the trap-table that was functionally equivalent to the trap-tube task. In this new task, the subjects had to decide where to insert the tool and in which direction the reward should be pushed. We also administered a trap-tube task that allowed animals to push or rake the reward with the tool to compare the subjects’ performance on both tasks. We used a larger sample of subjects than in previous studies and from all the four species of great apes (Gorilla gorilla, Pan troglodytes, Pan paniscus, and Pongo pygmaeus). The results showed that apes performed better in the trap-platform task than in the trap-tube task. Subjects solved the tube task faster than in previous studies and they also preferred to rake in rather than to push the reward out. There was no correlation in the level of performance between both tasks, and no indication of interspecies differences. These data are consistent with the idea that apes may possess some specific causal knowledge of traps but may lack the ability to establish analogical relations between functional equivalent tasks.</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martin2009assessing</text:p>
          </table:table-cell>
          <table:table-cell office:value-type="string" table:style-name="ce2">
            <text:p>Martin-Ordas, G., &amp; Call, J. (2009). Assessing Generalization Within and Between Trap Tasks in the Great Apes. International Journal of Comparative Psychology, 22(1), 43-60.</text:p>
          </table:table-cell>
          <table:table-cell office:value-type="string" table:style-name="ce2">
            <text:p>Considerable research has been devoted to investigate the type of information that subjects use to solve tool-using tasks in which they have to avoid certain obstacles (e.g., traps) to retrieve a reward. Much of the debate has centered on whether subjects simply use certain stimulus features (e.g., the position of the trap) or instead use more functionally-relevant information regarding the effect that certain features may have on a moving reward. We tested eight apes (that in a previous study had succeeded in a trap-tube task) with one functional and two nonfunctional traps to investigate the features that they used to solve the task. Four of the eight subjects used functional features. Additionally, we presented 31 apes with a trap task that did not involve tools but required subjects to make an inference about the position of a hidden reward based on its displacement over a substrate with or without a trap. Subjects performed above chance levels (including from the first trial) in the experimental condition (unlike in the control conditions), suggesting that they took into account the effect that a trap may have on a reward. Third, we correlated the subjects performance in four trap tasks (3 involving tool-use and one without tool-use) and found positive correlations between some of the tasks. Our results suggest that apes possess some knowledge about the effects that traps have on slow moving unsupported objects. However, this knowledge was not robust enough to prevent the influence of certain practice and task effects. Moreover, subjects’ knowledge may not have been abstract enough to allow them to establish broad analogies between tasks.</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martin2010keeping</text:p>
          </table:table-cell>
          <table:table-cell office:value-type="string" table:style-name="ce2">
            <text:p>Martin-Ordas, G., Haun, D. B. M., Colmenares, F., &amp; Call, J. (2010). Keeping track of time: Evidence for episodic-like memory in great apes. Animal Cognition, 13(2), 331-340. doi:10.1007/s10071-009-0282-4.</text:p>
          </table:table-cell>
          <table:table-cell office:value-type="string" table:style-name="ce2">
            <text:p>Episodic memory, as defined by Tulving, can be described in terms of behavioural elements (what, where and when information) but it is also accompained by an awareness of one’s past (chronesthesia) and a subjective conscious experience (autonoetic awareness). Recent experiments have shown that corvids and rodents recall the where, what and when of an event. This capability has been called episodic-like memory because it only fulfils the behavioural criteria for episodic memory. We tested seven chimpanzees, three orangutans and two bonobos of various ages by adapting two paradigms, originally developed by Clayton and colleagues to test scrub jays. In Experiment 1, subjects were fed preferred but perishable food (frozen juice) and less preferred but non-perishable food (grape). After the food items were hidden, subjects could choose one of them either after 5 min or 1 h. The frozen juice was still available after 5 min but melted after 1 h and became unobtainable. Apes chose the frozen juice significantly more after 5 min and the grape after 1 h. In Experiment 2, subjects faced two baiting events happening at different times, yet they formed an integrated memory for the location and time of the baiting event for particular food items. We also included a memory task that required no temporal encoding. Our results showed that apes remember in an integrated fashion what, where and when (i.e., how long ago) an event happened; that is, apes distinguished between different events in which the same food items were hidden in different places at different times. The temporal control of their choices was not dependent on the familiarity of the platforms where the food was hidden. Chimpanzees’ and bonobos’ performance in the temporal encoding task was age-dependent, following an inverted U-shaped distribution. The age had no effect on the performance of the subjects in the task that required no temporal encoding.</text:p>
          </table:table-cell>
          <table:table-cell office:value-type="string" table:style-name="ce2">
            <text:p>quantities and time</text:p>
          </table:table-cell>
          <table:table-cell office:value-type="string" table:style-name="ce2">
            <text:p>timing, discounting and delayed gratification</text:p>
          </table:table-cell>
          <table:table-cell table:style-name="ce2"/>
          <table:table-cell table:number-columns-repeated="16378" table:style-name="ce1"/>
        </table:table-row>
        <table:table-row table:style-name="ro1">
          <table:table-cell office:value-type="string" table:style-name="ce2">
            <text:p>martin2011memory</text:p>
          </table:table-cell>
          <table:table-cell office:value-type="string" table:style-name="ce2">
            <text:p>Martin-Ordas, G., &amp; Call, J. (2011). Memory processing in great apes: the effect of time and sleep. Biology Letters, 7(6), 829-832. doi:10.1098/rsbl.2011.0437.</text:p>
          </table:table-cell>
          <table:table-cell office:value-type="string" table:style-name="ce2">
            <text:p>Following encoding, memory remains temporarily vulnerable to disruption. Consolidation refers to offline time-dependent processes that continue after encoding and stabilize, transform or enhance the memory trace. Memory consolidation resulting from sleep has been reported for declarative and non-declarative memories in humans. We first investigated the temporal course of memory retrieval in chimpanzees, bonobos and orangutans. We found that the amount of retrieved information was time dependent: apes' performance degraded after 1 and 2 h, stabilized after 4 h, started to increase after 8 and 12 h and fully recovered after 24 h. Second, we show that although memories during wakefulness were highly vulnerable to interference from events similar to those witnessed during the original encoding event, an intervening period of sleep not only stabilized apes' memories into more permanent ones but also protected them against interference.</text:p>
          </table:table-cell>
          <table:table-cell office:value-type="string" table:style-name="ce2">
            <text:p>space and objects</text:p>
          </table:table-cell>
          <table:table-cell office:value-type="string" table:style-name="ce6">
            <text:p>travel and spatial memory</text:p>
          </table:table-cell>
          <table:table-cell office:value-type="string" table:style-name="ce2">
            <text:p>quantities and time</text:p>
          </table:table-cell>
          <table:table-cell office:value-type="string" table:style-name="ce2">
            <text:p>timing, discounting and delayed gratification</text:p>
          </table:table-cell>
          <table:table-cell table:number-columns-repeated="16377"/>
        </table:table-row>
        <table:table-row table:style-name="ro1">
          <table:table-cell office:value-type="string" table:style-name="ce2">
            <text:p>martin2012barriers</text:p>
          </table:table-cell>
          <table:table-cell office:value-type="string" table:style-name="ce2">
            <text:p>Martin-Ordas, G., Jaeck, F., &amp; Call, J. (2012). Barriers and traps: great apes' performance in two functionally equivalent tasks. Animal Cognition, 15(5), 1007-1013. doi:10.1007/s10071-012-0504-z.</text:p>
          </table:table-cell>
          <table:table-cell office:value-type="string" table:style-name="ce2">
            <text:p>Tool-using tasks that require subjects to overcome the obstacles to get a reward have been a major component of research investigating causal knowledge in primates. Much of the debate in this research has focused on whether subjects simply use certain stimulus features or instead use more functionally relevant information regarding the effect that certain features may have on a moving reward. Here, we presented two obstacle tasks, a trap platform and a barrier platform, to 22 great apes. Although perceptually similar, these two tasks contain two perceptually different but functionally equivalent obstacles: a trap and a barrier. In a pre-exposure phase, subjects either experienced an obstacle task or a task without any obstacle. In the transfer phase, all subjects were presented with an obstacle task, either the trap platform or the barrier platform. Our results show that those subjects who received an obstacle task prior to the second task performed better than those who first received a non-obstacle task. The type of obstacle task that subjects received first did not have any effect on their performance in the transfer phase. We suggest that apes possess some knowledge about the effects that obstacles have on slow-moving unsupported objects.</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martin2012sequential</text:p>
          </table:table-cell>
          <table:table-cell office:value-type="string" table:style-name="ce2">
            <text:p>Martin-Ordas, G., Schumacher, L., &amp; Call, J. (2012). Sequential Tool Use in Great Apes. PLoS One, 7(12): e52074. doi:10.1371/journal.pone.0052074.</text:p>
          </table:table-cell>
          <table:table-cell office:value-type="string" table:style-name="ce2">
            <text:p>Sequential tool use is defined as using a tool to obtain another non-food object which subsequently itself will serve as a tool to act upon a further (sub)goal. Previous studies have shown that birds and great apes succeed in such tasks. However, the inclusion of a training phase for each of the sequential steps and the low cost associated with retrieving the longest tools limits the scope of the conclusions. The goal of the experiments presented here was, first to replicate a previous study on sequential tool use conducted on New Caledonian crows and, second, extend this work by increasing the cost of retrieving a tool in order to test tool selectivity of apes. In Experiment 1, we presented chimpanzees, orangutans and bonobos with an out-of-reach reward, two tools that were available but too short to reach the food and four out-of-reach tools differing in functionality. Similar to crows, apes spontaneously used up to 3 tools in sequence to get the reward and also showed a strong preference for the longest out-of reach tool independently of the distance of the food. In Experiment 2, we increased the cost of reaching for the longest out-of reach tool. Now apes used up to 5 tools in sequence to get the reward and became more selective in their choice of the longest tool as the costs of its retrieval increased. The findings of the studies presented here contribute to the growing body of comparative research on tool use.</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martin2013memory</text:p>
          </table:table-cell>
          <table:table-cell office:value-type="string" table:style-name="ce2">
            <text:p>Martin-Ordas, G., Berntsen, D., &amp; Call, J. (2013). Memory for distant past events in chimpanzees and orangutans. Current Biology, 23(15), 1438-1441. doi:10.1016/j.cub.2013.06.017.</text:p>
          </table:table-cell>
          <table:table-cell office:value-type="string" table:style-name="ce2">
            <text:p>Determining the memory systems that support nonhuman animals’ capacity to remember distant past events is currently the focus an intense research effort and a lively debate [1, 2, 3]. Comparative psychology has largely adopted Tulving’s framework by focusing on whether animals remember what-where-when something happened (i.e., episodic-like memory) [4, 5, 6]. However, apes have also been reported to recall other episodic components [7] after single-trial exposures [8, 9]. Using a new experimental paradigm we show that chimpanzees and orangutans recalled a tool-finding event that happened four times 3 years earlier (experiment 1) and a tool-finding unique event that happened once 2 weeks earlier (experiment 2). Subjects were able to distinguish these events from other tool-finding events, which indicates binding of relevant temporal-spatial components. Like in human involuntary autobiographical memory, a cued, associative retrieval process triggered apes’ memories: when presented with a particular setup, subjects instantaneously remembered not only where to search for the tools (experiment 1), but also the location of the tool seen only once (experiment 2). The complex nature of the events retrieved, the unexpected and fast retrieval, the long retention intervals involved, and the detection of binding strongly suggest that chimpanzees and orangutans’ memories for past events mirror some of the features of human autobiographical memory.</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martin2014remembering</text:p>
          </table:table-cell>
          <table:table-cell office:value-type="string" table:style-name="ce2">
            <text:p>Martin Ordas, G., Atance, C. M., &amp; Call, J. (2014). Remembering in tool-use tasks in children and apes: The role of the information at encoding. Memory, 22(1), 129-144. doi:10.1080/09658211.2013.806553.</text:p>
          </table:table-cell>
          <table:table-cell office:value-type="string" table:style-name="ce2">
            <text:p>Providing adults with relevant information (knowledge that they will be tested at some future time) increases motivation to remember. Research has shown that it is more effective to have this information prior to, rather than after, an encoding phase. We investigated this effect in apes and children in the context of tool-use tasks. In Experiment 1 we presented chimpanzees, orangutans, and bonobos with two tool-use tasks and three different two-tool sets. We had two conditions: prospective (PP) and retrospective (RP). In the PP subjects were shown the task that they would have to solve before they were shown the tools with which they could solve it. In the RP this order was reversed. Apes remembered the location of the useful tool better in the PP than in the RP. In Experiment 2 we presented 3- and 4-year-olds with the same conditions. Both age groups remembered the location of the correct tool in the PP, but only the 4-year-olds did so in the RP. Thus providing apes and preschool children with relevant information prior to, rather than after, the encoding phase enhances memory. These results have important implications for the understanding of the evolution of memory in general, and encoding mechanisms in particular.</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mayer2014abstract</text:p>
          </table:table-cell>
          <table:table-cell office:value-type="string" table:style-name="ce2">
            <text:p>Mayer, C., Call, J., Albiach-Serrano, A., Visalberghi, E., Sabbatini, G., &amp; Seed, A. (2014). Abstract knowledge in the broken-string problem: Evidence from nonhuman primates and pre-schoolers. PLoS One, 9(10): e108597. doi:10.1371/journal.pone.0108597. <text:s text:c="2"/>OA</text:p>
          </table:table-cell>
          <table:table-cell office:value-type="string" table:style-name="ce2">
            <text:p>There is still large controversy about whether abstract knowledge of physical problems is uniquely human. We presented 9 capuchin monkeys, 6 bonobos, 6 chimpanzees and 48 children with two versions of a broken-string problem. In the standard condition, participants had to choose between an intact and a broken string as means to a reward. In the critical condition, the functional parts of the strings were covered up and replaced by perceptually similar, but non-functional cues. Apes, monkeys and young children performed significantly better in the standard condition in which the cues played a functional role, indicating knowledge of the functional properties involved. Moreover, a control experiment with chimpanzees and young children ruled out that this difference in performance could be accounted for by differences of perceptual feedback in the two conditions. We suggest that, similar to humans, nonhuman primates partly rely on abstract concepts in physical problem-solving.</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melis2006chimpanzees</text:p>
          </table:table-cell>
          <table:table-cell office:value-type="string" table:style-name="ce2">
            <text:p>Melis, A. P., Call, J., &amp; Tomasello, M. (2006). Chimpanzees (Pan troglodytes) conceal visual and auditory information from others. Journal of Comparative Psychology, 120(2), 154-162. doi:10.1037/0735-7036.120.2.154.</text:p>
          </table:table-cell>
          <table:table-cell office:value-type="string" table:style-name="ce2">
            <text:p>Chimpanzees (Pan troglodytes) competed with a human for food. The human sat inside a booth, with 1 piece of food to her left and 1 to her right, which she could retract from her chimpanzee competitor's reach as needed. In Experiment 1, chimpanzees could approach either side of the booth unseen but then had to reach through 1 of 2 tunnels (1 clear, 1 opaque) for the food. In Experiment 2, both tunnels were clear and the human was looking away, but 1 of the tunnels made a loud noise when it was opened. Chimpanzees preferentially reached through the opaque tunnel in the first study and the silent tunnel in the second, successfully concealing their taking of the food from the human competitor in both cases. These results suggest that chimpanzees can, in some circumstances, actively manipulate the visual and auditory perception of others by concealing information from them.</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melis2006engineering</text:p>
          </table:table-cell>
          <table:table-cell office:value-type="string" table:style-name="ce2">
            <text:p>Melis, A. P., Hare, B., &amp; Tomasello, M. (2006). Engineering cooperation in chimpanzees: tolerance constraints on cooperation. Animal Behaviour, 72(2), 275-286. doi:10.1016/j.anbehav.2005.09.018.</text:p>
          </table:table-cell>
          <table:table-cell office:value-type="string" table:style-name="ce2">
            <text:p>The cooperative abilities of captive chimpanzees, Pan troglodytes, in experiments do not match the sophistication that might be predicted based on their naturally occurring cooperative behaviours. This discrepancy might partly be because in previous experiments potential chimpanzee cooperators were partnered without regard to their social relationship. We investigated the ability of chimpanzee dyads to solve a physical task cooperatively in relation to their interindividual tolerance levels. Pairs that were most capable of sharing food outside the test were also able to cooperate spontaneously (by simultaneously pulling two ropes) to obtain food. In contrast, pairs that were less inclined to share food outside of the test were unlikely to cooperate. Furthermore, previously successful subjects stopped cooperating when paired with a less tolerant partner, even when the food rewards were presented in a dispersed and divisible form to reduce competition between subjects. These results show that although chimpanzees are capable of spontaneous cooperation in a novel instrumental task, tolerance acts as a constraint on their ability to solve such cooperative problems. This finding highlights the importance of controlling such social constraints in future experiments on chimpanzee cooperation, and suggests that the evolution of human-like cooperative skills might have been preceded by the evolution of a more egalitarian social system and a more human-like temperament.</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melis2016one</text:p>
          </table:table-cell>
          <table:table-cell office:value-type="string" table:style-name="ce2">
            <text:p>Melis, A. P., Grocke, P., Kalbitz, J., &amp; Tomasello, M. (2016). One for you, one for me: Humans' unique turn-taking skills. Psychological Science, 27(7), 987-996. doi:10.1177/0956797616644070.</text:p>
          </table:table-cell>
          <table:table-cell office:value-type="string" table:style-name="ce2">
            <text:p>Long-term collaborative relationships require that any jointly produced resources be shared in mutually satisfactory ways. Prototypically, this sharing involves partners dividing up simultaneously available resources, but sometimes the collaboration makes a resource available to only one individual, and any sharing of resources must take place across repeated instances over time. Here, we show that beginning at 5 years of age, human children stabilize cooperation in such cases by taking turns across instances of obtaining a resource. In contrast, chimpanzees do not take turns in this way, and so their collaboration tends to disintegrate over time. Alternating turns in obtaining a collaboratively produced resource does not necessarily require a prosocial concern for the other, but rather requires only a strategic judgment that partners need incentives to continue collaborating. These results suggest that human beings are adapted for thinking strategically in ways that sustain long-term cooperative relationships and that are absent in their nearest primate relatives.</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mendes2007raising</text:p>
          </table:table-cell>
          <table:table-cell office:value-type="string" table:style-name="ce2">
            <text:p>Mendes, N., Hanus, D., &amp; Call, J. (2007). Raising the level: orangutans use water as a tool. Biology Letters, 3(5), 453-455. doi:10.1098/rsbl.2007.0198.</text:p>
          </table:table-cell>
          <table:table-cell office:value-type="string" table:style-name="ce2">
            <text:p>We investigated the use of water as a tool by presenting five orangutans (Pongo abelii) with an out-of-reach peanut floating inside a vertical transparent tube. All orangutans collected water from a drinker and spat it inside the tube to get access to the peanut. Subjects required an average of three mouthfuls of water to get the peanut. This solution occurred in the first trial and all subjects continued using this successful strategy in subsequent trials. The latency to retrieve the reward drastically decreased after the first trial. Moreover, the latency between mouthfuls also decreased dramatically from the first mouthful in the first trial to any subsequent ones in the same trial or subsequent trials. Additional control conditions suggested that this response was not due to the mere presence of the tube, to the existence of water inside, or frustration at not getting the reward. The sudden acquisition of the behaviour, the timing of the actions and the differences with the control conditions make this behaviour a likely candidate for insightful problem solving.</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mendes2008ape</text:p>
          </table:table-cell>
          <table:table-cell office:value-type="string" table:style-name="ce2">
            <text:p>Mendes, N., Rakoczy, H., &amp; Call, J. (2008). Ape metaphysics: Object individuation without language. Cognition, 106(2), 730-749. doi:10.1016/j.cognition.2007.04.007.</text:p>
          </table:table-cell>
          <table:table-cell office:value-type="string" table:style-name="ce2">
            <text:p>Developmental research suggests that whereas very young infants individuate objects purely on spatiotemporal grounds, from (at latest) around 1 year of age children are capable of individuating objects according to the kind they belong to and the properties they instantiate. As the latter ability has been found to correlate with language, some have speculated whether it might be essentially language dependent and therefore uniquely human. Existing studies with non-human primates seem to speak against this hypothesis, but fail to present conclusive evidence due to methodological shortcomings. In the present experiments we set out to test non-linguistic object individuation in three great ape species with a refined manual search methodology. Experiment 1 tested for spatiotemporal object individuation: Subjects saw 1 or 2 objects simultaneously being placed inside a box in which they could reach, and then in both conditions only found 1 object. After retrieval of the 1 object, subjects reached again significantly more often when they had seen 2 than when they had seen 1 object. Experiment 2 tested for object individuation according to property/kind information only: Subjects saw 1 object being placed inside the box, and then either found that object (expected) or an object of a different kind (unexpected). Analogously to Experiment 1, after retrieval of the 1 object, subjects reached again significantly more often in the unexpected than in the expected condition. These results thus confirm previous findings suggesting that individuating objects according to their property/kind is neither uniquely human nor essentially language dependent. It remains to be seen, however, whether this kind of object individuation requires sortal concepts as human linguistic thinkers use them, or whether some simpler form of tracking properties is sufficient.</text:p>
          </table:table-cell>
          <table:table-cell office:value-type="string" table:style-name="ce4">
            <text:p>quantities and time</text:p>
          </table:table-cell>
          <table:table-cell office:value-type="string" table:style-name="ce2">
            <text:p>counting, summation and proportions</text:p>
          </table:table-cell>
          <table:table-cell office:value-type="string" table:style-name="ce2">
            <text:p>features and categories</text:p>
          </table:table-cell>
          <table:table-cell office:value-type="string" table:style-name="ce2">
            <text:p>relational categories</text:p>
          </table:table-cell>
          <table:table-cell table:number-columns-repeated="5" table:style-name="ce1"/>
          <table:table-cell table:style-name="ce2"/>
          <table:table-cell table:style-name="ce4"/>
          <table:table-cell table:number-columns-repeated="2" table:style-name="ce2"/>
          <table:table-cell table:number-columns-repeated="16368"/>
        </table:table-row>
        <table:table-row table:style-name="ro1">
          <table:table-cell office:value-type="string" table:style-name="ce2">
            <text:p>mendes2011primates</text:p>
          </table:table-cell>
          <table:table-cell office:value-type="string" table:style-name="ce2">
            <text:p>Mendes, N., Rakoczy, H., &amp; Call, J. (2011). Primates do not spontaneously use shape properties for object individuation: a competence or a performance problem? Animal Cognition, 14(3), 407-414. doi:10.1007/s10071-010-0375-0.</text:p>
          </table:table-cell>
          <table:table-cell office:value-type="string" table:style-name="ce2">
            <text:p>Several recent studies have documented that non-human primates can individuate objects according to property and/or kind information in much the same way as human infants do from around one year of age when they begin to acquire language. Some studies suggest, however, that only some properties are used for the individuation of food items: color, but not shape. The present study investigated whether these findings reveal a true competence problem with shape properties in the food domain or whether they merely reveal a performance problem (e.g., lack of attention to shapes). We tested 25 great apes (chimpanzees, bonobos and gorillas) in two food individuation tasks. We manipulated subjects’ experience with differences in color and shape properties of food items. Results indicated (i) that all subjects, regardless of their prior experience, solved the color-based object individuation task and (ii) that only the group with previous experience with different shape properties succeeded in the shape-based individuation task. Great apes can thus be primed to take shape into account for individuating food objects, and this results clearly speaks in favor of a performance (rather than a competence) problem in using shape for object individuation of food items.</text:p>
          </table:table-cell>
          <table:table-cell office:value-type="string" table:style-name="ce2">
            <text:p>features and categories</text:p>
          </table:table-cell>
          <table:table-cell office:value-type="string" table:style-name="ce4">
            <text:p>relational categories</text:p>
          </table:table-cell>
          <table:table-cell table:number-columns-repeated="7" table:style-name="ce1"/>
          <table:table-cell table:style-name="ce2"/>
          <table:table-cell table:style-name="ce4"/>
          <table:table-cell table:style-name="ce2"/>
          <table:table-cell table:number-columns-repeated="16369" table:style-name="ce1"/>
        </table:table-row>
        <table:table-row table:style-name="ro1">
          <table:table-cell office:value-type="string" table:style-name="ce2">
            <text:p>mendes2014chimpanzees</text:p>
          </table:table-cell>
          <table:table-cell office:value-type="string" table:style-name="ce2">
            <text:p>Mendes, N., &amp; Call, J. (2014). Chimpanzees form long-term memories for food locations after limited exposure. American Journal of Primatology, 76(5), 485-495. doi:10.1002/ajp.22248.</text:p>
          </table:table-cell>
          <table:table-cell office:value-type="string" table:style-name="ce2">
            <text:p>Remembering the location of fruiting trees for extended periods of time has been hypothesized to play a major role in the evolution of primate cognition. Such ability would be especially useful when paired with a fast learning mechanism capable of consolidating long-term memory after minimal exposure. We investigated whether chimpanzees (Pan troglodytes) can remember different food locations after minimal exposure (i.e., 1-2 trials) both after 24 hr and after 3-month. We released pairs of chimpanzees in their indoor enclosure (the enclosure of group A measured 430 m(2) and group B's measured 175 m(2) ) and tested them for four consecutive days (Baseline, Test, Retest, and Post-test). During the Test and Retest food was hidden in the same location whereas no food was hidden during the Baseline and Post-test days (control trials). Subjects were tested with four different locations and assessed for their retention after 24 hr and 3-month since the initial food discovery. Results revealed that chimpanzees accurately remembered the locations in which they found the food after one or two exposures to them, and both after 24 hr and a 3-month retention interval.</text:p>
          </table:table-cell>
          <table:table-cell office:value-type="string" table:style-name="ce2">
            <text:p>space and objects</text:p>
          </table:table-cell>
          <table:table-cell table:style-name="ce1"/>
          <table:table-cell office:value-type="string" table:style-name="ce2">
            <text:p>quantities and time</text:p>
          </table:table-cell>
          <table:table-cell office:value-type="string" table:style-name="ce2">
            <text:p>timing, discounting and delayed gratification</text:p>
          </table:table-cell>
          <table:table-cell table:number-columns-repeated="16377" table:style-name="ce1"/>
        </table:table-row>
        <table:table-row table:style-name="ro1">
          <table:table-cell office:value-type="string" table:style-name="ce2">
            <text:p>mendes2018preschool</text:p>
          </table:table-cell>
          <table:table-cell office:value-type="string" table:style-name="ce2">
            <text:p>Mendes, N., Steinbeis, N., Bueno-Guerra, N., Call, J., &amp; Singer, T. (2018). Preschool children and chimpanzees incur costs to watch punishment of antisocial others. Nature Human Behaviour, 2(1), 45-51.</text:p>
          </table:table-cell>
          <table:table-cell office:value-type="string" table:style-name="ce2">
            <text:p>When misfortune befalls another, humans may feel distress, leading to a motivation to escape. When such misfortune is perceived as justified, however, it may be experienced as rewarding and lead to motivation to witness the misfortune. We explored when in human ontogeny such a motivation emerges and whether the motivation is shared by chimpanzees. Chimpanzees and four- to six-year-old children learned through direct interaction that an agent was either prosocial or antisocial and later saw each agent’s punishment. They were given the option to invest physical effort (chimpanzees) or monetary units (children) to continue watching. Chimpanzees and six-year-olds showed a preference for watching punishment of the antisocial agent. An additional control experiment in chimpanzees suggests that these results cannot be attributed to more generic factors such as scene coherence or informational value seeking. This indicates that both six-year-olds and chimpanzees have a motivation to watch deserved punishment enacted.</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moore2015production</text:p>
          </table:table-cell>
          <table:table-cell office:value-type="string" table:style-name="ce2">
            <text:p>Moore, R., Call, J., &amp; Tomasello, M. (2015). Production and comprehension of gestures between orang-utans (Pongo pygmaeus) in a referential communication game. PLoS One, 10(6): e0129726. doi:10.1371/journal.pone.0129726. <text:s text:c="2"/>OA</text:p>
          </table:table-cell>
          <table:table-cell office:value-type="string" table:style-name="ce2">
            <text:p>Orang-utans played a communication game in two studies testing their ability to produce and comprehend requestive pointing. While the 'communicator' could see but not obtain hidden food, the 'donor' could release the food to the communicator, but could not see its location for herself. They could coordinate successfully if the communicator pointed to the food, and if the donor comprehended his communicative goal and responded pro-socially. In Study 1, one orang-utan pointed regularly and accurately for peers. However, they responded only rarely. In Study 2, a human experimenter played the communicator's role in three conditions, testing the apes' comprehension of points of different heights and different degrees of ostension. There was no effect of condition. However, across conditions one donor performed well individually, and as a group orang-utans' comprehension performance tended towards significance. We explain this on the grounds that comprehension required inferences that they found difficult - but not impossible. The finding has valuable implications for our thinking about the development of pointing in phylogeny.</text:p>
          </table:table-cell>
          <table:table-cell office:value-type="string" table:style-name="ce2">
            <text:p>social strategies and communication</text:p>
          </table:table-cell>
          <table:table-cell office:value-type="string" table:style-name="ce2">
            <text:p>intentional communication: Gestures</text:p>
          </table:table-cell>
          <table:table-cell table:style-name="ce2"/>
          <table:table-cell table:number-columns-repeated="16378" table:style-name="ce1"/>
        </table:table-row>
        <table:table-row table:style-name="ro1">
          <table:table-cell office:value-type="string" table:style-name="ce2">
            <text:p>muhlenbeck2015gaze</text:p>
          </table:table-cell>
          <table:table-cell office:value-type="string" table:style-name="ce2">
            <text:p>Mühlenbeck, C., Liebal, K., Pritsch, C., &amp; Jacobsen, T. (2015). Gaze duration biases for colours in combination with dissonant and consonant sounds: a comparative eye-tracking study with orangutans. PLoS One, 10(10), e0139894.</text:p>
          </table:table-cell>
          <table:table-cell office:value-type="string" table:style-name="ce2">
            <text:p>Research on colour preferences in humans and non-human primates suggests similar patterns of biases for and avoidance of specific colours, indicating that these colours are connected to a psychological reaction. Similarly, in the acoustic domain, approach reactions to consonant sounds (considered as positive) and avoidance reactions to dissonant sounds (considered as negative) have been found in human adults and children, and it has been demonstrated that non-human primates are able to discriminate between consonant and dissonant sounds. Yet it remains unclear whether the visual and acoustic approach-avoidance patterns remain consistent when both types of stimuli are combined, how they relate to and influence each other, and whether these are similar for humans and other primates. Therefore, to investigate whether gaze duration biases for colours are similar across primates and whether reactions to consonant and dissonant sounds cumulate with reactions to specific colours, we conducted an eye-tracking study in which we compared humans with one species of great apes, the orangutans. We presented four different colours either in isolation or in combination with consonant and dissonant sounds. We hypothesised that the viewing time for specific colours should be influenced by dissonant sounds and that previously existing avoidance behaviours with regard to colours should be intensified, reflecting their association with negative acoustic information. The results showed that the humans had constant gaze durations which were independent of the auditory stimulus, with a clear avoidance of yellow. In contrast, the orangutans did not show any clear gaze duration bias or avoidance of colours, and they were also not influenced by the auditory stimuli. In conclusion, our findings only partially support the previously identified pattern of biases for and avoidance of specific colours in humans and do not confirm such a pattern for orangutans.</text:p>
          </table:table-cell>
          <table:table-cell office:value-type="string" table:style-name="ce2">
            <text:p>features and categories</text:p>
          </table:table-cell>
          <table:table-cell office:value-type="string" table:style-name="ce2">
            <text:p>discrimination learning</text:p>
          </table:table-cell>
          <table:table-cell table:style-name="ce2"/>
          <table:table-cell table:number-columns-repeated="6" table:style-name="ce4"/>
          <table:table-cell table:style-name="ce2"/>
          <table:table-cell table:number-columns-repeated="2" table:style-name="ce4"/>
          <table:table-cell table:number-columns-repeated="16369" table:style-name="ce1"/>
        </table:table-row>
        <table:table-row table:style-name="ro1">
          <table:table-cell office:value-type="string" table:style-name="ce2">
            <text:p>muhlenbeck2016differences</text:p>
          </table:table-cell>
          <table:table-cell office:value-type="string" table:style-name="ce2">
            <text:p>Mühlenbeck, C., Liebal, K., Pritsch, C., &amp; Jacobsen, T. (2016). Differences in the visual perception of symmetric patterns in orangutans (Pongo pygmaeus abelii) and two human cultural groups: A comparative eye-tracking study. Frontiers in Psychology, 7, 408.</text:p>
          </table:table-cell>
          <table:table-cell office:value-type="string" table:style-name="ce2">
            <text:p>Symmetric structures are of importance in relation to aesthetic preference. To investigate whether the preference for symmetric patterns is unique to humans, independent of their cultural background, we compared two human populations with distinct cultural backgrounds (Namibian hunter-gatherers and German town dwellers) with one species of non-human great apes (Orangutans) in their viewing behavior regarding symmetric and asymmetric patterns in two levels of complexity. In addition, the human participants were asked to give their aesthetic evaluation of a subset of the presented patterns. The results showed that humans of both cultural groups fixated on symmetric patterns for a longer period of time, regardless of the pattern's complexity. On the contrary, Orangutans did not clearly differentiate between symmetric and asymmetric patterns, but were much faster in processing the presented stimuli and scanned the complete screen, while both human groups rested on the symmetric pattern after a short scanning time. The aesthetic evaluation test revealed that the fixation preference for symmetric patterns did not match with the aesthetic evaluation in the Hai//om group, whereas in the German group aesthetic evaluation was in accordance with the fixation preference in 60 percent of the cases. It can be concluded that humans prefer well-ordered structures in visual processing tasks, most likely because of a positive processing bias for symmetry, which Orangutans did not show in this task, and that, in humans, an aesthetic preference does not necessarily accompany the fixation preference.</text:p>
          </table:table-cell>
          <table:table-cell office:value-type="string" table:style-name="ce2">
            <text:p>features and categories</text:p>
          </table:table-cell>
          <table:table-cell office:value-type="string" table:style-name="ce2">
            <text:p>discrimination learning</text:p>
          </table:table-cell>
          <table:table-cell table:style-name="ce2"/>
          <table:table-cell table:number-columns-repeated="9" table:style-name="ce4"/>
          <table:table-cell table:number-columns-repeated="16369" table:style-name="ce1"/>
        </table:table-row>
        <table:table-row table:style-name="ro1">
          <table:table-cell office:value-type="string" table:style-name="ce2">
            <text:p>muhlenbeck2017cultural</text:p>
          </table:table-cell>
          <table:table-cell office:value-type="string" table:style-name="ce2">
            <text:p>Mühlenbeck, C., Jacobsen, T., Pritsch, C., &amp; Liebal, K. (2017). Cultural and species differences in gazing patterns for marked and decorated objects: a comparative eye-tracking study. Frontiers in psychology, 8, 6.</text:p>
          </table:table-cell>
          <table:table-cell office:value-type="string" table:style-name="ce2">
            <text:p>Objects from the Middle Paleolithic period colored with ochre and marked with incisions represent the beginning of non-utilitarian object manipulation in different species of the Homo genus. To investigate the visual effects caused by these markings, we compared humans who have different cultural backgrounds (Namibian hunter–gatherers and German city dwellers) to one species of non-human great apes (orangutans) with respect to their perceptions of markings on objects. We used eye-tracking to analyze their fixation patterns and the durations of their fixations on marked and unmarked stones and sticks. In an additional test, humans evaluated the objects regarding their aesthetic preferences. Our hypotheses were that colorful markings help an individual to structure the surrounding world by making certain features of the environment salient, and that aesthetic appreciation should be associated with this structuring. Our results showed that humans fixated on the marked objects longer and used them in the structural processing of the objects and their background, but did not consistently report finding them more beautiful. Orangutans, in contrast, did not distinguish between object and background in their visual processing and did not clearly fixate longer on the markings. Our results suggest that marking behavior is characteristic for humans and evolved as an attention-directing rather than aesthetic benefit.</text:p>
          </table:table-cell>
          <table:table-cell office:value-type="string" table:style-name="ce2">
            <text:p>features and categories</text:p>
          </table:table-cell>
          <table:table-cell office:value-type="string" table:style-name="ce2">
            <text:p>discrimination learning</text:p>
          </table:table-cell>
          <table:table-cell table:style-name="ce2"/>
          <table:table-cell table:number-columns-repeated="9" table:style-name="ce4"/>
          <table:table-cell table:number-columns-repeated="16369" table:style-name="ce1"/>
        </table:table-row>
        <table:table-row table:style-name="ro1">
          <table:table-cell office:value-type="string" table:style-name="ce2">
            <text:p>mulcahy2005gorillas</text:p>
          </table:table-cell>
          <table:table-cell office:value-type="string" table:style-name="ce2">
            <text:p>Mulcahy, N. J., Call, J., &amp; Dunbar, R. I. M. (2005). Gorillas (Gorilla gorilla) and orangutans (Pongo pygmaeus) encode relevant problem features in a tool-using task. Journal of Comparative Psychology, 119(1), 23-32. doi:10.1037/0735-7036.119.1.23.</text:p>
          </table:table-cell>
          <table:table-cell office:value-type="string" table:style-name="ce2">
            <text:p>Two important elements in problem solving are the abilities to encode relevant task features and to combine multiple actions to achieve the goal. The authors investigated these 2 elements in a task in which gorillas (Gorilla gorilla) and orangutans (Pongo pygmaeus) had to use a tool to retrieve an out-of-reach reward. Subjects were able to select tools of an appropriate length to reach the reward even when the position of the reward and tools were not simultaneously visible. When presented with tools that were too short to retrieve the reward, subjects were more likely to refuse to use them than when tools were the appropriate length. Subjects were proficient at using tools in sequence to retrieve the reward.</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mulcahy2006apes</text:p>
          </table:table-cell>
          <table:table-cell office:value-type="string" table:style-name="ce2">
            <text:p>Mulcahy, N. J., &amp; Call, J. (2006). Apes save tools for future use. Science, 312(5776), 1038-1040. doi:10.1126/science.1125456.</text:p>
          </table:table-cell>
          <table:table-cell office:value-type="string" table:style-name="ce2">
            <text:p>Planning for future needs, not just current ones, is one of the most formidable human cognitive achievements. Whether this skill is a uniquely human adaptation is a controversial issue. In a study we conducted, bonobos and orangutans selected, transported, and saved appropriate tools above baseline levels to use them 1 hour later (experiment 1). Experiment 2 extended these results to a 14-hour delay between collecting and using the tools. Experiment 3 showed that seeing the apparatus during tool selection was not necessary to succeed. These findings suggest that the precursor skills for planning for the future evolved in great apes before 14 million years ago, when all extant great ape species shared a common ancestor.</text:p>
          </table:table-cell>
          <table:table-cell office:value-type="string" table:style-name="ce2">
            <text:p>tools and causality</text:p>
          </table:table-cell>
          <table:table-cell office:value-type="string" table:style-name="ce2">
            <text:p>ontogeny, innovation and planning</text:p>
          </table:table-cell>
          <table:table-cell table:style-name="ce2"/>
          <table:table-cell table:number-columns-repeated="16378" table:style-name="ce1"/>
        </table:table-row>
        <table:table-row table:style-name="ro1">
          <table:table-cell office:value-type="string" table:style-name="ce2">
            <text:p>mulcahy2006great</text:p>
          </table:table-cell>
          <table:table-cell office:value-type="string" table:style-name="ce2">
            <text:p>Mulcahy, N. J., &amp; Call, J. (2006). How great apes perform on a modified trap-tube task. Animal Cognition, 9(3), 193-199. doi:10.1007/s10071-006-0019-6.</text:p>
          </table:table-cell>
          <table:table-cell office:value-type="string" table:style-name="ce2">
            <text:p>To date, neither primates nor birds have shown clear evidence of causal knowledge when attempting to solve the trap tube task. One factor that may have contributed to mask the knowledge that subjects may have about the task is that subjects were only allowed to push the reward away from them, which is a particularly difficult action for primates in certain problem solving situations. We presented five orangutans (Pongo pygmaeus), two chimpanzees (Pan troglodytes), two bonobos (Pan paniscus), and one gorilla (Gorilla gorilla) with a modified trap tube that allowed subjects to push or rake the reward with the tool. In two additional follow-up tests, we inverted the tube 180 degrees rendering the trap nonfunctional and also presented subjects with the original task in which they were required to push the reward out of the tube. Results showed that all but one of the subjects preferred to rake the reward. Two orangutans and one chimpanzee (all of whom preferred to rake the reward), consistently avoided the trap only when it was functional but failed the original task. These findings suggest that some great apes may have some causal knowledge about the trap-tube task. Their success, however, depended on whether they were allowed to choose certain tool-using actions.</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mulcahy2009performance</text:p>
          </table:table-cell>
          <table:table-cell office:value-type="string" table:style-name="ce2">
            <text:p>Mulcahy, N. J., &amp; Call, J. (2009). The Performance of Bonobos (Pan paniscus), Chimpanzees (Pan troglodytes), and Orangutans (Pongo pygmaeus) in Two Versions of an Object-Choice Task. Journal of Comparative Psychology, 123(3), 304-309. doi:10.1037/a0016222.</text:p>
          </table:table-cell>
          <table:table-cell office:value-type="string" table:style-name="ce2">
            <text:p>The object-choice task tests animals' ability to use human-given cues to find a hidden reward located in 1 of 2 (or more) containers. Great apes are generally unskillful in this task whereas other species including dogs (Canis familiaris) and goats (Capra hircus) can use human-given cues to locate the reward. However, great apes are typically positioned proximal to the containers when receiving the experimenter's cue whereas other species are invariably positioned distally. The authors investigated how the position of the subject, the human giving the cue and the containers (and the distance among them) affected the performance of 19 captive great apes. Compared to the proximal condition, the distal condition involved larger distances and, critically, it reduced the potential ambiguity of the cues as well as the strong influence that the sight of the containers may have had when subjects received the cue. Subjects were far more successful in the distal compared to the proximal condition. The authors suggest several possibilities to account for this difference and discuss our findings in relation to previous and future object-choice research.</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16378" table:style-name="ce1"/>
        </table:table-row>
        <table:table-row table:style-name="ro1">
          <table:table-cell office:value-type="string" table:style-name="ce2">
            <text:p>munar2015common</text:p>
          </table:table-cell>
          <table:table-cell office:value-type="string" table:style-name="ce2">
            <text:p>Munar, E., Gómez-Puerto, G., Call, J., &amp; Nadal, M. (2015). Common visual preference for curved contours in humans and great apes. PLoS One, 10(11): e0141106. doi:10.1371/journal.pone.0141106. <text:s text:c="2"/>OA</text:p>
          </table:table-cell>
          <table:table-cell office:value-type="string" table:style-name="ce2">
            <text:p>Among the visual preferences that guide many everyday activities and decisions, from consumer choices to social judgment, preference for curved over sharp-angled contours is commonly thought to have played an adaptive role throughout human evolution, favoring the avoidance of potentially harmful objects. However, because nonhuman primates also exhibit preferences for certain visual qualities, it is conceivable that humans' preference for curved contours is grounded on perceptual and cognitive mechanisms shared with extant nonhuman primate species. Here we aimed to determine whether nonhuman great apes and humans share a visual preference for curved over sharp-angled contours using a 2-alternative forced choice experimental paradigm under comparable conditions. Our results revealed that the human group and the great ape group indeed share a common preference for curved over sharp-angled contours, but that they differ in the manner and magnitude with which this preference is expressed behaviorally. These results suggest that humans' visual preference for curved objects evolved from earlier primate species' visual preferences, and that during this process it became stronger, but also more susceptible to the influence of higher cognitive processes and preference for other visual features.</text:p>
          </table:table-cell>
          <table:table-cell office:value-type="string" table:style-name="ce2">
            <text:p>features and categories</text:p>
          </table:table-cell>
          <table:table-cell office:value-type="string" table:style-name="ce2">
            <text:p>discrimination learning</text:p>
          </table:table-cell>
          <table:table-cell table:style-name="ce2"/>
          <table:table-cell table:number-columns-repeated="16378" table:style-name="ce1"/>
        </table:table-row>
        <table:table-row table:style-name="ro1">
          <table:table-cell office:value-type="string" table:style-name="ce2">
            <text:p>nolte2021targeted</text:p>
          </table:table-cell>
          <table:table-cell office:value-type="string" table:style-name="ce2">
            <text:p>Nolte, S., &amp; Call, J. (2021). Targeted helping and cooperation in zoo-living chimpanzees and bonobos. Royal Society Open Science, 8: 201688. doi:10.1098/rsos.201688.</text:p>
          </table:table-cell>
          <table:table-cell office:value-type="string" table:style-name="ce2">
            <text:p>Directly comparing the prosocial behaviour of our two closest living relatives, bonobos and chimpanzees, is essential to deepening our understanding of the evolution of human prosociality. We examined whether helpers of six dyads of chimpanzees and bonobos transferred tools to a conspecific. In the experiment ‘Helping’, transferring a tool did not benefit the helper, while in the experiment ‘Cooperation’, the helper only obtained a reward by transferring the correct tool. Chimpanzees did not share tools with conspecifics in either experiment, except for a mother–daughter pair, where the mother shared a tool twice in the experiment ‘Helping’. By contrast, all female–female bonobo dyads sometimes transferred a tool even without benefit. When helpers received an incentive, we found consistent transfers in all female–female bonobo dyads but none in male–female dyads. Even though reaching by the bonobo receivers increased the likelihood that a transfer occurred, we found no significant species difference in whether receivers reached to obtain tools. Thus, receivers' behaviour did not explain the lack of transfers from chimpanzee helpers. This study supports the notion that bonobos might have a greater ability to understand social problems and the collaborative nature of such tasks.</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okamoto2007great</text:p>
          </table:table-cell>
          <table:table-cell office:value-type="string" table:style-name="ce2">
            <text:p>Okamoto-Barth, S., Call, J., &amp; Tomasello, M. (2007). Great Apes’ Understanding of Other Individuals’ Line of Sight. Psychological Science, 18(5), 462-468. doi:10.1111/j.1467-9280.2007.01922.x.</text:p>
          </table:table-cell>
          <table:table-cell office:value-type="string" table:style-name="ce2">
            <text:p>Previous research has shown that many social animals follow the gaze of other individuals. However, knowledge about how this skill differs between species and whether it shows a relationship with genetic distance from humans is still fragmentary. In the present study of gaze following in great apes, we manipulated the nature of a visual obstruction and the presence/absence of a target. We found that bonobos, chimpanzees, and gorillas followed gaze significantly more often when the obstruction had a window than when it did not, just as human infants do. Additionally, bonobos and chimpanzees looked at the experimenter's side of a windowless obstruction more often than the other species. Moreover, bonobos produced more double looks when the barrier was opaque than when it had a window, indicating an understanding of what other individuals see. The most distant human relatives studied, orangutans, showed few signs of understanding what another individual saw. Instead, they were attracted to the target's location by the target's presence, but not by the experimenter's gaze. Great apes' perspective-taking skills seem to have increased in the evolutionary lineage leading to bonobos, chimpanzees, and humans.</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okamoto2008tracking</text:p>
          </table:table-cell>
          <table:table-cell office:value-type="string" table:style-name="ce2">
            <text:p>Okamoto-Barth, S., &amp; Call, J. (2008). Tracking and Inferring Spatial Rotation by Children and Great Apes. Developmental Psychology, 44(5), 519-543. doi:10.1037/a0012594.</text:p>
          </table:table-cell>
          <table:table-cell office:value-type="string" table:style-name="ce2">
            <text:p>Finding hidden objects in space is a fundamental ability that has received considerable research attention from both a developmental and a comparative perspective. Tracking the rotational displacements of containers and hidden objects is a particularly challenging task. This study investigated the ability of 3-, 5-, 7-, and 9-year-old children and great apes (chimpanzees, bonobos, gorillas, and orangutans) to (a) visually track rotational displacements of a baited container on a platform and (b) infer its displacements by using the changes of position or orientation of 3 landmarks: an object on a container, the color of the containers, and the color of the platform on which the containers rested. Great apes and 5-year-old and older children successfully tracked visible rotations, but only children were able to infer the location of a correct cup (with the help of landmarks) after invisible rotations. The ability to use landmarks changed with age so that younger children solved this task only with the most explicit marker on the baited container, whereas older children, particularly 9-year-olds, were able to use landmark orientation to infer correct locations.</text:p>
          </table:table-cell>
          <table:table-cell office:value-type="string" table:style-name="ce2">
            <text:p>space and objects</text:p>
          </table:table-cell>
          <table:table-cell office:value-type="string" table:style-name="ce2">
            <text:p>tracking object displacements</text:p>
          </table:table-cell>
          <table:table-cell table:style-name="ce2"/>
          <table:table-cell table:number-columns-repeated="16378" table:style-name="ce1"/>
        </table:table-row>
        <table:table-row table:style-name="ro1">
          <table:table-cell office:value-type="string" table:style-name="ce2">
            <text:p>parron2008behavioural</text:p>
          </table:table-cell>
          <table:table-cell office:value-type="string" table:style-name="ce2">
            <text:p>Parron, C., Call, J., &amp; Fagot, J. (2008). Behavioural responses to photographs by pictorially naïve baboons (Papio anubis), gorillas (Gorilla gorilla) and chimpanzees (Pan troglodytes). Behavioural Processes, 78(3), 351-357. doi:10.1016/j.beproc.2008.01.019.</text:p>
          </table:table-cell>
          <table:table-cell office:value-type="string" table:style-name="ce2">
            <text:p>This study assessed how pictorially naïve nonhuman primates understand pictures. Fifty-five baboons with no prior exposure to pictures were trained to grasp a slice of banana presented against a pebble in a two alternative forced choice task. Post-training testing involved three stimulus pairs: (1) real banana slice vs. its picture, (2) the banana picture vs. a real pebble and (3) banana picture vs. a pebble picture which were presented twice. Preliminary data were also collected on naïve gorillas (n=4) and chimpanzees (n=7) using the same procedure. Baboons revealed a preference for the food picture in (2) and (3) and often ate this stimulus, but the food item and its picture were accurately discriminated in (1). These results suggest that baboons mistook the pictorial stimulus and its referent, but processed the banana pictures as poor exemplars of the real banana category. Among apes, only gorillas ate the banana pictures, suggesting that picture-object confusion may also occur in this species. Findings are discussed as pertaining to the general issue of representational abilities in nonhuman primates, and its evolution.</text:p>
          </table:table-cell>
          <table:table-cell office:value-type="string" table:style-name="ce2">
            <text:p>features and categories</text:p>
          </table:table-cell>
          <table:table-cell office:value-type="string" table:style-name="ce2">
            <text:p>picture perception</text:p>
          </table:table-cell>
          <table:table-cell table:style-name="ce2"/>
          <table:table-cell table:number-columns-repeated="7" table:style-name="ce4"/>
          <table:table-cell table:number-columns-repeated="16371" table:style-name="ce1"/>
        </table:table-row>
        <table:table-row table:style-name="ro1">
          <table:table-cell office:value-type="string" table:style-name="ce2">
            <text:p>pele2009token</text:p>
          </table:table-cell>
          <table:table-cell office:value-type="string" table:style-name="ce2">
            <text:p>Péle, M., Dufour, V., Thierry, B., &amp; Call, J. (2009). Token transfers among great apes (Gorilla gorilla, Pongo pygmaeus, Pan paniscus, and Pan troglodytes): Species differences, gestural requests, and reciprocal exchange. Journal of Comparative Psychology, 123(4), 375-384. doi:10.1037/a0017253.</text:p>
          </table:table-cell>
          <table:table-cell office:value-type="string" table:style-name="ce2">
            <text:p>Great apes appear to be the nonhuman primates most capable of recognizing trading opportunities and engaging in transfers of commodities with conspecifics. Spontaneous exchange of goods between them has not yet been reported. We tested gorillas (Gorilla gorilla), orangutans (Pongo pygmaeus), bonobos (Pan paniscus), and chimpanzees (Pan troglodytes) in a token-exchange task involving two conspecifics and a human experimenter. Tested in pairs, subjects had to exchange tokens with a partner to obtain food from the experimenter. We observed 4, 5, 264, and 328 transfers of tokens in gorillas, chimpanzees, orangutans, and bonobos, respectively. Most gifts were indirect in gorillas, chimpanzees, and bonobos, whereas most were direct in orangutans. The analysis showed no evidence of calculated reciprocity in interactions. A main finding of the study was the high rate of repeated gifts and begging gestures recorded in orangutans. This raises the question of the meaning of pointing in great apes and their ability to understand the communicative intent of others.</text:p>
          </table:table-cell>
          <table:table-cell office:value-type="string" table:style-name="ce2">
            <text:p>competition and cooperation</text:p>
          </table:table-cell>
          <table:table-cell office:value-type="string" table:style-name="ce2">
            <text:p>the social economy</text:p>
          </table:table-cell>
          <table:table-cell office:value-type="string" table:style-name="ce2">
            <text:p>social strategies and communication</text:p>
          </table:table-cell>
          <table:table-cell table:style-name="ce7"/>
          <table:table-cell table:number-columns-repeated="16377" table:style-name="ce1"/>
        </table:table-row>
        <table:table-row table:style-name="ro1">
          <table:table-cell office:value-type="string" table:style-name="ce2">
            <text:p>pele2014bet</text:p>
          </table:table-cell>
          <table:table-cell office:value-type="string" table:style-name="ce2">
            <text:p>Pelé, M., Broihanne, M. H., Thierry, B., Call, J., &amp; Dufour, V. (2014). To bet or not to bet? Decision-making under risk in non-human primates. The Journal of Risk and Uncertainty, 49(2), 141-166. doi:10.1007/s11166-014-9202-3.</text:p>
          </table:table-cell>
          <table:table-cell office:value-type="string" table:style-name="ce2">
            <text:p>Animals deal with predictable and unpredictable events on a daily basis. Yet our knowledge of the cognitive processes involved in decisions remains limited. We tested capuchins, macaques and orang-utans in a food-gambling task to investigate whether or not individuals estimate the chances of different outcomes. Results highlighted that gambling decisions were negatively induced by the probability of losing and the frequency of previous losses, and positively induced by the probability of gaining. Actual decisions were consistent with first order stochastic dominance. The study of second order stochastic dominance revealed that macaques were risk-prone whereas capuchins and orang-utans were risk-adverse. We detected responses comparable to the hot-hand effect, a bias found in humans. Capuchins and orang-utans exhibited probability distortion and loss aversion, which were not systematically found in macaques. Given the heterogeneity among individuals, we implemented mixture models and showed that attitudes towards risk and probabilities play complementary and different roles in the three species.</text:p>
          </table:table-cell>
          <table:table-cell office:value-type="string" table:style-name="ce2">
            <text:p>quantities and time</text:p>
          </table:table-cell>
          <table:table-cell office:value-type="string" table:style-name="ce2">
            <text:p>risk, value and choice</text:p>
          </table:table-cell>
          <table:table-cell table:style-name="ce2"/>
          <table:table-cell table:number-columns-repeated="16378" table:style-name="ce1"/>
        </table:table-row>
        <table:table-row table:style-name="ro1">
          <table:table-cell office:value-type="string" table:style-name="ce2">
            <text:p>poti2010searching</text:p>
          </table:table-cell>
          <table:table-cell office:value-type="string" table:style-name="ce2">
            <text:p>Potì, P., Kanngiesser, P., Saporiti, M., Amiconi, A., Bläsing, B., &amp; Call, J. (2010). Searching in the Middle—Capuchins' (Cebus apella) and Bonobos' (Pan paniscus) Behavior During a Spatial Search Task. Journal of Experimental Psychology: Animal Behavior Processes, 36(1), 92-109. doi:10.1037/a0015970.</text:p>
          </table:table-cell>
          <table:table-cell office:value-type="string" table:style-name="ce2">
            <text:p>In this study we show that bonobos and capuchin monkeys can learn to search in the middle of a landmark configuration in a small-scale space. Five bonobos (Pan paniscus) and 2 capuchin monkeys (Cebus apella) were tested in a series of experiments with the expansion test paradigm. The primates were trained to search in the middle of a 4- or 2-landmark configuration, and were then tested with the same configuration expanded. Neither species searched in the middle of the expanded 4-landmark configuration. When presented with a 2-landmark configuration and a constant or variable inter-landmark training distance, the subjects sometimes searched preferentially in the middle of the expanded configuration. We discuss 2 alternative explanations of the results: extracting a middle rule or averaging between different goal-landmark vectors. In any case, compared to adult humans, primates appear highly constrained in their abilities to search in the middle of a configuration of detached landmarks. We discuss some of the factors that may influence the primates' behavior in this task.</text:p>
          </table:table-cell>
          <table:table-cell office:value-type="string" table:style-name="ce2">
            <text:p>space and objects</text:p>
          </table:table-cell>
          <table:table-cell office:value-type="string" table:style-name="ce4">
            <text:p>space, landamarks and relations</text:p>
          </table:table-cell>
          <table:table-cell table:number-columns-repeated="5" table:style-name="ce4"/>
          <table:table-cell table:number-columns-repeated="16374" table:style-name="ce1"/>
        </table:table-row>
        <table:table-row table:style-name="ro1">
          <table:table-cell office:value-type="string" table:style-name="ce2">
            <text:p>pritsch2017perception</text:p>
          </table:table-cell>
          <table:table-cell office:value-type="string" table:style-name="ce2">
            <text:p>Pritsch, C., Telkemeyer, S., Mühlenbeck, C., &amp; Liebal, K. (2017). Perception of facial expressions reveals selective affect-biased attention in humans and orangutans. Scientific reports, 7(1), 1-12.</text:p>
          </table:table-cell>
          <table:table-cell office:value-type="string" table:style-name="ce2">
            <text:p>Rapid detection and recognition of another individual's emotional state plays a pivotal role for humans and, most likely, other social species. Proper reactions contribute to an individual's survival in potentially dangerous situations; this is ensured by a preferential attention towards salient cues. The predisposition to attend to certain categories of affectively salient stimuli- also referred to as affect-biased attention - is likely shared with other species, since fast detection of and appropriate reaction to threats is crucial to survival. We compared human children and one of our close relatives, Sumatran orangutans (Pongo abelii), and predicted that both look more attentively and longer at emotionally salient facial expressions of their own and corresponding other species, compared to neutral faces. However, in contrast to a bias towards emotions providing relevant information by indicating a threat, both species preferentially looked at the fear-related, but not the angry faces of humans and consistently preferred the silent-bared teeth espressions in orangutans. The differential attention towards certain expressions might derive from their social function and the need to detect a potential threat in the environment. Our findings are consistent with claims rooting this affect-biased attention characteristic of human perception in our evolutionary history.</text:p>
          </table:table-cell>
          <table:table-cell office:value-type="string" table:style-name="ce2">
            <text:p>features and categories</text:p>
          </table:table-cell>
          <table:table-cell office:value-type="string" table:style-name="ce2">
            <text:p>face perception</text:p>
          </table:table-cell>
          <table:table-cell table:style-name="ce2"/>
          <table:table-cell table:number-columns-repeated="8" table:style-name="ce4"/>
          <table:table-cell table:number-columns-repeated="16370"/>
        </table:table-row>
        <table:table-row table:style-name="ro1">
          <table:table-cell office:value-type="string" table:style-name="ce2">
            <text:p>rakoczy2014apes</text:p>
          </table:table-cell>
          <table:table-cell office:value-type="string" table:style-name="ce2">
            <text:p>Rakoczy, H., Clüver, A., Saucke, L., Stoffregen, N., Gräbener, A., Migura, J., &amp; Call, J. (2014). Apes are intuitive statisticians. Cognition, 131(1), 60-68. doi:10.1016/j.cognition.2013.12.011.</text:p>
          </table:table-cell>
          <table:table-cell office:value-type="string" table:style-name="ce2">
            <text:p>Inductive learning and reasoning, as we use it both in everyday life and in science, is characterized by flexible inferences based on statistical information: inferences from populations to samples and vice versa. Many forms of such statistical reasoning have been found to develop late in human ontogeny, depending on formal education and language, and to be fragile even in adults. New revolutionary research, however, suggests that even preverbal human infants make use of intuitive statistics. Here, we conducted the first investigation of such intuitive statistical reasoning with non-human primates. In a series of 7 experiments, Bonobos, Chimpanzees, Gorillas and Orangutans drew flexible statistical inferences from populations to samples. These inferences, furthermore, were truly based on statistical information regarding the relative frequency distributions in a population, and not on absolute frequencies. Intuitive statistics in its most basic form is thus an evolutionarily more ancient rather than a uniquely human capacity.</text:p>
          </table:table-cell>
          <table:table-cell office:value-type="string" table:style-name="ce2">
            <text:p>quantities and time</text:p>
          </table:table-cell>
          <table:table-cell office:value-type="string" table:style-name="ce2">
            <text:p>counting, summation and proportions</text:p>
          </table:table-cell>
          <table:table-cell table:style-name="ce2"/>
          <table:table-cell table:number-columns-repeated="16378" table:style-name="ce1"/>
        </table:table-row>
        <table:table-row table:style-name="ro1">
          <table:table-cell office:value-type="string" table:style-name="ce2">
            <text:p>riedl2012no</text:p>
          </table:table-cell>
          <table:table-cell office:value-type="string" table:style-name="ce2">
            <text:p>Riedl, K., Jensen, K., Call, J., &amp; Tomasello, M. (2012). No third-party punishment in chimpanzees. Proceedings of the National Academy of Sciences of the United States of America, 109(37), 14824-14829. doi:10.1073/pnas.1203179109.</text:p>
          </table:table-cell>
          <table:table-cell office:value-type="string" table:style-name="ce2">
            <text:p>Punishment can help maintain cooperation by deterring free-riding and cheating. Of particular importance in large-scale human societies is third-party punishment in which individuals punish a transgressor or norm violator even when they themselves are not affected. Nonhuman primates and other animals aggress against conspecifics with some regularity, but it is unclear whether this is ever aimed at punishing others for noncooperation, and whether third-party punishment occurs at all. Here we report an experimental study in which one of humans' closest living relatives, chimpanzees (Pan troglodytes), could punish an individual who stole food. Dominants retaliated when their own food was stolen, but they did not punish when the food of third-parties was stolen, even when the victim was related to them. Third-party punishment as a means of enforcing cooperation, as humans do, might therefore be a derived trait in the human lineage.</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romain2021non</text:p>
          </table:table-cell>
          <table:table-cell office:value-type="string" table:style-name="ce2">
            <text:p>Romain, A., Broihanne, M.-H., De Marco, A., Ngoubangoye, B., Call, J., Rebout, N., &amp; Dufour, V. (2021). Non-human primates use combined rules when deciding under ambiguity. Philosophical Transactions of the Royal Society B: Biological Sciences, 376(1819): 20190672. doi:10.1098/rstb.2019.0672.</text:p>
          </table:table-cell>
          <table:table-cell office:value-type="string" table:style-name="ce2">
            <text:p>Decision outcomes in unpredictable environments may not have exact known probabilities. Yet the predictability level of outcomes matters in decisions, and animals, including humans, generally avoid ambiguous options. Managing ambiguity may be more challenging and requires stronger cognitive skills than decision-making under risk, where decisions involve known probabilities. Here we compare decision-making in capuchins, macaques, orangutans, gorillas, chimpanzees and bonobos in risky and ambiguous contexts. Subjects were shown lotteries (a tray of potential rewards, some large, some small) and could gamble a medium-sized food item to obtain one of the displayed rewards. The odds of winning and losing varied and were accessible in the risky context (all rewards were visible) or partially available in the ambiguous context (some rewards were covered). In the latter case, the level of information varied from fully ambiguous (individuals could not guess what was under the covers) to predictable (individuals could guess). None of the species avoided gambling in ambiguous lotteries and gambling rates were high if at least two large rewards were visible. Capuchins and bonobos ignored the covered items and gorillas and macaques took the presence of potential rewards into account, but only chimpanzees and orangutans could consistently build correct expectations about the size of the covered rewards. Chimpanzees and orangutans combined decision rules according to the number of large visible rewards and the level of predictability, a process resembling conditional probabilities assessment in humans. Despite a low sample size, this is the first evidence in non-human primates that a combination of several rules can underlie choices made in an unpredictable environment. Our finding that non-human primates can deal with the uncertainty of an outcome when exchanging one food item for another is a key element to the understanding of the evolutionary origins of economic behaviour.</text:p>
          </table:table-cell>
          <table:table-cell office:value-type="string" table:style-name="ce2">
            <text:p>quantities and time</text:p>
          </table:table-cell>
          <table:table-cell office:value-type="string" table:style-name="ce2">
            <text:p>risk, value and choice</text:p>
          </table:table-cell>
          <table:table-cell table:style-name="ce2"/>
          <table:table-cell table:number-columns-repeated="16378" table:style-name="ce1"/>
        </table:table-row>
        <table:table-row table:style-name="ro1">
          <table:table-cell office:value-type="string" table:style-name="ce2">
            <text:p>rooijakkers2009comparing</text:p>
          </table:table-cell>
          <table:table-cell office:value-type="string" table:style-name="ce2">
            <text:p>Rooijakkers, E. F., Kaminski, J., &amp; Call, J. (2009). Comparing dogs and great apes in their ability to visually track object transpositions. Animal Cognition, 12(6), 789-796. doi:10.1007/s10071-009-0238-8.</text:p>
          </table:table-cell>
          <table:table-cell office:value-type="string" table:style-name="ce2">
            <text:p>Knowing that objects continue to exist after disappearing from sight and tracking invisible object displacements are two basic elements of spatial cognition. The current study compares dogs and apes in an invisible transposition task. Food was hidden under one of two cups in full view of the subject. After that both cups were displaced, systematically varying two main factors, whether cups were crossed during displacement and whether the cups were substituted by the other cup or instead cups were moved to new locations. While the apes were successful in all conditions, the dogs had a strong preference to approach the location where they last saw the reward, especially if this location remained filled. In addition, dogs seem to have especial difficulties to track the reward when both containers crossed their path during displacement. These results confirm the substantial difference that exists between great apes and dogs with regard to mental representation abilities required to track the invisible displacements of objects.</text:p>
          </table:table-cell>
          <table:table-cell office:value-type="string" table:style-name="ce2">
            <text:p>space and objects</text:p>
          </table:table-cell>
          <table:table-cell office:value-type="string" table:style-name="ce2">
            <text:p>tracking object displacements</text:p>
          </table:table-cell>
          <table:table-cell table:style-name="ce2"/>
          <table:table-cell table:number-columns-repeated="16378" table:style-name="ce1"/>
        </table:table-row>
        <table:table-row table:style-name="ro1">
          <table:table-cell office:value-type="string" table:style-name="ce2">
            <text:p>rosati2007evolutionary</text:p>
          </table:table-cell>
          <table:table-cell office:value-type="string" table:style-name="ce2">
            <text:p>Rosati, A. G., Stevens, J. R., Hare, B., &amp; Hauser, M. D. (2007). The evolutionary origins of human patience: temporal preferences in chimpanzees, bonobos, and human adults. Current Biology, 17(19), 1663-1668.</text:p>
          </table:table-cell>
          <table:table-cell office:value-type="string" table:style-name="ce2">
            <text:p>To make adaptive choices, individuals must sometimes exhibit patience, forgoing immediate benefits to acquire more valuable future rewards [1-3]. Although humans account for future consequences when making temporal decisions [4], many animal species wait only a few seconds for delayed benefits [5-10]. Current research thus suggests a phylogenetic gap between patient humans and impulsive, present-oriented animals [9, 11], a distinction with implications for our understanding of economic decision making [12] and the origins of human cooperation [13]. On the basis of a series of experimental results, we reject this conclusion. First, bonobos (Pan paniscus) and chimpanzees (Pan troglodytes) exhibit a degree of patience not seen in other animals tested thus far. Second, humans are less willing to wait for food rewards than are chimpanzees. Third, humans are more willing to wait for monetary rewards than for food, and show the highest degree of patience only in response to decisions about money involving low opportunity costs. These findings suggest that core components of the capacity for future-oriented decisions evolved before the human lineage diverged from apes. Moreover, the different levels of patience that humans exhibit might be driven by fundamental differences in the mechanisms representing biological versus abstract rewards.</text:p>
          </table:table-cell>
          <table:table-cell office:value-type="string" table:style-name="ce2">
            <text:p>quantities and time</text:p>
          </table:table-cell>
          <table:table-cell office:value-type="string" table:style-name="ce2">
            <text:p>timing, discounting and delayed gratification</text:p>
          </table:table-cell>
          <table:table-cell table:style-name="ce2"/>
          <table:table-cell table:number-columns-repeated="16378" table:style-name="ce1"/>
        </table:table-row>
        <table:table-row table:style-name="ro1">
          <table:table-cell office:value-type="string" table:style-name="ce2">
            <text:p>russell2008image</text:p>
          </table:table-cell>
          <table:table-cell office:value-type="string" table:style-name="ce2">
            <text:p>Russell, Y., Call, J., &amp; Dunbar, R. I. M. (2008). Image scoring in great apes. Behavioural Processes, 78(1), 108-111. doi:10.1016/j.beproc.2007.10.009.</text:p>
          </table:table-cell>
          <table:table-cell office:value-type="string" table:style-name="ce2">
            <text:p>'Image scoring' occurs when person A monitors the giving behaviour of person B towards person C. We tested for 'image scoring' in chimpanzees, bonobos, gorillas, and orangutans. Subjects passively observed two types of incident: (i) a 'nice' person gave grapes to a human beggar, and (ii) a 'nasty' person refused to give. The subject witnessed both incidents in succession (but was unable to obtain the grapes). Shortly after, the ape had an opportunity to approach one or both human actors (nice/nasty), both of whom were now sitting side-by-side holding grapes. However, neither human offered their grapes if approached. The subject's expectation of which human was more likely to offer food was measured by comparing the proportion of time that subjects spent near each person. Chimpanzees (n=17) spent significantly more time at the 'nice' window compared to 'nasty'. Also, preference for 'nasty' declined as trials progressed. Results for other apes were not significant.</text:p>
          </table:table-cell>
          <table:table-cell office:value-type="string" table:style-name="ce2">
            <text:p>competition and cooperation</text:p>
          </table:table-cell>
          <table:table-cell office:value-type="string" table:style-name="ce6">
            <text:p>the social economy</text:p>
          </table:table-cell>
          <table:table-cell office:value-type="string" table:style-name="ce2">
            <text:p>theory of mind and metacognition</text:p>
          </table:table-cell>
          <table:table-cell office:value-type="string" table:style-name="ce2">
            <text:p>understanding goals and intentions</text:p>
          </table:table-cell>
          <table:table-cell table:number-columns-repeated="16377" table:style-name="ce1"/>
        </table:table-row>
        <table:table-row table:style-name="ro1">
          <table:table-cell office:value-type="string" table:style-name="ce2">
            <text:p>sabbatini2012understanding</text:p>
          </table:table-cell>
          <table:table-cell office:value-type="string" table:style-name="ce2">
            <text:p>Sabbatini, G., Truppa, V., Hribar, A., Gambetta, B., Call, J., &amp; Visalberghi, E. (2012). Understanding the functional properties of tools: chimpanzees (Pan troglodytes) and capuchin monkeys (Cebus apella) attend to tool features differently. Animal Cognition, 15(4), 577-590. doi:10.1007/s10071-012-0486-x.</text:p>
          </table:table-cell>
          <table:table-cell office:value-type="string" table:style-name="ce2">
            <text:p>We examined whether eight capuchins and eight chimpanzees were able to retrieve a reward placed inside a tube, of varying length, by selecting the correct stick from different sets of three sticks differing in length (functional feature) and handle (non-functional feature). Moreover, to investigate whether seeing the stick inside the tube (visual feedback) improves performance, half of the subjects were tested with a transparent apparatus and the other half with an opaque apparatus. Phase 1 included (a) Training 1 in which each stick had a different handle and (b) Transfer 1 in which the handles were switched among sticks, so that the functional tool had the same length but a different handle than before. The seven chimpanzees and one capuchin that passed Transfer 1 received Transfer 2. The other subjects received (a) Training 2, which used the same sticks from Phase 1 with handles switched in every trial, and (b) Transfer 2 in which the tube was longer, all sticks had the same new handle, and the formerly longest tool became intermediate in length. Eight chimpanzees and three capuchins passed Transfer 2. Results showed that (1) chimpanzees applied relational structures in tool using tasks more quickly than capuchins and (2) capuchins required more varied experience to attend to the functional feature of the tool. Interestingly, visual feedback did not improve performance in either species.</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sanchez2016chimpanzees</text:p>
          </table:table-cell>
          <table:table-cell office:value-type="string" table:style-name="ce2">
            <text:p>Sanchez-Amaro, A., Duguid, S., Call, J., &amp; Tomasello, M. (2016). Chimpanzees coordinate in a snowdrift game. Animal Behaviour, 116, 61-74. doi:10.1016/j.anbehav.2016.03.030.</text:p>
          </table:table-cell>
          <table:table-cell office:value-type="string" table:style-name="ce2">
            <text:p>The snowdrift game is a model for studying social coordination in the context of competing interests. We presented pairs of chimpanzees, Pan troglodytes, with a situation in which they could either pull a weighted tray together or pull alone to obtain food. Ultimately chimpanzees should coordinate their actions because if no one pulled, they would both lose the reward. There were two experimental manipulations: the tray's weight (low or high weight condition) and the time to solve the dilemma before the rewards became inaccessible (40 s or 10 s). When the costs were high (i.e. high weight condition), chimpanzees waited longer to act. Cooperation tended to increase in frequency across sessions. The pulling effort invested in the task also became more skewed between subjects. The subjects also adjusted their behaviour by changing their pulling effort for different partners. These results demonstrate that chimpanzees can coordinate their actions in situations where there is a conflict of interest.</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sanchez2016differences</text:p>
          </table:table-cell>
          <table:table-cell office:value-type="string" table:style-name="ce2">
            <text:p>Sanchez-Amaro, A., Pereto, M., &amp; Call, J. (2016). Differences in between-reinforcer value modulate the selective-value effect in great apes (Pan Troglodyes, P. Paniscus, Gorilla Gorilla, Pongo Abelii). Journal of Comparative Psychology, 130(1), 1-12. doi:10.1037/com0000014.</text:p>
          </table:table-cell>
          <table:table-cell office:value-type="string" table:style-name="ce2">
            <text:p>We investigated how apes allocated their choices between 2 food options that varied in terms of their quantity and quality. Experiment 1 tested whether subjects preferred an AB option over an A option, where the A item is preferred to the B item (e.g., apple + carrot vs. apple). Additionally, we tested whether the length of the intertrial interval (ITI) affected subjects’ choices. Five orangutans, 4 gorillas, 7 bonobos, and 10 chimpanzees received 3 types of trials: preference (A vs. B), quantity (AA vs. A), and mixed (AB vs. A where A is the preferred food). We used 3 food items that substantially differed in terms of preference (carrots, apples, and pellets). Subjects showed no overall preference for the mixed option (AB) compared with the single option (A), even though they showed clear preferences during both the preference and quantity trials. The intertrial length had no effect on choice behavior. Experiment 2 further explored apes’ choices by using 3 highly preferred food items (bananas, grapes, and pellets) in 6 orangutans, 4 gorillas, 8 bonobos, and 18 chimpanzees. Unlike the results of Experiment 1, apes generally chose the mixed option. Our results indicated that apes did not show a general “selective-value” effect but chose depending on the relative value of the food items involved. Subjects were more likely to select the mixed over the single option when (a) the mixed option was composed of items that were closer in value and (b) they were compared against the less valuable item forming the mixed option.</text:p>
          </table:table-cell>
          <table:table-cell office:value-type="string" table:style-name="ce2">
            <text:p>quantities and time</text:p>
          </table:table-cell>
          <table:table-cell office:value-type="string" table:style-name="ce2">
            <text:p>counting, summation and proportions</text:p>
          </table:table-cell>
          <table:table-cell table:style-name="ce2"/>
          <table:table-cell table:number-columns-repeated="16378" table:style-name="ce1"/>
        </table:table-row>
        <table:table-row table:style-name="ro1">
          <table:table-cell office:value-type="string" table:style-name="ce2">
            <text:p>sanchez2017chimpanzees</text:p>
          </table:table-cell>
          <table:table-cell office:value-type="string" table:style-name="ce2">
            <text:p>Sanchez-Amaro, A., Duguid, S., Call, J., &amp; Tomasello, M. (2017). Chimpanzees, bonobos and children successfully coordinate in conflict situations. Proceedings of the Royal Society B: Biological Sciences, 284(1856): 20170259. doi:10.1098/rspb.2017.0259.</text:p>
          </table:table-cell>
          <table:table-cell office:value-type="string" table:style-name="ce2">
            <text:p>Social animals need to coordinate with others to reap the benefits of groupliving even when individuals’ interests are misaligned. We compare how chimpanzees, bonobos and children coordinate their actions with a conspecific in a Snowdrift game, which provides a model for understanding how organisms coordinate and make decisions under conflict. In study 1, we presented pairs of chimpanzees, bonobos and children with an unequal reward distribution. In the critical condition, the preferred reward could only be obtained by waiting for the partner to act, with the risk that if no one acted, both would lose the rewards. Apes and children successfully coordinated to obtain the rewards. Children used a ‘both-partner-pull’ strategy and communicated during the task, while some apes relied on an ‘only-one-partner-pulls’ strategy to solve the task, although therewere also signs of strategic behaviour as they waited for their partner to pull when that strategy led to the preferred reward. In study 2, we presented pairs of chimpanzees and bonobos with the same set-up as in study 1 with the addition of a non-social option that provided them with a secure reward. In this situation, apes had to actively decide between the unequal distribution and the alternative. In this set-up, apes maximized their rewards by taking their partners’ potential actions into account. In conclusion, children and apes showed clear instances of strategic decision-making to maximize their own rewards while maintaining successful coordination.</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sanchez2018chimpanzees</text:p>
          </table:table-cell>
          <table:table-cell office:value-type="string" table:style-name="ce2">
            <text:p>Sanchez-Amaro, A., Duguid, S., Call, J., &amp; Tomasello, M. (2018). Chimpanzees’ understanding of social leverage. PLoS One, 13(12): e0207868. doi:10.1371/journal.pone.0207868.</text:p>
          </table:table-cell>
          <table:table-cell office:value-type="string" table:style-name="ce2">
            <text:p>Social primates can influence others through the control of resources. For instance, dominant male chimpanzees might allow subordinates access to mate with females in exchange for social support. However, little is known about how chimpanzees strategically use a position of leverage to maximize their own benefits. We address this question by presenting dyads of captive chimpanzee (N = 6) with a task resulting in an unequal reward distribution. To gain the higher reward each individual should wait for their partner to act. In addition, one participant had leverage: access to an alternative secure reward. By varying the presence and value of the leverage we tested whether individuals used it strategically (e.g. by waiting longer for partners to act when they had leverage in the form of alternatives). Additionally, non-social controls served to show if chimpanzees understood the social dilemma. We measured the likelihood to choose the leverage and their latencies to act. The final decision made by the chimpanzees did not differ as a function of condition (test versus non-social control) or the value of the leverage, but they did wait longer to act when the leverage was smaller—particularly in test (versus non-social control) trials suggesting that they understood the conflict of interest involved. The chimpanzees thus recognized the existence of social leverage, but did not use it strategically to maximize their rewards.</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sanchez2019chimpanzees</text:p>
          </table:table-cell>
          <table:table-cell office:value-type="string" table:style-name="ce2">
            <text:p>Sanchez-Amaro, A., Duguid, S., Call, J., &amp; Tomasello, M. (2019). Chimpanzees and children avoid mutual defection in a social dilemma. Evolution and Human Behavior, 40(1), 46-54. doi:10.1016/j.evolhumbehav.2018.07.004.</text:p>
          </table:table-cell>
          <table:table-cell office:value-type="string" table:style-name="ce2">
            <text:p>Cooperation often comes with the temptation to defect and benefit at the cost of others. This tension between cooperation and defection is best captured in social dilemmas like the Prisoner's Dilemma. Adult humans have specific strategies to maintain cooperation during Prisoner's Dilemma interactions. Yet, little is known about the ontogenetic and phylogenetic origins of human decision-making strategies in conflict scenarios. To shed light on this question, we compared the strategies used by chimpanzees and 5-year old children to overcome a social dilemma. In our task, waiting for the partner to act first produced the best results for the subject. Alternatively, they could mutually cooperate and divide the rewards. Our findings indicate that the two species differed substantially in their strategies to solve the task. Chimpanzees became more strategic across the study period by waiting longer to act in the social dilemma. Children developed a more efficient strategy of taking turns to reciprocate their rewards. Moreover, children used specific types of communication to coordinate with their partners. These results suggest that while both species behaved strategically to overcome a conflict situation, only children engaged in active cooperation to solve a social dilemma.</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sanchez2019disentangling</text:p>
          </table:table-cell>
          <table:table-cell office:value-type="string" table:style-name="ce2">
            <text:p>Sanchez-Amaro, A., Altinok, N., Heintz, C., &amp; Call, J. (2019). Disentangling great apes’ decoy-effect bias in a food choice task. Animal Behaviour and Cognition, 6 (3), 213-222. doi:10.26451/abc.06.03.05.2019.</text:p>
          </table:table-cell>
          <table:table-cell office:value-type="string" table:style-name="ce2">
            <text:p>The decoy effect is a violation of rationality that occurs when the relative preference between two target options changes with the addition of a third option, called the decoy, that is no better than the target options but worse than one of the options on one attribute. The presence of the decoy increases the chance that the option that dominates it on this attribute is chosen over the other target option. The current study tested decoy effects with great apes’ food preferences. We presented apes with two target items, grape and banana, and a third item, the decoy, which was either a smaller grape or a smaller piece of banana. We found that apes’ decisions were not influenced by the presence of a decoy. In general, apes did not increase their choices in favor of the target item that dominated the decoy. This would indicate that great apes are not vulnerable to the cognitive biases that cause decoy effects in humans, at least in cases where choice is between two different types of food. We discuss what can be concluded about the psychological causes of human irrational choices and their evolutionary origin.</text:p>
          </table:table-cell>
          <table:table-cell office:value-type="string" table:style-name="ce2">
            <text:p>quantities and time</text:p>
          </table:table-cell>
          <table:table-cell office:value-type="string" table:style-name="ce2">
            <text:p>estimating numerousness</text:p>
          </table:table-cell>
          <table:table-cell table:style-name="ce2"/>
          <table:table-cell table:number-columns-repeated="16378" table:style-name="ce1"/>
        </table:table-row>
        <table:table-row table:style-name="ro1">
          <table:table-cell office:value-type="string" table:style-name="ce2">
            <text:p>sanchez2021chimpanzees</text:p>
          </table:table-cell>
          <table:table-cell office:value-type="string" table:style-name="ce2">
            <text:p>Sanchez-Amaro, A., &amp; Rossano, F. (2021). Chimpanzees and bonobos use social leverage in an ultimatum Game. Proceedings of the Royal Society B: Biological Sciences, 288 (1962): 20211937. doi:10.1098/rspb.2021.1937.</text:p>
          </table:table-cell>
          <table:table-cell office:value-type="string" table:style-name="ce2">
            <text:p>The ultimatum game (UG) is widely used to investigate our sense of fairness, a key characteristic that differentiates us from our closest living relatives, bonobos and chimpanzees. Previous studies found that, in general, great apes behave as rational maximizers in the UG. Proposers tend to choose self-maximizing offers, while responders accept most non-zero offers. These studies do not rule out the possibility that apes can behave prosocially to improve the returns for themselves and others. However, this has never been well studied. In this study, we offer chimpanzee and bonobo proposers the possibility of taking into account the leverage of responders over the offers they receive. This leverage takes the form of access to alternatives for responders. We find that proposers tend to propose fairer offers when responders have the option to access alternatives. Furthermore, we find that both species use their leverage to reject unequal offers. Our results suggest that great apes mostly act as rational maximizers in an UG, yet access to alternatives can lead them to change their strategies such as not choosing the self-maximizing offer as proposers and not accepting every offer higher than zero as responders.</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scheumann2006sumatran</text:p>
          </table:table-cell>
          <table:table-cell office:value-type="string" table:style-name="ce2">
            <text:p>Scheumann, M., &amp; Call, J. (2006). Sumatran orangutans (Pongo abelii) and a yellow-cheeked crested gibbon (Nomascus gabriellae) know what is where. International Journal of Primatology, 27(2), 575-602. doi:10.1007/s10764-006-9024-5.</text:p>
          </table:table-cell>
          <table:table-cell office:value-type="string" table:style-name="ce2">
            <text:p>In their natural habitats orangutans and gibbons have to solve spatial problems to find enough food, which is distributed over large areas and available at different times of the year. Therefore both species should evolve spatial memory skills to remember spatial locations and their content. We conducted 2 studies in a 1900-m2 naturalistic outdoor enclosure. In the 1st study, we hid kiwi pieces in 10 different locations and placed kiwi pieces in a visible location. Individuals of both species approached significantly more food locations in the test condition than in the control condition in which no food was hidden. In the 2nd study, we hid 2 types of food in 10 different locations so that individuals had to remember which food type was where. We hid bananas on trees (banana condition) and grapes under bamboo shrubs (grape condition). We also placed oranges in full view (control condition) to rule out the possibility that finding food may automatically trigger an indiscriminate search. Individuals approached the banana locations more often in the banana than in the other 2 conditions. Some orangutans, but not the gibbon, also approached the grape locations more often in the grape than in the other 2 conditions. Individuals often returned to locations in which they previously found food and rarely revisited locations in the same session. We detected little influence of the food quantity and no influence of the distance to each location on the subjects' foraging behavior.</text:p>
          </table:table-cell>
          <table:table-cell office:value-type="string" table:style-name="ce2">
            <text:p>space and objects</text:p>
          </table:table-cell>
          <table:table-cell office:value-type="string" table:style-name="ce2">
            <text:p>travel and spatial memory</text:p>
          </table:table-cell>
          <table:table-cell table:style-name="ce2"/>
          <table:table-cell table:number-columns-repeated="16378" table:style-name="ce1"/>
        </table:table-row>
        <table:table-row table:style-name="ro1">
          <table:table-cell office:value-type="string" table:style-name="ce2">
            <text:p>schmelz2011chimpanzees</text:p>
          </table:table-cell>
          <table:table-cell office:value-type="string" table:style-name="ce2">
            <text:p>Schmelz, M., Call, J., &amp; Tomasello, M. (2011). Chimpanzees know that others make inferences. Proceedings of the National Academy of Sciences of the United States of America, 108(7), 3077-3079. doi:10.1073/pnas.1000469108.</text:p>
          </table:table-cell>
          <table:table-cell office:value-type="string" table:style-name="ce2">
            <text:p>If chimpanzees are faced with two opaque boards on a table, in the context of searching for a single piece of food, they do not choose the board lying flat (because if food was under there it would not be lying flat) but, rather, they choose the slanted one- presumably inferring that some unperceived food underneath is causing the slant. Here we demonstrate that chimpanzees know that other chimpanzees in the same situation will make a similar inference. In a back-and-forth foraging game, when their competitor had chosen before them, chimpanzees tended to avoid the slanted board on the assumption that the competitor had already chosen it. Chimpanzees can determine the inferences that a conspecific is likely to make and then adjust their competitive strategies accordingly.</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schmelz2013chimpanzees</text:p>
          </table:table-cell>
          <table:table-cell office:value-type="string" table:style-name="ce2">
            <text:p>Schmelz, M., Call, J., &amp; Tomasello, M. (2013). Chimpanzees predict that a competitor’s preference will match their own. Biology Letters, 9(1): 20120829. doi:10.1098/rsbl.2012.0829.</text:p>
          </table:table-cell>
          <table:table-cell office:value-type="string" table:style-name="ce2">
            <text:p>The ability to predict how another individual will behave is useful in social competition. Chimpanzees can predict the behaviour of another based on what they observe her to see, hear, know and infer. Here we show that chimpanzees act on the assumption that others have preferences that match their own. All subjects began with a preference for a box with a picture of food over one with a picture of nothing, even though the pictures had no causal relation to the contents. In a back-and-forth food competition, chimpanzees then avoided the box with the picture of food when their competitor had chosen one of the boxes before them-presumably on the assumption that the competitor shared their own preference for it and had already chosen it. Chimpanzees predicted that their competitor's preference would match their own and adjusted their behavioural strategies accordingly.</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schmelz2017chimpanzees</text:p>
          </table:table-cell>
          <table:table-cell office:value-type="string" table:style-name="ce2">
            <text:p>Schmelz, M. *., Grueneisen, S. *., Kabalak, A., Jost, J., &amp; Tomasello, M. (2017). Chimpanzees return favors at a personal cost. Proceedings of the National Academy of Sciences of the United States of America, 114(28), 7462-7467. doi:10.1073/pnas.1700351114.</text:p>
          </table:table-cell>
          <table:table-cell office:value-type="string" table:style-name="ce2">
            <text:p>Humans regularly provide others with resources at a personal cost to themselves. Chimpanzees engage in some cooperative behaviors in the wild as well, but their motivational underpinnings are unclear. In three experiments, chimpanzees (Pan troglodytes) always chose between an option delivering food both to themselves and a partner and one delivering food only to themselves. In one condition, a conspecific partner had just previously taken a personal risk to make this choice available. In another condition, no assistance from the partner preceded the subject's decision. Chimpanzees made significantly more prosocial choices after receiving their partner's assistance than when no assistance was given (experiment 1) and, crucially, this was the case even when choosing the prosocial option was materially costly for the subject (experiment 2). Moreover, subjects appeared sensitive to the risk of their partner's assistance and chose prosocially more often when their partner risked losing food by helping (experiment 3). These findings demonstrate experimentally that chimpanzees are willing to incur a material cost to deliver rewards to a conspecific, but only if that conspecific previously assisted them, and particularly when this assistance was risky. Some key motivations involved in human cooperation thus may have deeper phylogenetic roots than previously suspected.</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schmelz2020psychological</text:p>
          </table:table-cell>
          <table:table-cell office:value-type="string" table:style-name="ce2">
            <text:p>Schmelz, M., Grüneisen, S., &amp; Tomasello, M. (2020). The psychological mechanisms underlying reciprocal prosociality in chimpanzees (Pan troglodytes). Journal of Comparative Psychology, 134(2), 149-157. doi:10.1037/com0000200.</text:p>
          </table:table-cell>
          <table:table-cell office:value-type="string" table:style-name="ce2">
            <text:p>In both the wild and captivity, chimpanzees engage in reciprocal patterns of prosocial behavior. However, the proximate mechanisms underlying these patterns are unclear. In the current study, we investigated whether chimpanzees prefer to act prosocially toward conspecifics who have directly benefited them (perhaps based on an affective bond) or whether they simply observe the prosocial behavior of others in general (including indirectly to third parties) and preferentially interact with and behave prosocially toward the most prosocial individuals. We found good evidence for direct reciprocity but little evidence for a general (indirect) preference for prosocial individuals. These results suggest that cooperative reciprocity in chimpanzees may be based mostly on social-affective processes and direct interactions.</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schmid2017great</text:p>
          </table:table-cell>
          <table:table-cell office:value-type="string" table:style-name="ce2">
            <text:p>Schmid, B., Karg, K., Perner, J., &amp; Tomasello, M. (2017). Great apes are sensitive to prior reliability of an informant in a gaze following task. PLoS One, 12(11): e0187451. doi:10.1371/journal.pone.0187451.</text:p>
          </table:table-cell>
          <table:table-cell office:value-type="string" table:style-name="ce2">
            <text:p>Social animals frequently rely on information from other individuals. This can be costly in case the other individual is mistaken or even deceptive. Human infants below 4 years of age show proficiency in their reliance on differently reliable informants. They can infer the reliability of an informant from few interactions and use that assessment in later interactions with the same informant in a different context. To explore whether great apes share that ability, in our study we confronted great apes with a reliable or unreliable informant in an object choice task, to see whether that would in a subsequent task affect their gaze following behaviour in response to the same informant. In our study, prior reliability of the informant and habituation during the gaze following task affected both great apes’ automatic gaze following response and their more deliberate response of gaze following behind barriers. As habituation is very context specific, it is unlikely that habituation in the reliability task affected the gaze following task. Rather it seems that apes employ a reliability tracking strategy that results in a general avoidance of additional information from an unreliable informant.</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schmitt2013monkeys</text:p>
          </table:table-cell>
          <table:table-cell office:value-type="string" table:style-name="ce2">
            <text:p>Schmitt, V., Kroeger, I., Zinner, D., Call, J., &amp; Fischer, J. (2013). Monkeys perform as well as apes and humans in a size discrimination task. Animal Cognition, 16(5), 829-838. doi:10.1007/s10071-013-0616-0.</text:p>
          </table:table-cell>
          <table:table-cell office:value-type="string" table:style-name="ce2">
            <text:p>Whether the cognitive competences of monkeys and apes are rather similar or whether the larger-brained apes outperform monkeys in cognitive experiments is a highly debated topic. Direct comparative analyses are therefore essential to examine similarities and differences among species. We here compared six primate species, including humans, chimpanzees, bonobos, gorillas (great apes), olive baboons, and long-tailed macaques (Old World monkeys) in a task on fine-grained size discrimination. Except for gorillas, subjects of all taxa (i.e. humans, apes, and monkeys) were able to discriminate three-dimensional cubes with a volume difference of only 10 % (i.e. cubes of 50 and 48 mm side length) and performed only slightly worse when the cubes were presented successively. The minimal size discriminated declined further with increasing time delay between presentations of the cubes, highlighting the difficulty to memorize exact size differences. The results suggest that differences in brain size, as a proxy for general cognitive abilities, did not account for variation in performance, but that differential socio-ecological pressures may better explain species differences. Our study highlights the fact that differences in cognitive abilities do not always map neatly onto phylogenetic relationships and that in a number of cognitive experiments monkeys do not fare significantly worse than apes, casting doubt on the assumption that larger brains per se confer an advantage in such kinds of tests.</text:p>
          </table:table-cell>
          <table:table-cell office:value-type="string" table:style-name="ce2">
            <text:p>quantities and time</text:p>
          </table:table-cell>
          <table:table-cell office:value-type="string" table:style-name="ce2">
            <text:p>conservation of quantities</text:p>
          </table:table-cell>
          <table:table-cell table:style-name="ce2"/>
          <table:table-cell table:number-columns-repeated="16378" table:style-name="ce1"/>
        </table:table-row>
        <table:table-row table:style-name="ro1">
          <table:table-cell office:value-type="string" table:style-name="ce2">
            <text:p>schneider2012chimpanzees</text:p>
          </table:table-cell>
          <table:table-cell office:value-type="string" table:style-name="ce2">
            <text:p>Schneider, A.-C., Melis, A. P., &amp; Tomasello, M. (2012). How chimpanzees solve collective action problems. Proceedings of the Royal Society B: Biological Sciences, 279(1749), 4946-4954. doi:10.1098/rspb.2012.1948.</text:p>
          </table:table-cell>
          <table:table-cell office:value-type="string" table:style-name="ce2">
            <text:p>We presented small groups of chimpanzees with two collective action situations, in which action was necessary for reward but there was a disincentive for individuals to act owing to the possibility of free-riding on the efforts of others. We found that in simpler scenarios (experiment 1) in which group size was small, there was a positive relationship between rank and action with more dominant individuals volunteering to act more often, particularly when the reward was less dispersed. Social tolerance also seemed to mediate action whereby higher tolerance levels within a group resulted in individuals of lower ranks sometimes acting and appropriating more of the reward. In more complex scenarios, when group size was larger and cooperation was necessary (experiment 2), overcoming the problem was more challenging. There was highly significant variability in the action rates of different individuals as well as between dyads, suggesting success was more greatly influenced by the individual personalities and personal relationships present in the group.</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schrauf2009great</text:p>
          </table:table-cell>
          <table:table-cell office:value-type="string" table:style-name="ce2">
            <text:p>Schrauf, C., &amp; Call, J. (2009). Great apes’ performance in discriminating weight and achromatic color. Animal Cognition, 12(4), 567-574. doi:10.1007/s10071-009-0216-1.</text:p>
          </table:table-cell>
          <table:table-cell office:value-type="string" table:style-name="ce2">
            <text:p>Much work has been done on visual discrimination in primates over the past decade. In contrast, very little is known about the relevance of non-visual information in discrimination learning. We investigated weight and achromatic color (color, henceforth) discrimination in bonobos, gorillas and orangutans, using the exchange paradigm in which subjects have to give objects to the experimenter in order to receive a reward. Unlike previous studies, subjects were not trained to lift objects because lifting the objects was an integral part of the exchange procedure. This methodology also allowed us a direct comparison between visual and weight discrimination. We presented 12 subjects (5 bonobos, 2 gorillas and 5 orangutans) with two sets of objects corresponding to two conditions. The objects in the color condition (white/black) differed only in color and those in the weight condition (light/heavy) differed only in weight. Five apes learned to discriminate weight and six to discriminate color. Subjects learned color discrimination faster than weight discrimination. Our results suggest that bonobos and orangutans are sensitive to differences in weight and able to learn discriminating objects that differ in this property.</text:p>
          </table:table-cell>
          <table:table-cell office:value-type="string" table:style-name="ce2">
            <text:p>features and categories</text:p>
          </table:table-cell>
          <table:table-cell office:value-type="string" table:style-name="ce2">
            <text:p>discrimination learning</text:p>
          </table:table-cell>
          <table:table-cell table:style-name="ce2"/>
          <table:table-cell table:number-columns-repeated="16378" table:style-name="ce1"/>
        </table:table-row>
        <table:table-row table:style-name="ro1">
          <table:table-cell office:value-type="string" table:style-name="ce2">
            <text:p>schrauf2011great</text:p>
          </table:table-cell>
          <table:table-cell office:value-type="string" table:style-name="ce2">
            <text:p>Schrauf, C., &amp; Call, J. (2011). Great Apes Use Weight as a Cue to Find Hidden Food. American Journal of Primatology, 73(4), 323-334. doi:10.1002/ajp.20899.</text:p>
          </table:table-cell>
          <table:table-cell office:value-type="string" table:style-name="ce2">
            <text:p>Bonobos (Pan paniscus; n=5), orangutans (Pongo pygmaeus abelii; n=6), and a gorilla (Gorilla gorilla gorilla; n=1) were presented with two opaque cups, one empty and one baited (containing two bananas). Subjects had to independently gain weight information about the contents of the cups to find the hidden food. Six apes attained above chance level within a total of 16 trials. Successful subjects spontaneously adopted the method of successively lifting the cups and thus comparing their weight before making a choice. Prior to testing, these apes had participated in a weight discrimination task. To rule out that a subject's good performance was influenced by previous experience in weight experiments, we ran a second test in which the same task was presented to a group of chimpanzees (Pan troglodytes; n=9) who were naïve to weight experiments. These subjects also participated in an additional test condition in which the same problem was presented based on learning to associate arbitrary visual stimuli. The results show that experience did not affect performance because the nine naïve subjects were equally able to find the food when the task stimuli held a causal relation (i.e. weight indicates the hidden food). Interestingly, only one of the naïve subjects solved the task when the task elements held an arbitrary relation (i.e. certain visual pattern indicates food). Our results confirm previous findings that apes perform better in problems grounded on causal compared to arbitrary relations.</text:p>
          </table:table-cell>
          <table:table-cell office:value-type="string" table:style-name="ce2">
            <text:p>tools and causality</text:p>
          </table:table-cell>
          <table:table-cell office:value-type="string" table:style-name="ce2">
            <text:p>causal inferences</text:p>
          </table:table-cell>
          <table:table-cell office:value-type="string" table:style-name="ce2">
            <text:p>features and categories</text:p>
          </table:table-cell>
          <table:table-cell office:value-type="string" table:style-name="ce2">
            <text:p>discrimination learning</text:p>
          </table:table-cell>
          <table:table-cell table:number-columns-repeated="16377"/>
        </table:table-row>
        <table:table-row table:style-name="ro1">
          <table:table-cell office:value-type="string" table:style-name="ce2">
            <text:p>seed2009chimpanzees</text:p>
          </table:table-cell>
          <table:table-cell office:value-type="string" table:style-name="ce2">
            <text:p>Seed, A., Call, J., Emery, N. J., &amp; Clayton, N. S. (2009). Chimpanzees solve the trap problem when the confound of tool-use is removed. Journal of Experimental Psychology: Animal Behavior Processes, 35(1), 23-34. doi:10.1037/a0012925.</text:p>
          </table:table-cell>
          <table:table-cell office:value-type="string" table:style-name="ce2">
            <text:p>The trap-tube problem is difficult for chimpanzees to solve; in several studies only 1 to 2 subjects learn the solution. The authors tested eight chimpanzees on a non-tool-using version of the problem to investigate whether the inclusion of a tool in previous tests of the trap problem may have masked the ability of chimpanzees to solve it. All eight learned to avoid the trap, in 40 to 100 trials. One transferred to two tasks that had no visual cue in common. The authors examined the performance of 15 chimpanzees on a new task in a 2 x 2 design: seven had experience on the two-trap box, eight had not; half of each group was tested with a tool, half without one. An ANOVA revealed a significant effect of tool-inclusion and experience (p &lt; .05). Our results show that including a tool in the trap problem profoundly affects the ability of chimpanzees to solve it. With regard to what the chimpanzees had learned, the results support the notion that rather than using the available stimuli as arbitrary cues, the subjects had encoded information about functional properties.</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seed2012chimpanzee</text:p>
          </table:table-cell>
          <table:table-cell office:value-type="string" table:style-name="ce2">
            <text:p>Seed, A., Seddon, E., Greene, B., &amp; Call, J. (2012). Chimpanzee 'folk physics': bringing failures into focus. Philosophical Transactions of the Royal Society of London. Series B, Biological Sciences, 367(1603), 2743-2752. doi:10.1098/rstb.2012.0222.</text:p>
          </table:table-cell>
          <table:table-cell office:value-type="string" table:style-name="ce2">
            <text:p>Differences between individuals are the raw material from which theories of the evolution and ontogeny of cognition are built. For example, when 4-year-old children pass a test requiring them to communicate the content of another's falsely held belief, while 3-year-olds fail, we know that something must change over the course of the third year of life. In the search for what develops or evolves, the typical route is to probe the extents and limits of successful individuals' ability. Another is to focus on those that failed, and find out what difference or lack prevented them from passing the task. Recent research in developmental psychology has harnessed individual differences to illuminate the cognitive mechanisms that emerge to enable success. We apply this approach to explaining some of the failures made by chimpanzees when using tools to solve problems. Twelve of 16 chimpanzees failed to discriminate between a complete and a broken tool when, after being set down, the ends of the broken one were aligned in front of them. There was a correlation between performance on this aligned task and another in which after being set down, the centre of both tools was covered, suggesting that the limiting factor was not the representation of connection, but memory or attention. Some chimpanzees that passed the aligned task passed a task in which the location of the broken tool was never visible but had to be inferred.</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slocombe2010chimpanzees</text:p>
          </table:table-cell>
          <table:table-cell office:value-type="string" table:style-name="ce2">
            <text:p>Slocombe, K. E., Kaller, T., Call, J., &amp; Zuberbühler, K. (2010). Chimpanzees extract social information from agonistic screams. PLoS ONE, 5(7): e11473. doi:10.1371/journal.pone.0011473.</text:p>
          </table:table-cell>
          <table:table-cell office:value-type="string" table:style-name="ce2">
            <text:p>Chimpanzee (Pan troglodytes) agonistic screams are graded vocal signals that are produced in a context-specific manner. Screams given by aggressors and victims can be discriminated based on their acoustic structure but the mechanisms of listener comprehension of these calls are currently unknown. In this study, we show that chimpanzees extract social information from these vocal signals that, combined with their more general social knowledge, enables them to understand the nature of out-of-sight social interactions. In playback experiments, we broadcast congruent and incongruent sequences of agonistic calls and monitored the response of bystanders. Congruent sequences were in accordance with existing social dominance relations; incongruent ones violated them. Subjects looked significantly longer at incongruent sequences, despite them being acoustically less salient (fewer call types from fewer individuals) than congruent ones. We concluded that chimpanzees categorised an apparently simple acoustic signal into victim and aggressor screams and used pragmatics to form inferences about third-party interactions they could not see.</text:p>
          </table:table-cell>
          <table:table-cell office:value-type="string" table:style-name="ce2">
            <text:p>social strategies and communication</text:p>
          </table:table-cell>
          <table:table-cell office:value-type="string" table:style-name="ce2">
            <text:p>intentional communication: Vocalizations</text:p>
          </table:table-cell>
          <table:table-cell table:number-columns-repeated="16379" table:style-name="ce1"/>
        </table:table-row>
        <table:table-row table:style-name="ro1">
          <table:table-cell office:value-type="string" table:style-name="ce2">
            <text:p>sonesson2014sign</text:p>
          </table:table-cell>
          <table:table-cell office:value-type="string" table:style-name="ce2">
            <text:p>Hribar, A., Sonesson, G., &amp; Call, J. (2014). From sign to action: Studies in chimpanzee pictorial competence. Semiotica, 2014(198), 205-240. doi:10.1515/sem-2013-0108.</text:p>
          </table:table-cell>
          <table:table-cell office:value-type="string" table:style-name="ce2">
            <text:p>Many studies of children and apes realized in psychology address issues that are highly relevant to semiotics, but they often do so indirectly, or they use a terminology that is confusing and/or too vague from a semiotical point of view. The studies reported here, however, follow the paradigm of these psychological studies, but they are couched in an explicit semiotical terminology. They involve three classical semiotical issues: the nature of the sign, as opposed to other meanings; degrees and/or types of iconicity and their relevance for understanding; and the importance of temporal focus in different kinds of semiotical resources. The studies all involve one subject, the chimpanzee Alex, and all issues were studied looking at the actions accomplished by the subject after being exposed to different semiotic resources.</text:p>
          </table:table-cell>
          <table:table-cell office:value-type="string" table:style-name="ce2">
            <text:p>social learning and culture</text:p>
          </table:table-cell>
          <table:table-cell table:style-name="ce6"/>
          <table:table-cell office:value-type="string" table:style-name="ce2">
            <text:p>features and categories</text:p>
          </table:table-cell>
          <table:table-cell table:style-name="ce7"/>
          <table:table-cell table:number-columns-repeated="16377"/>
        </table:table-row>
        <table:table-row table:style-name="ro1">
          <table:table-cell office:value-type="string" table:style-name="ce2">
            <text:p>suda2004piagetian</text:p>
          </table:table-cell>
          <table:table-cell office:value-type="string" table:style-name="ce2">
            <text:p>Suda, C., &amp; Call, J. (2004). Piagetian Liquid Conservation in the Great Apes (Pan paniscus, Pan troglodytes, and Pongo pygmaeus). Journal of Comparative Psychology, 118(3), 265-279. doi:10.1037/0735-7036.118.3.265.</text:p>
          </table:table-cell>
          <table:table-cell office:value-type="string" table:style-name="ce2">
            <text:p>An understanding of Piagetian liquid conservation was investigated in 4 bonobos (Pan paniscus), 5 chimpanzees (Pan troglodytes), and 5 orangutans (Pongo pygmaeus). The apes were tested in the ability to track the larger of 2 quantities of juice that had undergone various kinds of transformations. The accuracy of the apes' judgment depended on the shape or number of containers into which the larger quantity was transferred. The apes made their choice mainly on the basis of visual estimation but showed modest success when the quantities were occluded. The results suggest that the apes rely to a greater extent on visual information, although they might have some appreciation of the constancy of liquid quantities.</text:p>
          </table:table-cell>
          <table:table-cell office:value-type="string" table:style-name="ce2">
            <text:p>quantities and time</text:p>
          </table:table-cell>
          <table:table-cell office:value-type="string" table:style-name="ce2">
            <text:p>conservation of quantities</text:p>
          </table:table-cell>
          <table:table-cell table:style-name="ce2"/>
          <table:table-cell table:number-columns-repeated="16378" table:style-name="ce1"/>
        </table:table-row>
        <table:table-row table:style-name="ro1">
          <table:table-cell office:value-type="string" table:style-name="ce2">
            <text:p>suda2005piagetian</text:p>
          </table:table-cell>
          <table:table-cell office:value-type="string" table:style-name="ce2">
            <text:p>Suda, C., &amp; Call, J. (2005). Piagetian conservation of discrete quantities in bonobos (Pan paniscus), chimpanzees (Pan troglodytes), and orangutans (Pongo pygmaeus). Animal Cognition, 8(4), 220-235. doi:10.1007/s10071-004-0247-6.</text:p>
          </table:table-cell>
          <table:table-cell office:value-type="string" table:style-name="ce2">
            <text:p>This study investigated whether physical discreteness helps apes to understand the concept of Piagetian conservation (i.e. the invariance of quantities). Subjects were four bonobos, three chimpanzees, and five orangutans. Apes were tested on their ability to conserve discrete/continuous quantities in an over-conservation procedure in which two unequal quantities of edible rewards underwent various transformations in front of subjects. Subjects were examined to determine whether they could track the larger quantity of reward after the transformation. Comparison between the two types of conservation revealed that tests with bonobos supported the discreteness hypothesis. Bonobos, but neither chimpanzees nor orangutans, performed significantly better with discrete quantities than with continuous ones. The results suggest that at least bonobos could benefit from the discreteness of stimuli in their acquisition of conservation skills.</text:p>
          </table:table-cell>
          <table:table-cell office:value-type="string" table:style-name="ce2">
            <text:p>quantities and time</text:p>
          </table:table-cell>
          <table:table-cell office:value-type="string" table:style-name="ce2">
            <text:p>conservation of quantities</text:p>
          </table:table-cell>
          <table:table-cell table:style-name="ce2"/>
          <table:table-cell table:number-columns-repeated="16378" table:style-name="ce1"/>
        </table:table-row>
        <table:table-row table:style-name="ro1">
          <table:table-cell office:value-type="string" table:style-name="ce2">
            <text:p>suda2006what</text:p>
          </table:table-cell>
          <table:table-cell office:value-type="string" table:style-name="ce2">
            <text:p>Suda, C., &amp; Call, J. (2006). What does an intermediate success rate mean? An analysis of a Piagetian liquid conservation task in the great apes. Cognition, 99(1), 53-71. doi:10.1016/j.cognition.2005.01.005.</text:p>
          </table:table-cell>
          <table:table-cell office:value-type="string" table:style-name="ce2">
            <text:p>The study investigates what an intermediate success rate means in bonobos, chimpanzees, and orangutans. Apes participated in liquid conservation experiments where they had to track the larger of two different quantities of juice after various kinds of transformations [Suda, C., &amp; Call, J. (2004). Piagetian liquid conservation in the great apes (Pan paniscus, Pan troglodytes, and Pongo pygmaeus). Journal of Comparative Psychology, 118, 265-279). When making a decision, apes sometimes demonstrated hesitant behavior, concurrently pointing to both alternatives or successively changing their choice. Moderately successful apes showed more hesitation than highly successful or unsuccessful apes. The results are consistent with the cognitive conflict model: The experiments created a higher degree of cognitive conflict on moderately successful apes than on very successful or unsuccessful apes. This indicates that an intermediate performance reflects the joint operation and potential conflict between two different cognitive strategies (identity and appearance) inherent to the Piagetian conservation task.</text:p>
          </table:table-cell>
          <table:table-cell office:value-type="string" table:style-name="ce2">
            <text:p>quantities and time</text:p>
          </table:table-cell>
          <table:table-cell office:value-type="string" table:style-name="ce2">
            <text:p>conservation of quantities</text:p>
          </table:table-cell>
          <table:table-cell office:value-type="string" table:style-name="ce2">
            <text:p>theory of mind and metacognition</text:p>
          </table:table-cell>
          <table:table-cell table:style-name="ce7"/>
          <table:table-cell table:number-columns-repeated="16377"/>
        </table:table-row>
        <table:table-row table:style-name="ro1">
          <table:table-cell office:value-type="string" table:style-name="ce2">
            <text:p>tauzin2020context</text:p>
          </table:table-cell>
          <table:table-cell office:value-type="string" table:style-name="ce2">
            <text:p>Tauzin, T., Bohn, M., Gergely, G., &amp; Call, J. (2020). Context-sensitive adjustment of pointing in great apes. Scientific Reports, 10: 1048. doi:10.1038/s41598-019-56183-7.</text:p>
          </table:table-cell>
          <table:table-cell office:value-type="string" table:style-name="ce2">
            <text:p>Great apes are able to request objects from humans by pointing. It is unclear, however, whether this is an associated response to a certain set of cues (e.g. the presence and attention of a human addressee) or a communicative signal which can be adjusted to relevant aspects of the spatial and social context. In three experiments, we tested captive great apes' flexible use of pointing gestures. We manipulated the communicative context so that the default pointing response of apes would have indicated an undesired object, either due to 1) the spatial arrangements of the target objects, 2) the perspective of the addressee or 3) the knowledge of the addressee about the target objects' location. The results of the three experiments indicate that great apes can successfully adjust their pointing to the spatial configuration of the referent environment such as distance and location of food. However, we found no evidence that they take the perspective or the knowledge of the addressee into account when doing so. This implies that pointing in great apes is a context-sensitive, but maybe less versatile, communicative signal compared to human pointing.</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16378" table:style-name="ce1"/>
        </table:table-row>
        <table:table-row table:style-name="ro1">
          <table:table-cell office:value-type="string" table:style-name="ce2">
            <text:p>tempelmann2011focus</text:p>
          </table:table-cell>
          <table:table-cell office:value-type="string" table:style-name="ce2">
            <text:p>Tempelmann, S., Kaminski, J., &amp; Liebal, K. (2011). Focus on the essential: All great apes know when others are being attentive. Animal Cognition, 14(3), 433-439. doi:10.1007/s10071-011-0378-5.</text:p>
          </table:table-cell>
          <table:table-cell office:value-type="string" table:style-name="ce2">
            <text:p>When begging for food, all great ape species are sensitive to a human's attention. However, studies investigating which cues are relevant for chimpanzees to assess the attentional state of others have produced highly inconsistent results. Some have suggested chimpanzees differentiate attention based on the status of the face or even the eyes, while others have indicated that body posture alone is the relevant cue. Kaminski et al. (Anim Cogn 7:216-223, 2004) compared the behaviour of chimpanzees, bonobos and orangutans while begging for food from a human experimenter who systematically varied his face and body orientation. Their results indicated that both factors, face and body orientation, affect apes' begging behaviour. The authors claimed that while body orientation provides information about the experimenter's general disposition to offer food, the visibility of the face provides information about the human's attentional state. In the current study, we tested this hypothesis with all four great apes species. However, unlike Kaminski et al. (Anim Cogn 7:216-223, 2004), the experimenter was able to hand over food regardless of body orientation. The results show that as soon as the offering of the food was no longer restricted, the orientation of the face became the key factor. Therefore, we present the first evidence that all great ape species are able to assess the attentional state of a recipient based on the orientation of the face.</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tempelmann2013apes</text:p>
          </table:table-cell>
          <table:table-cell office:value-type="string" table:style-name="ce2">
            <text:p>Tempelmann, S., Kaminski, J., &amp; Liebal, K. (2013). When apes point the finger: Three great ape species fail to use a conspecific’s imperative pointing gesture. Interaction studies, 14(1), 7-23. doi:10.1075/is.14.1.02tem.</text:p>
          </table:table-cell>
          <table:table-cell office:value-type="string" table:style-name="ce2">
            <text:p>In contrast to apes' seemingly sophisticated skill at producing pointing gestures referentially, the comprehension of other individual's pointing gestures as a source of indexical information seems to be less pronounced.One reason for apes' difficulty at comprehending pointing gestures might be that in former studies they were mainly confronted with human declarative pointing gestures, whereas apes have largely been shown to point imperatively and towards humans. In the present study bonobos, chimpanzees and orangutans were confronted with a conspecific's imperative pointing gesture in a competitive context, therefore mirroring former studies that have investigated apes' skills at producing these gestures.However, apes in the present study did not use their conspecific's pointing gestures. Apes have been shown to use indexical information when provided noncommunicatively and to interpret other individuals' actions in terms of motives. Thus, it is discussed whether apes treat a pointing gesture as intentional act of indexical reference.</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16378" table:style-name="ce1"/>
        </table:table-row>
        <table:table-row table:style-name="ro1">
          <table:table-cell office:value-type="string" table:style-name="ce2">
            <text:p>tennie2006push</text:p>
          </table:table-cell>
          <table:table-cell office:value-type="string" table:style-name="ce2">
            <text:p>Tennie, C., &amp; Call, J. (2006). Push or pull: emulation versus imitation in great apes and human children. Ethology, 112(12), 1159-1169. doi:10.1111/j.1439-0310.2006.01269.x.</text:p>
          </table:table-cell>
          <table:table-cell office:value-type="string" table:style-name="ce2">
            <text:p>All four species of great apes and young human children (12–24 mo of age) were administered an imitation task designed to distinguish between results learning (emulation) and action learning (imitation). Some subjects were exposed to a demonstrator either pushing or pulling a door to open a box, whereas others simply saw the door of the box opening itself in one of the two directions (the ghost control). Most of the apes successfully opened the box in both experimental conditions, as well as in a baseline condition, but without being influenced either by the demonstrator's actions or by the door's motions. In contrast, human children over 12 mo of age were influenced by the demonstration: the 18-mo-olds were influenced by the demonstrator's actions, and the 24-mo-olds were influenced both by the demonstrator's actions and by the door's motions in the ghost control. These results provide support for the hypothesis that human children have a greater propensity than great apes for focusing either on a demonstrator's action or on the result of their action, as needed, in social learning situations.</text:p>
          </table:table-cell>
          <table:table-cell office:value-type="string" table:style-name="ce2">
            <text:p>social learning and culture</text:p>
          </table:table-cell>
          <table:table-cell office:value-type="string" table:style-name="ce2">
            <text:p>social learning of actions</text:p>
          </table:table-cell>
          <table:table-cell table:style-name="ce2"/>
          <table:table-cell table:number-columns-repeated="16378" table:style-name="ce1"/>
        </table:table-row>
        <table:table-row table:style-name="ro1">
          <table:table-cell office:value-type="string" table:style-name="ce2">
            <text:p>tennie2008experimental</text:p>
          </table:table-cell>
          <table:table-cell office:value-type="string" table:style-name="ce2">
            <text:p>Tennie, C., Hedwig, D., Call, J., &amp; Tomasello, M. (2008). An experimental study of nettle feeding in captive gorillas. American Journal of Primatology, 70(6), 584-593. doi:10.1002/ajp.20532.</text:p>
          </table:table-cell>
          <table:table-cell office:value-type="string" table:style-name="ce2">
            <text:p>Mountain gorillas (Gorilla beringei beringei) in Karisoke, Rwanda, feed on the stinging nettle Laportea alatipes by means of elaborate processing skills. Byrne [e.g. Philosophical Transactions of the Royal Society of London, Series B, Biological Sciences 358:529-536, 2003] has claimed that individuals acquire these skills by means of the so-called program-level imitation, in which the overall sequence of problem-solving steps (not the precise actions) is reproduced. In this study we present western lowland gorillas (Gorilla gorilla gorilla) with highly similar nettles. Twelve gorillas in three different groups (including also one nettle-naïve gorilla) used the same program-level technique as wild mountain gorillas (with differences mainly on the action level). Chimpanzees, orangutans, and bonobos did not show these program-level patterns, nor did the gorillas when presented with a plant similar in structural design but lacking stinging defenses. We conclude that although certain aspects (i.e. single actions) of this complex skill may be owing to social learning, at the program level gorilla nettle feeding derives mostly from genetic predispositions and individual learning of plant affordances.</text:p>
          </table:table-cell>
          <table:table-cell office:value-type="string" table:style-name="ce2">
            <text:p>social learning and culture</text:p>
          </table:table-cell>
          <table:table-cell office:value-type="string" table:style-name="ce2">
            <text:p>social learning in foraging</text:p>
          </table:table-cell>
          <table:table-cell office:value-type="string" table:style-name="ce2">
            <text:p>tools and causality</text:p>
          </table:table-cell>
          <table:table-cell table:style-name="ce7"/>
          <table:table-cell table:number-columns-repeated="16377"/>
        </table:table-row>
        <table:table-row table:style-name="ro1">
          <table:table-cell office:value-type="string" table:style-name="ce2">
            <text:p>tennie2009ratcheting</text:p>
          </table:table-cell>
          <table:table-cell office:value-type="string" table:style-name="ce2">
            <text:p>Tennie, C., Call, J., &amp; Tomasello, M. (2009). Ratcheting up the ratchet: on the evolution of cumulative culture. Philosophical Transactions of the Royal Society B, 364(1528), 2405-2415. doi:10.1098/rstb.2009.0052.</text:p>
          </table:table-cell>
          <table:table-cell office:value-type="string" table:style-name="ce2">
            <text:p>Some researchers have claimed that chimpanzee and human culture rest on homologous cognitive and learning mechanisms. While clearly there are some homologous mechanisms, we argue here that there are some different mechanisms at work as well. Chimpanzee cultural traditions represent behavioural biases of different populations, all within the species’ existing cognitive repertoire (what we call the ‘zone of latent solutions’) that are generated by founder effects, individual learning and mostly product-oriented (rather than process-oriented) copying. Human culture, in contrast, has the distinctive characteristic that it accumulates modifications over time (what we call the ‘ratchet effect’). This difference results from the facts that (i) human social learning is more oriented towards process than product and (ii) unique forms of human cooperation lead to active teaching, social motivations for conformity and normative sanctions against non-conformity. Together, these unique processes of social learning and cooperation lead to humans’ unique form of cumulative cultural evolution.</text:p>
          </table:table-cell>
          <table:table-cell office:value-type="string" table:style-name="ce2">
            <text:p>social learning and culture</text:p>
          </table:table-cell>
          <table:table-cell office:value-type="string" table:style-name="ce2">
            <text:p>primate cultures</text:p>
          </table:table-cell>
          <table:table-cell table:style-name="ce2"/>
          <table:table-cell table:number-columns-repeated="16378" table:style-name="ce4"/>
        </table:table-row>
        <table:table-row table:style-name="ro1">
          <table:table-cell office:value-type="string" table:style-name="ce2">
            <text:p>tennie2010evidence</text:p>
          </table:table-cell>
          <table:table-cell office:value-type="string" table:style-name="ce2">
            <text:p>Tennie, C., Call, J., &amp; Tomasello, M. (2010). Evidence for emulation in chimpanzees in social settings using the floating peanut task. PLoS ONE, 5(5): e10544. doi:10.1371/journal.pone.0010544.</text:p>
          </table:table-cell>
          <table:table-cell office:value-type="string" table:style-name="ce2">
            <text:p>Background: It is still unclear which observational learning mechanisms underlie the transmission of difficult problem-solving skills in chimpanzees. In particular, two different mechanisms have been proposed: imitation and emulation. Previous studies have largely failed to control for social factors when these mechanisms were targeted., Methods: In an attempt to resolve the existing discrepancies, we adopted the 'floating peanut task', in which subjects need to spit water into a tube until it is sufficiently full for floating peanuts to be grasped. In a previous study only a few chimpanzees were able to invent the necessary solution (and they either did so in their first trials or never). Here we compared success levels in baseline tests with two experimental conditions that followed: 1) A full model condition to test whether social demonstrations would be effective, and 2) A social emulation control condition, in which a human experimenter poured water from a bottle into the tube, to test whether results information alone (present in both experimental conditions) would also induce successes. Crucially, we controlled for social factors in both experimental conditions. Both types of demonstrations significantly increased successful spitting, with no differences between demonstration types. We also found that younger subjects were more likely to succeed than older ones. Our analysis showed that mere order effects could not explain our results., Conclusion: The full demonstration condition (which potentially offers additional information to observers, in the form of actions), induced no more successes than the emulation condition. Hence, emulation learning could explain the success in both conditions. This finding has broad implications for the interpretation of chimpanzee traditions, for which emulation learning may perhaps suffice.</text:p>
          </table:table-cell>
          <table:table-cell office:value-type="string" table:style-name="ce2">
            <text:p>social learning and culture</text:p>
          </table:table-cell>
          <table:table-cell office:value-type="string" table:style-name="ce2">
            <text:p>social learning of actions</text:p>
          </table:table-cell>
          <table:table-cell table:style-name="ce2"/>
          <table:table-cell table:number-columns-repeated="16378" table:style-name="ce1"/>
        </table:table-row>
        <table:table-row table:style-name="ro1">
          <table:table-cell office:value-type="string" table:style-name="ce2">
            <text:p>tennie2010two</text:p>
          </table:table-cell>
          <table:table-cell office:value-type="string" table:style-name="ce2">
            <text:p>Tennie, C., Greve, K., Gretscher, H., &amp; Call, J. (2010). Two-year-old children copy more reliably and more often than nonhuman great apes in multiple observational learning tasks. Primates, 51(4), 337-351. doi:10.1007/s10329-010-0208-4.</text:p>
          </table:table-cell>
          <table:table-cell office:value-type="string" table:style-name="ce2">
            <text:p>Individuals observing a proficient model can potentially benefit by copying at least one of the following three elements: motor movements (i.e., actions), goals, and results. Although several studies have investigated this issue in human infants, there are still very few studies that have systematically examined great apes’ ability to spontaneously copy each of these three elements (particularly in comparison with human infants). We tested great apes and human children with eight two-target puzzle boxes—with varying levels of difficulty—to isolate the aspects that the various species may be more prone to copying. We found first trial evidence for observational learning of actions, goals, and results in children. Some copying was found for apes as well, but only if their performance was averaged across trials.</text:p>
          </table:table-cell>
          <table:table-cell office:value-type="string" table:style-name="ce2">
            <text:p>social learning and culture</text:p>
          </table:table-cell>
          <table:table-cell office:value-type="string" table:style-name="ce2">
            <text:p>social learning of actions</text:p>
          </table:table-cell>
          <table:table-cell table:style-name="ce2"/>
          <table:table-cell table:number-columns-repeated="16378" table:style-name="ce1"/>
        </table:table-row>
        <table:table-row table:style-name="ro1">
          <table:table-cell office:value-type="string" table:style-name="ce2">
            <text:p>tennie2019chimpanzees</text:p>
          </table:table-cell>
          <table:table-cell office:value-type="string" table:style-name="ce2">
            <text:p>Tennie, C., Völter, C. J., Vonau, V., Hanus, D., Call, J., &amp; Tomasello, M. (2019). Chimpanzees use observed temporal directionality to learn novel causal relations (advance online). Primates. doi:10.1007/s10329-019-00754-9.</text:p>
          </table:table-cell>
          <table:table-cell office:value-type="string" table:style-name="ce2">
            <text:p>We investigated whether chimpanzees use the temporal sequence of external events to determine causation. Seventeen chimpanzees (Pan troglodytes) witnessed a human experimenter press a button in two different conditions. When she pressed the “causal button” the delivery of juice and a sound immediately followed (cause-then-effect). In contrast, she pressed the “non-causal button” only after the delivery of juice and sound (effect-then-cause). When given the opportunity to produce the desired juice delivery themselves, the chimpanzees preferentially pressed the causal button, i.e., the one that preceded the effect. Importantly, they did so in their first test trial and even though both buttons were equally associated with juice delivery. This outcome suggests that chimpanzees, like human children, do not rely solely on their own actions to make use of novel causal relations, but they can learn causal sequences based on observation alone. We discuss these findings in relation to the literature on causal inferences as well as associative learning.</text:p>
          </table:table-cell>
          <table:table-cell office:value-type="string" table:style-name="ce2">
            <text:p>tools and causality</text:p>
          </table:table-cell>
          <table:table-cell office:value-type="string" table:style-name="ce2">
            <text:p>causal inferences</text:p>
          </table:table-cell>
          <table:table-cell table:style-name="ce2"/>
          <table:table-cell table:number-columns-repeated="16378" table:style-name="ce1"/>
        </table:table-row>
        <table:table-row table:style-name="ro1">
          <table:table-cell office:value-type="string" table:style-name="ce2">
            <text:p>tomasello2005emergence</text:p>
          </table:table-cell>
          <table:table-cell office:value-type="string" table:style-name="ce2">
            <text:p>Tomasello, M., &amp; Carpenter, M. (2005). The emergence of social cognition in three young chimpanzees. Boston, Mass.: Blackwell Publishing.</text:p>
          </table:table-cell>
          <table:table-cell office:value-type="string" table:style-name="ce2">
            <text:p>We report a series of 10 studies on the social-cognitive abilities of three young chimpanzees. The studies were all ones previously conducted with human infants. The chimpanzees were 1-5 years of age, had been raised mostly by humans, and were tested mostly directly by a familiar human experimenter. First, in a longitudinal investigation with repeated measurements from a social-cognitive test battery, the three young chimpanzees were similar in many ways to human infants; the major difference was a total lack of attempts to share attention with others either in joint attentional interactions or through declarative gestures. Second, in imitation-based tests of the understanding of intentional action, the chimpanzees, like human infants, showed an understanding of failed attempts and accidents; but they did not pay attention to the behavioral style of the actor or the actor's reasons for choosing a particular behavioral means. Third, in tests of their understanding of visual perception, the chimpanzees followed the gaze direction of a human to an out-of-sight location behind a barrier and gestured more to a human who could see them than to one who could not; but they showed no understanding that perceivers can focus their attention on one thing, or one aspect of a thing, within their perceptual fields for a reason. Finally, in tests of joint intentions and joint attention, the chimpanzees showed no ability to either reverse roles with a partner in a collaborative interaction or to set up a joint attentional framework for understanding the communicative intentions behind a pointing gesture. Taken together, these findings support the idea that the early ontogeny of human social cognition comprises two distinct trajectories, each with its own evolutionary history: one for understanding the basics of goal-directed action and perception, common to all apes, and another for sharing psychological states with others in collaborative acts involving joint intentions and attention, unique to the human species.</text:p>
          </table:table-cell>
          <table:table-cell office:value-type="string" table:style-name="ce2">
            <text:p>theory of mind and metacognition</text:p>
          </table:table-cell>
          <table:table-cell office:value-type="string" table:style-name="ce2">
            <text:p>understanding perception, knowledge and beliefs</text:p>
          </table:table-cell>
          <table:table-cell office:value-type="string" table:style-name="ce2">
            <text:p>social strategies and communication</text:p>
          </table:table-cell>
          <table:table-cell table:style-name="ce7"/>
          <table:table-cell table:number-columns-repeated="16377"/>
        </table:table-row>
        <table:table-row table:style-name="ro1">
          <table:table-cell office:value-type="string" table:style-name="ce2">
            <text:p>tomasello2007reliance</text:p>
          </table:table-cell>
          <table:table-cell office:value-type="string" table:style-name="ce2">
            <text:p>Tomasello, M., Hare, B., Lehmann, H., &amp; Call, J. (2006). Reliance on head versus eyes in the gaze following of great apes and human infants: the cooperative eye hypothesis. Journal of Human Evolution, 52(3), 314-320. doi:10.1016/j.jhevol.2006.10.001.</text:p>
          </table:table-cell>
          <table:table-cell office:value-type="string" table:style-name="ce2">
            <text:p>As compared with other primates, humans have especially visible eyes (e.g., white sclera). One hypothesis is that this feature of human eyes evolved to make it easier for conspecifics to follow an individual's gaze direction in close-range joint attentional and communicative interactions, which would seem to imply especially cooperative (mututalistic) conspecifics. In the current study, we tested one aspect of this cooperative eye hypothesis by comparing the gaze following behavior of great apes to that of human infants. A human experimenter looked to the ceiling either with his eyes only, head only (eyes closed), both head and eyes, or neither. Great apes followed gaze to the ceiling based mainly on the human's head direction (although eye direction played some role as well). In contrast, human infants relied almost exclusively on eye direction in these same situations. These results demonstrate that humans are especially reliant on eyes in gaze following situations, and thus, suggest that eyes evolved a new social function in human evolution, most likely to support cooperative (mututalistic) social interactions.</text:p>
          </table:table-cell>
          <table:table-cell office:value-type="string" table:style-name="ce2">
            <text:p>theory of mind and metacognition</text:p>
          </table:table-cell>
          <table:table-cell office:value-type="string" table:style-name="ce2">
            <text:p>understanding perception, knowledge and beliefs</text:p>
          </table:table-cell>
          <table:table-cell table:style-name="ce2"/>
          <table:table-cell table:number-columns-repeated="16378" table:style-name="ce1"/>
        </table:table-row>
        <table:table-row table:style-name="ro1">
          <table:table-cell office:value-type="string" table:style-name="ce2">
            <text:p>uher2008coherence</text:p>
          </table:table-cell>
          <table:table-cell office:value-type="string" table:style-name="ce2">
            <text:p>Uher, J., Asendorpf, J. B., &amp; Call, J. (2008). Personality in the behaviour of great apes: temporal stability, cross-situational consistency and coherence in response. Animal Behaviour, 75(1), 99-112. doi:10.1016/j.anbehav.2007.04.018.</text:p>
          </table:table-cell>
          <table:table-cell office:value-type="string" table:style-name="ce2">
            <text:p>Using a multidisciplinary approach, the present study complements ethological behaviour measurements with basic theoretical concepts, methods, and approaches of the personality psychological trait paradigm. Its adoptability and usefulness for animal studies is tested exemplarily on a sample of 20 zoo-housed great apes (five of each species), bonobos (Pan paniscus), chimpanzees (Pan troglodytes verus), gorillas (Gorilla gorilla gorilla), and orangutans (Pongo pygmaeus abelii). Data on 76 single trait-relevant behaviours were recorded in a series of 14 laboratory based situations and in two different free behaviour situations. Data collection was repeated completely after a timeout of two weeks within a 60-day period. All behaviour records were sufficiently reliable. Individual- and variable-oriented analyses showed high/substantial temporal stability on different levels of aggregation. Distinctive and stable individual situational and response profiles clarified the importance of situations and of multiple trait-relevant behaviours. The present study calls for a closer collaboration between personality psychologists and behavioural biologists to tap the full potential of animal personality research.</text:p>
          </table:table-cell>
          <table:table-cell office:value-type="string" table:style-name="ce2">
            <text:p>temperament and personality</text:p>
          </table:table-cell>
          <table:table-cell table:style-name="ce6"/>
          <table:table-cell table:style-name="ce2"/>
          <table:table-cell table:number-columns-repeated="8" table:style-name="ce4"/>
          <table:table-cell table:number-columns-repeated="16370"/>
        </table:table-row>
        <table:table-row table:style-name="ro1">
          <table:table-cell office:value-type="string" table:style-name="ce2">
            <text:p>uher2008great</text:p>
          </table:table-cell>
          <table:table-cell office:value-type="string" table:style-name="ce2">
            <text:p>Uher, J., &amp; Call, J. (2008). How the Great Apes (Pan troglodytes, Pongo pygmaeus, Pan paniscus, Gorilla gorilla) Perform on the Reversed Reward Contingency Task II: Transfer to New Quantities, Long-Term Retention, and the Impact of Quantity Ratios. Journal of Comparative Psychology, 122(2), 204-212. doi:10.1037/0735-7036.122.2.204.</text:p>
          </table:table-cell>
          <table:table-cell office:value-type="string" table:style-name="ce2">
            <text:p>We tested 6 chimpanzees (Pan troglodytes), 3 orangutans (Pongo pygmaeus), 4 bonobos (Pan paniscus), and 2 gorillas (Gorilla gorilla) in the reversed reward contingency task. Individuals were presented with pairs of quantities ranging between 0 and 6 food items. Prior to testing, some experienced apes had solved this task using 2 quantities while others were totally naive. Experienced apes transferred their ability to multiple-novel pairs after 6 to 19 months had elapsed since their initial testing. Two out of 6 naive apes (1 chimpanzee, 1 bonobo) solved the task—a proportion comparable to that of a previous study using 2 pairs of quantities. Their acquisition speed was also comparable to the successful subjects from that study. The ratio between quantities explained a large portion of the variance but affected naive and experienced individuals differently. For smaller ratios, naive individuals were well below 50% correct and experienced ones were well above 50%, yet both groups tended to converge toward 50% for larger ratios. Thus, some apes require no procedural modifications to overcome their strong bias for selecting the larger of 2 quantities.</text:p>
          </table:table-cell>
          <table:table-cell office:value-type="string" table:style-name="ce2">
            <text:p>quantities and time</text:p>
          </table:table-cell>
          <table:table-cell office:value-type="string" table:style-name="ce6">
            <text:p>estimating numerousness</text:p>
          </table:table-cell>
          <table:table-cell table:style-name="ce2"/>
          <table:table-cell table:number-columns-repeated="16378" table:style-name="ce1"/>
        </table:table-row>
        <table:table-row table:style-name="ro1">
          <table:table-cell office:value-type="string" table:style-name="ce2">
            <text:p>uher2008personality</text:p>
          </table:table-cell>
          <table:table-cell office:value-type="string" table:style-name="ce2">
            <text:p>Uher, J., &amp; Asendorpf, J. B. (2008). Personality assessment in the Great Apes: Comparing ecologically valid behavior measures, behavior ratings, and adjective ratings. Journal of Research in Personality, 42(4), 821-838. doi:10.1016/j.jrp.2007.10.004.</text:p>
          </table:table-cell>
          <table:table-cell office:value-type="string" table:style-name="ce2">
            <text:p>Three methods of personality assessment (behavior measures, behavior ratings, adjective ratings) were compared in 20 zoo-housed Great Apes: bonobos (Pan paniscus), chimpanzees (Pan troglodytes verus), gorillas (Gorilla gorilla gorilla), and orangutans (Pongo pygmaeus abelii). To test a new bottom-up approach, the studied trait constructs were systematically generated from the species’ behavioral repertoires. The assessments were reliable, temporally stable, and showed substantial cross-method coherence. In most traits, behavior ratings mediated the relations between adjective ratings and behavior measures. Results suggest that high predictability of manifest behavior is best achieved by behavior ratings, not by adjectives. Empirical evidence for trait constructs beyond current personality models points to the necessity of broad and systematic approaches for valid inferences on a species’ personality structure.</text:p>
          </table:table-cell>
          <table:table-cell office:value-type="string" table:style-name="ce2">
            <text:p>temperament and personality</text:p>
          </table:table-cell>
          <table:table-cell table:style-name="ce6"/>
          <table:table-cell table:style-name="ce2"/>
          <table:table-cell table:number-columns-repeated="8" table:style-name="ce4"/>
          <table:table-cell table:number-columns-repeated="16370"/>
        </table:table-row>
        <table:table-row table:style-name="ro1">
          <table:table-cell office:value-type="string" table:style-name="ce2">
            <text:p>ulber2017young</text:p>
          </table:table-cell>
          <table:table-cell office:value-type="string" table:style-name="ce2">
            <text:p>Ulber, J., Hamann, K., &amp; Tomasello, M. (2017). Young children, but not chimpanzees, are averse to both disadvantageous and advantageous inequities. Journal of Experimental Child Psychology, 155, 48-66. doi:10.1016/j.jecp.2016.10.013.</text:p>
          </table:table-cell>
          <table:table-cell office:value-type="string" table:style-name="ce2">
            <text:p>The age at which young children show an aversion to inequitable resource distributions, especially those favoring themselves, is unclear. It is also unclear whether great apes, as humans’ nearest evolutionary relatives, have an aversion to inequitable resource distributions at all. Using a common methodology across species and child ages, the current two studies found that 3- and 4-year-old children (N = 64) not only objected when they received less than a collaborative partner but also sacrificed to equalize when they received more. They did neither of these things in a nonsocial situation, demonstrating the fundamental role of social comparison. In contrast, chimpanzees (N = 9) showed no aversion to inequitable distributions, only a concern for maximizing their own resources, with no differences between social and nonsocial conditions. These results underscore the unique importance for humans, even early in ontogeny, for treating others fairly, presumably as a way of becoming a cooperative member of one’s cultural group.</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vlamings2006great</text:p>
          </table:table-cell>
          <table:table-cell office:value-type="string" table:style-name="ce2">
            <text:p>Vlamings, P., Uher, J., &amp; Call, J. (2006). How the Great apes (Pan troglodytes Pongo pygmaeus, Pan paniscus and Gorilla gorilla) perform on the reversed contingency task: the effects of food quantity and food visibility. Journal of Experimental Psychology: Animal Behavior Processes, 32(1), 60-70. doi:10.1037/0097-7403.32.1.60.</text:p>
          </table:table-cell>
          <table:table-cell office:value-type="string" table:style-name="ce2">
            <text:p>S. T. Boysen and G. G. Berntson (1995) found that chimpanzees performed poorly on a reversed contingency task in which they had to point to the smaller of 2 food quantities to acquire the larger quantity. The authors compared the performance of 4 great ape species (Pan troglodytes, Pongo pygmaeus, Pan paniscus, and Gorilla gorilla) on the reversed contingency task while manipulating food quantity (0-4 or 1-4) and food visibility (visible pairs or covered pairs). Results showed no systematic species differences but large individual differences. Some individuals of each species were able to solve the reversed contingency task. Both quantity and visibility of the food items had a significant effect on performance. Subjects performed better when the disparity between quantities was smaller and the quantities were not directly visible.</text:p>
          </table:table-cell>
          <table:table-cell office:value-type="string" table:style-name="ce2">
            <text:p>quantities and time</text:p>
          </table:table-cell>
          <table:table-cell office:value-type="string" table:style-name="ce6">
            <text:p>estimating numerousness</text:p>
          </table:table-cell>
          <table:table-cell table:style-name="ce2"/>
          <table:table-cell table:number-columns-repeated="16378" table:style-name="ce1"/>
        </table:table-row>
        <table:table-row table:style-name="ro1">
          <table:table-cell office:value-type="string" table:style-name="ce2">
            <text:p>vlamings2010reaching</text:p>
          </table:table-cell>
          <table:table-cell office:value-type="string" table:style-name="ce2">
            <text:p>Vlamings, P., Hare, B., &amp; Call, J. (2010). Reaching around barriers: the performance of the great apes and 3–5-year-old children. Animal Cognition, 13 (2), 273-285. doi:10.1007/s10071-009-0265-5.</text:p>
          </table:table-cell>
          <table:table-cell office:value-type="string" table:style-name="ce2">
            <text:p>Inhibitory control has been suggested as a key predictive measure of problem-solving skills in human and nonhuman animals. However, there has yet to be a direct comparison of the inhibitory skills of the nonhuman apes and their development in human children. We compared the inhibitory skills of all great ape species, including 3–5-year-old children in a detour-reaching task, which required subjects to avoid reaching directly for food and instead use an indirect reaching method to successfully obtain the food. We tested 22 chimpanzees, 18 bonobos, 18 orangutans, 6 gorillas and 42 children. Our sample included chimpanzees, bonobos and orangutans housed in zoos (N = 27) and others housed in sanctuaries in their native habitats (N = 37). Overall, orangutans were the most skilful apes, including human children. As expected older children outperformed younger children. Sanctuary chimpanzees and bonobos outperformed their zoo counterparts whereas there was no difference between the two orangutan samples. Most zoo chimpanzees and bonobos failed to solve the original task, but improved their performance with additional training, although the training method determined to a considerable extent the level of success that the apes achieved in a transfer phase. In general, the performance of the older children was far from perfect and comparable to some of the nonhuman apes tested.</text:p>
          </table:table-cell>
          <table:table-cell office:value-type="string" table:style-name="ce2">
            <text:p>space and objects</text:p>
          </table:table-cell>
          <table:table-cell office:value-type="string" table:style-name="ce2">
            <text:p>travel and spatial memory</text:p>
          </table:table-cell>
          <table:table-cell table:style-name="ce2"/>
          <table:table-cell table:number-columns-repeated="8" table:style-name="ce4"/>
          <table:table-cell table:number-columns-repeated="16370"/>
        </table:table-row>
        <table:table-row table:style-name="ro1">
          <table:table-cell office:value-type="string" table:style-name="ce2">
            <text:p>voinov2020chimpanzee</text:p>
          </table:table-cell>
          <table:table-cell office:value-type="string" table:style-name="ce2">
            <text:p>Voinov, P. V., Call, J., Knoblich, G., Oshkina, M., &amp; Allritz, M. (2020). Chimpanzee coordination and potential communication in a two-touchscreen turn-taking game. Scientific Reports, 10(1): 3400. doi:10.1038/s41598-020-60307-9.</text:p>
          </table:table-cell>
          <table:table-cell office:value-type="string" table:style-name="ce2">
            <text:p>Recent years have seen a growing interest in the question of whether and how groups of nonhuman primates coordinate their behaviors for mutual benefit. On the one hand, it has been shown that chimpanzees in the wild and in captivity can solve various coordination problems. On the other hand, evidence of communication in the context of coordination problems is scarce. Here, we investigated how pairs of chimpanzees (Pan troglodytes) solved a problem of dynamically coordinating their actions for achieving a joint goal. We presented five pairs of chimpanzees with a turn-taking coordination game, where the task was to send a virtual target from one computer display to another using two touch-screens. During the joint practice of the game some subjects exhibited spontaneous gesturing. To address the question whether these gestures were produced to sustain coordination, we introduced a joint test condition in which we simulated a coordination break-down scenario: subjects appeared either unwilling or unable to return the target to their partner. The frequency of gesturing was significantly higher in these test trials than in the regular trials. Our results suggest that at least in some contexts chimpanzees can exhibit communicative behaviors to sustain coordination in joint action.</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volter2012problem</text:p>
          </table:table-cell>
          <table:table-cell office:value-type="string" table:style-name="ce2">
            <text:p>Völter, C., &amp; Call, J. (2012). Problem solving in great apes (Pan paniscus, Pan troglodytes, Gorilla gorilla, and Pongo abelii): the effect of visual feedback. Animal Cognition, 15(5), 923-936. doi:10.1007/s10071-012-0519-5.</text:p>
          </table:table-cell>
          <table:table-cell office:value-type="string" table:style-name="ce2">
            <text:p>What kind of information animals use when solving problems is a controversial topic. Previous research suggests that, in some situations, great apes prefer to use causally relevant cues over arbitrary ones. To further examine to what extent great apes are able to use information about causal relations, we presented three different puzzle box problems to the four nonhuman great ape species. Of primary interest here was a comparison between one group of apes that received visual access to the functional mechanisms of the puzzle boxes and one group that did not. Apes’ performance in the first two, less complex puzzle boxes revealed that they are able to solve such problems by means of trial-and-error learning, requiring no information about the causal structure of the problem. However, visual inspection of the functional mechanisms of the puzzle boxes reduced the amount of time needed to solve the problems. In the case of the most complex problem, which required the use of a crank, visual feedback about what happened when the handle of the crank was turned was necessary for the apes to solve the task. Once the solution was acquired, however, visual feedback was no longer required. We conclude that visual feedback about the consequences of their actions helps great apes to solve complex problems. As the crank task matches the basic requirements of vertical string pulling in birds, the present results are discussed in light of recent findings with corvids.</text:p>
          </table:table-cell>
          <table:table-cell office:value-type="string" table:style-name="ce2">
            <text:p>tools and causality</text:p>
          </table:table-cell>
          <table:table-cell office:value-type="string" table:style-name="ce2">
            <text:p>causal inferences</text:p>
          </table:table-cell>
          <table:table-cell table:number-columns-repeated="16379" table:style-name="ce1"/>
        </table:table-row>
        <table:table-row table:style-name="ro1">
          <table:table-cell office:value-type="string" table:style-name="ce2">
            <text:p>volter2014cognitive</text:p>
          </table:table-cell>
          <table:table-cell office:value-type="string" table:style-name="ce2">
            <text:p>Völter, C. J., &amp; Call, J. (2014). The cognitive underpinnings of flexible tool use in great apes. Journal of Experimental Psychology: Animal Learning and Cognition, 40(3), 287-302. doi:10.1037/xan0000025.</text:p>
          </table:table-cell>
          <table:table-cell office:value-type="string" table:style-name="ce2">
            <text:p>Nonhuman primates perform poorly in trap tasks, a benchmark test of causal knowledge in nonhuman animals. However, recent evidence suggests that when the confound of tool use is avoided, great apes’ performance improves dramatically. In the present study, we examined the cognitive underpinnings of tool use that contribute to apes’ poor performance in trap tasks. We presented chimpanzees (Pan troglodytes), bonobos (Pan paniscus), and orangutans (Pongo abelii) with different versions of a maze-like multilevel trap task. We manipulated whether the apes had to use their fingers or a stick to negotiate a reward through the maze. Furthermore, we varied whether the apes obtained visual information about the functionality of the traps (i.e., blockage of free passage) or only arbitrary color stimuli indicating the location of the traps. We found that (a) apes in the finger-maze task outperformed apes in the tool-use-maze task (and partially planned their moves multiple steps ahead), and (b) tool-using apes failed to learn to avoid the traps and performed similar to apes that did not obtain functional information about the traps. Follow-up experiments with apes that already learned to avoid the traps showed that tool use or the color cues per se did not pose a problem for experienced apes. These results suggest that simultaneously monitoring 2 spatial relations (the tool-reward and reward-surface relation) might overstrain apes’ cognitive system. Thus, trap tasks involving tool use might constitute a dual task loading on the same cognitive resources; a candidate for these shared resources is the attentional system.</text:p>
          </table:table-cell>
          <table:table-cell office:value-type="string" table:style-name="ce2">
            <text:p>tools and causality</text:p>
          </table:table-cell>
          <table:table-cell office:value-type="string" table:style-name="ce2">
            <text:p>tool features and functions</text:p>
          </table:table-cell>
          <table:table-cell table:style-name="ce2"/>
          <table:table-cell table:number-columns-repeated="16378" table:style-name="ce1"/>
        </table:table-row>
        <table:table-row table:style-name="ro1">
          <table:table-cell office:value-type="string" table:style-name="ce2">
            <text:p>volter2014great</text:p>
          </table:table-cell>
          <table:table-cell office:value-type="string" table:style-name="ce2">
            <text:p>Völter, C. J., &amp; Call, J. (2014). Great apes (Pan paniscus, Pan troglodytes, Gorilla gorilla, Pongo abelii) follow visual trails to locate hidden food. Journal of Comparative Psychology, 128(2), 199-208. doi:10.1037/a0035434.</text:p>
          </table:table-cell>
          <table:table-cell office:value-type="string" table:style-name="ce2">
            <text:p>Whether nonhuman primates understand causal relations beyond mere associations is still a matter of debate. We presented all four species of nonhuman great apes (N = 36) with a choice between 2 opaque, upside down cups after displacing them out of sight from their starting positions. Crucially, 1 of them had left a yogurt trail behind it. Great apes spontaneously used the trail to select the yogurt baited cup. Follow-up experiments demonstrated that chimpanzees distinguished trails based on the temporal order of cause and effect by ignoring trails that were already present before the reward was hidden. Additionally, chimpanzees did not select cups based on the amount of yogurt near them but instead preferred cups that signaled the endpoint of the trail. We conclude that apes’ choices reveal sensitivity to a causal relation between cause (reward) and effect (trail) including their temporal order. (PsycINFO Database Record (c) 2016 APA, all rights reserved)</text:p>
          </table:table-cell>
          <table:table-cell office:value-type="string" table:style-name="ce2">
            <text:p>tools and causality</text:p>
          </table:table-cell>
          <table:table-cell office:value-type="string" table:style-name="ce2">
            <text:p>causal inferences</text:p>
          </table:table-cell>
          <table:table-cell table:style-name="ce2"/>
          <table:table-cell table:number-columns-repeated="16378" table:style-name="ce1"/>
        </table:table-row>
        <table:table-row table:style-name="ro1">
          <table:table-cell office:value-type="string" table:style-name="ce2">
            <text:p>volter2014younger</text:p>
          </table:table-cell>
          <table:table-cell office:value-type="string" table:style-name="ce2">
            <text:p>Völter, C. J., &amp; Call, J. (2014). Younger apes and human children plan their moves in a maze task. Cognition, 130(2), 186-203. doi:10.1016/j.cognition.2013.10.007.</text:p>
          </table:table-cell>
          <table:table-cell office:value-type="string" table:style-name="ce2">
            <text:p>Planning defined as the predetermination of a sequence of actions towards some goal is crucial for complex problem solving. To shed light on the evolution of executive functions, we investigated the ontogenetic and phylogenetic origins of planning. Therefore, we presented all four great apes species (N = 12) as well as 4- and 5-year-old human preschoolers (N = 24) with a vertical maze task. To gain a reward placed on the uppermost level of the maze, subjects had to move the reward to the bottom through open gaps situated at each level of the maze. In total, there were ten gaps located over three of the maze’s levels, and free passage through these gaps could be flexibly blocked using multiple traps. Due to the decision tree design of the maze, the subjects had to plan their actions depending on the trap configuration up to two steps ahead to successfully retrieve the reward. We found that (1) our measure of planning was negatively correlated with age in nonhuman apes, (2) younger apes as well as 5-year-old children planned their moves up to two steps ahead whereas 4-year-olds were limited to plan one step ahead, and (3) similar performance but different underlying limitations between apes and children. Namely, while all species of nonhuman apes were limited by a lack of motor control, human children exhibited a shortage in shifting their attention across a sequence of subgoals.</text:p>
          </table:table-cell>
          <table:table-cell office:value-type="string" table:style-name="ce2">
            <text:p>space and objects</text:p>
          </table:table-cell>
          <table:table-cell office:value-type="string" table:style-name="ce2">
            <text:p>manual detours, mazes and virtual navigation</text:p>
          </table:table-cell>
          <table:table-cell table:style-name="ce2"/>
          <table:table-cell table:number-columns-repeated="16378" table:style-name="ce1"/>
        </table:table-row>
        <table:table-row table:style-name="ro1">
          <table:table-cell office:value-type="string" table:style-name="ce2">
            <text:p>volter2015exploitation</text:p>
          </table:table-cell>
          <table:table-cell office:value-type="string" table:style-name="ce2">
            <text:p>Völter, C. J., Rossano, F., &amp; Call, J. (2015). From exploitation to cooperation: Social tool use in orang-utan mother–offspring dyads. Animal Behaviour, 100, 126-134. doi:10.1016/j.anbehav.2014.11.025.</text:p>
          </table:table-cell>
          <table:table-cell office:value-type="string" table:style-name="ce2">
            <text:p>Social manipulation represents an important aspect of human social interactions, including cooperative ones. Yet, little is known about social manipulation of conspecifics in nonhuman great apes. We investigated how orang-utan, Pongo abelii, mothers used their offspring as a means to access food in competitive and cooperative test situations. In the competitive situations, only the offspring could retrieve high-value food rewards. Here, orang-utan mothers often stole the food from their offspring and even coerced them into retrieving it to begin with, by moving the offspring to the test site, guiding their arms and bodies towards the food, and even reorienting their hands so that they would grab the food. However, modifying the task constraints so that mothers were now required to cooperate with their offspring to obtain the food changed the mothers' behaviour completely. Suddenly, mothers cooperated with their offspring by handing them tools that only their offspring could use to activate a mechanism delivering food for both of them. We conclude that orang-utans, like humans, are able to flexibly use conspecifics as a social tool and that this kind of social tool use supports their ability to cooperate.</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volter2016great</text:p>
          </table:table-cell>
          <table:table-cell office:value-type="string" table:style-name="ce2">
            <text:p>Völter, C. J., Sentís, I., &amp; Call, J. (2016). Great apes and children infer causal relations from patterns of variation and covariation. Cognition, 155, 30-43. doi:10.1016/j.cognition.2016.06.009.</text:p>
          </table:table-cell>
          <table:table-cell office:value-type="string" table:style-name="ce2">
            <text:p>We investigated whether nonhuman great apes (N = 23), 2.5-year-old (N = 20), and 3-year-old children (N = 40) infer causal relations from patterns of variation and covariation by adapting the blicket detector paradigm for apes. We presented chimpanzees (Pan troglodytes), bonobos (Pan paniscus), orangutans (Pongo abelii), gorillas (Gorilla gorilla), and children (Homo sapiens) with a novel reward dispenser, the blicket detector. The detector was activated by inserting specific (yet randomly determined) objects, the so-called blickets. Once activated a reward was released, accompanied by lights and a short tone. Participants were shown different patterns of variation and covariation between two different objects and the activation of the detector. When subsequently choosing between one of the two objects to activate the detector on their own all species, except gorillas (who failed the training), took these patterns of correlation into account. In particular, apes and 2.5-year-old children ignored objects whose effect on the detector completely depended on the presence of another object. Follow-up experiments explored whether the apes and children were also able to re-evaluate evidence retrospectively. Only children (3-year-olds in particular) were able to make such retrospective inferences about causal structures from observing the effects of the experimenter’s actions. Apes succeeded here only when they observed the effects of their own interventions. Together, this study provides evidence that apes, like young children, accurately infer causal structures from patterns of (co)variation and that they use this information to inform their own interventions.</text:p>
          </table:table-cell>
          <table:table-cell office:value-type="string" table:style-name="ce2">
            <text:p>tools and causality</text:p>
          </table:table-cell>
          <table:table-cell office:value-type="string" table:style-name="ce2">
            <text:p>causal inferences</text:p>
          </table:table-cell>
          <table:table-cell table:style-name="ce2"/>
          <table:table-cell table:number-columns-repeated="16378" table:style-name="ce1"/>
        </table:table-row>
        <table:table-row table:style-name="ro1">
          <table:table-cell office:value-type="string" table:style-name="ce2">
            <text:p>volter2018intuitive</text:p>
          </table:table-cell>
          <table:table-cell office:value-type="string" table:style-name="ce2">
            <text:p>Völter, C. J., &amp; Call, J. (2018). Intuitive optics: What great apes infer from mirrors and shadows. Animal Cognition, 21(4), 493-512. doi:10.1007/s10071-018-1184-0.</text:p>
          </table:table-cell>
          <table:table-cell office:value-type="string" table:style-name="ce2">
            <text:p>There is ongoing debate about the extent to which nonhuman animals, like humans, can go beyond first-order perceptual information to abstract structural information from their environment. To provide more empirical evidence regarding this question, we examined what type of information great apes (chimpanzees, bonobos, and orangutans) gain from optical effects such as shadows and mirror images. In an initial experiment, we investigated whether apes would use mirror images and shadows to locate hidden food. We found that all examined ape species used these cues to find the food. Follow-up experiments showed that apes neither confused these optical effects with the food rewards nor did they merely associate cues with food. First, naïve chimpanzees used the shadow of the hidden food to locate it but they did not learn within the same number of trials to use a perceptually similar rubber patch as indicator of the hidden food reward. Second, apes made use of the mirror images to estimate the distance of the hidden food from their own body. Depending on the distance, apes either pointed into the direction of the food or tried to access the hidden food directly. Third, apes showed some sensitivity to the geometrical relation between mirror orientation and mirrored objects when searching hidden food. Fourth, apes tended to interpret mirror images and pictures of these mirror images differently depending on their prior knowledge. Together, these findings suggest that apes are sensitive to the optical relation between mirror images and shadows and their physical referents.</text:p>
          </table:table-cell>
          <table:table-cell office:value-type="string" table:style-name="ce2">
            <text:p>tools and causality</text:p>
          </table:table-cell>
          <table:table-cell office:value-type="string" table:style-name="ce2">
            <text:p>causal inferences</text:p>
          </table:table-cell>
          <table:table-cell table:style-name="ce2"/>
          <table:table-cell table:number-columns-repeated="16378" table:style-name="ce1"/>
        </table:table-row>
        <table:table-row table:style-name="ro1">
          <table:table-cell office:value-type="string" table:style-name="ce2">
            <text:p>volter2019chimpanzees</text:p>
          </table:table-cell>
          <table:table-cell office:value-type="string" table:style-name="ce2">
            <text:p>Völter, C. J., Mundry, R., Call, J., &amp; Seed, A. M. (2019). Chimpanzees flexibly update working memory contents and show susceptibility to distraction in the self-ordered search task. Proceedings of the Royal Society B: Biological Sciences, 286(1907): 20190715. doi:10.1098/rspb.2019.0715.</text:p>
          </table:table-cell>
          <table:table-cell office:value-type="string" table:style-name="ce2">
            <text:p>Working memory (WM) is a core executive function that allows individuals to hold, process and manipulate information. WM capacity has been repeatedly nominated as a key factor in human cognitive evolution; nevertheless, little is known about the WM abilities of our closest primate relatives. In this study, we examined signatures of WM ability in chimpanzees (Pan troglodytes). Standard WM tasks for humans (Homo sapiens) often require participants to continuously update their WM. In Experiment 1, we implemented this updating requirement in a foraging situation: zoo-housed chimpanzees (n = 13) searched for food in an array of containers. To avoid redundant searches, they needed to continuously update which containers they had already visited (similar to WM paradigms for human children) with 15 s retention intervals in between each choice. We examined chimpanzees' WM capacity and to what extent they used spatial cues and object features to memorize their previous choices. In Experiment 2, we investigated how susceptible their WM was to attentional interference, an important signature, setting WM in humans apart from long-term memory. We found large individual differences with some individuals remembering at least their last four choices. Chimpanzees used a combination of spatial cues and object features to remember which boxes they had chosen already. Moreover, their performance decreased specifically when competing memory information was introduced. Finally, we found that individual differences in task performance were highly reliable over time. Together, these findings show remarkable similarities between human and chimpanzee WM abilities despite evolutionary and life-history differences.</text:p>
          </table:table-cell>
          <table:table-cell office:value-type="string" table:style-name="ce2">
            <text:p>space and objects</text:p>
          </table:table-cell>
          <table:table-cell office:value-type="string" table:style-name="ce2">
            <text:p>search in manipulative space</text:p>
          </table:table-cell>
          <table:table-cell table:style-name="ce2"/>
          <table:table-cell table:number-columns-repeated="16378" table:style-name="ce1"/>
        </table:table-row>
        <table:table-row table:style-name="ro1">
          <table:table-cell office:value-type="string" table:style-name="ce2">
            <text:p>warneken2006altruistic</text:p>
          </table:table-cell>
          <table:table-cell office:value-type="string" table:style-name="ce2">
            <text:p>Warneken, F., &amp; Tomasello, M. (2006). Altruistic helping in human infants and young chimpanzees. Science, 311, 1301-1303. doi:10.1126/science.1121448.</text:p>
          </table:table-cell>
          <table:table-cell office:value-type="string" table:style-name="ce2">
            <text:p>Human beings routinely help others to achieve their goals, even when the helper receives no immediate benefit and the person helped is a stranger. Such altruistic behaviors (toward non-kin) are extremely rare evolutionarily, with some theorists even proposing that they are uniquely human. Here we show that human children as young as 18 months of age (prelinguistic or just-linguistic) quite readily help others to achieve their goals in a variety of different situations. This requires both an understanding of others' goals and an altruistic motivation to help. In addition, we demonstrate similar though less robust skills and motivations in three young chimpanzees.</text:p>
          </table:table-cell>
          <table:table-cell office:value-type="string" table:style-name="ce2">
            <text:p>competition and cooperation</text:p>
          </table:table-cell>
          <table:table-cell office:value-type="string" table:style-name="ce2">
            <text:p>prosocial behavior</text:p>
          </table:table-cell>
          <table:table-cell table:style-name="ce2"/>
          <table:table-cell table:number-columns-repeated="16378" table:style-name="ce1"/>
        </table:table-row>
        <table:table-row table:style-name="ro1">
          <table:table-cell office:value-type="string" table:style-name="ce2">
            <text:p>warneken2006cooperative</text:p>
          </table:table-cell>
          <table:table-cell office:value-type="string" table:style-name="ce2">
            <text:p>Warneken, F., Chen, F., &amp; Tomasello, M. (2006). Cooperative activities in young children and chimpanzees. Child Development, 77(3), 640-663. doi:10.1111/j.1467-8624.2006.00895.x.</text:p>
          </table:table-cell>
          <table:table-cell office:value-type="string" table:style-name="ce2">
            <text:p>Human children 18–24 months of age and 3 young chimpanzees interacted in 4 cooperative activities with a human adult partner. The human children successfully participated in cooperative problem-solving activities and social games, whereas the chimpanzees were uninterested in the social games. As an experimental manipulation, in each task the adult partner stopped participating at a specific point during the activity. All children produced at least one communicative attempt to reengage him, perhaps suggesting that they were trying to reinstate a shared goal. No chimpanzee ever made any communicative attempt to reengage the partner. These results are interpreted as evidence for a uniquely human form of cooperative activity involving shared intentionality that emerges in the second year of life.</text:p>
          </table:table-cell>
          <table:table-cell office:value-type="string" table:style-name="ce2">
            <text:p>competition and cooperation</text:p>
          </table:table-cell>
          <table:table-cell office:value-type="string" table:style-name="ce2">
            <text:p>collaboration</text:p>
          </table:table-cell>
          <table:table-cell table:style-name="ce2"/>
          <table:table-cell table:number-columns-repeated="16378" table:style-name="ce1"/>
        </table:table-row>
        <table:table-row table:style-name="ro1">
          <table:table-cell office:value-type="string" table:style-name="ce2">
            <text:p>wobber2008great</text:p>
          </table:table-cell>
          <table:table-cell office:value-type="string" table:style-name="ce2">
            <text:p>Wobber, V., Hare, B., &amp; Wrangham, R. W. (2008). Great apes prefer cooked food. Journal of Human Evolution, 55(2), 340-348. doi:10.1016/j.jhevol.2008.03.003.</text:p>
          </table:table-cell>
          <table:table-cell office:value-type="string" table:style-name="ce2">
            <text:p>The cooking hypothesis proposes that a diet of cooked food was responsible for diverse morphological and behavioral changes in human evolution. However, it does not predict whether a preference for cooked food evolved before or after the control of fire. This question is important because the greater the preference shown by a raw-food-eating hominid for the properties present in cooked food, the more easily cooking should have been adopted following the control of fire. Here we use great apes to model food preferences by Paleolithic hominids. We conducted preference tests with various plant and animal foods to determine whether great apes prefer food items raw or cooked. We found that several populations of captive apes tended to prefer their food cooked, though with important exceptions. These results suggest that Paleolithic hominids would likewise have spontaneously preferred cooked food to raw, exapting a pre-existing preference for high-quality, easily chewed foods onto these cooked items. The results, therefore, challenge the hypothesis that the control of fire preceded cooking by a significant period.</text:p>
          </table:table-cell>
          <table:table-cell office:value-type="string" table:style-name="ce9">
            <text:p>features and categories</text:p>
          </table:table-cell>
          <table:table-cell table:style-name="ce6"/>
          <table:table-cell table:style-name="ce2"/>
          <table:table-cell table:number-columns-repeated="9" table:style-name="ce4"/>
          <table:table-cell table:number-columns-repeated="16369"/>
        </table:table-row>
        <table:table-row table:style-name="ro1">
          <table:table-cell office:value-type="string" table:style-name="ce2">
            <text:p>wobber2014differences</text:p>
          </table:table-cell>
          <table:table-cell office:value-type="string" table:style-name="ce2">
            <text:p>Wobber, V., Herrmann, E., Hare, B., Wrangham, R., &amp; Tomasello, M. (2014). Differences in the early cognitive development of children and great apes. Developmental Psychobiology, 56(3), 547-573. doi:10.1002/dev.21125.</text:p>
          </table:table-cell>
          <table:table-cell office:value-type="string" table:style-name="ce2">
            <text:p>There is very little research comparing great ape and human cognition developmentally. In the current studies we compared a cross-sectional sample of 2- to 4-year-old human children (n = 48) with a large sample of chimpanzees and bonobos in the same age range (n = 42, hereafter: apes) on a broad array of cognitive tasks. We then followed a group of juvenile apes (n = 44) longitudinally over 3 years to track their cognitive development in greater detail. In skills of physical cognition (space, causality, quantities), children and apes performed comparably at 2 years of age, but by 4 years of age children were more advanced (whereas apes stayed at their 2-year-old performance levels). In skills of social cognition (communication, social learning, theory of mind), children out-performed apes already at 2 years, and increased this difference even more by 4 years. Patterns of development differed more between children and apes in the social domain than the physical domain, with support for these patterns present in both the cross-sectional and longitudinal ape data sets. These results indicate key differences in the pattern and pace of cognitive development between humans and other apes, particularly in the early emergence of specific social cognitive capacities in humans.</text:p>
          </table:table-cell>
          <table:table-cell office:value-type="string" table:style-name="ce2">
            <text:p>test battery</text:p>
          </table:table-cell>
          <table:table-cell table:style-name="ce6"/>
          <table:table-cell table:style-name="ce2"/>
          <table:table-cell table:number-columns-repeated="7" table:style-name="ce4"/>
          <table:table-cell table:number-columns-repeated="16371" table:style-name="ce1"/>
        </table:table-row>
        <table:table-row table:style-name="ro1">
          <table:table-cell office:value-type="string" table:style-name="ce2">
            <text:p>wolf2019visually</text:p>
          </table:table-cell>
          <table:table-cell office:value-type="string" table:style-name="ce2">
            <text:p>Wolf, W., &amp; Tomasello, M. (2019). Visually attending to a video together facilitates great ape social closeness. Proceedings of the Royal Society B: Biological Sciences, 286(1907): 20190488. doi:10.1098/rspb.2019.0488.</text:p>
          </table:table-cell>
          <table:table-cell office:value-type="string" table:style-name="ce2">
            <text:p>Humans create social closeness with one another through a variety of shared social activities in which they align their emotions or mental states towards an external stimulus such as dancing to music together, playing board games together or even engaging in minimal shared experiences such as watching a movie together. Although these specific behaviours would seem to be uniquely human, it is unclear whether the underlying psychology is unique to the species, or if other species might possess some form of this psychological mechanism as well. Here we show that great apes who have visually attended to a video together with a human (study 1) and a conspecific (study 2) subsequently approach that individual faster (study 1) or spend more time in their proximity (study 2) than when they had attended to something different. Our results suggest that one of the most basic mechanisms of human social bonding—feeling closer to those with whom we act or attend together—is present in both humans and great apes, and thus has deeper evolutionary roots than previously suspected.</text:p>
          </table:table-cell>
          <table:table-cell office:value-type="string" table:style-name="ce2">
            <text:p>competition and cooperation</text:p>
          </table:table-cell>
          <table:table-cell office:value-type="string" table:style-name="ce2">
            <text:p>the social economy</text:p>
          </table:table-cell>
          <table:table-cell table:style-name="ce2"/>
          <table:table-cell table:number-columns-repeated="16378" table:style-name="ce1"/>
        </table:table-row>
        <table:table-row table:style-name="ro1">
          <table:table-cell office:value-type="string" table:style-name="ce2">
            <text:p>wolf2020human</text:p>
          </table:table-cell>
          <table:table-cell office:value-type="string" table:style-name="ce2">
            <text:p>Wolf, W., &amp; Tomasello, M. (2020). Human children, but not great apes, become socially closer by sharing an experience in common ground. Journal of Experimental Child Psychology, 199: 104930. doi:10.1016/j.jecp.2020.104930.</text:p>
          </table:table-cell>
          <table:table-cell office:value-type="string" table:style-name="ce2">
            <text:p>To create social closeness, humans engage in a variety of social activities centered around shared experiences. Even simply watching the same video side by side creates social closeness in adults and children. However, perhaps surprisingly, a similar psychological mechanism was recently shown in great apes. Here we asked whether the process by which this social closeness is created is the same for children and great apes. Each participant entered a room to see an experimenter (E1) watching a video. In one condition, E1 looked to the participant at the start of the video to establish common ground that they were watching the video together. In another condition, E1 did not look to the participant in this way so that the participant knew they were watching the same video, but the participant did not know whether E1 was aware of this as well, so there was no common ground (E1 looked to the participant later in the procedure). Children, but not great apes, approached the experimenter faster after the common ground condition, suggesting that although both humans and great apes create social closeness by co-attending to something in close proximity, creating social closeness by sharing experiences in common ground may be a uniquely human social-cognitive process.</text:p>
          </table:table-cell>
          <table:table-cell office:value-type="string" table:style-name="ce2">
            <text:p>competition and cooperation</text:p>
          </table:table-cell>
          <table:table-cell office:value-type="string" table:style-name="ce2">
            <text:p>the social economy</text:p>
          </table:table-cell>
          <table:table-cell table:style-name="ce2"/>
          <table:table-cell table:number-columns-repeated="16378" table:style-name="ce1"/>
        </table:table-row>
        <table:table-row table:style-name="ro1">
          <table:table-cell office:value-type="string" table:style-name="ce2">
            <text:p>zimmermann2009orangutans</text:p>
          </table:table-cell>
          <table:table-cell office:value-type="string" table:style-name="ce2">
            <text:p>Zimmermann, F., Zemke, F., Call, J., &amp; Gomez, J. C. (2009). Orangutans (Pongo pygmaeus) and bonobos (Pan paniscus) point to inform a human about the location of a tool. Animal Cognition, 12(2), 347-358. doi:10.1007/s10071-008-0194-8.</text:p>
          </table:table-cell>
          <table:table-cell office:value-type="string" table:style-name="ce2">
            <text:p>Although pointing is not part of great apes' natural gestural repertoire, they can learn to point to food, in order to request it. To assess the flexibility with which they can use this gesture, one can vary the potential referent of the point. In two previous studies, three orangutans (two of them human-reared) have shown the ability to point to the location of a tool which a human experimenter needed in order to give them food. Here, we tested six orangutans and five bonobos using a set-up in which our subjects had to guide a human experimenter to the hiding place of a fork which was needed in order to retrieve a piece of food for the subject out of a vertical tube. We further examined the potential role of a competitive/deceptive context by varying the identity of the person responsible for hiding the tool. In addition, we implemented three different control conditions in which an object was hidden but it was not necessary to indicate its location to get the food. We found that the majority of subjects spontaneously guided the experimenter to the hiding place of the fork by pointing to it when it was necessary and they did so significantly less in control conditions. We did not find an effect of the person hiding the fork. Our results show that mother-reared orangutans and bonobos are able to point to inform a human about the location of an object that the human needs to procure food for the subject and that they can take into account whether it is relevant or not to do so.</text:p>
          </table:table-cell>
          <table:table-cell office:value-type="string" table:style-name="ce2">
            <text:p>social strategies and communication</text:p>
          </table:table-cell>
          <table:table-cell office:value-type="string" table:style-name="ce2">
            <text:p>communication with humans</text:p>
          </table:table-cell>
          <table:table-cell table:style-name="ce2"/>
          <table:table-cell table:number-columns-repeated="16378" table:style-name="ce1"/>
        </table:table-row>
        <table:table-row table:number-rows-repeated="104832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meta:initial-creator>Josep Call</meta:initial-creator>
    <dc:creator>Alejandro Sanchez Amaro</dc:creator>
    <meta:creation-date>2024-06-06T08:20:08Z</meta:creation-date>
    <dc:date>2025-02-07T16:20:08Z</dc:date>
    <meta:editing-cycles>1</meta:editing-cycles>
    <meta:editing-duration>PT0S</meta:editing-duration>
  </office:meta>
</office:document-meta>
</file>